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482cm"/>
    </style:style>
    <style:style style:name="co4" style:family="table-column">
      <style:table-column-properties fo:break-before="auto" style:column-width="2.847cm"/>
    </style:style>
    <style:style style:name="co5" style:family="table-column">
      <style:table-column-properties fo:break-before="auto" style:column-width="4.09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6.68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41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Persona</text:p>
          </table:table-cell>
          <table:table-cell office:value-type="string" calcext:value-type="string">
            <text:p>A Trabajar</text:p>
          </table:table-cell>
          <table:table-cell office:value-type="string" calcext:value-type="string">
            <text:p>Trabajados</text:p>
          </table:table-cell>
          <table:table-cell table:style-name="Default" office:value-type="string" calcext:value-type="string">
            <text:p>Tarde</text:p>
          </table:table-cell>
          <table:table-cell office:value-type="string" calcext:value-type="string">
            <text:p>Cantidad Tardanzas</text:p>
          </table:table-cell>
          <table:table-cell office:value-type="string" calcext:value-type="string">
            <text:p>Temprano</text:p>
          </table:table-cell>
          <table:table-cell office:value-type="string" calcext:value-type="string">
            <text:p>Salidas Tempranas</text:p>
          </table:table-cell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string" calcext:value-type="string">
            <text:p>23 days, 22:00:00</text:p>
          </table:table-cell>
          <table:table-cell office:value-type="string" calcext:value-type="string">
            <text:p>16 days, 1:00:00</text:p>
          </table:table-cell>
          <table:table-cell table:style-name="Default" office:value-type="string" calcext:value-type="string">
            <text:p>2 days, 0:17:26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5:41:2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string" calcext:value-type="string">
            <text:p>15 days, 0:30:00</text:p>
          </table:table-cell>
          <table:table-cell office:value-type="string" calcext:value-type="string">
            <text:p>12 days, 11:45:00</text:p>
          </table:table-cell>
          <table:table-cell office:value-type="string" calcext:value-type="string">
            <text:p>9:06: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 day, 21:42:5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string" calcext:value-type="string">
            <text:p>14 days, 14:00:00</text:p>
          </table:table-cell>
          <table:table-cell office:value-type="string" calcext:value-type="string">
            <text:p>12 days, 2:00:00</text:p>
          </table:table-cell>
          <table:table-cell office:value-type="string" calcext:value-type="string">
            <text:p>1:32:43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7:57:0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Juan Rey</text:p>
          </table:table-cell>
          <table:table-cell office:value-type="string" calcext:value-type="string">
            <text:p>20 days, 10:00:00</text:p>
          </table:table-cell>
          <table:table-cell office:value-type="string" calcext:value-type="string">
            <text:p>13 days, 10:00:00</text:p>
          </table:table-cell>
          <table:table-cell table:style-name="Default" office:value-type="string" calcext:value-type="string">
            <text:p>1 day, 8:37:45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9:01:03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string" calcext:value-type="string">
            <text:p>17 days, 12:00:00</text:p>
          </table:table-cell>
          <table:table-cell office:value-type="string" calcext:value-type="string">
            <text:p>15 days, 0:00:00</text:p>
          </table:table-cell>
          <table:table-cell table:style-name="Default" office:value-type="string" calcext:value-type="string">
            <text:p>1 day, 12:59:09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9:58:0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string" calcext:value-type="string">
            <text:p>17 days, 12:00:00</text:p>
          </table:table-cell>
          <table:table-cell office:value-type="string" calcext:value-type="string">
            <text:p>11 days, 1:00:00</text:p>
          </table:table-cell>
          <table:table-cell office:value-type="string" calcext:value-type="string">
            <text:p>3:14:05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23:53:51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string" calcext:value-type="string">
            <text:p>20 days, 10:00:00</text:p>
          </table:table-cell>
          <table:table-cell office:value-type="string" calcext:value-type="string">
            <text:p>16 days, 1:00:00</text:p>
          </table:table-cell>
          <table:table-cell table:style-name="Default" office:value-type="string" calcext:value-type="string">
            <text:p>2 days, 10:03:56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15:08:2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string" calcext:value-type="string">
            <text:p>20 days, 5:00:00</text:p>
          </table:table-cell>
          <table:table-cell office:value-type="string" calcext:value-type="string">
            <text:p>16 days, 5:00:00</text:p>
          </table:table-cell>
          <table:table-cell office:value-type="string" calcext:value-type="string">
            <text:p>11:28: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 day, 2:43:2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string" calcext:value-type="string">
            <text:p>27 days, 17:00:00</text:p>
          </table:table-cell>
          <table:table-cell office:value-type="string" calcext:value-type="string">
            <text:p>19 days, 9:30:00</text:p>
          </table:table-cell>
          <table:table-cell office:value-type="string" calcext:value-type="string">
            <text:p>9:1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ay, 16:27:5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string" calcext:value-type="string">
            <text:p>20 days, 10:00:00</text:p>
          </table:table-cell>
          <table:table-cell office:value-type="string" calcext:value-type="string">
            <text:p>15 days, 18:00:00</text:p>
          </table:table-cell>
          <table:table-cell office:value-type="string" calcext:value-type="string">
            <text:p>1:10: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day, 10:36:1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string" calcext:value-type="string">
            <text:p>20 days, 10:00:00</text:p>
          </table:table-cell>
          <table:table-cell office:value-type="string" calcext:value-type="string">
            <text:p>14 days, 0:00:00</text:p>
          </table:table-cell>
          <table:table-cell office:value-type="string" calcext:value-type="string">
            <text:p>0:1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days, 10:10:4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string" calcext:value-type="string">
            <text:p>23 days, 22:00:00</text:p>
          </table:table-cell>
          <table:table-cell office:value-type="string" calcext:value-type="string">
            <text:p>16 days, 15:00:00</text:p>
          </table:table-cell>
          <table:table-cell table:style-name="Default" office:value-type="string" calcext:value-type="string">
            <text:p>4 days, 10:50: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10:41:5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manuel Pais</text:p>
          </table:table-cell>
          <table:table-cell office:value-type="string" calcext:value-type="string">
            <text:p>20 days, 10:00:00</text:p>
          </table:table-cell>
          <table:table-cell office:value-type="string" calcext:value-type="string">
            <text:p>16 days, 15:00:00</text:p>
          </table:table-cell>
          <table:table-cell office:value-type="string" calcext:value-type="string">
            <text:p>14:53: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days, 3:46:34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8" table:default-cell-style-name="ce2"/>
        <table:table-column table:style-name="co8" table:number-columns-repeated="6" table:default-cell-style-name="ce3"/>
        <table:table-column table:style-name="co8" table:number-columns-repeated="2" table:default-cell-style-name="Default"/>
        <table:table-row table:style-name="ro2">
          <table:table-cell office:value-type="string" calcext:value-type="string">
            <text:p>Person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lida</text:p>
          </table:table-cell>
          <table:table-cell table:style-name="ce4" office:value-type="string" calcext:value-type="string">
            <text:p>Hor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1-20" calcext:value-type="date">
            <text:p>20/01/16</text:p>
          </table:table-cell>
          <table:table-cell office:value-type="time" office:time-value="PT1017344H30M00S" calcext:value-type="time">
            <text:p>08:30:00</text:p>
          </table:table-cell>
          <table:table-cell office:value-type="time" office:time-value="PT101735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1-21" calcext:value-type="date">
            <text:p>21/01/16</text:p>
          </table:table-cell>
          <table:table-cell office:value-type="time" office:time-value="PT1017368H30M00S" calcext:value-type="time">
            <text:p>08:30:00</text:p>
          </table:table-cell>
          <table:table-cell office:value-type="time" office:time-value="PT101737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1-22" calcext:value-type="date">
            <text:p>22/01/16</text:p>
          </table:table-cell>
          <table:table-cell office:value-type="time" office:time-value="PT1017392H30M00S" calcext:value-type="time">
            <text:p>08:30:00</text:p>
          </table:table-cell>
          <table:table-cell office:value-type="time" office:time-value="PT101739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1-23" calcext:value-type="date">
            <text:p>23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1-24" calcext:value-type="date">
            <text:p>24/01/16</text:p>
          </table:table-cell>
          <table:table-cell office:value-type="time" office:time-value="PT1017446H00M00S" calcext:value-type="time">
            <text:p>14:00:00</text:p>
          </table:table-cell>
          <table:table-cell office:value-type="time" office:time-value="PT1017452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1-25" calcext:value-type="date">
            <text:p>25/01/16</text:p>
          </table:table-cell>
          <table:table-cell office:value-type="time" office:time-value="PT1017464H30M00S" calcext:value-type="time">
            <text:p>08:30:00</text:p>
          </table:table-cell>
          <table:table-cell office:value-type="time" office:time-value="PT101747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1-26" calcext:value-type="date">
            <text:p>26/01/16</text:p>
          </table:table-cell>
          <table:table-cell office:value-type="time" office:time-value="PT1017488H30M00S" calcext:value-type="time">
            <text:p>08:30:00</text:p>
          </table:table-cell>
          <table:table-cell office:value-type="time" office:time-value="PT101749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1-27" calcext:value-type="date">
            <text:p>27/01/16</text:p>
          </table:table-cell>
          <table:table-cell office:value-type="time" office:time-value="PT1017512H30M00S" calcext:value-type="time">
            <text:p>08:30:00</text:p>
          </table:table-cell>
          <table:table-cell office:value-type="time" office:time-value="PT101751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516H51M07.000000086S" calcext:value-type="time">
            <text:p>12:51:07</text:p>
          </table:table-cell>
          <table:table-cell office:value-type="time" office:time-value="PT1017522H52M38.999999799S" calcext:value-type="time">
            <text:p>18:52:3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1-28" calcext:value-type="date">
            <text:p>28/01/16</text:p>
          </table:table-cell>
          <table:table-cell office:value-type="time" office:time-value="PT1017536H30M00S" calcext:value-type="time">
            <text:p>08:30:00</text:p>
          </table:table-cell>
          <table:table-cell office:value-type="time" office:time-value="PT101754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540H29M32.00000016S" calcext:value-type="time">
            <text:p>12:29:32</text:p>
          </table:table-cell>
          <table:table-cell office:value-type="time" office:time-value="PT1017547H40M09.999999683S" calcext:value-type="time">
            <text:p>19:40:1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1-29" calcext:value-type="date">
            <text:p>29/01/16</text:p>
          </table:table-cell>
          <table:table-cell office:value-type="time" office:time-value="PT1017560H30M00S" calcext:value-type="time">
            <text:p>08:30:00</text:p>
          </table:table-cell>
          <table:table-cell office:value-type="time" office:time-value="PT1017567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1-30" calcext:value-type="date">
            <text:p>30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1-31" calcext:value-type="date">
            <text:p>31/01/16</text:p>
          </table:table-cell>
          <table:table-cell office:value-type="time" office:time-value="PT1017614H00M00S" calcext:value-type="time">
            <text:p>14:00:00</text:p>
          </table:table-cell>
          <table:table-cell office:value-type="time" office:time-value="PT1017620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01" calcext:value-type="date">
            <text:p>01/02/16</text:p>
          </table:table-cell>
          <table:table-cell office:value-type="time" office:time-value="PT1017632H30M00S" calcext:value-type="time">
            <text:p>08:30:00</text:p>
          </table:table-cell>
          <table:table-cell office:value-type="time" office:time-value="PT101763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32H07M49.000000041S" calcext:value-type="time">
            <text:p>08:07:49</text:p>
          </table:table-cell>
          <table:table-cell office:value-type="time" office:time-value="PT1017641H49M32.999999905S" calcext:value-type="time">
            <text:p>17:49:3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02" calcext:value-type="date">
            <text:p>02/02/16</text:p>
          </table:table-cell>
          <table:table-cell office:value-type="time" office:time-value="PT1017656H30M00S" calcext:value-type="time">
            <text:p>08:30:00</text:p>
          </table:table-cell>
          <table:table-cell office:value-type="time" office:time-value="PT101766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55H39M58.999999836S" calcext:value-type="time">
            <text:p>07:39:59</text:p>
          </table:table-cell>
          <table:table-cell office:value-type="time" office:time-value="PT1017665H43M56.999999732S" calcext:value-type="time">
            <text:p>17:43:5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03" calcext:value-type="date">
            <text:p>03/02/16</text:p>
          </table:table-cell>
          <table:table-cell office:value-type="time" office:time-value="PT1017680H30M00S" calcext:value-type="time">
            <text:p>08:30:00</text:p>
          </table:table-cell>
          <table:table-cell office:value-type="time" office:time-value="PT1017687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80H07M00.999999717S" calcext:value-type="time">
            <text:p>08:07:01</text:p>
          </table:table-cell>
          <table:table-cell office:value-type="time" office:time-value="PT1017691H02M58.000000119S" calcext:value-type="time">
            <text:p>19:02:5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04" calcext:value-type="date">
            <text:p>04/02/16</text:p>
          </table:table-cell>
          <table:table-cell office:value-type="time" office:time-value="PT1017704H30M00S" calcext:value-type="time">
            <text:p>08:30:00</text:p>
          </table:table-cell>
          <table:table-cell office:value-type="time" office:time-value="PT101771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704H18M33.000000129S" calcext:value-type="time">
            <text:p>08:18:33</text:p>
          </table:table-cell>
          <table:table-cell office:value-type="time" office:time-value="PT1017713H00M38.999999687S" calcext:value-type="time">
            <text:p>17:00:3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05" calcext:value-type="date">
            <text:p>05/02/16</text:p>
          </table:table-cell>
          <table:table-cell office:value-type="time" office:time-value="PT1017728H30M00S" calcext:value-type="time">
            <text:p>08:30:00</text:p>
          </table:table-cell>
          <table:table-cell office:value-type="time" office:time-value="PT101773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728H38M11.99999976S" calcext:value-type="time">
            <text:p>08:38:12</text:p>
          </table:table-cell>
          <table:table-cell office:value-type="time" office:time-value="PT1017736H50M49.000000488S" calcext:value-type="time">
            <text:p>16:50:4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06" calcext:value-type="date">
            <text:p>06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07" calcext:value-type="date">
            <text:p>07/02/16</text:p>
          </table:table-cell>
          <table:table-cell office:value-type="time" office:time-value="PT1017782H00M00S" calcext:value-type="time">
            <text:p>14:00:00</text:p>
          </table:table-cell>
          <table:table-cell office:value-type="time" office:time-value="PT1017788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08" calcext:value-type="date">
            <text:p>08/02/16</text:p>
          </table:table-cell>
          <table:table-cell office:value-type="time" office:time-value="PT1017800H30M00S" calcext:value-type="time">
            <text:p>08:30:00</text:p>
          </table:table-cell>
          <table:table-cell office:value-type="time" office:time-value="PT1017807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09" calcext:value-type="date">
            <text:p>09/02/16</text:p>
          </table:table-cell>
          <table:table-cell office:value-type="time" office:time-value="PT1017824H30M00S" calcext:value-type="time">
            <text:p>08:30:00</text:p>
          </table:table-cell>
          <table:table-cell office:value-type="time" office:time-value="PT101783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10" calcext:value-type="date">
            <text:p>10/02/16</text:p>
          </table:table-cell>
          <table:table-cell office:value-type="time" office:time-value="PT1017848H30M00S" calcext:value-type="time">
            <text:p>08:30:00</text:p>
          </table:table-cell>
          <table:table-cell office:value-type="time" office:time-value="PT101785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48H20M48.000000045S" calcext:value-type="time">
            <text:p>08:20:48</text:p>
          </table:table-cell>
          <table:table-cell office:value-type="time" office:time-value="PT1017857H12M23.999999994S" calcext:value-type="time">
            <text:p>17:12:2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11" calcext:value-type="date">
            <text:p>11/02/16</text:p>
          </table:table-cell>
          <table:table-cell office:value-type="time" office:time-value="PT1017872H30M00S" calcext:value-type="time">
            <text:p>08:30:00</text:p>
          </table:table-cell>
          <table:table-cell office:value-type="time" office:time-value="PT101787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72H33M08.999999966S" calcext:value-type="time">
            <text:p>08:33:09</text:p>
          </table:table-cell>
          <table:table-cell office:value-type="time" office:time-value="PT1017880H53M10.00000013S" calcext:value-type="time">
            <text:p>16:53:1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12" calcext:value-type="date">
            <text:p>12/02/16</text:p>
          </table:table-cell>
          <table:table-cell office:value-type="time" office:time-value="PT1017896H30M00S" calcext:value-type="time">
            <text:p>08:30:00</text:p>
          </table:table-cell>
          <table:table-cell office:value-type="time" office:time-value="PT101790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97H10M07.00000003S" calcext:value-type="time">
            <text:p>09:10:07</text:p>
          </table:table-cell>
          <table:table-cell office:value-type="time" office:time-value="PT1017907H08M54.000000358S" calcext:value-type="time">
            <text:p>19:08:5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13" calcext:value-type="date">
            <text:p>13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14" calcext:value-type="date">
            <text:p>14/02/16</text:p>
          </table:table-cell>
          <table:table-cell office:value-type="time" office:time-value="PT1017950H00M00S" calcext:value-type="time">
            <text:p>14:00:00</text:p>
          </table:table-cell>
          <table:table-cell office:value-type="time" office:time-value="PT1017956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15" calcext:value-type="date">
            <text:p>15/02/16</text:p>
          </table:table-cell>
          <table:table-cell office:value-type="time" office:time-value="PT1017968H30M00S" calcext:value-type="time">
            <text:p>08:30:00</text:p>
          </table:table-cell>
          <table:table-cell office:value-type="time" office:time-value="PT101797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16" calcext:value-type="date">
            <text:p>16/02/16</text:p>
          </table:table-cell>
          <table:table-cell office:value-type="time" office:time-value="PT1017992H30M00S" calcext:value-type="time">
            <text:p>08:30:00</text:p>
          </table:table-cell>
          <table:table-cell office:value-type="time" office:time-value="PT101799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17" calcext:value-type="date">
            <text:p>17/02/16</text:p>
          </table:table-cell>
          <table:table-cell office:value-type="time" office:time-value="PT1018016H30M00S" calcext:value-type="time">
            <text:p>08:30:00</text:p>
          </table:table-cell>
          <table:table-cell office:value-type="time" office:time-value="PT101802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18" calcext:value-type="date">
            <text:p>18/02/16</text:p>
          </table:table-cell>
          <table:table-cell office:value-type="time" office:time-value="PT1018040H30M00S" calcext:value-type="time">
            <text:p>08:30:00</text:p>
          </table:table-cell>
          <table:table-cell office:value-type="time" office:time-value="PT1018047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19" calcext:value-type="date">
            <text:p>19/02/16</text:p>
          </table:table-cell>
          <table:table-cell office:value-type="time" office:time-value="PT1018064H30M00S" calcext:value-type="time">
            <text:p>08:30:00</text:p>
          </table:table-cell>
          <table:table-cell office:value-type="time" office:time-value="PT101807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20" calcext:value-type="date">
            <text:p>20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21" calcext:value-type="date">
            <text:p>21/02/16</text:p>
          </table:table-cell>
          <table:table-cell office:value-type="time" office:time-value="PT1018118H00M00S" calcext:value-type="time">
            <text:p>14:00:00</text:p>
          </table:table-cell>
          <table:table-cell office:value-type="time" office:time-value="PT1018124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22" calcext:value-type="date">
            <text:p>22/02/16</text:p>
          </table:table-cell>
          <table:table-cell office:value-type="time" office:time-value="PT1018136H30M00S" calcext:value-type="time">
            <text:p>08:30:00</text:p>
          </table:table-cell>
          <table:table-cell office:value-type="time" office:time-value="PT101814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36H17M37.00000003S" calcext:value-type="time">
            <text:p>08:17:37</text:p>
          </table:table-cell>
          <table:table-cell office:value-type="time" office:time-value="PT1018144H06M45.999999773S" calcext:value-type="time">
            <text:p>16:06:4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23" calcext:value-type="date">
            <text:p>23/02/16</text:p>
          </table:table-cell>
          <table:table-cell office:value-type="time" office:time-value="PT1018160H30M00S" calcext:value-type="time">
            <text:p>08:30:00</text:p>
          </table:table-cell>
          <table:table-cell office:value-type="time" office:time-value="PT1018167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61H16M55.00000027S" calcext:value-type="time">
            <text:p>09:16:55</text:p>
          </table:table-cell>
          <table:table-cell office:value-type="time" office:time-value="PT1018168H56M38.999999743S" calcext:value-type="time">
            <text:p>16:56:3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24" calcext:value-type="date">
            <text:p>24/02/16</text:p>
          </table:table-cell>
          <table:table-cell office:value-type="time" office:time-value="PT1018184H30M00S" calcext:value-type="time">
            <text:p>08:30:00</text:p>
          </table:table-cell>
          <table:table-cell office:value-type="time" office:time-value="PT101819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84H46M02.000000244S" calcext:value-type="time">
            <text:p>08:46:02</text:p>
          </table:table-cell>
          <table:table-cell office:value-type="time" office:time-value="PT1018193H34M14.000000283S" calcext:value-type="time">
            <text:p>17:34:1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25" calcext:value-type="date">
            <text:p>25/02/16</text:p>
          </table:table-cell>
          <table:table-cell office:value-type="time" office:time-value="PT1018208H30M00S" calcext:value-type="time">
            <text:p>08:30:00</text:p>
          </table:table-cell>
          <table:table-cell office:value-type="time" office:time-value="PT101821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209H05M48.99999965S" calcext:value-type="time">
            <text:p>09:05:49</text:p>
          </table:table-cell>
          <table:table-cell office:value-type="time" office:time-value="PT1018215H12M16.999999825S" calcext:value-type="time">
            <text:p>15:12:1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26" calcext:value-type="date">
            <text:p>26/02/16</text:p>
          </table:table-cell>
          <table:table-cell office:value-type="time" office:time-value="PT1018232H30M00S" calcext:value-type="time">
            <text:p>08:30:00</text:p>
          </table:table-cell>
          <table:table-cell office:value-type="time" office:time-value="PT101823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232H18M49.999999702S" calcext:value-type="time">
            <text:p>08:18:50</text:p>
          </table:table-cell>
          <table:table-cell office:value-type="time" office:time-value="PT1018239H43M05.000000149S" calcext:value-type="time">
            <text:p>15:43:0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27" calcext:value-type="date">
            <text:p>2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28" calcext:value-type="date">
            <text:p>28/02/16</text:p>
          </table:table-cell>
          <table:table-cell office:value-type="time" office:time-value="PT1018286H00M00S" calcext:value-type="time">
            <text:p>14:00:00</text:p>
          </table:table-cell>
          <table:table-cell office:value-type="time" office:time-value="PT1018292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2-29" calcext:value-type="date">
            <text:p>29/02/16</text:p>
          </table:table-cell>
          <table:table-cell office:value-type="time" office:time-value="PT1018304H30M00S" calcext:value-type="time">
            <text:p>08:30:00</text:p>
          </table:table-cell>
          <table:table-cell office:value-type="time" office:time-value="PT101831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04H34M06.999999695S" calcext:value-type="time">
            <text:p>08:34:07</text:p>
          </table:table-cell>
          <table:table-cell office:value-type="time" office:time-value="PT1018312H23M37.99999997S" calcext:value-type="time">
            <text:p>16:23:3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01" calcext:value-type="date">
            <text:p>01/03/16</text:p>
          </table:table-cell>
          <table:table-cell office:value-type="time" office:time-value="PT1018328H30M00S" calcext:value-type="time">
            <text:p>08:30:00</text:p>
          </table:table-cell>
          <table:table-cell office:value-type="time" office:time-value="PT101833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28H17M58.000000119S" calcext:value-type="time">
            <text:p>08:17:58</text:p>
          </table:table-cell>
          <table:table-cell office:value-type="time" office:time-value="PT1018338H30M48.000000324S" calcext:value-type="time">
            <text:p>18:30:4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02" calcext:value-type="date">
            <text:p>02/03/16</text:p>
          </table:table-cell>
          <table:table-cell office:value-type="time" office:time-value="PT1018352H30M00S" calcext:value-type="time">
            <text:p>08:30:00</text:p>
          </table:table-cell>
          <table:table-cell office:value-type="time" office:time-value="PT101835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53H33M46.000000443S" calcext:value-type="time">
            <text:p>09:33:46</text:p>
          </table:table-cell>
          <table:table-cell office:value-type="time" office:time-value="PT1018360H33M40.999999903S" calcext:value-type="time">
            <text:p>16:33:4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03" calcext:value-type="date">
            <text:p>03/03/16</text:p>
          </table:table-cell>
          <table:table-cell office:value-type="time" office:time-value="PT1018376H30M00S" calcext:value-type="time">
            <text:p>08:30:00</text:p>
          </table:table-cell>
          <table:table-cell office:value-type="time" office:time-value="PT101838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76H39M24.000000246S" calcext:value-type="time">
            <text:p>08:39:24</text:p>
          </table:table-cell>
          <table:table-cell office:value-type="time" office:time-value="PT1018387H00M46.999999881S" calcext:value-type="time">
            <text:p>19:00:4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04" calcext:value-type="date">
            <text:p>04/03/16</text:p>
          </table:table-cell>
          <table:table-cell office:value-type="time" office:time-value="PT1018400H30M00S" calcext:value-type="time">
            <text:p>08:30:00</text:p>
          </table:table-cell>
          <table:table-cell office:value-type="time" office:time-value="PT1018407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01H12M50.99999981S" calcext:value-type="time">
            <text:p>09:12:51</text:p>
          </table:table-cell>
          <table:table-cell office:value-type="time" office:time-value="PT1018408H43M00.000000028S" calcext:value-type="time">
            <text:p>16:43:0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05" calcext:value-type="date">
            <text:p>05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06" calcext:value-type="date">
            <text:p>06/03/16</text:p>
          </table:table-cell>
          <table:table-cell office:value-type="time" office:time-value="PT1018454H00M00S" calcext:value-type="time">
            <text:p>14:00:00</text:p>
          </table:table-cell>
          <table:table-cell office:value-type="time" office:time-value="PT1018460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07" calcext:value-type="date">
            <text:p>07/03/16</text:p>
          </table:table-cell>
          <table:table-cell office:value-type="time" office:time-value="PT1018472H30M00S" calcext:value-type="time">
            <text:p>08:30:00</text:p>
          </table:table-cell>
          <table:table-cell office:value-type="time" office:time-value="PT101847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72H17M29.99999986S" calcext:value-type="time">
            <text:p>08:17:30</text:p>
          </table:table-cell>
          <table:table-cell office:value-type="time" office:time-value="PT1018479H10M00.000000279S" calcext:value-type="time">
            <text:p>15:10:0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08" calcext:value-type="date">
            <text:p>08/03/16</text:p>
          </table:table-cell>
          <table:table-cell office:value-type="time" office:time-value="PT1018496H30M00S" calcext:value-type="time">
            <text:p>08:30:00</text:p>
          </table:table-cell>
          <table:table-cell office:value-type="time" office:time-value="PT101850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96H53M52.000000309S" calcext:value-type="time">
            <text:p>08:53:52</text:p>
          </table:table-cell>
          <table:table-cell office:value-type="time" office:time-value="PT1018503H56M23.000000194S" calcext:value-type="time">
            <text:p>15:56:2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09" calcext:value-type="date">
            <text:p>09/03/16</text:p>
          </table:table-cell>
          <table:table-cell office:value-type="time" office:time-value="PT1018520H30M00S" calcext:value-type="time">
            <text:p>08:30:00</text:p>
          </table:table-cell>
          <table:table-cell office:value-type="time" office:time-value="PT1018527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21H16M07.99999997S" calcext:value-type="time">
            <text:p>09:16:08</text:p>
          </table:table-cell>
          <table:table-cell office:value-type="time" office:time-value="PT1018527H29M47.000000104S" calcext:value-type="time">
            <text:p>15:29:4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10" calcext:value-type="date">
            <text:p>10/03/16</text:p>
          </table:table-cell>
          <table:table-cell office:value-type="time" office:time-value="PT1018544H30M00S" calcext:value-type="time">
            <text:p>08:30:00</text:p>
          </table:table-cell>
          <table:table-cell office:value-type="time" office:time-value="PT101855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44H59M19.99999987S" calcext:value-type="time">
            <text:p>08:59:20</text:p>
          </table:table-cell>
          <table:table-cell office:value-type="time" office:time-value="PT1018552H51M16.999999909S" calcext:value-type="time">
            <text:p>16:51:1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11" calcext:value-type="date">
            <text:p>11/03/16</text:p>
          </table:table-cell>
          <table:table-cell office:value-type="time" office:time-value="PT1018568H30M00S" calcext:value-type="time">
            <text:p>08:30:00</text:p>
          </table:table-cell>
          <table:table-cell office:value-type="time" office:time-value="PT101857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69H15M52.000000002S" calcext:value-type="time">
            <text:p>09:15:52</text:p>
          </table:table-cell>
          <table:table-cell office:value-type="time" office:time-value="PT1018577H03M54.999999823S" calcext:value-type="time">
            <text:p>17:03:5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12" calcext:value-type="date">
            <text:p>12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13" calcext:value-type="date">
            <text:p>13/03/16</text:p>
          </table:table-cell>
          <table:table-cell office:value-type="time" office:time-value="PT1018622H00M00S" calcext:value-type="time">
            <text:p>14:00:00</text:p>
          </table:table-cell>
          <table:table-cell office:value-type="time" office:time-value="PT1018628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14" calcext:value-type="date">
            <text:p>14/03/16</text:p>
          </table:table-cell>
          <table:table-cell office:value-type="time" office:time-value="PT1018640H30M00S" calcext:value-type="time">
            <text:p>08:30:00</text:p>
          </table:table-cell>
          <table:table-cell office:value-type="time" office:time-value="PT1018647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40H51M07.000000086S" calcext:value-type="time">
            <text:p>08:51:07</text:p>
          </table:table-cell>
          <table:table-cell office:value-type="time" office:time-value="PT1018650H00M29.999999888S" calcext:value-type="time">
            <text:p>18:00:3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15" calcext:value-type="date">
            <text:p>15/03/16</text:p>
          </table:table-cell>
          <table:table-cell office:value-type="time" office:time-value="PT1018664H30M00S" calcext:value-type="time">
            <text:p>08:30:00</text:p>
          </table:table-cell>
          <table:table-cell office:value-type="time" office:time-value="PT101867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64H44M41.999999564S" calcext:value-type="time">
            <text:p>08:44:42</text:p>
          </table:table-cell>
          <table:table-cell office:value-type="time" office:time-value="PT1018672H05M19.999999786S" calcext:value-type="time">
            <text:p>16:05:2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16" calcext:value-type="date">
            <text:p>16/03/16</text:p>
          </table:table-cell>
          <table:table-cell office:value-type="time" office:time-value="PT1018688H30M00S" calcext:value-type="time">
            <text:p>08:30:00</text:p>
          </table:table-cell>
          <table:table-cell office:value-type="time" office:time-value="PT101869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88H41M38.000000138S" calcext:value-type="time">
            <text:p>08:41:38</text:p>
          </table:table-cell>
          <table:table-cell office:value-type="time" office:time-value="PT1018697H18M01.000000192S" calcext:value-type="time">
            <text:p>17:18:0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17" calcext:value-type="date">
            <text:p>17/03/16</text:p>
          </table:table-cell>
          <table:table-cell office:value-type="time" office:time-value="PT1018712H30M00S" calcext:value-type="time">
            <text:p>08:30:00</text:p>
          </table:table-cell>
          <table:table-cell office:value-type="time" office:time-value="PT101871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712H26M18.000000073S" calcext:value-type="time">
            <text:p>08:26:18</text:p>
          </table:table-cell>
          <table:table-cell office:value-type="time" office:time-value="PT1018721H38M08.000000082S" calcext:value-type="time">
            <text:p>17:38:0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18" calcext:value-type="date">
            <text:p>18/03/16</text:p>
          </table:table-cell>
          <table:table-cell office:value-type="time" office:time-value="PT1018736H30M00S" calcext:value-type="time">
            <text:p>08:30:00</text:p>
          </table:table-cell>
          <table:table-cell office:value-type="time" office:time-value="PT101874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737H06M25.000000102S" calcext:value-type="time">
            <text:p>09:06:25</text:p>
          </table:table-cell>
          <table:table-cell office:value-type="time" office:time-value="PT1018744H20M47.00000044S" calcext:value-type="time">
            <text:p>16:20:4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19" calcext:value-type="date">
            <text:p>19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20" calcext:value-type="date">
            <text:p>20/03/16</text:p>
          </table:table-cell>
          <table:table-cell office:value-type="time" office:time-value="PT1018790H00M00S" calcext:value-type="time">
            <text:p>14:00:00</text:p>
          </table:table-cell>
          <table:table-cell office:value-type="time" office:time-value="PT1018796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21" calcext:value-type="date">
            <text:p>21/03/16</text:p>
          </table:table-cell>
          <table:table-cell office:value-type="time" office:time-value="PT1018808H30M00S" calcext:value-type="time">
            <text:p>08:30:00</text:p>
          </table:table-cell>
          <table:table-cell office:value-type="time" office:time-value="PT101881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08H05M58.000000287S" calcext:value-type="time">
            <text:p>08:05:58</text:p>
          </table:table-cell>
          <table:table-cell office:value-type="time" office:time-value="PT1018816H07M26.999999927S" calcext:value-type="time">
            <text:p>16:07:2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22" calcext:value-type="date">
            <text:p>22/03/16</text:p>
          </table:table-cell>
          <table:table-cell office:value-type="time" office:time-value="PT1018832H30M00S" calcext:value-type="time">
            <text:p>08:30:00</text:p>
          </table:table-cell>
          <table:table-cell office:value-type="time" office:time-value="PT101883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32H18M14.000000088S" calcext:value-type="time">
            <text:p>08:18:14</text:p>
          </table:table-cell>
          <table:table-cell office:value-type="time" office:time-value="PT1018843H11M17.999999654S" calcext:value-type="time">
            <text:p>19:11:1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23" calcext:value-type="date">
            <text:p>23/03/16</text:p>
          </table:table-cell>
          <table:table-cell office:value-type="time" office:time-value="PT1018856H30M00S" calcext:value-type="time">
            <text:p>08:30:00</text:p>
          </table:table-cell>
          <table:table-cell office:value-type="time" office:time-value="PT101886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59H45M08.999999799S" calcext:value-type="time">
            <text:p>11:45:09</text:p>
          </table:table-cell>
          <table:table-cell office:value-type="time" office:time-value="PT1018867H13M13.999999948S" calcext:value-type="time">
            <text:p>19:13:1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24" calcext:value-type="date">
            <text:p>24/03/16</text:p>
          </table:table-cell>
          <table:table-cell office:value-type="time" office:time-value="PT1018880H30M00S" calcext:value-type="time">
            <text:p>08:30:00</text:p>
          </table:table-cell>
          <table:table-cell office:value-type="time" office:time-value="PT1018887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25" calcext:value-type="date">
            <text:p>25/03/16</text:p>
          </table:table-cell>
          <table:table-cell office:value-type="time" office:time-value="PT1018904H30M00S" calcext:value-type="time">
            <text:p>08:30:00</text:p>
          </table:table-cell>
          <table:table-cell office:value-type="time" office:time-value="PT101891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26" calcext:value-type="date">
            <text:p>2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27" calcext:value-type="date">
            <text:p>27/03/16</text:p>
          </table:table-cell>
          <table:table-cell office:value-type="time" office:time-value="PT1018958H00M00S" calcext:value-type="time">
            <text:p>14:00:00</text:p>
          </table:table-cell>
          <table:table-cell office:value-type="time" office:time-value="PT1018964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28" calcext:value-type="date">
            <text:p>28/03/16</text:p>
          </table:table-cell>
          <table:table-cell office:value-type="time" office:time-value="PT1018976H30M00S" calcext:value-type="time">
            <text:p>08:30:00</text:p>
          </table:table-cell>
          <table:table-cell office:value-type="time" office:time-value="PT101898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976H46M33.000000156S" calcext:value-type="time">
            <text:p>08:46:33</text:p>
          </table:table-cell>
          <table:table-cell office:value-type="time" office:time-value="PT1018984H19M29.000000227S" calcext:value-type="time">
            <text:p>16:19:2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29" calcext:value-type="date">
            <text:p>29/03/16</text:p>
          </table:table-cell>
          <table:table-cell office:value-type="time" office:time-value="PT1019000H30M00S" calcext:value-type="time">
            <text:p>08:30:00</text:p>
          </table:table-cell>
          <table:table-cell office:value-type="time" office:time-value="PT1019007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01H08M45.00000014S" calcext:value-type="time">
            <text:p>09:08:45</text:p>
          </table:table-cell>
          <table:table-cell office:value-type="time" office:time-value="PT1019008H33M52.999999775S" calcext:value-type="time">
            <text:p>16:33:5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30" calcext:value-type="date">
            <text:p>30/03/16</text:p>
          </table:table-cell>
          <table:table-cell office:value-type="time" office:time-value="PT1019024H30M00S" calcext:value-type="time">
            <text:p>08:30:00</text:p>
          </table:table-cell>
          <table:table-cell office:value-type="time" office:time-value="PT101903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24H41M59.000000227S" calcext:value-type="time">
            <text:p>08:41:59</text:p>
          </table:table-cell>
          <table:table-cell office:value-type="time" office:time-value="PT1019032H35M08.999999939S" calcext:value-type="time">
            <text:p>16:35:0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3-31" calcext:value-type="date">
            <text:p>31/03/16</text:p>
          </table:table-cell>
          <table:table-cell office:value-type="time" office:time-value="PT1019048H30M00S" calcext:value-type="time">
            <text:p>08:30:00</text:p>
          </table:table-cell>
          <table:table-cell office:value-type="time" office:time-value="PT101905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48H58M05.000000149S" calcext:value-type="time">
            <text:p>08:58:05</text:p>
          </table:table-cell>
          <table:table-cell office:value-type="time" office:time-value="PT1019056H56M49.99999959S" calcext:value-type="time">
            <text:p>16:56:5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01" calcext:value-type="date">
            <text:p>01/04/16</text:p>
          </table:table-cell>
          <table:table-cell office:value-type="time" office:time-value="PT1019072H30M00S" calcext:value-type="time">
            <text:p>08:30:00</text:p>
          </table:table-cell>
          <table:table-cell office:value-type="time" office:time-value="PT101907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73H08M40.000000019S" calcext:value-type="time">
            <text:p>09:08:40</text:p>
          </table:table-cell>
          <table:table-cell office:value-type="time" office:time-value="PT1019080H43M06.000000173S" calcext:value-type="time">
            <text:p>16:43:0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02" calcext:value-type="date">
            <text:p>02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03" calcext:value-type="date">
            <text:p>03/04/16</text:p>
          </table:table-cell>
          <table:table-cell office:value-type="time" office:time-value="PT1019126H00M00S" calcext:value-type="time">
            <text:p>14:00:00</text:p>
          </table:table-cell>
          <table:table-cell office:value-type="time" office:time-value="PT1019132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04" calcext:value-type="date">
            <text:p>04/04/16</text:p>
          </table:table-cell>
          <table:table-cell office:value-type="time" office:time-value="PT1019144H30M00S" calcext:value-type="time">
            <text:p>08:30:00</text:p>
          </table:table-cell>
          <table:table-cell office:value-type="time" office:time-value="PT101915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45H41M08.999999855S" calcext:value-type="time">
            <text:p>09:41:09</text:p>
          </table:table-cell>
          <table:table-cell office:value-type="time" office:time-value="PT1019153H50M29.000000004S" calcext:value-type="time">
            <text:p>17:50:2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05" calcext:value-type="date">
            <text:p>05/04/16</text:p>
          </table:table-cell>
          <table:table-cell office:value-type="time" office:time-value="PT1019168H30M00S" calcext:value-type="time">
            <text:p>08:30:00</text:p>
          </table:table-cell>
          <table:table-cell office:value-type="time" office:time-value="PT101917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68H49M52.99999997S" calcext:value-type="time">
            <text:p>08:49:53</text:p>
          </table:table-cell>
          <table:table-cell office:value-type="time" office:time-value="PT1019177H36M51.999999918S" calcext:value-type="time">
            <text:p>17:36:5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06" calcext:value-type="date">
            <text:p>06/04/16</text:p>
          </table:table-cell>
          <table:table-cell office:value-type="time" office:time-value="PT1019192H30M00S" calcext:value-type="time">
            <text:p>08:30:00</text:p>
          </table:table-cell>
          <table:table-cell office:value-type="time" office:time-value="PT101919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92H44M38.000000305S" calcext:value-type="time">
            <text:p>08:44:38</text:p>
          </table:table-cell>
          <table:table-cell office:value-type="time" office:time-value="PT1019199H53M51.000000285S" calcext:value-type="time">
            <text:p>15:53:5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07" calcext:value-type="date">
            <text:p>07/04/16</text:p>
          </table:table-cell>
          <table:table-cell office:value-type="time" office:time-value="PT1019216H30M00S" calcext:value-type="time">
            <text:p>08:30:00</text:p>
          </table:table-cell>
          <table:table-cell office:value-type="time" office:time-value="PT101922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217H40M13.99999978S" calcext:value-type="time">
            <text:p>09:40:14</text:p>
          </table:table-cell>
          <table:table-cell office:value-type="time" office:time-value="PT1019225H07M43.99999992S" calcext:value-type="time">
            <text:p>17:07:4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08" calcext:value-type="date">
            <text:p>08/04/16</text:p>
          </table:table-cell>
          <table:table-cell office:value-type="time" office:time-value="PT1019240H30M00S" calcext:value-type="time">
            <text:p>08:30:00</text:p>
          </table:table-cell>
          <table:table-cell office:value-type="time" office:time-value="PT1019247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241H26M33.000000436S" calcext:value-type="time">
            <text:p>09:26:33</text:p>
          </table:table-cell>
          <table:table-cell office:value-type="time" office:time-value="PT1019250H04M16.999999937S" calcext:value-type="time">
            <text:p>18:04:1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09" calcext:value-type="date">
            <text:p>09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10" calcext:value-type="date">
            <text:p>10/04/16</text:p>
          </table:table-cell>
          <table:table-cell office:value-type="time" office:time-value="PT1019294H00M00S" calcext:value-type="time">
            <text:p>14:00:00</text:p>
          </table:table-cell>
          <table:table-cell office:value-type="time" office:time-value="PT1019300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11" calcext:value-type="date">
            <text:p>11/04/16</text:p>
          </table:table-cell>
          <table:table-cell office:value-type="time" office:time-value="PT1019312H30M00S" calcext:value-type="time">
            <text:p>08:30:00</text:p>
          </table:table-cell>
          <table:table-cell office:value-type="time" office:time-value="PT101931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13H00M04.999999702S" calcext:value-type="time">
            <text:p>09:00:05</text:p>
          </table:table-cell>
          <table:table-cell office:value-type="time" office:time-value="PT1019319H56M10.999999903S" calcext:value-type="time">
            <text:p>15:56:1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12" calcext:value-type="date">
            <text:p>12/04/16</text:p>
          </table:table-cell>
          <table:table-cell office:value-type="time" office:time-value="PT1019336H30M00S" calcext:value-type="time">
            <text:p>08:30:00</text:p>
          </table:table-cell>
          <table:table-cell office:value-type="time" office:time-value="PT101934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39H56M59.999999832S" calcext:value-type="time">
            <text:p>11:57:00</text:p>
          </table:table-cell>
          <table:table-cell office:value-type="time" office:time-value="PT1019347H55M20.999999531S" calcext:value-type="time">
            <text:p>19:55:2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13" calcext:value-type="date">
            <text:p>13/04/16</text:p>
          </table:table-cell>
          <table:table-cell office:value-type="time" office:time-value="PT1019360H30M00S" calcext:value-type="time">
            <text:p>08:30:00</text:p>
          </table:table-cell>
          <table:table-cell office:value-type="time" office:time-value="PT1019367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61H19M57.000000067S" calcext:value-type="time">
            <text:p>09:19:57</text:p>
          </table:table-cell>
          <table:table-cell office:value-type="time" office:time-value="PT1019369H31M20.000000261S" calcext:value-type="time">
            <text:p>17:31:2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14" calcext:value-type="date">
            <text:p>14/04/16</text:p>
          </table:table-cell>
          <table:table-cell office:value-type="time" office:time-value="PT1019384H30M00S" calcext:value-type="time">
            <text:p>08:30:00</text:p>
          </table:table-cell>
          <table:table-cell office:value-type="time" office:time-value="PT101939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85H02M29.99999986S" calcext:value-type="time">
            <text:p>09:02:30</text:p>
          </table:table-cell>
          <table:table-cell office:value-type="time" office:time-value="PT1019391H59M43.000000007S" calcext:value-type="time">
            <text:p>15:59:4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15" calcext:value-type="date">
            <text:p>15/04/16</text:p>
          </table:table-cell>
          <table:table-cell office:value-type="time" office:time-value="PT1019408H30M00S" calcext:value-type="time">
            <text:p>08:30:00</text:p>
          </table:table-cell>
          <table:table-cell office:value-type="time" office:time-value="PT101941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409H39M30.000000391S" calcext:value-type="time">
            <text:p>09:39:30</text:p>
          </table:table-cell>
          <table:table-cell office:value-type="time" office:time-value="PT1019416H00M53.999999631S" calcext:value-type="time">
            <text:p>16:00:5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16" calcext:value-type="date">
            <text:p>16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17" calcext:value-type="date">
            <text:p>17/04/16</text:p>
          </table:table-cell>
          <table:table-cell office:value-type="time" office:time-value="PT1019462H00M00S" calcext:value-type="time">
            <text:p>14:00:00</text:p>
          </table:table-cell>
          <table:table-cell office:value-type="time" office:time-value="PT1019468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18" calcext:value-type="date">
            <text:p>18/04/16</text:p>
          </table:table-cell>
          <table:table-cell office:value-type="time" office:time-value="PT1019480H30M00S" calcext:value-type="time">
            <text:p>08:30:00</text:p>
          </table:table-cell>
          <table:table-cell office:value-type="time" office:time-value="PT1019487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481H42M01.999999881S" calcext:value-type="time">
            <text:p>09:42:02</text:p>
          </table:table-cell>
          <table:table-cell office:value-type="time" office:time-value="PT1019488H31M43.000000399S" calcext:value-type="time">
            <text:p>16:31:4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19" calcext:value-type="date">
            <text:p>19/04/16</text:p>
          </table:table-cell>
          <table:table-cell office:value-type="time" office:time-value="PT1019504H30M00S" calcext:value-type="time">
            <text:p>08:30:00</text:p>
          </table:table-cell>
          <table:table-cell office:value-type="time" office:time-value="PT101951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05H53M59.00000006S" calcext:value-type="time">
            <text:p>09:53:59</text:p>
          </table:table-cell>
          <table:table-cell office:value-type="time" office:time-value="PT1019513H11M10.000000298S" calcext:value-type="time">
            <text:p>17:11:1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20" calcext:value-type="date">
            <text:p>20/04/16</text:p>
          </table:table-cell>
          <table:table-cell office:value-type="time" office:time-value="PT1019528H30M00S" calcext:value-type="time">
            <text:p>08:30:00</text:p>
          </table:table-cell>
          <table:table-cell office:value-type="time" office:time-value="PT101953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30H02M22.000000086S" calcext:value-type="time">
            <text:p>10:02:22</text:p>
          </table:table-cell>
          <table:table-cell office:value-type="time" office:time-value="PT1019537H57M33.999999817S" calcext:value-type="time">
            <text:p>17:57:3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21" calcext:value-type="date">
            <text:p>21/04/16</text:p>
          </table:table-cell>
          <table:table-cell office:value-type="time" office:time-value="PT1019552H30M00S" calcext:value-type="time">
            <text:p>08:30:00</text:p>
          </table:table-cell>
          <table:table-cell office:value-type="time" office:time-value="PT101955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54H32M26.999999788S" calcext:value-type="time">
            <text:p>10:32:27</text:p>
          </table:table-cell>
          <table:table-cell office:value-type="time" office:time-value="PT1019563H34M43.000000147S" calcext:value-type="time">
            <text:p>19:34:4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22" calcext:value-type="date">
            <text:p>22/04/16</text:p>
          </table:table-cell>
          <table:table-cell office:value-type="time" office:time-value="PT1019576H30M00S" calcext:value-type="time">
            <text:p>08:30:00</text:p>
          </table:table-cell>
          <table:table-cell office:value-type="time" office:time-value="PT101958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79H41M03.999999734S" calcext:value-type="time">
            <text:p>11:41:04</text:p>
          </table:table-cell>
          <table:table-cell office:value-type="time" office:time-value="PT1019586H46M48.999999706S" calcext:value-type="time">
            <text:p>18:46:4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23" calcext:value-type="date">
            <text:p>2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24" calcext:value-type="date">
            <text:p>24/04/16</text:p>
          </table:table-cell>
          <table:table-cell office:value-type="time" office:time-value="PT1019630H00M00S" calcext:value-type="time">
            <text:p>14:00:00</text:p>
          </table:table-cell>
          <table:table-cell office:value-type="time" office:time-value="PT1019636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25" calcext:value-type="date">
            <text:p>25/04/16</text:p>
          </table:table-cell>
          <table:table-cell office:value-type="time" office:time-value="PT1019648H30M00S" calcext:value-type="time">
            <text:p>08:30:00</text:p>
          </table:table-cell>
          <table:table-cell office:value-type="time" office:time-value="PT101965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652H58M18.000000045S" calcext:value-type="time">
            <text:p>12:58:18</text:p>
          </table:table-cell>
          <table:table-cell office:value-type="time" office:time-value="PT1019660H16M27.999999616S" calcext:value-type="time">
            <text:p>20:16:2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 Oporto</text:p>
          </table:table-cell>
          <table:table-cell office:value-type="date" office:date-value="2016-04-26" calcext:value-type="date">
            <text:p>26/04/16</text:p>
          </table:table-cell>
          <table:table-cell office:value-type="time" office:time-value="PT1019672H30M00S" calcext:value-type="time">
            <text:p>08:30:00</text:p>
          </table:table-cell>
          <table:table-cell office:value-type="time" office:time-value="PT101967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number-columns-repeated="2" office:value-type="time" office:time-value="PT1019674H26M28.999999501S" calcext:value-type="time">
            <text:p>10:26:2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1-20" calcext:value-type="date">
            <text:p>20/01/16</text:p>
          </table:table-cell>
          <table:table-cell office:value-type="time" office:time-value="PT1017351H45M00S" calcext:value-type="time">
            <text:p>15:45:00</text:p>
          </table:table-cell>
          <table:table-cell office:value-type="time" office:time-value="PT1017354H15M00S" calcext:value-type="time">
            <text:p>18:15:00</text:p>
          </table:table-cell>
          <table:table-cell table:style-name="ce1" office:value-type="string" calcext:value-type="string">
            <text:p>2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1-21" calcext:value-type="date">
            <text:p>21/01/16</text:p>
          </table:table-cell>
          <table:table-cell office:value-type="time" office:time-value="PT1017367H45M00S" calcext:value-type="time">
            <text:p>07:45:00</text:p>
          </table:table-cell>
          <table:table-cell office:value-type="time" office:time-value="PT1017370H00M00S" calcext:value-type="time">
            <text:p>10:00:00</text:p>
          </table:table-cell>
          <table:table-cell table:style-name="ce1" office:value-type="string" calcext:value-type="string">
            <text:p>2:15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1-22" calcext:value-type="date">
            <text:p>22/01/16</text:p>
          </table:table-cell>
          <table:table-cell office:value-type="time" office:time-value="PT1017391H15M00S" calcext:value-type="time">
            <text:p>07:15:00</text:p>
          </table:table-cell>
          <table:table-cell office:value-type="time" office:time-value="PT101739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1-23" calcext:value-type="date">
            <text:p>23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1-24" calcext:value-type="date">
            <text:p>24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1-25" calcext:value-type="date">
            <text:p>25/01/16</text:p>
          </table:table-cell>
          <table:table-cell office:value-type="time" office:time-value="PT1017463H15M00S" calcext:value-type="time">
            <text:p>07:15:00</text:p>
          </table:table-cell>
          <table:table-cell office:value-type="time" office:time-value="PT1017470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1-26" calcext:value-type="date">
            <text:p>26/01/16</text:p>
          </table:table-cell>
          <table:table-cell office:value-type="time" office:time-value="PT1017487H15M00S" calcext:value-type="time">
            <text:p>07:15:00</text:p>
          </table:table-cell>
          <table:table-cell office:value-type="time" office:time-value="PT101749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1-27" calcext:value-type="date">
            <text:p>27/01/16</text:p>
          </table:table-cell>
          <table:table-cell office:value-type="time" office:time-value="PT1017519H45M00S" calcext:value-type="time">
            <text:p>15:45:00</text:p>
          </table:table-cell>
          <table:table-cell office:value-type="time" office:time-value="PT1017522H15M00S" calcext:value-type="time">
            <text:p>18:15:00</text:p>
          </table:table-cell>
          <table:table-cell table:style-name="ce1" office:value-type="string" calcext:value-type="string">
            <text:p>2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1-28" calcext:value-type="date">
            <text:p>28/01/16</text:p>
          </table:table-cell>
          <table:table-cell office:value-type="time" office:time-value="PT1017535H45M00S" calcext:value-type="time">
            <text:p>07:45:00</text:p>
          </table:table-cell>
          <table:table-cell office:value-type="time" office:time-value="PT1017538H00M00S" calcext:value-type="time">
            <text:p>10:00:00</text:p>
          </table:table-cell>
          <table:table-cell table:style-name="ce1" office:value-type="string" calcext:value-type="string">
            <text:p>2:15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1-29" calcext:value-type="date">
            <text:p>29/01/16</text:p>
          </table:table-cell>
          <table:table-cell office:value-type="time" office:time-value="PT1017559H15M00S" calcext:value-type="time">
            <text:p>07:15:00</text:p>
          </table:table-cell>
          <table:table-cell office:value-type="time" office:time-value="PT1017566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1-30" calcext:value-type="date">
            <text:p>30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1-31" calcext:value-type="date">
            <text:p>31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01" calcext:value-type="date">
            <text:p>01/02/16</text:p>
          </table:table-cell>
          <table:table-cell office:value-type="time" office:time-value="PT1017631H15M00S" calcext:value-type="time">
            <text:p>07:15:00</text:p>
          </table:table-cell>
          <table:table-cell office:value-type="time" office:time-value="PT101763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31H31M25.999999987S" calcext:value-type="time">
            <text:p>07:31:26</text:p>
          </table:table-cell>
          <table:table-cell office:value-type="time" office:time-value="PT1017638H09M38.000000166S" calcext:value-type="time">
            <text:p>14:09:3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02" calcext:value-type="date">
            <text:p>02/02/16</text:p>
          </table:table-cell>
          <table:table-cell office:value-type="time" office:time-value="PT1017655H15M00S" calcext:value-type="time">
            <text:p>07:15:00</text:p>
          </table:table-cell>
          <table:table-cell office:value-type="time" office:time-value="PT1017662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55H27M14.000000171S" calcext:value-type="time">
            <text:p>07:27:14</text:p>
          </table:table-cell>
          <table:table-cell office:value-type="time" office:time-value="PT1017662H06M40.000000047S" calcext:value-type="time">
            <text:p>14:06:4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03" calcext:value-type="date">
            <text:p>03/02/16</text:p>
          </table:table-cell>
          <table:table-cell office:value-type="time" office:time-value="PT1017687H45M00S" calcext:value-type="time">
            <text:p>15:45:00</text:p>
          </table:table-cell>
          <table:table-cell office:value-type="time" office:time-value="PT1017690H15M00S" calcext:value-type="time">
            <text:p>18:15:00</text:p>
          </table:table-cell>
          <table:table-cell table:style-name="ce1" office:value-type="string" calcext:value-type="string">
            <text:p>2:30:00</text:p>
          </table:table-cell>
          <table:table-cell office:value-type="time" office:time-value="PT1017679H28M30.99999994S" calcext:value-type="time">
            <text:p>07:28:31</text:p>
          </table:table-cell>
          <table:table-cell office:value-type="time" office:time-value="PT1017686H09M39.999999795S" calcext:value-type="time">
            <text:p>14:09:40</text:p>
          </table:table-cell>
          <table:table-cell table:style-name="ce1" office:value-type="string" calcext:value-type="string">
            <text:p>2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04" calcext:value-type="date">
            <text:p>04/02/16</text:p>
          </table:table-cell>
          <table:table-cell office:value-type="time" office:time-value="PT1017703H45M00S" calcext:value-type="time">
            <text:p>07:45:00</text:p>
          </table:table-cell>
          <table:table-cell office:value-type="time" office:time-value="PT1017706H00M00S" calcext:value-type="time">
            <text:p>10:00:00</text:p>
          </table:table-cell>
          <table:table-cell table:style-name="ce1" office:value-type="string" calcext:value-type="string">
            <text:p>2:15:00</text:p>
          </table:table-cell>
          <table:table-cell office:value-type="time" office:time-value="PT1017703H25M21.000000369S" calcext:value-type="time">
            <text:p>07:25:21</text:p>
          </table:table-cell>
          <table:table-cell office:value-type="time" office:time-value="PT1017710H14M53.00000025S" calcext:value-type="time">
            <text:p>14:14:53</text:p>
          </table:table-cell>
          <table:table-cell table:style-name="ce1" office:value-type="string" calcext:value-type="string">
            <text:p>2:15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05" calcext:value-type="date">
            <text:p>05/02/16</text:p>
          </table:table-cell>
          <table:table-cell office:value-type="time" office:time-value="PT1017727H15M00S" calcext:value-type="time">
            <text:p>07:15:00</text:p>
          </table:table-cell>
          <table:table-cell office:value-type="time" office:time-value="PT101773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727H29M05.99999995S" calcext:value-type="time">
            <text:p>07:29:06</text:p>
          </table:table-cell>
          <table:table-cell office:value-type="time" office:time-value="PT1017734H02M43.000000175S" calcext:value-type="time">
            <text:p>14:02:4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06" calcext:value-type="date">
            <text:p>06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07" calcext:value-type="date">
            <text:p>0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08" calcext:value-type="date">
            <text:p>08/02/16</text:p>
          </table:table-cell>
          <table:table-cell office:value-type="time" office:time-value="PT1017799H15M00S" calcext:value-type="time">
            <text:p>07:15:00</text:p>
          </table:table-cell>
          <table:table-cell office:value-type="time" office:time-value="PT1017806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09" calcext:value-type="date">
            <text:p>09/02/16</text:p>
          </table:table-cell>
          <table:table-cell office:value-type="time" office:time-value="PT1017823H15M00S" calcext:value-type="time">
            <text:p>07:15:00</text:p>
          </table:table-cell>
          <table:table-cell office:value-type="time" office:time-value="PT1017830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10" calcext:value-type="date">
            <text:p>10/02/16</text:p>
          </table:table-cell>
          <table:table-cell office:value-type="time" office:time-value="PT1017855H45M00S" calcext:value-type="time">
            <text:p>15:45:00</text:p>
          </table:table-cell>
          <table:table-cell office:value-type="time" office:time-value="PT1017858H15M00S" calcext:value-type="time">
            <text:p>18:15:00</text:p>
          </table:table-cell>
          <table:table-cell table:style-name="ce1" office:value-type="string" calcext:value-type="string">
            <text:p>2:30:00</text:p>
          </table:table-cell>
          <table:table-cell office:value-type="time" office:time-value="PT1017847H21M58.000000063S" calcext:value-type="time">
            <text:p>07:21:58</text:p>
          </table:table-cell>
          <table:table-cell office:value-type="time" office:time-value="PT1017854H11M48.999999985S" calcext:value-type="time">
            <text:p>14:11:49</text:p>
          </table:table-cell>
          <table:table-cell table:style-name="ce1" office:value-type="string" calcext:value-type="string">
            <text:p>2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11" calcext:value-type="date">
            <text:p>11/02/16</text:p>
          </table:table-cell>
          <table:table-cell office:value-type="time" office:time-value="PT1017871H45M00S" calcext:value-type="time">
            <text:p>07:45:00</text:p>
          </table:table-cell>
          <table:table-cell office:value-type="time" office:time-value="PT1017874H00M00S" calcext:value-type="time">
            <text:p>10:00:00</text:p>
          </table:table-cell>
          <table:table-cell table:style-name="ce1" office:value-type="string" calcext:value-type="string">
            <text:p>2:15:00</text:p>
          </table:table-cell>
          <table:table-cell office:value-type="time" office:time-value="PT1017871H30M10.999999847S" calcext:value-type="time">
            <text:p>07:30:11</text:p>
          </table:table-cell>
          <table:table-cell office:value-type="time" office:time-value="PT1017878H02M13.999999892S" calcext:value-type="time">
            <text:p>14:02:14</text:p>
          </table:table-cell>
          <table:table-cell table:style-name="ce1" office:value-type="string" calcext:value-type="string">
            <text:p>2:15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12" calcext:value-type="date">
            <text:p>12/02/16</text:p>
          </table:table-cell>
          <table:table-cell office:value-type="time" office:time-value="PT1017895H15M00S" calcext:value-type="time">
            <text:p>07:15:00</text:p>
          </table:table-cell>
          <table:table-cell office:value-type="time" office:time-value="PT1017902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95H24M09.999999907S" calcext:value-type="time">
            <text:p>07:24:10</text:p>
          </table:table-cell>
          <table:table-cell office:value-type="time" office:time-value="PT1017902H01M02.000000244S" calcext:value-type="time">
            <text:p>14:01:0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13" calcext:value-type="date">
            <text:p>13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14" calcext:value-type="date">
            <text:p>14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15" calcext:value-type="date">
            <text:p>15/02/16</text:p>
          </table:table-cell>
          <table:table-cell office:value-type="time" office:time-value="PT1017967H15M00S" calcext:value-type="time">
            <text:p>07:15:00</text:p>
          </table:table-cell>
          <table:table-cell office:value-type="time" office:time-value="PT101797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967H10M47.999999765S" calcext:value-type="time">
            <text:p>07:10:48</text:p>
          </table:table-cell>
          <table:table-cell office:value-type="time" office:time-value="PT1017974H02M37.00000003S" calcext:value-type="time">
            <text:p>14:02:3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16" calcext:value-type="date">
            <text:p>16/02/16</text:p>
          </table:table-cell>
          <table:table-cell office:value-type="time" office:time-value="PT1017991H15M00S" calcext:value-type="time">
            <text:p>07:15:00</text:p>
          </table:table-cell>
          <table:table-cell office:value-type="time" office:time-value="PT101799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991H36M44.999999749S" calcext:value-type="time">
            <text:p>07:36:45</text:p>
          </table:table-cell>
          <table:table-cell office:value-type="time" office:time-value="PT1017998H20M21.999999834S" calcext:value-type="time">
            <text:p>14:20:2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17" calcext:value-type="date">
            <text:p>17/02/16</text:p>
          </table:table-cell>
          <table:table-cell office:value-type="time" office:time-value="PT1018023H45M00S" calcext:value-type="time">
            <text:p>15:45:00</text:p>
          </table:table-cell>
          <table:table-cell office:value-type="time" office:time-value="PT1018026H15M00S" calcext:value-type="time">
            <text:p>18:15:00</text:p>
          </table:table-cell>
          <table:table-cell table:style-name="ce1" office:value-type="string" calcext:value-type="string">
            <text:p>2:30:00</text:p>
          </table:table-cell>
          <table:table-cell office:value-type="time" office:time-value="PT1018015H25M18.999999482S" calcext:value-type="time">
            <text:p>07:25:19</text:p>
          </table:table-cell>
          <table:table-cell office:value-type="time" office:time-value="PT1018022H11M15.999999605S" calcext:value-type="time">
            <text:p>14:11:16</text:p>
          </table:table-cell>
          <table:table-cell table:style-name="ce1" office:value-type="string" calcext:value-type="string">
            <text:p>2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18" calcext:value-type="date">
            <text:p>18/02/16</text:p>
          </table:table-cell>
          <table:table-cell office:value-type="time" office:time-value="PT1018039H45M00S" calcext:value-type="time">
            <text:p>07:45:00</text:p>
          </table:table-cell>
          <table:table-cell office:value-type="time" office:time-value="PT1018042H00M00S" calcext:value-type="time">
            <text:p>10:00:00</text:p>
          </table:table-cell>
          <table:table-cell table:style-name="ce1" office:value-type="string" calcext:value-type="string">
            <text:p>2:15:00</text:p>
          </table:table-cell>
          <table:table-cell office:value-type="time" office:time-value="PT1018039H26M57.000000179S" calcext:value-type="time">
            <text:p>07:26:57</text:p>
          </table:table-cell>
          <table:table-cell office:value-type="time" office:time-value="PT1018046H11M58.999999808S" calcext:value-type="time">
            <text:p>14:11:59</text:p>
          </table:table-cell>
          <table:table-cell table:style-name="ce1" office:value-type="string" calcext:value-type="string">
            <text:p>2:15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19" calcext:value-type="date">
            <text:p>19/02/16</text:p>
          </table:table-cell>
          <table:table-cell office:value-type="time" office:time-value="PT1018063H15M00S" calcext:value-type="time">
            <text:p>07:15:00</text:p>
          </table:table-cell>
          <table:table-cell office:value-type="time" office:time-value="PT1018070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63H25M26.000000071S" calcext:value-type="time">
            <text:p>07:25:26</text:p>
          </table:table-cell>
          <table:table-cell office:value-type="time" office:time-value="PT1018071H02M45.999999829S" calcext:value-type="time">
            <text:p>15:02:4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20" calcext:value-type="date">
            <text:p>20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21" calcext:value-type="date">
            <text:p>21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22" calcext:value-type="date">
            <text:p>22/02/16</text:p>
          </table:table-cell>
          <table:table-cell office:value-type="time" office:time-value="PT1018135H15M00S" calcext:value-type="time">
            <text:p>07:15:00</text:p>
          </table:table-cell>
          <table:table-cell office:value-type="time" office:time-value="PT1018142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35H26M01.00000008S" calcext:value-type="time">
            <text:p>07:26:01</text:p>
          </table:table-cell>
          <table:table-cell office:value-type="time" office:time-value="PT1018142H16M14.999999721S" calcext:value-type="time">
            <text:p>14:16:1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23" calcext:value-type="date">
            <text:p>23/02/16</text:p>
          </table:table-cell>
          <table:table-cell office:value-type="time" office:time-value="PT1018159H15M00S" calcext:value-type="time">
            <text:p>07:15:00</text:p>
          </table:table-cell>
          <table:table-cell office:value-type="time" office:time-value="PT1018166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59H27M17.999999849S" calcext:value-type="time">
            <text:p>07:27:18</text:p>
          </table:table-cell>
          <table:table-cell office:value-type="time" office:time-value="PT1018166H05M39.000000246S" calcext:value-type="time">
            <text:p>14:05:3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24" calcext:value-type="date">
            <text:p>24/02/16</text:p>
          </table:table-cell>
          <table:table-cell office:value-type="time" office:time-value="PT1018191H45M00S" calcext:value-type="time">
            <text:p>15:45:00</text:p>
          </table:table-cell>
          <table:table-cell office:value-type="time" office:time-value="PT1018194H15M00S" calcext:value-type="time">
            <text:p>18:15:00</text:p>
          </table:table-cell>
          <table:table-cell table:style-name="ce1" office:value-type="string" calcext:value-type="string">
            <text:p>2:30:00</text:p>
          </table:table-cell>
          <table:table-cell office:value-type="time" office:time-value="PT1018183H12M11.000000518S" calcext:value-type="time">
            <text:p>07:12:11</text:p>
          </table:table-cell>
          <table:table-cell office:value-type="time" office:time-value="PT1018190H05M50.999999698S" calcext:value-type="time">
            <text:p>14:05:51</text:p>
          </table:table-cell>
          <table:table-cell table:style-name="ce1" office:value-type="string" calcext:value-type="string">
            <text:p>2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25" calcext:value-type="date">
            <text:p>25/02/16</text:p>
          </table:table-cell>
          <table:table-cell office:value-type="time" office:time-value="PT1018207H45M00S" calcext:value-type="time">
            <text:p>07:45:00</text:p>
          </table:table-cell>
          <table:table-cell office:value-type="time" office:time-value="PT1018210H00M00S" calcext:value-type="time">
            <text:p>10:00:00</text:p>
          </table:table-cell>
          <table:table-cell table:style-name="ce1" office:value-type="string" calcext:value-type="string">
            <text:p>2:15:00</text:p>
          </table:table-cell>
          <table:table-cell office:value-type="time" office:time-value="PT1018207H32M15.000000335S" calcext:value-type="time">
            <text:p>07:32:15</text:p>
          </table:table-cell>
          <table:table-cell office:value-type="time" office:time-value="PT1018214H09M03.000000156S" calcext:value-type="time">
            <text:p>14:09:03</text:p>
          </table:table-cell>
          <table:table-cell table:style-name="ce1" office:value-type="string" calcext:value-type="string">
            <text:p>2:15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26" calcext:value-type="date">
            <text:p>26/02/16</text:p>
          </table:table-cell>
          <table:table-cell office:value-type="time" office:time-value="PT1018231H15M00S" calcext:value-type="time">
            <text:p>07:15:00</text:p>
          </table:table-cell>
          <table:table-cell office:value-type="time" office:time-value="PT101823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231H29M34.999999814S" calcext:value-type="time">
            <text:p>07:29:35</text:p>
          </table:table-cell>
          <table:table-cell office:value-type="time" office:time-value="PT1018240H20M09.999999963S" calcext:value-type="time">
            <text:p>16:20:1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27" calcext:value-type="date">
            <text:p>2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28" calcext:value-type="date">
            <text:p>28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2-29" calcext:value-type="date">
            <text:p>29/02/16</text:p>
          </table:table-cell>
          <table:table-cell office:value-type="time" office:time-value="PT1018303H15M00S" calcext:value-type="time">
            <text:p>07:15:00</text:p>
          </table:table-cell>
          <table:table-cell office:value-type="time" office:time-value="PT1018310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03H07M19.000000153S" calcext:value-type="time">
            <text:p>07:07:19</text:p>
          </table:table-cell>
          <table:table-cell office:value-type="time" office:time-value="PT1018310H04M25.00000013S" calcext:value-type="time">
            <text:p>14:04:2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01" calcext:value-type="date">
            <text:p>01/03/16</text:p>
          </table:table-cell>
          <table:table-cell office:value-type="time" office:time-value="PT1018327H15M00S" calcext:value-type="time">
            <text:p>07:15:00</text:p>
          </table:table-cell>
          <table:table-cell office:value-type="time" office:time-value="PT101833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29H02M45.999999829S" calcext:value-type="time">
            <text:p>09:02:46</text:p>
          </table:table-cell>
          <table:table-cell office:value-type="time" office:time-value="PT1018335H35M18.999999762S" calcext:value-type="time">
            <text:p>15:35:1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02" calcext:value-type="date">
            <text:p>02/03/16</text:p>
          </table:table-cell>
          <table:table-cell office:value-type="time" office:time-value="PT1018359H45M00S" calcext:value-type="time">
            <text:p>15:45:00</text:p>
          </table:table-cell>
          <table:table-cell office:value-type="time" office:time-value="PT1018362H15M00S" calcext:value-type="time">
            <text:p>18:15:00</text:p>
          </table:table-cell>
          <table:table-cell table:style-name="ce1" office:value-type="string" calcext:value-type="string">
            <text:p>2:30:00</text:p>
          </table:table-cell>
          <table:table-cell office:value-type="time" office:time-value="PT1018351H22M19.999999758S" calcext:value-type="time">
            <text:p>07:22:20</text:p>
          </table:table-cell>
          <table:table-cell office:value-type="time" office:time-value="PT1018358H03M49.000000097S" calcext:value-type="time">
            <text:p>14:03:49</text:p>
          </table:table-cell>
          <table:table-cell table:style-name="ce1" office:value-type="string" calcext:value-type="string">
            <text:p>2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03" calcext:value-type="date">
            <text:p>03/03/16</text:p>
          </table:table-cell>
          <table:table-cell office:value-type="time" office:time-value="PT1018375H45M00S" calcext:value-type="time">
            <text:p>07:45:00</text:p>
          </table:table-cell>
          <table:table-cell office:value-type="time" office:time-value="PT1018378H00M00S" calcext:value-type="time">
            <text:p>10:00:00</text:p>
          </table:table-cell>
          <table:table-cell table:style-name="ce1" office:value-type="string" calcext:value-type="string">
            <text:p>2:15:00</text:p>
          </table:table-cell>
          <table:table-cell office:value-type="time" office:time-value="PT1018375H21M32.000000272S" calcext:value-type="time">
            <text:p>07:21:32</text:p>
          </table:table-cell>
          <table:table-cell office:value-type="time" office:time-value="PT1018382H01M26.000000406S" calcext:value-type="time">
            <text:p>14:01:26</text:p>
          </table:table-cell>
          <table:table-cell table:style-name="ce1" office:value-type="string" calcext:value-type="string">
            <text:p>2:15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04" calcext:value-type="date">
            <text:p>04/03/16</text:p>
          </table:table-cell>
          <table:table-cell office:value-type="time" office:time-value="PT1018399H15M00S" calcext:value-type="time">
            <text:p>07:15:00</text:p>
          </table:table-cell>
          <table:table-cell office:value-type="time" office:time-value="PT1018406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99H46M01.00000022S" calcext:value-type="time">
            <text:p>07:46:01</text:p>
          </table:table-cell>
          <table:table-cell office:value-type="time" office:time-value="PT1018406H45M24.999999767S" calcext:value-type="time">
            <text:p>14:45:2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05" calcext:value-type="date">
            <text:p>05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06" calcext:value-type="date">
            <text:p>0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07" calcext:value-type="date">
            <text:p>07/03/16</text:p>
          </table:table-cell>
          <table:table-cell office:value-type="time" office:time-value="PT1018471H15M00S" calcext:value-type="time">
            <text:p>07:15:00</text:p>
          </table:table-cell>
          <table:table-cell office:value-type="time" office:time-value="PT101847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71H14M28.000000063S" calcext:value-type="time">
            <text:p>07:14:28</text:p>
          </table:table-cell>
          <table:table-cell office:value-type="time" office:time-value="PT1018478H18M26.999999983S" calcext:value-type="time">
            <text:p>14:18:2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08" calcext:value-type="date">
            <text:p>08/03/16</text:p>
          </table:table-cell>
          <table:table-cell office:value-type="time" office:time-value="PT1018495H15M00S" calcext:value-type="time">
            <text:p>07:15:00</text:p>
          </table:table-cell>
          <table:table-cell office:value-type="time" office:time-value="PT1018502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95H13M55.000000102S" calcext:value-type="time">
            <text:p>07:13:55</text:p>
          </table:table-cell>
          <table:table-cell office:value-type="time" office:time-value="PT1018501H13M12.999999505S" calcext:value-type="time">
            <text:p>13:13:1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09" calcext:value-type="date">
            <text:p>09/03/16</text:p>
          </table:table-cell>
          <table:table-cell office:value-type="time" office:time-value="PT1018527H45M00S" calcext:value-type="time">
            <text:p>15:45:00</text:p>
          </table:table-cell>
          <table:table-cell office:value-type="time" office:time-value="PT1018530H15M00S" calcext:value-type="time">
            <text:p>18:15:00</text:p>
          </table:table-cell>
          <table:table-cell table:style-name="ce1" office:value-type="string" calcext:value-type="string">
            <text:p>2:30:00</text:p>
          </table:table-cell>
          <table:table-cell office:value-type="time" office:time-value="PT1018519H14M17.999999821S" calcext:value-type="time">
            <text:p>07:14:18</text:p>
          </table:table-cell>
          <table:table-cell office:value-type="time" office:time-value="PT1018526H14M53.999999855S" calcext:value-type="time">
            <text:p>14:14:54</text:p>
          </table:table-cell>
          <table:table-cell table:style-name="ce1" office:value-type="string" calcext:value-type="string">
            <text:p>2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10" calcext:value-type="date">
            <text:p>10/03/16</text:p>
          </table:table-cell>
          <table:table-cell office:value-type="time" office:time-value="PT1018543H45M00S" calcext:value-type="time">
            <text:p>07:45:00</text:p>
          </table:table-cell>
          <table:table-cell office:value-type="time" office:time-value="PT1018546H00M00S" calcext:value-type="time">
            <text:p>10:00:00</text:p>
          </table:table-cell>
          <table:table-cell table:style-name="ce1" office:value-type="string" calcext:value-type="string">
            <text:p>2:15:00</text:p>
          </table:table-cell>
          <table:table-cell office:value-type="time" office:time-value="PT1018543H19M08.999999743S" calcext:value-type="time">
            <text:p>07:19:09</text:p>
          </table:table-cell>
          <table:table-cell office:value-type="time" office:time-value="PT1018550H14M21.999999918S" calcext:value-type="time">
            <text:p>14:14:22</text:p>
          </table:table-cell>
          <table:table-cell table:style-name="ce1" office:value-type="string" calcext:value-type="string">
            <text:p>2:15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11" calcext:value-type="date">
            <text:p>11/03/16</text:p>
          </table:table-cell>
          <table:table-cell office:value-type="time" office:time-value="PT1018567H15M00S" calcext:value-type="time">
            <text:p>07:15:00</text:p>
          </table:table-cell>
          <table:table-cell office:value-type="time" office:time-value="PT101857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67H19M40.000000075S" calcext:value-type="time">
            <text:p>07:19:40</text:p>
          </table:table-cell>
          <table:table-cell office:value-type="time" office:time-value="PT1018574H07M48.000000436S" calcext:value-type="time">
            <text:p>14:07:4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12" calcext:value-type="date">
            <text:p>12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13" calcext:value-type="date">
            <text:p>13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14" calcext:value-type="date">
            <text:p>14/03/16</text:p>
          </table:table-cell>
          <table:table-cell office:value-type="time" office:time-value="PT1018639H15M00S" calcext:value-type="time">
            <text:p>07:15:00</text:p>
          </table:table-cell>
          <table:table-cell office:value-type="time" office:time-value="PT1018646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39H24M16.000000052S" calcext:value-type="time">
            <text:p>07:24:16</text:p>
          </table:table-cell>
          <table:table-cell office:value-type="time" office:time-value="PT1018646H11M39.000000162S" calcext:value-type="time">
            <text:p>14:11:3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15" calcext:value-type="date">
            <text:p>15/03/16</text:p>
          </table:table-cell>
          <table:table-cell office:value-type="time" office:time-value="PT1018663H15M00S" calcext:value-type="time">
            <text:p>07:15:00</text:p>
          </table:table-cell>
          <table:table-cell office:value-type="time" office:time-value="PT1018670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63H19M31.000000276S" calcext:value-type="time">
            <text:p>07:19:31</text:p>
          </table:table-cell>
          <table:table-cell office:value-type="time" office:time-value="PT1018670H16M43.000000399S" calcext:value-type="time">
            <text:p>14:16:4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16" calcext:value-type="date">
            <text:p>16/03/16</text:p>
          </table:table-cell>
          <table:table-cell office:value-type="time" office:time-value="PT1018695H45M00S" calcext:value-type="time">
            <text:p>15:45:00</text:p>
          </table:table-cell>
          <table:table-cell office:value-type="time" office:time-value="PT1018698H15M00S" calcext:value-type="time">
            <text:p>18:15:00</text:p>
          </table:table-cell>
          <table:table-cell table:style-name="ce1" office:value-type="string" calcext:value-type="string">
            <text:p>2:30:00</text:p>
          </table:table-cell>
          <table:table-cell office:value-type="time" office:time-value="PT1018687H21M24.000000078S" calcext:value-type="time">
            <text:p>07:21:24</text:p>
          </table:table-cell>
          <table:table-cell office:value-type="time" office:time-value="PT1018694H00M57.999999728S" calcext:value-type="time">
            <text:p>14:00:58</text:p>
          </table:table-cell>
          <table:table-cell table:style-name="ce1" office:value-type="string" calcext:value-type="string">
            <text:p>2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17" calcext:value-type="date">
            <text:p>17/03/16</text:p>
          </table:table-cell>
          <table:table-cell office:value-type="time" office:time-value="PT1018711H45M00S" calcext:value-type="time">
            <text:p>07:45:00</text:p>
          </table:table-cell>
          <table:table-cell office:value-type="time" office:time-value="PT1018714H00M00S" calcext:value-type="time">
            <text:p>10:00:00</text:p>
          </table:table-cell>
          <table:table-cell table:style-name="ce1" office:value-type="string" calcext:value-type="string">
            <text:p>2:15:00</text:p>
          </table:table-cell>
          <table:table-cell office:value-type="time" office:time-value="PT1018711H21M14.99999986S" calcext:value-type="time">
            <text:p>07:21:15</text:p>
          </table:table-cell>
          <table:table-cell office:value-type="time" office:time-value="PT1018718H07M11.999999983S" calcext:value-type="time">
            <text:p>14:07:12</text:p>
          </table:table-cell>
          <table:table-cell table:style-name="ce1" office:value-type="string" calcext:value-type="string">
            <text:p>2:15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18" calcext:value-type="date">
            <text:p>18/03/16</text:p>
          </table:table-cell>
          <table:table-cell office:value-type="time" office:time-value="PT1018735H15M00S" calcext:value-type="time">
            <text:p>07:15:00</text:p>
          </table:table-cell>
          <table:table-cell office:value-type="time" office:time-value="PT1018742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735H58M09.000000246S" calcext:value-type="time">
            <text:p>07:58:09</text:p>
          </table:table-cell>
          <table:table-cell office:value-type="time" office:time-value="PT1018745H14M47.000000104S" calcext:value-type="time">
            <text:p>17:14:4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19" calcext:value-type="date">
            <text:p>19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20" calcext:value-type="date">
            <text:p>20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21" calcext:value-type="date">
            <text:p>21/03/16</text:p>
          </table:table-cell>
          <table:table-cell office:value-type="time" office:time-value="PT1018807H15M00S" calcext:value-type="time">
            <text:p>07:15:00</text:p>
          </table:table-cell>
          <table:table-cell office:value-type="time" office:time-value="PT101881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07H19M40.99999968S" calcext:value-type="time">
            <text:p>07:19:41</text:p>
          </table:table-cell>
          <table:table-cell office:value-type="time" office:time-value="PT1018814H23M37.000000365S" calcext:value-type="time">
            <text:p>14:23:3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22" calcext:value-type="date">
            <text:p>22/03/16</text:p>
          </table:table-cell>
          <table:table-cell office:value-type="time" office:time-value="PT1018831H15M00S" calcext:value-type="time">
            <text:p>07:15:00</text:p>
          </table:table-cell>
          <table:table-cell office:value-type="time" office:time-value="PT101883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31H19M37.000000421S" calcext:value-type="time">
            <text:p>07:19:37</text:p>
          </table:table-cell>
          <table:table-cell office:value-type="time" office:time-value="PT1018838H23M08.000000082S" calcext:value-type="time">
            <text:p>14:23:0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23" calcext:value-type="date">
            <text:p>23/03/16</text:p>
          </table:table-cell>
          <table:table-cell office:value-type="time" office:time-value="PT1018863H45M00S" calcext:value-type="time">
            <text:p>15:45:00</text:p>
          </table:table-cell>
          <table:table-cell office:value-type="time" office:time-value="PT1018866H15M00S" calcext:value-type="time">
            <text:p>18:15:00</text:p>
          </table:table-cell>
          <table:table-cell table:style-name="ce1" office:value-type="string" calcext:value-type="string">
            <text:p>2:30:00</text:p>
          </table:table-cell>
          <table:table-cell office:value-type="time" office:time-value="PT1018855H34M49.000000292S" calcext:value-type="time">
            <text:p>07:34:49</text:p>
          </table:table-cell>
          <table:table-cell office:value-type="time" office:time-value="PT1018862H29M17.999999821S" calcext:value-type="time">
            <text:p>14:29:18</text:p>
          </table:table-cell>
          <table:table-cell table:style-name="ce1" office:value-type="string" calcext:value-type="string">
            <text:p>2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24" calcext:value-type="date">
            <text:p>24/03/16</text:p>
          </table:table-cell>
          <table:table-cell office:value-type="time" office:time-value="PT1018879H45M00S" calcext:value-type="time">
            <text:p>07:45:00</text:p>
          </table:table-cell>
          <table:table-cell office:value-type="time" office:time-value="PT1018882H00M00S" calcext:value-type="time">
            <text:p>10:00:00</text:p>
          </table:table-cell>
          <table:table-cell table:style-name="ce1" office:value-type="string" calcext:value-type="string">
            <text:p>2:15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25" calcext:value-type="date">
            <text:p>25/03/16</text:p>
          </table:table-cell>
          <table:table-cell office:value-type="time" office:time-value="PT1018903H15M00S" calcext:value-type="time">
            <text:p>07:15:00</text:p>
          </table:table-cell>
          <table:table-cell office:value-type="time" office:time-value="PT1018910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26" calcext:value-type="date">
            <text:p>2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27" calcext:value-type="date">
            <text:p>27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28" calcext:value-type="date">
            <text:p>28/03/16</text:p>
          </table:table-cell>
          <table:table-cell office:value-type="time" office:time-value="PT1018975H15M00S" calcext:value-type="time">
            <text:p>07:15:00</text:p>
          </table:table-cell>
          <table:table-cell office:value-type="time" office:time-value="PT1018982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975H23M33.000000268S" calcext:value-type="time">
            <text:p>07:23:33</text:p>
          </table:table-cell>
          <table:table-cell office:value-type="time" office:time-value="PT1018982H14M43.000000007S" calcext:value-type="time">
            <text:p>14:14:4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29" calcext:value-type="date">
            <text:p>29/03/16</text:p>
          </table:table-cell>
          <table:table-cell office:value-type="time" office:time-value="PT1018999H15M00S" calcext:value-type="time">
            <text:p>07:15:00</text:p>
          </table:table-cell>
          <table:table-cell office:value-type="time" office:time-value="PT1019006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999H33M33.999999734S" calcext:value-type="time">
            <text:p>07:33:34</text:p>
          </table:table-cell>
          <table:table-cell office:value-type="time" office:time-value="PT1019006H10M53.000000305S" calcext:value-type="time">
            <text:p>14:10:5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30" calcext:value-type="date">
            <text:p>30/03/16</text:p>
          </table:table-cell>
          <table:table-cell office:value-type="time" office:time-value="PT1019031H45M00S" calcext:value-type="time">
            <text:p>15:45:00</text:p>
          </table:table-cell>
          <table:table-cell office:value-type="time" office:time-value="PT1019034H15M00S" calcext:value-type="time">
            <text:p>18:15:00</text:p>
          </table:table-cell>
          <table:table-cell table:style-name="ce1" office:value-type="string" calcext:value-type="string">
            <text:p>2:30:00</text:p>
          </table:table-cell>
          <table:table-cell office:value-type="time" office:time-value="PT1019023H16M15.999999745S" calcext:value-type="time">
            <text:p>07:16:16</text:p>
          </table:table-cell>
          <table:table-cell office:value-type="time" office:time-value="PT1019030H06M51.999999918S" calcext:value-type="time">
            <text:p>14:06:52</text:p>
          </table:table-cell>
          <table:table-cell table:style-name="ce1" office:value-type="string" calcext:value-type="string">
            <text:p>2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3-31" calcext:value-type="date">
            <text:p>31/03/16</text:p>
          </table:table-cell>
          <table:table-cell office:value-type="time" office:time-value="PT1019047H45M00S" calcext:value-type="time">
            <text:p>07:45:00</text:p>
          </table:table-cell>
          <table:table-cell office:value-type="time" office:time-value="PT1019050H00M00S" calcext:value-type="time">
            <text:p>10:00:00</text:p>
          </table:table-cell>
          <table:table-cell table:style-name="ce1" office:value-type="string" calcext:value-type="string">
            <text:p>2:15:00</text:p>
          </table:table-cell>
          <table:table-cell office:value-type="time" office:time-value="PT1019047H28M32.000000384S" calcext:value-type="time">
            <text:p>07:28:32</text:p>
          </table:table-cell>
          <table:table-cell office:value-type="time" office:time-value="PT1019054H13M13.000000343S" calcext:value-type="time">
            <text:p>14:13:13</text:p>
          </table:table-cell>
          <table:table-cell table:style-name="ce1" office:value-type="string" calcext:value-type="string">
            <text:p>2:15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01" calcext:value-type="date">
            <text:p>01/04/16</text:p>
          </table:table-cell>
          <table:table-cell office:value-type="time" office:time-value="PT1019071H15M00S" calcext:value-type="time">
            <text:p>07:15:00</text:p>
          </table:table-cell>
          <table:table-cell office:value-type="time" office:time-value="PT101907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71H28M28.999999892S" calcext:value-type="time">
            <text:p>07:28:29</text:p>
          </table:table-cell>
          <table:table-cell office:value-type="time" office:time-value="PT1019078H06M03.999999594S" calcext:value-type="time">
            <text:p>14:06:0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02" calcext:value-type="date">
            <text:p>02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03" calcext:value-type="date">
            <text:p>0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04" calcext:value-type="date">
            <text:p>04/04/16</text:p>
          </table:table-cell>
          <table:table-cell office:value-type="time" office:time-value="PT1019143H15M00S" calcext:value-type="time">
            <text:p>07:15:00</text:p>
          </table:table-cell>
          <table:table-cell office:value-type="time" office:time-value="PT1019150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43H29M50.999999782S" calcext:value-type="time">
            <text:p>07:29:51</text:p>
          </table:table-cell>
          <table:table-cell office:value-type="time" office:time-value="PT1019150H32M24.999999739S" calcext:value-type="time">
            <text:p>14:32:2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05" calcext:value-type="date">
            <text:p>05/04/16</text:p>
          </table:table-cell>
          <table:table-cell office:value-type="time" office:time-value="PT1019167H15M00S" calcext:value-type="time">
            <text:p>07:15:00</text:p>
          </table:table-cell>
          <table:table-cell office:value-type="time" office:time-value="PT101917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67H28M54.999999683S" calcext:value-type="time">
            <text:p>07:28:55</text:p>
          </table:table-cell>
          <table:table-cell office:value-type="time" office:time-value="PT1019174H17M23.00000011S" calcext:value-type="time">
            <text:p>14:17:2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06" calcext:value-type="date">
            <text:p>06/04/16</text:p>
          </table:table-cell>
          <table:table-cell office:value-type="time" office:time-value="PT1019199H45M00S" calcext:value-type="time">
            <text:p>15:45:00</text:p>
          </table:table-cell>
          <table:table-cell office:value-type="time" office:time-value="PT1019202H15M00S" calcext:value-type="time">
            <text:p>18:15:00</text:p>
          </table:table-cell>
          <table:table-cell table:style-name="ce1" office:value-type="string" calcext:value-type="string">
            <text:p>2:30:00</text:p>
          </table:table-cell>
          <table:table-cell office:value-type="time" office:time-value="PT1019191H25M02.999999933S" calcext:value-type="time">
            <text:p>07:25:03</text:p>
          </table:table-cell>
          <table:table-cell office:value-type="time" office:time-value="PT1019198H15M22.999999719S" calcext:value-type="time">
            <text:p>14:15:23</text:p>
          </table:table-cell>
          <table:table-cell table:style-name="ce1" office:value-type="string" calcext:value-type="string">
            <text:p>2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07" calcext:value-type="date">
            <text:p>07/04/16</text:p>
          </table:table-cell>
          <table:table-cell office:value-type="time" office:time-value="PT1019215H45M00S" calcext:value-type="time">
            <text:p>07:45:00</text:p>
          </table:table-cell>
          <table:table-cell office:value-type="time" office:time-value="PT1019218H00M00S" calcext:value-type="time">
            <text:p>10:00:00</text:p>
          </table:table-cell>
          <table:table-cell table:style-name="ce1" office:value-type="string" calcext:value-type="string">
            <text:p>2:15:00</text:p>
          </table:table-cell>
          <table:table-cell office:value-type="time" office:time-value="PT1019215H33M11.000000015S" calcext:value-type="time">
            <text:p>07:33:11</text:p>
          </table:table-cell>
          <table:table-cell office:value-type="time" office:time-value="PT1019222H12M10.000000075S" calcext:value-type="time">
            <text:p>14:12:10</text:p>
          </table:table-cell>
          <table:table-cell table:style-name="ce1" office:value-type="string" calcext:value-type="string">
            <text:p>2:15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08" calcext:value-type="date">
            <text:p>08/04/16</text:p>
          </table:table-cell>
          <table:table-cell office:value-type="time" office:time-value="PT1019239H15M00S" calcext:value-type="time">
            <text:p>07:15:00</text:p>
          </table:table-cell>
          <table:table-cell office:value-type="time" office:time-value="PT1019246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239H47M58.000000119S" calcext:value-type="time">
            <text:p>07:47:58</text:p>
          </table:table-cell>
          <table:table-cell office:value-type="time" office:time-value="PT1019246H36M34.00000032S" calcext:value-type="time">
            <text:p>14:36:3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09" calcext:value-type="date">
            <text:p>09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10" calcext:value-type="date">
            <text:p>10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11" calcext:value-type="date">
            <text:p>11/04/16</text:p>
          </table:table-cell>
          <table:table-cell office:value-type="time" office:time-value="PT1019311H15M00S" calcext:value-type="time">
            <text:p>07:15:00</text:p>
          </table:table-cell>
          <table:table-cell office:value-type="time" office:time-value="PT101931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11H23M09.999999711S" calcext:value-type="time">
            <text:p>07:23:10</text:p>
          </table:table-cell>
          <table:table-cell office:value-type="time" office:time-value="PT1019318H13M53.000000054S" calcext:value-type="time">
            <text:p>14:13:5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12" calcext:value-type="date">
            <text:p>12/04/16</text:p>
          </table:table-cell>
          <table:table-cell office:value-type="time" office:time-value="PT1019335H15M00S" calcext:value-type="time">
            <text:p>07:15:00</text:p>
          </table:table-cell>
          <table:table-cell office:value-type="time" office:time-value="PT1019342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35H23M57.000000011S" calcext:value-type="time">
            <text:p>07:23:57</text:p>
          </table:table-cell>
          <table:table-cell office:value-type="time" office:time-value="PT1019342H31M20.000000261S" calcext:value-type="time">
            <text:p>14:31:2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13" calcext:value-type="date">
            <text:p>13/04/16</text:p>
          </table:table-cell>
          <table:table-cell office:value-type="time" office:time-value="PT1019367H45M00S" calcext:value-type="time">
            <text:p>15:45:00</text:p>
          </table:table-cell>
          <table:table-cell office:value-type="time" office:time-value="PT1019370H15M00S" calcext:value-type="time">
            <text:p>18:15:00</text:p>
          </table:table-cell>
          <table:table-cell table:style-name="ce1" office:value-type="string" calcext:value-type="string">
            <text:p>2:30:00</text:p>
          </table:table-cell>
          <table:table-cell office:value-type="time" office:time-value="PT1019360H54M25.999999875S" calcext:value-type="time">
            <text:p>08:54:26</text:p>
          </table:table-cell>
          <table:table-cell office:value-type="time" office:time-value="PT1019368H04M23.999999687S" calcext:value-type="time">
            <text:p>16:04:24</text:p>
          </table:table-cell>
          <table:table-cell table:style-name="ce1" office:value-type="string" calcext:value-type="string">
            <text:p>2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14" calcext:value-type="date">
            <text:p>14/04/16</text:p>
          </table:table-cell>
          <table:table-cell office:value-type="time" office:time-value="PT1019383H45M00S" calcext:value-type="time">
            <text:p>07:45:00</text:p>
          </table:table-cell>
          <table:table-cell office:value-type="time" office:time-value="PT1019386H00M00S" calcext:value-type="time">
            <text:p>10:00:00</text:p>
          </table:table-cell>
          <table:table-cell table:style-name="ce1" office:value-type="string" calcext:value-type="string">
            <text:p>2:15:00</text:p>
          </table:table-cell>
          <table:table-cell office:value-type="time" office:time-value="PT1019383H42M50.99999981S" calcext:value-type="time">
            <text:p>07:42:51</text:p>
          </table:table-cell>
          <table:table-cell office:value-type="time" office:time-value="PT1019390H37M23.999999855S" calcext:value-type="time">
            <text:p>14:37:24</text:p>
          </table:table-cell>
          <table:table-cell table:style-name="ce1" office:value-type="string" calcext:value-type="string">
            <text:p>2:15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15" calcext:value-type="date">
            <text:p>15/04/16</text:p>
          </table:table-cell>
          <table:table-cell office:value-type="time" office:time-value="PT1019407H15M00S" calcext:value-type="time">
            <text:p>07:15:00</text:p>
          </table:table-cell>
          <table:table-cell office:value-type="time" office:time-value="PT101941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407H37M15.000000056S" calcext:value-type="time">
            <text:p>07:37:15</text:p>
          </table:table-cell>
          <table:table-cell office:value-type="time" office:time-value="PT1019414H25M34.99999987S" calcext:value-type="time">
            <text:p>14:25:3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16" calcext:value-type="date">
            <text:p>16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17" calcext:value-type="date">
            <text:p>17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18" calcext:value-type="date">
            <text:p>18/04/16</text:p>
          </table:table-cell>
          <table:table-cell office:value-type="time" office:time-value="PT1019479H15M00S" calcext:value-type="time">
            <text:p>07:15:00</text:p>
          </table:table-cell>
          <table:table-cell office:value-type="time" office:time-value="PT1019486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479H31M51.000000173S" calcext:value-type="time">
            <text:p>07:31:51</text:p>
          </table:table-cell>
          <table:table-cell office:value-type="time" office:time-value="PT1019486H29M46.000000499S" calcext:value-type="time">
            <text:p>14:29:4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19" calcext:value-type="date">
            <text:p>19/04/16</text:p>
          </table:table-cell>
          <table:table-cell office:value-type="time" office:time-value="PT1019503H15M00S" calcext:value-type="time">
            <text:p>07:15:00</text:p>
          </table:table-cell>
          <table:table-cell office:value-type="time" office:time-value="PT1019510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03H33M53.999999799S" calcext:value-type="time">
            <text:p>07:33:54</text:p>
          </table:table-cell>
          <table:table-cell office:value-type="time" office:time-value="PT1019510H21M11.000000183S" calcext:value-type="time">
            <text:p>14:21:1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20" calcext:value-type="date">
            <text:p>20/04/16</text:p>
          </table:table-cell>
          <table:table-cell office:value-type="time" office:time-value="PT1019535H45M00S" calcext:value-type="time">
            <text:p>15:45:00</text:p>
          </table:table-cell>
          <table:table-cell office:value-type="time" office:time-value="PT1019538H15M00S" calcext:value-type="time">
            <text:p>18:15:00</text:p>
          </table:table-cell>
          <table:table-cell table:style-name="ce1" office:value-type="string" calcext:value-type="string">
            <text:p>2:30:00</text:p>
          </table:table-cell>
          <table:table-cell office:value-type="time" office:time-value="PT1019532H36M54.999999572S" calcext:value-type="time">
            <text:p>12:36:55</text:p>
          </table:table-cell>
          <table:table-cell office:value-type="time" office:time-value="PT1019539H37M27.999999952S" calcext:value-type="time">
            <text:p>19:37:28</text:p>
          </table:table-cell>
          <table:table-cell table:style-name="ce1" office:value-type="string" calcext:value-type="string">
            <text:p>2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21" calcext:value-type="date">
            <text:p>21/04/16</text:p>
          </table:table-cell>
          <table:table-cell office:value-type="time" office:time-value="PT1019551H45M00S" calcext:value-type="time">
            <text:p>07:45:00</text:p>
          </table:table-cell>
          <table:table-cell office:value-type="time" office:time-value="PT1019554H00M00S" calcext:value-type="time">
            <text:p>10:00:00</text:p>
          </table:table-cell>
          <table:table-cell table:style-name="ce1" office:value-type="string" calcext:value-type="string">
            <text:p>2:15:00</text:p>
          </table:table-cell>
          <table:table-cell office:value-type="time" office:time-value="PT1019551H33M21.999999862S" calcext:value-type="time">
            <text:p>07:33:22</text:p>
          </table:table-cell>
          <table:table-cell office:value-type="time" office:time-value="PT1019558H44M07.999999998S" calcext:value-type="time">
            <text:p>14:44:08</text:p>
          </table:table-cell>
          <table:table-cell table:style-name="ce1" office:value-type="string" calcext:value-type="string">
            <text:p>2:15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22" calcext:value-type="date">
            <text:p>22/04/16</text:p>
          </table:table-cell>
          <table:table-cell office:value-type="time" office:time-value="PT1019575H15M00S" calcext:value-type="time">
            <text:p>07:15:00</text:p>
          </table:table-cell>
          <table:table-cell office:value-type="time" office:time-value="PT1019582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75H24M44.999999916S" calcext:value-type="time">
            <text:p>07:24:45</text:p>
          </table:table-cell>
          <table:table-cell office:value-type="time" office:time-value="PT1019582H08M40.000000019S" calcext:value-type="time">
            <text:p>14:08:4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23" calcext:value-type="date">
            <text:p>2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24" calcext:value-type="date">
            <text:p>24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25" calcext:value-type="date">
            <text:p>25/04/16</text:p>
          </table:table-cell>
          <table:table-cell office:value-type="time" office:time-value="PT1019647H15M00S" calcext:value-type="time">
            <text:p>07:15:00</text:p>
          </table:table-cell>
          <table:table-cell office:value-type="time" office:time-value="PT101965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647H23M37.99999997S" calcext:value-type="time">
            <text:p>07:23:38</text:p>
          </table:table-cell>
          <table:table-cell office:value-type="time" office:time-value="PT1019654H08M15.999999857S" calcext:value-type="time">
            <text:p>14:08:1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 Castañeda</text:p>
          </table:table-cell>
          <table:table-cell office:value-type="date" office:date-value="2016-04-26" calcext:value-type="date">
            <text:p>26/04/16</text:p>
          </table:table-cell>
          <table:table-cell office:value-type="time" office:time-value="PT1019671H15M00S" calcext:value-type="time">
            <text:p>07:15:00</text:p>
          </table:table-cell>
          <table:table-cell office:value-type="time" office:time-value="PT101967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671H34M24.000000106S" calcext:value-type="time">
            <text:p>07:34:24</text:p>
          </table:table-cell>
          <table:table-cell office:value-type="time" office:time-value="PT1019678H18M44.000000395S" calcext:value-type="time">
            <text:p>14:18:4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1-20" calcext:value-type="date">
            <text:p>20/01/16</text:p>
          </table:table-cell>
          <table:table-cell office:value-type="time" office:time-value="PT1017351H00M00S" calcext:value-type="time">
            <text:p>15:00:00</text:p>
          </table:table-cell>
          <table:table-cell office:value-type="time" office:time-value="PT1017356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1-21" calcext:value-type="date">
            <text:p>21/01/16</text:p>
          </table:table-cell>
          <table:table-cell office:value-type="time" office:time-value="PT1017375H00M00S" calcext:value-type="time">
            <text:p>15:00:00</text:p>
          </table:table-cell>
          <table:table-cell office:value-type="time" office:time-value="PT1017380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1-22" calcext:value-type="date">
            <text:p>22/01/16</text:p>
          </table:table-cell>
          <table:table-cell office:value-type="time" office:time-value="PT1017399H00M00S" calcext:value-type="time">
            <text:p>15:00:00</text:p>
          </table:table-cell>
          <table:table-cell office:value-type="time" office:time-value="PT1017404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1-23" calcext:value-type="date">
            <text:p>23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1-24" calcext:value-type="date">
            <text:p>24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1-25" calcext:value-type="date">
            <text:p>25/01/16</text:p>
          </table:table-cell>
          <table:table-cell office:value-type="time" office:time-value="PT1017471H00M00S" calcext:value-type="time">
            <text:p>15:00:00</text:p>
          </table:table-cell>
          <table:table-cell office:value-type="time" office:time-value="PT1017476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1-26" calcext:value-type="date">
            <text:p>26/01/16</text:p>
          </table:table-cell>
          <table:table-cell office:value-type="time" office:time-value="PT1017495H00M00S" calcext:value-type="time">
            <text:p>15:00:00</text:p>
          </table:table-cell>
          <table:table-cell office:value-type="time" office:time-value="PT1017500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1-27" calcext:value-type="date">
            <text:p>27/01/16</text:p>
          </table:table-cell>
          <table:table-cell office:value-type="time" office:time-value="PT1017519H00M00S" calcext:value-type="time">
            <text:p>15:00:00</text:p>
          </table:table-cell>
          <table:table-cell office:value-type="time" office:time-value="PT1017524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1-28" calcext:value-type="date">
            <text:p>28/01/16</text:p>
          </table:table-cell>
          <table:table-cell office:value-type="time" office:time-value="PT1017543H00M00S" calcext:value-type="time">
            <text:p>15:00:00</text:p>
          </table:table-cell>
          <table:table-cell office:value-type="time" office:time-value="PT1017548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1-29" calcext:value-type="date">
            <text:p>29/01/16</text:p>
          </table:table-cell>
          <table:table-cell office:value-type="time" office:time-value="PT1017567H00M00S" calcext:value-type="time">
            <text:p>15:00:00</text:p>
          </table:table-cell>
          <table:table-cell office:value-type="time" office:time-value="PT1017572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1-30" calcext:value-type="date">
            <text:p>30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1-31" calcext:value-type="date">
            <text:p>31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01" calcext:value-type="date">
            <text:p>01/02/16</text:p>
          </table:table-cell>
          <table:table-cell office:value-type="time" office:time-value="PT1017639H00M00S" calcext:value-type="time">
            <text:p>15:00:00</text:p>
          </table:table-cell>
          <table:table-cell office:value-type="time" office:time-value="PT1017644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638H56M08.999999855S" calcext:value-type="time">
            <text:p>14:56:09</text:p>
          </table:table-cell>
          <table:table-cell office:value-type="time" office:time-value="PT1017643H58M11.999999899S" calcext:value-type="time">
            <text:p>19:58:12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02" calcext:value-type="date">
            <text:p>02/02/16</text:p>
          </table:table-cell>
          <table:table-cell office:value-type="time" office:time-value="PT1017663H00M00S" calcext:value-type="time">
            <text:p>15:00:00</text:p>
          </table:table-cell>
          <table:table-cell office:value-type="time" office:time-value="PT1017668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662H53M46.000000164S" calcext:value-type="time">
            <text:p>14:53:46</text:p>
          </table:table-cell>
          <table:table-cell office:value-type="time" office:time-value="PT1017668H30M39.000000106S" calcext:value-type="time">
            <text:p>20:30:39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03" calcext:value-type="date">
            <text:p>03/02/16</text:p>
          </table:table-cell>
          <table:table-cell office:value-type="time" office:time-value="PT1017687H00M00S" calcext:value-type="time">
            <text:p>15:00:00</text:p>
          </table:table-cell>
          <table:table-cell office:value-type="time" office:time-value="PT1017692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686H52M59.999999888S" calcext:value-type="time">
            <text:p>14:53:00</text:p>
          </table:table-cell>
          <table:table-cell office:value-type="time" office:time-value="PT1017691H57M05.000000373S" calcext:value-type="time">
            <text:p>19:57:05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04" calcext:value-type="date">
            <text:p>04/02/16</text:p>
          </table:table-cell>
          <table:table-cell office:value-type="time" office:time-value="PT1017711H00M00S" calcext:value-type="time">
            <text:p>15:00:00</text:p>
          </table:table-cell>
          <table:table-cell office:value-type="time" office:time-value="PT1017716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710H48M59.000000339S" calcext:value-type="time">
            <text:p>14:48:59</text:p>
          </table:table-cell>
          <table:table-cell office:value-type="time" office:time-value="PT1017715H58M36.000000061S" calcext:value-type="time">
            <text:p>19:58:36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05" calcext:value-type="date">
            <text:p>05/02/16</text:p>
          </table:table-cell>
          <table:table-cell office:value-type="time" office:time-value="PT1017735H00M00S" calcext:value-type="time">
            <text:p>15:00:00</text:p>
          </table:table-cell>
          <table:table-cell office:value-type="time" office:time-value="PT1017740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735H05M37.000000197S" calcext:value-type="time">
            <text:p>15:05:37</text:p>
          </table:table-cell>
          <table:table-cell office:value-type="time" office:time-value="PT1017739H59M58.999999976S" calcext:value-type="time">
            <text:p>19:59:59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06" calcext:value-type="date">
            <text:p>06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07" calcext:value-type="date">
            <text:p>0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08" calcext:value-type="date">
            <text:p>08/02/16</text:p>
          </table:table-cell>
          <table:table-cell office:value-type="time" office:time-value="PT1017807H00M00S" calcext:value-type="time">
            <text:p>15:00:00</text:p>
          </table:table-cell>
          <table:table-cell office:value-type="time" office:time-value="PT1017812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09" calcext:value-type="date">
            <text:p>09/02/16</text:p>
          </table:table-cell>
          <table:table-cell office:value-type="time" office:time-value="PT1017831H00M00S" calcext:value-type="time">
            <text:p>15:00:00</text:p>
          </table:table-cell>
          <table:table-cell office:value-type="time" office:time-value="PT1017836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10" calcext:value-type="date">
            <text:p>10/02/16</text:p>
          </table:table-cell>
          <table:table-cell office:value-type="time" office:time-value="PT1017855H00M00S" calcext:value-type="time">
            <text:p>15:00:00</text:p>
          </table:table-cell>
          <table:table-cell office:value-type="time" office:time-value="PT1017860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854H55M58.000000007S" calcext:value-type="time">
            <text:p>14:55:58</text:p>
          </table:table-cell>
          <table:table-cell office:value-type="time" office:time-value="PT1017860H10M56.999999564S" calcext:value-type="time">
            <text:p>20:10:5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11" calcext:value-type="date">
            <text:p>11/02/16</text:p>
          </table:table-cell>
          <table:table-cell office:value-type="time" office:time-value="PT1017879H00M00S" calcext:value-type="time">
            <text:p>15:00:00</text:p>
          </table:table-cell>
          <table:table-cell office:value-type="time" office:time-value="PT1017884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878H46M41.999999955S" calcext:value-type="time">
            <text:p>14:46:42</text:p>
          </table:table-cell>
          <table:table-cell office:value-type="time" office:time-value="PT1017884H05M35.000000149S" calcext:value-type="time">
            <text:p>20:05:35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12" calcext:value-type="date">
            <text:p>12/02/16</text:p>
          </table:table-cell>
          <table:table-cell office:value-type="time" office:time-value="PT1017903H00M00S" calcext:value-type="time">
            <text:p>15:00:00</text:p>
          </table:table-cell>
          <table:table-cell office:value-type="time" office:time-value="PT1017908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902H54M00.999999689S" calcext:value-type="time">
            <text:p>14:54:01</text:p>
          </table:table-cell>
          <table:table-cell office:value-type="time" office:time-value="PT1017908H00M46.999999881S" calcext:value-type="time">
            <text:p>20:00:4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13" calcext:value-type="date">
            <text:p>13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14" calcext:value-type="date">
            <text:p>14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15" calcext:value-type="date">
            <text:p>15/02/16</text:p>
          </table:table-cell>
          <table:table-cell office:value-type="time" office:time-value="PT1017975H00M00S" calcext:value-type="time">
            <text:p>15:00:00</text:p>
          </table:table-cell>
          <table:table-cell office:value-type="time" office:time-value="PT1017980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974H54M54.999999739S" calcext:value-type="time">
            <text:p>14:54:55</text:p>
          </table:table-cell>
          <table:table-cell office:value-type="time" office:time-value="PT1017979H57M29.000000115S" calcext:value-type="time">
            <text:p>19:57:29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16" calcext:value-type="date">
            <text:p>16/02/16</text:p>
          </table:table-cell>
          <table:table-cell office:value-type="time" office:time-value="PT1017999H00M00S" calcext:value-type="time">
            <text:p>15:00:00</text:p>
          </table:table-cell>
          <table:table-cell office:value-type="time" office:time-value="PT1018004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998H56M42.99999984S" calcext:value-type="time">
            <text:p>14:56:43</text:p>
          </table:table-cell>
          <table:table-cell office:value-type="time" office:time-value="PT1018004H09M35.999999698S" calcext:value-type="time">
            <text:p>20:09:36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17" calcext:value-type="date">
            <text:p>17/02/16</text:p>
          </table:table-cell>
          <table:table-cell office:value-type="time" office:time-value="PT1018023H00M00S" calcext:value-type="time">
            <text:p>15:00:00</text:p>
          </table:table-cell>
          <table:table-cell office:value-type="time" office:time-value="PT1018028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023H01M46.000000052S" calcext:value-type="time">
            <text:p>15:01:46</text:p>
          </table:table-cell>
          <table:table-cell office:value-type="time" office:time-value="PT1018027H57M29.999999721S" calcext:value-type="time">
            <text:p>19:57:30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18" calcext:value-type="date">
            <text:p>18/02/16</text:p>
          </table:table-cell>
          <table:table-cell office:value-type="time" office:time-value="PT1018047H00M00S" calcext:value-type="time">
            <text:p>15:00:00</text:p>
          </table:table-cell>
          <table:table-cell office:value-type="time" office:time-value="PT1018052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046H55M29.000000143S" calcext:value-type="time">
            <text:p>14:55:29</text:p>
          </table:table-cell>
          <table:table-cell office:value-type="time" office:time-value="PT1018052H14M24.999999991S" calcext:value-type="time">
            <text:p>20:14:25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19" calcext:value-type="date">
            <text:p>19/02/16</text:p>
          </table:table-cell>
          <table:table-cell office:value-type="time" office:time-value="PT1018071H00M00S" calcext:value-type="time">
            <text:p>15:00:00</text:p>
          </table:table-cell>
          <table:table-cell office:value-type="time" office:time-value="PT1018076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071H18M43.999999976S" calcext:value-type="time">
            <text:p>15:18:44</text:p>
          </table:table-cell>
          <table:table-cell office:value-type="time" office:time-value="PT1018076H22M55.999999791S" calcext:value-type="time">
            <text:p>20:22:56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20" calcext:value-type="date">
            <text:p>20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21" calcext:value-type="date">
            <text:p>21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22" calcext:value-type="date">
            <text:p>22/02/16</text:p>
          </table:table-cell>
          <table:table-cell office:value-type="time" office:time-value="PT1018143H00M00S" calcext:value-type="time">
            <text:p>15:00:00</text:p>
          </table:table-cell>
          <table:table-cell office:value-type="time" office:time-value="PT1018148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142H55M15.000000224S" calcext:value-type="time">
            <text:p>14:55:15</text:p>
          </table:table-cell>
          <table:table-cell office:value-type="time" office:time-value="PT1018148H08M08.000000082S" calcext:value-type="time">
            <text:p>20:08:08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23" calcext:value-type="date">
            <text:p>23/02/16</text:p>
          </table:table-cell>
          <table:table-cell office:value-type="time" office:time-value="PT1018167H00M00S" calcext:value-type="time">
            <text:p>15:00:00</text:p>
          </table:table-cell>
          <table:table-cell office:value-type="time" office:time-value="PT1018172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166H57M12.999999728S" calcext:value-type="time">
            <text:p>14:57:13</text:p>
          </table:table-cell>
          <table:table-cell office:value-type="time" office:time-value="PT1018172H24M11.999999955S" calcext:value-type="time">
            <text:p>20:24:12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24" calcext:value-type="date">
            <text:p>24/02/16</text:p>
          </table:table-cell>
          <table:table-cell office:value-type="time" office:time-value="PT1018191H00M00S" calcext:value-type="time">
            <text:p>15:00:00</text:p>
          </table:table-cell>
          <table:table-cell office:value-type="time" office:time-value="PT1018196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190H52M02.999999765S" calcext:value-type="time">
            <text:p>14:52:03</text:p>
          </table:table-cell>
          <table:table-cell office:value-type="time" office:time-value="PT1018196H03M48.000000073S" calcext:value-type="time">
            <text:p>20:03:48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25" calcext:value-type="date">
            <text:p>25/02/16</text:p>
          </table:table-cell>
          <table:table-cell office:value-type="time" office:time-value="PT1018215H00M00S" calcext:value-type="time">
            <text:p>15:00:00</text:p>
          </table:table-cell>
          <table:table-cell office:value-type="time" office:time-value="PT1018220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214H51M30.000000224S" calcext:value-type="time">
            <text:p>14:51:30</text:p>
          </table:table-cell>
          <table:table-cell office:value-type="time" office:time-value="PT1018220H11M26.999999871S" calcext:value-type="time">
            <text:p>20:11:2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26" calcext:value-type="date">
            <text:p>26/02/16</text:p>
          </table:table-cell>
          <table:table-cell office:value-type="time" office:time-value="PT1018239H00M00S" calcext:value-type="time">
            <text:p>15:00:00</text:p>
          </table:table-cell>
          <table:table-cell office:value-type="time" office:time-value="PT1018244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238H56M20.000000121S" calcext:value-type="time">
            <text:p>14:56:20</text:p>
          </table:table-cell>
          <table:table-cell office:value-type="time" office:time-value="PT1018244H00M29.000000283S" calcext:value-type="time">
            <text:p>20:00:29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27" calcext:value-type="date">
            <text:p>2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28" calcext:value-type="date">
            <text:p>28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2-29" calcext:value-type="date">
            <text:p>29/02/16</text:p>
          </table:table-cell>
          <table:table-cell office:value-type="time" office:time-value="PT1018311H00M00S" calcext:value-type="time">
            <text:p>15:00:00</text:p>
          </table:table-cell>
          <table:table-cell office:value-type="time" office:time-value="PT1018316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311H00M33.999999985S" calcext:value-type="time">
            <text:p>15:00:34</text:p>
          </table:table-cell>
          <table:table-cell office:value-type="time" office:time-value="PT1018316H18M28.000000007S" calcext:value-type="time">
            <text:p>20:18:28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01" calcext:value-type="date">
            <text:p>01/03/16</text:p>
          </table:table-cell>
          <table:table-cell office:value-type="time" office:time-value="PT1018335H00M00S" calcext:value-type="time">
            <text:p>15:00:00</text:p>
          </table:table-cell>
          <table:table-cell office:value-type="time" office:time-value="PT1018340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334H49M10.000000186S" calcext:value-type="time">
            <text:p>14:49:10</text:p>
          </table:table-cell>
          <table:table-cell office:value-type="time" office:time-value="PT1018339H56M38.999999743S" calcext:value-type="time">
            <text:p>19:56:39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02" calcext:value-type="date">
            <text:p>02/03/16</text:p>
          </table:table-cell>
          <table:table-cell office:value-type="time" office:time-value="PT1018359H00M00S" calcext:value-type="time">
            <text:p>15:00:00</text:p>
          </table:table-cell>
          <table:table-cell office:value-type="time" office:time-value="PT1018364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358H54M09.000000302S" calcext:value-type="time">
            <text:p>14:54:09</text:p>
          </table:table-cell>
          <table:table-cell office:value-type="time" office:time-value="PT1018364H02M30.000000279S" calcext:value-type="time">
            <text:p>20:02:30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03" calcext:value-type="date">
            <text:p>03/03/16</text:p>
          </table:table-cell>
          <table:table-cell office:value-type="time" office:time-value="PT1018383H00M00S" calcext:value-type="time">
            <text:p>15:00:00</text:p>
          </table:table-cell>
          <table:table-cell office:value-type="time" office:time-value="PT1018388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382H50M28.000000399S" calcext:value-type="time">
            <text:p>14:50:28</text:p>
          </table:table-cell>
          <table:table-cell office:value-type="time" office:time-value="PT1018387H05M06.000000285S" calcext:value-type="time">
            <text:p>19:05:06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04" calcext:value-type="date">
            <text:p>04/03/16</text:p>
          </table:table-cell>
          <table:table-cell office:value-type="time" office:time-value="PT1018407H00M00S" calcext:value-type="time">
            <text:p>15:00:00</text:p>
          </table:table-cell>
          <table:table-cell office:value-type="time" office:time-value="PT1018412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407H12M56.999999955S" calcext:value-type="time">
            <text:p>15:12:57</text:p>
          </table:table-cell>
          <table:table-cell office:value-type="time" office:time-value="PT1018412H12M35.000000261S" calcext:value-type="time">
            <text:p>20:12:35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05" calcext:value-type="date">
            <text:p>05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06" calcext:value-type="date">
            <text:p>0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07" calcext:value-type="date">
            <text:p>07/03/16</text:p>
          </table:table-cell>
          <table:table-cell office:value-type="time" office:time-value="PT1018479H00M00S" calcext:value-type="time">
            <text:p>15:00:00</text:p>
          </table:table-cell>
          <table:table-cell office:value-type="time" office:time-value="PT1018484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479H15M12.999999896S" calcext:value-type="time">
            <text:p>15:15:13</text:p>
          </table:table-cell>
          <table:table-cell office:value-type="time" office:time-value="PT1018484H11M36.999999695S" calcext:value-type="time">
            <text:p>20:11:3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08" calcext:value-type="date">
            <text:p>08/03/16</text:p>
          </table:table-cell>
          <table:table-cell office:value-type="time" office:time-value="PT1018503H00M00S" calcext:value-type="time">
            <text:p>15:00:00</text:p>
          </table:table-cell>
          <table:table-cell office:value-type="time" office:time-value="PT1018508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503H08M51.000000285S" calcext:value-type="time">
            <text:p>15:08:51</text:p>
          </table:table-cell>
          <table:table-cell office:value-type="time" office:time-value="PT1018508H05M31.000000052S" calcext:value-type="time">
            <text:p>20:05:31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09" calcext:value-type="date">
            <text:p>09/03/16</text:p>
          </table:table-cell>
          <table:table-cell office:value-type="time" office:time-value="PT1018527H00M00S" calcext:value-type="time">
            <text:p>15:00:00</text:p>
          </table:table-cell>
          <table:table-cell office:value-type="time" office:time-value="PT1018532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526H54M41.999999844S" calcext:value-type="time">
            <text:p>14:54:42</text:p>
          </table:table-cell>
          <table:table-cell office:value-type="time" office:time-value="PT1018531H59M32.00000016S" calcext:value-type="time">
            <text:p>19:59:32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10" calcext:value-type="date">
            <text:p>10/03/16</text:p>
          </table:table-cell>
          <table:table-cell office:value-type="time" office:time-value="PT1018551H00M00S" calcext:value-type="time">
            <text:p>15:00:00</text:p>
          </table:table-cell>
          <table:table-cell office:value-type="time" office:time-value="PT1018556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550H52M42.999999896S" calcext:value-type="time">
            <text:p>14:52:43</text:p>
          </table:table-cell>
          <table:table-cell office:value-type="time" office:time-value="PT1018556H00M30.000000307S" calcext:value-type="time">
            <text:p>20:00:30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11" calcext:value-type="date">
            <text:p>11/03/16</text:p>
          </table:table-cell>
          <table:table-cell office:value-type="time" office:time-value="PT1018575H00M00S" calcext:value-type="time">
            <text:p>15:00:00</text:p>
          </table:table-cell>
          <table:table-cell office:value-type="time" office:time-value="PT1018580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574H55M56.999999564S" calcext:value-type="time">
            <text:p>14:55:57</text:p>
          </table:table-cell>
          <table:table-cell office:value-type="time" office:time-value="PT1018580H03M30.999999661S" calcext:value-type="time">
            <text:p>20:03:31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12" calcext:value-type="date">
            <text:p>12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13" calcext:value-type="date">
            <text:p>13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14" calcext:value-type="date">
            <text:p>14/03/16</text:p>
          </table:table-cell>
          <table:table-cell office:value-type="time" office:time-value="PT1018647H00M00S" calcext:value-type="time">
            <text:p>15:00:00</text:p>
          </table:table-cell>
          <table:table-cell office:value-type="time" office:time-value="PT1018652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646H57M08.000000026S" calcext:value-type="time">
            <text:p>14:57:08</text:p>
          </table:table-cell>
          <table:table-cell office:value-type="time" office:time-value="PT1018651H59M52.000000225S" calcext:value-type="time">
            <text:p>19:59:52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15" calcext:value-type="date">
            <text:p>15/03/16</text:p>
          </table:table-cell>
          <table:table-cell office:value-type="time" office:time-value="PT1018671H00M00S" calcext:value-type="time">
            <text:p>15:00:00</text:p>
          </table:table-cell>
          <table:table-cell office:value-type="time" office:time-value="PT1018676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671H12M46.000000108S" calcext:value-type="time">
            <text:p>15:12:46</text:p>
          </table:table-cell>
          <table:table-cell office:value-type="time" office:time-value="PT1018676H08M25.000000075S" calcext:value-type="time">
            <text:p>20:08:25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16" calcext:value-type="date">
            <text:p>16/03/16</text:p>
          </table:table-cell>
          <table:table-cell office:value-type="time" office:time-value="PT1018695H00M00S" calcext:value-type="time">
            <text:p>15:00:00</text:p>
          </table:table-cell>
          <table:table-cell office:value-type="time" office:time-value="PT1018700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694H52M42.000000291S" calcext:value-type="time">
            <text:p>14:52:42</text:p>
          </table:table-cell>
          <table:table-cell office:value-type="time" office:time-value="PT1018700H00M19.000000041S" calcext:value-type="time">
            <text:p>20:00:19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17" calcext:value-type="date">
            <text:p>17/03/16</text:p>
          </table:table-cell>
          <table:table-cell office:value-type="time" office:time-value="PT1018719H00M00S" calcext:value-type="time">
            <text:p>15:00:00</text:p>
          </table:table-cell>
          <table:table-cell office:value-type="time" office:time-value="PT1018724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718H56M53.999999687S" calcext:value-type="time">
            <text:p>14:56:54</text:p>
          </table:table-cell>
          <table:table-cell office:value-type="time" office:time-value="PT1018724H03M54.999999823S" calcext:value-type="time">
            <text:p>20:03:55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18" calcext:value-type="date">
            <text:p>18/03/16</text:p>
          </table:table-cell>
          <table:table-cell office:value-type="time" office:time-value="PT1018743H00M00S" calcext:value-type="time">
            <text:p>15:00:00</text:p>
          </table:table-cell>
          <table:table-cell office:value-type="time" office:time-value="PT1018748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742H50M14.00000006S" calcext:value-type="time">
            <text:p>14:50:14</text:p>
          </table:table-cell>
          <table:table-cell office:value-type="time" office:time-value="PT1018747H24M16.000000052S" calcext:value-type="time">
            <text:p>19:24:16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19" calcext:value-type="date">
            <text:p>19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20" calcext:value-type="date">
            <text:p>20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21" calcext:value-type="date">
            <text:p>21/03/16</text:p>
          </table:table-cell>
          <table:table-cell office:value-type="time" office:time-value="PT1018815H00M00S" calcext:value-type="time">
            <text:p>15:00:00</text:p>
          </table:table-cell>
          <table:table-cell office:value-type="time" office:time-value="PT1018820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814H52M05.999999838S" calcext:value-type="time">
            <text:p>14:52:06</text:p>
          </table:table-cell>
          <table:table-cell office:value-type="time" office:time-value="PT1018820H01M27.000000011S" calcext:value-type="time">
            <text:p>20:01:2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22" calcext:value-type="date">
            <text:p>22/03/16</text:p>
          </table:table-cell>
          <table:table-cell office:value-type="time" office:time-value="PT1018839H00M00S" calcext:value-type="time">
            <text:p>15:00:00</text:p>
          </table:table-cell>
          <table:table-cell office:value-type="time" office:time-value="PT1018844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table:number-columns-repeated="2" office:value-type="time" office:time-value="PT1018838H51M43.000000119S" calcext:value-type="time">
            <text:p>14:51:43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23" calcext:value-type="date">
            <text:p>23/03/16</text:p>
          </table:table-cell>
          <table:table-cell office:value-type="time" office:time-value="PT1018863H00M00S" calcext:value-type="time">
            <text:p>15:00:00</text:p>
          </table:table-cell>
          <table:table-cell office:value-type="time" office:time-value="PT1018868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862H56M04.999999758S" calcext:value-type="time">
            <text:p>14:56:05</text:p>
          </table:table-cell>
          <table:table-cell office:value-type="time" office:time-value="PT1018867H13M20.000000093S" calcext:value-type="time">
            <text:p>19:13:20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24" calcext:value-type="date">
            <text:p>24/03/16</text:p>
          </table:table-cell>
          <table:table-cell office:value-type="time" office:time-value="PT1018887H00M00S" calcext:value-type="time">
            <text:p>15:00:00</text:p>
          </table:table-cell>
          <table:table-cell office:value-type="time" office:time-value="PT1018892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25" calcext:value-type="date">
            <text:p>25/03/16</text:p>
          </table:table-cell>
          <table:table-cell office:value-type="time" office:time-value="PT1018911H00M00S" calcext:value-type="time">
            <text:p>15:00:00</text:p>
          </table:table-cell>
          <table:table-cell office:value-type="time" office:time-value="PT1018916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26" calcext:value-type="date">
            <text:p>2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27" calcext:value-type="date">
            <text:p>27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28" calcext:value-type="date">
            <text:p>28/03/16</text:p>
          </table:table-cell>
          <table:table-cell office:value-type="time" office:time-value="PT1018983H00M00S" calcext:value-type="time">
            <text:p>15:00:00</text:p>
          </table:table-cell>
          <table:table-cell office:value-type="time" office:time-value="PT1018988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982H48M00.999999773S" calcext:value-type="time">
            <text:p>14:48:01</text:p>
          </table:table-cell>
          <table:table-cell office:value-type="time" office:time-value="PT1018988H06M16.99999949S" calcext:value-type="time">
            <text:p>20:06:1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29" calcext:value-type="date">
            <text:p>29/03/16</text:p>
          </table:table-cell>
          <table:table-cell office:value-type="time" office:time-value="PT1019007H00M00S" calcext:value-type="time">
            <text:p>15:00:00</text:p>
          </table:table-cell>
          <table:table-cell office:value-type="time" office:time-value="PT1019012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006H50M39.000000246S" calcext:value-type="time">
            <text:p>14:50:39</text:p>
          </table:table-cell>
          <table:table-cell office:value-type="time" office:time-value="PT1019011H47M08.000000166S" calcext:value-type="time">
            <text:p>19:47:08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30" calcext:value-type="date">
            <text:p>30/03/16</text:p>
          </table:table-cell>
          <table:table-cell office:value-type="time" office:time-value="PT1019031H00M00S" calcext:value-type="time">
            <text:p>15:00:00</text:p>
          </table:table-cell>
          <table:table-cell office:value-type="time" office:time-value="PT1019036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030H49M06.000000089S" calcext:value-type="time">
            <text:p>14:49:06</text:p>
          </table:table-cell>
          <table:table-cell office:value-type="time" office:time-value="PT1019035H56M09.999999879S" calcext:value-type="time">
            <text:p>19:56:10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3-31" calcext:value-type="date">
            <text:p>31/03/16</text:p>
          </table:table-cell>
          <table:table-cell office:value-type="time" office:time-value="PT1019055H00M00S" calcext:value-type="time">
            <text:p>15:00:00</text:p>
          </table:table-cell>
          <table:table-cell office:value-type="time" office:time-value="PT1019060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054H54M56.000000183S" calcext:value-type="time">
            <text:p>14:54:56</text:p>
          </table:table-cell>
          <table:table-cell office:value-type="time" office:time-value="PT1019060H04M59.999999721S" calcext:value-type="time">
            <text:p>20:05:00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01" calcext:value-type="date">
            <text:p>01/04/16</text:p>
          </table:table-cell>
          <table:table-cell office:value-type="time" office:time-value="PT1019079H00M00S" calcext:value-type="time">
            <text:p>15:00:00</text:p>
          </table:table-cell>
          <table:table-cell office:value-type="time" office:time-value="PT1019084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078H52M51.000000089S" calcext:value-type="time">
            <text:p>14:52:51</text:p>
          </table:table-cell>
          <table:table-cell office:value-type="time" office:time-value="PT1019084H07M23.00000025S" calcext:value-type="time">
            <text:p>20:07:23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02" calcext:value-type="date">
            <text:p>02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03" calcext:value-type="date">
            <text:p>0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04" calcext:value-type="date">
            <text:p>04/04/16</text:p>
          </table:table-cell>
          <table:table-cell office:value-type="time" office:time-value="PT1019151H00M00S" calcext:value-type="time">
            <text:p>15:00:00</text:p>
          </table:table-cell>
          <table:table-cell office:value-type="time" office:time-value="PT1019156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150H49M50.000000317S" calcext:value-type="time">
            <text:p>14:49:50</text:p>
          </table:table-cell>
          <table:table-cell office:value-type="time" office:time-value="PT1019156H40M21.999999974S" calcext:value-type="time">
            <text:p>20:40:22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05" calcext:value-type="date">
            <text:p>05/04/16</text:p>
          </table:table-cell>
          <table:table-cell office:value-type="time" office:time-value="PT1019175H00M00S" calcext:value-type="time">
            <text:p>15:00:00</text:p>
          </table:table-cell>
          <table:table-cell office:value-type="time" office:time-value="PT1019180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174H52M40.999999847S" calcext:value-type="time">
            <text:p>14:52:41</text:p>
          </table:table-cell>
          <table:table-cell office:value-type="time" office:time-value="PT1019180H09M33.99999965S" calcext:value-type="time">
            <text:p>20:09:34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06" calcext:value-type="date">
            <text:p>06/04/16</text:p>
          </table:table-cell>
          <table:table-cell office:value-type="time" office:time-value="PT1019199H00M00S" calcext:value-type="time">
            <text:p>15:00:00</text:p>
          </table:table-cell>
          <table:table-cell office:value-type="time" office:time-value="PT1019204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198H48M00.000000168S" calcext:value-type="time">
            <text:p>14:48:00</text:p>
          </table:table-cell>
          <table:table-cell office:value-type="time" office:time-value="PT1019203H58M50.999999586S" calcext:value-type="time">
            <text:p>19:58:51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07" calcext:value-type="date">
            <text:p>07/04/16</text:p>
          </table:table-cell>
          <table:table-cell office:value-type="time" office:time-value="PT1019223H00M00S" calcext:value-type="time">
            <text:p>15:00:00</text:p>
          </table:table-cell>
          <table:table-cell office:value-type="time" office:time-value="PT1019228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222H53M15.000000251S" calcext:value-type="time">
            <text:p>14:53:15</text:p>
          </table:table-cell>
          <table:table-cell office:value-type="time" office:time-value="PT1019227H56M22.999999775S" calcext:value-type="time">
            <text:p>19:56:23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08" calcext:value-type="date">
            <text:p>08/04/16</text:p>
          </table:table-cell>
          <table:table-cell office:value-type="time" office:time-value="PT1019247H00M00S" calcext:value-type="time">
            <text:p>15:00:00</text:p>
          </table:table-cell>
          <table:table-cell office:value-type="time" office:time-value="PT1019252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246H49M25.00000013S" calcext:value-type="time">
            <text:p>14:49:25</text:p>
          </table:table-cell>
          <table:table-cell office:value-type="time" office:time-value="PT1019251H52M26.999999927S" calcext:value-type="time">
            <text:p>19:52:2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09" calcext:value-type="date">
            <text:p>09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10" calcext:value-type="date">
            <text:p>10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11" calcext:value-type="date">
            <text:p>11/04/16</text:p>
          </table:table-cell>
          <table:table-cell office:value-type="time" office:time-value="PT1019319H00M00S" calcext:value-type="time">
            <text:p>15:00:00</text:p>
          </table:table-cell>
          <table:table-cell office:value-type="time" office:time-value="PT1019324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318H49M57.000000067S" calcext:value-type="time">
            <text:p>14:49:57</text:p>
          </table:table-cell>
          <table:table-cell office:value-type="time" office:time-value="PT1019324H04M38.000000026S" calcext:value-type="time">
            <text:p>20:04:38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12" calcext:value-type="date">
            <text:p>12/04/16</text:p>
          </table:table-cell>
          <table:table-cell office:value-type="time" office:time-value="PT1019343H00M00S" calcext:value-type="time">
            <text:p>15:00:00</text:p>
          </table:table-cell>
          <table:table-cell office:value-type="time" office:time-value="PT1019348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342H59M45.999999661S" calcext:value-type="time">
            <text:p>14:59:46</text:p>
          </table:table-cell>
          <table:table-cell office:value-type="time" office:time-value="PT1019347H55M26.999999676S" calcext:value-type="time">
            <text:p>19:55:2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13" calcext:value-type="date">
            <text:p>13/04/16</text:p>
          </table:table-cell>
          <table:table-cell office:value-type="time" office:time-value="PT1019367H00M00S" calcext:value-type="time">
            <text:p>15:00:00</text:p>
          </table:table-cell>
          <table:table-cell office:value-type="time" office:time-value="PT1019372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366H55M36.999999918S" calcext:value-type="time">
            <text:p>14:55:37</text:p>
          </table:table-cell>
          <table:table-cell office:value-type="time" office:time-value="PT1019371H53M22.000000421S" calcext:value-type="time">
            <text:p>19:53:22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14" calcext:value-type="date">
            <text:p>14/04/16</text:p>
          </table:table-cell>
          <table:table-cell office:value-type="time" office:time-value="PT1019391H00M00S" calcext:value-type="time">
            <text:p>15:00:00</text:p>
          </table:table-cell>
          <table:table-cell office:value-type="time" office:time-value="PT1019396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391H16M14.999999721S" calcext:value-type="time">
            <text:p>15:16:15</text:p>
          </table:table-cell>
          <table:table-cell office:value-type="time" office:time-value="PT1019396H10M42.000000039S" calcext:value-type="time">
            <text:p>20:10:42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15" calcext:value-type="date">
            <text:p>15/04/16</text:p>
          </table:table-cell>
          <table:table-cell office:value-type="time" office:time-value="PT1019415H00M00S" calcext:value-type="time">
            <text:p>15:00:00</text:p>
          </table:table-cell>
          <table:table-cell office:value-type="time" office:time-value="PT1019420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414H49M40.99999968S" calcext:value-type="time">
            <text:p>14:49:41</text:p>
          </table:table-cell>
          <table:table-cell office:value-type="time" office:time-value="PT1019419H05M30.000000447S" calcext:value-type="time">
            <text:p>19:05:30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16" calcext:value-type="date">
            <text:p>16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17" calcext:value-type="date">
            <text:p>17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18" calcext:value-type="date">
            <text:p>18/04/16</text:p>
          </table:table-cell>
          <table:table-cell office:value-type="time" office:time-value="PT1019487H00M00S" calcext:value-type="time">
            <text:p>15:00:00</text:p>
          </table:table-cell>
          <table:table-cell office:value-type="time" office:time-value="PT1019492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486H49M59.999999721S" calcext:value-type="time">
            <text:p>14:50:00</text:p>
          </table:table-cell>
          <table:table-cell office:value-type="time" office:time-value="PT1019488H31M39.999999907S" calcext:value-type="time">
            <text:p>16:31:40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19" calcext:value-type="date">
            <text:p>19/04/16</text:p>
          </table:table-cell>
          <table:table-cell office:value-type="time" office:time-value="PT1019511H00M00S" calcext:value-type="time">
            <text:p>15:00:00</text:p>
          </table:table-cell>
          <table:table-cell office:value-type="time" office:time-value="PT1019516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510H50M18.999999762S" calcext:value-type="time">
            <text:p>14:50:19</text:p>
          </table:table-cell>
          <table:table-cell office:value-type="time" office:time-value="PT1019516H00M16.000000387S" calcext:value-type="time">
            <text:p>20:00:16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20" calcext:value-type="date">
            <text:p>20/04/16</text:p>
          </table:table-cell>
          <table:table-cell office:value-type="time" office:time-value="PT1019535H00M00S" calcext:value-type="time">
            <text:p>15:00:00</text:p>
          </table:table-cell>
          <table:table-cell office:value-type="time" office:time-value="PT1019540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534H46M58.999999948S" calcext:value-type="time">
            <text:p>14:46:59</text:p>
          </table:table-cell>
          <table:table-cell office:value-type="time" office:time-value="PT1019540H06M46.999999797S" calcext:value-type="time">
            <text:p>20:06:4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21" calcext:value-type="date">
            <text:p>21/04/16</text:p>
          </table:table-cell>
          <table:table-cell office:value-type="time" office:time-value="PT1019559H00M00S" calcext:value-type="time">
            <text:p>15:00:00</text:p>
          </table:table-cell>
          <table:table-cell office:value-type="time" office:time-value="PT1019564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558H45M06.99999975S" calcext:value-type="time">
            <text:p>14:45:07</text:p>
          </table:table-cell>
          <table:table-cell office:value-type="time" office:time-value="PT1019564H03M34.000000153S" calcext:value-type="time">
            <text:p>20:03:34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22" calcext:value-type="date">
            <text:p>22/04/16</text:p>
          </table:table-cell>
          <table:table-cell office:value-type="time" office:time-value="PT1019583H00M00S" calcext:value-type="time">
            <text:p>15:00:00</text:p>
          </table:table-cell>
          <table:table-cell office:value-type="time" office:time-value="PT1019588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582H49M21.000000034S" calcext:value-type="time">
            <text:p>14:49:21</text:p>
          </table:table-cell>
          <table:table-cell office:value-type="time" office:time-value="PT1019588H02M00.999999996S" calcext:value-type="time">
            <text:p>20:02:01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23" calcext:value-type="date">
            <text:p>2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24" calcext:value-type="date">
            <text:p>24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25" calcext:value-type="date">
            <text:p>25/04/16</text:p>
          </table:table-cell>
          <table:table-cell office:value-type="time" office:time-value="PT1019655H00M00S" calcext:value-type="time">
            <text:p>15:00:00</text:p>
          </table:table-cell>
          <table:table-cell office:value-type="time" office:time-value="PT1019660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654H52M36.000000145S" calcext:value-type="time">
            <text:p>14:52:36</text:p>
          </table:table-cell>
          <table:table-cell office:value-type="time" office:time-value="PT1019660H03M40.999999903S" calcext:value-type="time">
            <text:p>20:03:41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iliano Saucedo</text:p>
          </table:table-cell>
          <table:table-cell office:value-type="date" office:date-value="2016-04-26" calcext:value-type="date">
            <text:p>26/04/16</text:p>
          </table:table-cell>
          <table:table-cell office:value-type="time" office:time-value="PT1019679H00M00S" calcext:value-type="time">
            <text:p>15:00:00</text:p>
          </table:table-cell>
          <table:table-cell office:value-type="time" office:time-value="PT1019684H00M00S" calcext:value-type="time">
            <text:p>20:00:00</text:p>
          </table:table-cell>
          <table:table-cell table:style-name="ce1" office:value-type="string" calcext:value-type="string">
            <text:p>5:00:00</text:p>
          </table:table-cell>
          <table:table-cell table:number-columns-repeated="2" office:value-type="time" office:time-value="PT1019678H46M37.999999858S" calcext:value-type="time">
            <text:p>14:46:38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1-20" calcext:value-type="date">
            <text:p>20/01/16</text:p>
          </table:table-cell>
          <table:table-cell office:value-type="time" office:time-value="PT1017345H00M00S" calcext:value-type="time">
            <text:p>09:00:00</text:p>
          </table:table-cell>
          <table:table-cell office:value-type="time" office:time-value="PT101735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1-21" calcext:value-type="date">
            <text:p>21/01/16</text:p>
          </table:table-cell>
          <table:table-cell office:value-type="time" office:time-value="PT1017369H00M00S" calcext:value-type="time">
            <text:p>09:00:00</text:p>
          </table:table-cell>
          <table:table-cell office:value-type="time" office:time-value="PT101737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1-22" calcext:value-type="date">
            <text:p>22/01/16</text:p>
          </table:table-cell>
          <table:table-cell office:value-type="time" office:time-value="PT1017393H00M00S" calcext:value-type="time">
            <text:p>09:00:00</text:p>
          </table:table-cell>
          <table:table-cell office:value-type="time" office:time-value="PT101740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1-23" calcext:value-type="date">
            <text:p>23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1-24" calcext:value-type="date">
            <text:p>24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1-25" calcext:value-type="date">
            <text:p>25/01/16</text:p>
          </table:table-cell>
          <table:table-cell office:value-type="time" office:time-value="PT1017465H00M00S" calcext:value-type="time">
            <text:p>09:00:00</text:p>
          </table:table-cell>
          <table:table-cell office:value-type="time" office:time-value="PT101747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1-26" calcext:value-type="date">
            <text:p>26/01/16</text:p>
          </table:table-cell>
          <table:table-cell office:value-type="time" office:time-value="PT1017489H30M00S" calcext:value-type="time">
            <text:p>09:30:00</text:p>
          </table:table-cell>
          <table:table-cell office:value-type="time" office:time-value="PT1017496H30M00S" calcext:value-type="time">
            <text:p>16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1-27" calcext:value-type="date">
            <text:p>27/01/16</text:p>
          </table:table-cell>
          <table:table-cell office:value-type="time" office:time-value="PT1017513H00M00S" calcext:value-type="time">
            <text:p>09:00:00</text:p>
          </table:table-cell>
          <table:table-cell office:value-type="time" office:time-value="PT101752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1-28" calcext:value-type="date">
            <text:p>28/01/16</text:p>
          </table:table-cell>
          <table:table-cell office:value-type="time" office:time-value="PT1017537H00M00S" calcext:value-type="time">
            <text:p>09:00:00</text:p>
          </table:table-cell>
          <table:table-cell office:value-type="time" office:time-value="PT1017544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1-29" calcext:value-type="date">
            <text:p>29/01/16</text:p>
          </table:table-cell>
          <table:table-cell office:value-type="time" office:time-value="PT1017561H00M00S" calcext:value-type="time">
            <text:p>09:00:00</text:p>
          </table:table-cell>
          <table:table-cell office:value-type="time" office:time-value="PT1017568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1-30" calcext:value-type="date">
            <text:p>30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1-31" calcext:value-type="date">
            <text:p>31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01" calcext:value-type="date">
            <text:p>01/02/16</text:p>
          </table:table-cell>
          <table:table-cell office:value-type="time" office:time-value="PT1017633H00M00S" calcext:value-type="time">
            <text:p>09:00:00</text:p>
          </table:table-cell>
          <table:table-cell office:value-type="time" office:time-value="PT101764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02" calcext:value-type="date">
            <text:p>02/02/16</text:p>
          </table:table-cell>
          <table:table-cell office:value-type="time" office:time-value="PT1017657H30M00S" calcext:value-type="time">
            <text:p>09:30:00</text:p>
          </table:table-cell>
          <table:table-cell office:value-type="time" office:time-value="PT1017664H30M00S" calcext:value-type="time">
            <text:p>16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57H23M08.000000082S" calcext:value-type="time">
            <text:p>09:23:08</text:p>
          </table:table-cell>
          <table:table-cell office:value-type="time" office:time-value="PT1017664H24M26.999999899S" calcext:value-type="time">
            <text:p>16:24:2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03" calcext:value-type="date">
            <text:p>03/02/16</text:p>
          </table:table-cell>
          <table:table-cell office:value-type="time" office:time-value="PT1017681H00M00S" calcext:value-type="time">
            <text:p>09:00:00</text:p>
          </table:table-cell>
          <table:table-cell office:value-type="time" office:time-value="PT1017688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81H17M09.999999795S" calcext:value-type="time">
            <text:p>09:17:10</text:p>
          </table:table-cell>
          <table:table-cell office:value-type="time" office:time-value="PT1017687H56M24.000000218S" calcext:value-type="time">
            <text:p>15:56:2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04" calcext:value-type="date">
            <text:p>04/02/16</text:p>
          </table:table-cell>
          <table:table-cell office:value-type="time" office:time-value="PT1017705H00M00S" calcext:value-type="time">
            <text:p>09:00:00</text:p>
          </table:table-cell>
          <table:table-cell office:value-type="time" office:time-value="PT101771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705H41M34.000000041S" calcext:value-type="time">
            <text:p>09:41:34</text:p>
          </table:table-cell>
          <table:table-cell office:value-type="time" office:time-value="PT1017712H32M10.000000214S" calcext:value-type="time">
            <text:p>16:32:1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05" calcext:value-type="date">
            <text:p>05/02/16</text:p>
          </table:table-cell>
          <table:table-cell office:value-type="time" office:time-value="PT1017729H00M00S" calcext:value-type="time">
            <text:p>09:00:00</text:p>
          </table:table-cell>
          <table:table-cell office:value-type="time" office:time-value="PT101773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729H21M00.99999994S" calcext:value-type="time">
            <text:p>09:21:01</text:p>
          </table:table-cell>
          <table:table-cell office:value-type="time" office:time-value="PT1017735H52M36.99999975S" calcext:value-type="time">
            <text:p>15:52:3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06" calcext:value-type="date">
            <text:p>06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07" calcext:value-type="date">
            <text:p>0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08" calcext:value-type="date">
            <text:p>08/02/16</text:p>
          </table:table-cell>
          <table:table-cell office:value-type="time" office:time-value="PT1017801H00M00S" calcext:value-type="time">
            <text:p>09:00:00</text:p>
          </table:table-cell>
          <table:table-cell office:value-type="time" office:time-value="PT1017808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09" calcext:value-type="date">
            <text:p>09/02/16</text:p>
          </table:table-cell>
          <table:table-cell office:value-type="time" office:time-value="PT1017825H30M00S" calcext:value-type="time">
            <text:p>09:30:00</text:p>
          </table:table-cell>
          <table:table-cell office:value-type="time" office:time-value="PT1017832H30M00S" calcext:value-type="time">
            <text:p>16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10" calcext:value-type="date">
            <text:p>10/02/16</text:p>
          </table:table-cell>
          <table:table-cell office:value-type="time" office:time-value="PT1017849H00M00S" calcext:value-type="time">
            <text:p>09:00:00</text:p>
          </table:table-cell>
          <table:table-cell office:value-type="time" office:time-value="PT101785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49H32M19.000000013S" calcext:value-type="time">
            <text:p>09:32:19</text:p>
          </table:table-cell>
          <table:table-cell office:value-type="time" office:time-value="PT1017851H35M13.000000035S" calcext:value-type="time">
            <text:p>11:35:1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11" calcext:value-type="date">
            <text:p>11/02/16</text:p>
          </table:table-cell>
          <table:table-cell office:value-type="time" office:time-value="PT1017873H00M00S" calcext:value-type="time">
            <text:p>09:00:00</text:p>
          </table:table-cell>
          <table:table-cell office:value-type="time" office:time-value="PT101788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73H32M47.999999877S" calcext:value-type="time">
            <text:p>09:32:48</text:p>
          </table:table-cell>
          <table:table-cell office:value-type="time" office:time-value="PT1017880H27M03.000000324S" calcext:value-type="time">
            <text:p>16:27:0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12" calcext:value-type="date">
            <text:p>12/02/16</text:p>
          </table:table-cell>
          <table:table-cell office:value-type="time" office:time-value="PT1017897H00M00S" calcext:value-type="time">
            <text:p>09:00:00</text:p>
          </table:table-cell>
          <table:table-cell office:value-type="time" office:time-value="PT1017904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97H47M16.999999965S" calcext:value-type="time">
            <text:p>09:47:17</text:p>
          </table:table-cell>
          <table:table-cell office:value-type="time" office:time-value="PT1017903H50M59.000000311S" calcext:value-type="time">
            <text:p>15:50:5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13" calcext:value-type="date">
            <text:p>13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14" calcext:value-type="date">
            <text:p>14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15" calcext:value-type="date">
            <text:p>15/02/16</text:p>
          </table:table-cell>
          <table:table-cell office:value-type="time" office:time-value="PT1017969H00M00S" calcext:value-type="time">
            <text:p>09:00:00</text:p>
          </table:table-cell>
          <table:table-cell office:value-type="time" office:time-value="PT101797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16" calcext:value-type="date">
            <text:p>16/02/16</text:p>
          </table:table-cell>
          <table:table-cell office:value-type="time" office:time-value="PT1017993H30M00S" calcext:value-type="time">
            <text:p>09:30:00</text:p>
          </table:table-cell>
          <table:table-cell office:value-type="time" office:time-value="PT1018000H30M00S" calcext:value-type="time">
            <text:p>16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993H09M49.000000013S" calcext:value-type="time">
            <text:p>09:09:49</text:p>
          </table:table-cell>
          <table:table-cell office:value-type="time" office:time-value="PT1017999H52M38.999999799S" calcext:value-type="time">
            <text:p>15:52:3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17" calcext:value-type="date">
            <text:p>17/02/16</text:p>
          </table:table-cell>
          <table:table-cell office:value-type="time" office:time-value="PT1018017H00M00S" calcext:value-type="time">
            <text:p>09:00:00</text:p>
          </table:table-cell>
          <table:table-cell office:value-type="time" office:time-value="PT1018024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17H03M11.000000015S" calcext:value-type="time">
            <text:p>09:03:11</text:p>
          </table:table-cell>
          <table:table-cell office:value-type="time" office:time-value="PT1018023H49M33.999999929S" calcext:value-type="time">
            <text:p>15:49:3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18" calcext:value-type="date">
            <text:p>18/02/16</text:p>
          </table:table-cell>
          <table:table-cell office:value-type="time" office:time-value="PT1018041H00M00S" calcext:value-type="time">
            <text:p>09:00:00</text:p>
          </table:table-cell>
          <table:table-cell office:value-type="time" office:time-value="PT1018048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41H03M40.999999903S" calcext:value-type="time">
            <text:p>09:03:41</text:p>
          </table:table-cell>
          <table:table-cell office:value-type="time" office:time-value="PT1018048H04M01.999999993S" calcext:value-type="time">
            <text:p>16:04:0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19" calcext:value-type="date">
            <text:p>19/02/16</text:p>
          </table:table-cell>
          <table:table-cell office:value-type="time" office:time-value="PT1018065H00M00S" calcext:value-type="time">
            <text:p>09:00:00</text:p>
          </table:table-cell>
          <table:table-cell office:value-type="time" office:time-value="PT101807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65H49M27.000000179S" calcext:value-type="time">
            <text:p>09:49:27</text:p>
          </table:table-cell>
          <table:table-cell office:value-type="time" office:time-value="PT1018072H43M39.999999739S" calcext:value-type="time">
            <text:p>16:43:4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20" calcext:value-type="date">
            <text:p>20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21" calcext:value-type="date">
            <text:p>21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22" calcext:value-type="date">
            <text:p>22/02/16</text:p>
          </table:table-cell>
          <table:table-cell office:value-type="time" office:time-value="PT1018137H00M00S" calcext:value-type="time">
            <text:p>09:00:00</text:p>
          </table:table-cell>
          <table:table-cell office:value-type="time" office:time-value="PT1018144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37H43M59.999999804S" calcext:value-type="time">
            <text:p>09:44:00</text:p>
          </table:table-cell>
          <table:table-cell office:value-type="time" office:time-value="PT1018144H13M55.999999708S" calcext:value-type="time">
            <text:p>16:13:5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23" calcext:value-type="date">
            <text:p>23/02/16</text:p>
          </table:table-cell>
          <table:table-cell office:value-type="time" office:time-value="PT1018161H30M00S" calcext:value-type="time">
            <text:p>09:30:00</text:p>
          </table:table-cell>
          <table:table-cell office:value-type="time" office:time-value="PT1018168H30M00S" calcext:value-type="time">
            <text:p>16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24" calcext:value-type="date">
            <text:p>24/02/16</text:p>
          </table:table-cell>
          <table:table-cell office:value-type="time" office:time-value="PT1018185H00M00S" calcext:value-type="time">
            <text:p>09:00:00</text:p>
          </table:table-cell>
          <table:table-cell office:value-type="time" office:time-value="PT101819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85H09M01.000000108S" calcext:value-type="time">
            <text:p>09:09:01</text:p>
          </table:table-cell>
          <table:table-cell office:value-type="time" office:time-value="PT1018191H32M51.999999974S" calcext:value-type="time">
            <text:p>15:32:5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25" calcext:value-type="date">
            <text:p>25/02/16</text:p>
          </table:table-cell>
          <table:table-cell office:value-type="time" office:time-value="PT1018209H00M00S" calcext:value-type="time">
            <text:p>09:00:00</text:p>
          </table:table-cell>
          <table:table-cell office:value-type="time" office:time-value="PT101821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number-columns-repeated="2" office:value-type="time" office:time-value="PT1018215H35M04.999999842S" calcext:value-type="time">
            <text:p>15:35:0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26" calcext:value-type="date">
            <text:p>26/02/16</text:p>
          </table:table-cell>
          <table:table-cell office:value-type="time" office:time-value="PT1018233H00M00S" calcext:value-type="time">
            <text:p>09:00:00</text:p>
          </table:table-cell>
          <table:table-cell office:value-type="time" office:time-value="PT101824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233H25M28.999999724S" calcext:value-type="time">
            <text:p>09:25:29</text:p>
          </table:table-cell>
          <table:table-cell office:value-type="time" office:time-value="PT1018239H56M11.999999927S" calcext:value-type="time">
            <text:p>15:56:1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27" calcext:value-type="date">
            <text:p>2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28" calcext:value-type="date">
            <text:p>28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2-29" calcext:value-type="date">
            <text:p>29/02/16</text:p>
          </table:table-cell>
          <table:table-cell office:value-type="time" office:time-value="PT1018305H00M00S" calcext:value-type="time">
            <text:p>09:00:00</text:p>
          </table:table-cell>
          <table:table-cell office:value-type="time" office:time-value="PT101831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office:value-type="string" calcext:value-type="string">
            <text:p>Corta Duración</text:p>
          </table:table-cell>
          <table:table-cell table:style-name="ce1" office:value-type="string" calcext:value-type="string">
            <text:p>07:07</text:p>
          </table:table-cell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01" calcext:value-type="date">
            <text:p>01/03/16</text:p>
          </table:table-cell>
          <table:table-cell office:value-type="time" office:time-value="PT1018329H30M00S" calcext:value-type="time">
            <text:p>09:30:00</text:p>
          </table:table-cell>
          <table:table-cell office:value-type="time" office:time-value="PT1018336H30M00S" calcext:value-type="time">
            <text:p>16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29H25M32.999999821S" calcext:value-type="time">
            <text:p>09:25:33</text:p>
          </table:table-cell>
          <table:table-cell office:value-type="time" office:time-value="PT1018336H10M56.999999983S" calcext:value-type="time">
            <text:p>16:10:5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02" calcext:value-type="date">
            <text:p>02/03/16</text:p>
          </table:table-cell>
          <table:table-cell office:value-type="time" office:time-value="PT1018353H00M00S" calcext:value-type="time">
            <text:p>09:00:00</text:p>
          </table:table-cell>
          <table:table-cell office:value-type="time" office:time-value="PT101836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53H55M19.00000032S" calcext:value-type="time">
            <text:p>09:55:19</text:p>
          </table:table-cell>
          <table:table-cell office:value-type="time" office:time-value="PT1018359H57M35.999999866S" calcext:value-type="time">
            <text:p>15:57:3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03" calcext:value-type="date">
            <text:p>03/03/16</text:p>
          </table:table-cell>
          <table:table-cell office:value-type="time" office:time-value="PT1018377H00M00S" calcext:value-type="time">
            <text:p>09:00:00</text:p>
          </table:table-cell>
          <table:table-cell office:value-type="time" office:time-value="PT1018384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77H19M04.999999646S" calcext:value-type="time">
            <text:p>09:19:05</text:p>
          </table:table-cell>
          <table:table-cell office:value-type="time" office:time-value="PT1018384H11M47.999999961S" calcext:value-type="time">
            <text:p>16:11:4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04" calcext:value-type="date">
            <text:p>04/03/16</text:p>
          </table:table-cell>
          <table:table-cell office:value-type="time" office:time-value="PT1018401H00M00S" calcext:value-type="time">
            <text:p>09:00:00</text:p>
          </table:table-cell>
          <table:table-cell office:value-type="time" office:time-value="PT1018408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01H52M25.999999903S" calcext:value-type="time">
            <text:p>09:52:26</text:p>
          </table:table-cell>
          <table:table-cell office:value-type="time" office:time-value="PT1018408H58M10.999999875S" calcext:value-type="time">
            <text:p>16:58:1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05" calcext:value-type="date">
            <text:p>05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06" calcext:value-type="date">
            <text:p>0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07" calcext:value-type="date">
            <text:p>07/03/16</text:p>
          </table:table-cell>
          <table:table-cell office:value-type="time" office:time-value="PT1018473H00M00S" calcext:value-type="time">
            <text:p>09:00:00</text:p>
          </table:table-cell>
          <table:table-cell office:value-type="time" office:time-value="PT101848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73H20M31.000000052S" calcext:value-type="time">
            <text:p>09:20:31</text:p>
          </table:table-cell>
          <table:table-cell office:value-type="time" office:time-value="PT1018480H20M30.000000028S" calcext:value-type="time">
            <text:p>16:20:3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08" calcext:value-type="date">
            <text:p>08/03/16</text:p>
          </table:table-cell>
          <table:table-cell office:value-type="time" office:time-value="PT1018497H30M00S" calcext:value-type="time">
            <text:p>09:30:00</text:p>
          </table:table-cell>
          <table:table-cell office:value-type="time" office:time-value="PT1018504H30M00S" calcext:value-type="time">
            <text:p>16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97H17M27.999999812S" calcext:value-type="time">
            <text:p>09:17:28</text:p>
          </table:table-cell>
          <table:table-cell office:value-type="time" office:time-value="PT1018503H45M16.999999993S" calcext:value-type="time">
            <text:p>15:45:1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09" calcext:value-type="date">
            <text:p>09/03/16</text:p>
          </table:table-cell>
          <table:table-cell office:value-type="time" office:time-value="PT1018521H00M00S" calcext:value-type="time">
            <text:p>09:00:00</text:p>
          </table:table-cell>
          <table:table-cell office:value-type="time" office:time-value="PT1018528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22H04M23.000000082S" calcext:value-type="time">
            <text:p>10:04:23</text:p>
          </table:table-cell>
          <table:table-cell office:value-type="time" office:time-value="PT1018528H35M05.999999866S" calcext:value-type="time">
            <text:p>16:35:0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10" calcext:value-type="date">
            <text:p>10/03/16</text:p>
          </table:table-cell>
          <table:table-cell office:value-type="time" office:time-value="PT1018545H00M00S" calcext:value-type="time">
            <text:p>09:00:00</text:p>
          </table:table-cell>
          <table:table-cell office:value-type="time" office:time-value="PT101855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45H27M19.999999898S" calcext:value-type="time">
            <text:p>09:27:20</text:p>
          </table:table-cell>
          <table:table-cell office:value-type="time" office:time-value="PT1018552H17M04.000000488S" calcext:value-type="time">
            <text:p>16:17:0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11" calcext:value-type="date">
            <text:p>11/03/16</text:p>
          </table:table-cell>
          <table:table-cell office:value-type="time" office:time-value="PT1018569H00M00S" calcext:value-type="time">
            <text:p>09:00:00</text:p>
          </table:table-cell>
          <table:table-cell office:value-type="time" office:time-value="PT101857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office:value-type="string" calcext:value-type="string">
            <text:p>Corta Duración</text:p>
          </table:table-cell>
          <table:table-cell table:style-name="ce1" office:value-type="string" calcext:value-type="string">
            <text:p>07:07</text:p>
          </table:table-cell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12" calcext:value-type="date">
            <text:p>12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13" calcext:value-type="date">
            <text:p>13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14" calcext:value-type="date">
            <text:p>14/03/16</text:p>
          </table:table-cell>
          <table:table-cell office:value-type="time" office:time-value="PT1018641H00M00S" calcext:value-type="time">
            <text:p>09:00:00</text:p>
          </table:table-cell>
          <table:table-cell office:value-type="time" office:time-value="PT1018648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41H32M25.999999763S" calcext:value-type="time">
            <text:p>09:32:26</text:p>
          </table:table-cell>
          <table:table-cell office:value-type="time" office:time-value="PT1018648H04M33.000000324S" calcext:value-type="time">
            <text:p>16:04:3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15" calcext:value-type="date">
            <text:p>15/03/16</text:p>
          </table:table-cell>
          <table:table-cell office:value-type="time" office:time-value="PT1018665H30M00S" calcext:value-type="time">
            <text:p>09:30:00</text:p>
          </table:table-cell>
          <table:table-cell office:value-type="time" office:time-value="PT1018672H30M00S" calcext:value-type="time">
            <text:p>16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65H25M43.000000063S" calcext:value-type="time">
            <text:p>09:25:43</text:p>
          </table:table-cell>
          <table:table-cell office:value-type="time" office:time-value="PT1018672H25M30.999999773S" calcext:value-type="time">
            <text:p>16:25:3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16" calcext:value-type="date">
            <text:p>16/03/16</text:p>
          </table:table-cell>
          <table:table-cell office:value-type="time" office:time-value="PT1018689H00M00S" calcext:value-type="time">
            <text:p>09:00:00</text:p>
          </table:table-cell>
          <table:table-cell office:value-type="time" office:time-value="PT101869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89H31M34.999999786S" calcext:value-type="time">
            <text:p>09:31:35</text:p>
          </table:table-cell>
          <table:table-cell office:value-type="time" office:time-value="PT1018696H11M17.999999654S" calcext:value-type="time">
            <text:p>16:11:1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17" calcext:value-type="date">
            <text:p>17/03/16</text:p>
          </table:table-cell>
          <table:table-cell office:value-type="time" office:time-value="PT1018713H00M00S" calcext:value-type="time">
            <text:p>09:00:00</text:p>
          </table:table-cell>
          <table:table-cell office:value-type="time" office:time-value="PT101872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713H55M07.00000003S" calcext:value-type="time">
            <text:p>09:55:07</text:p>
          </table:table-cell>
          <table:table-cell office:value-type="time" office:time-value="PT1018720H03M15.999999717S" calcext:value-type="time">
            <text:p>16:03:1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18" calcext:value-type="date">
            <text:p>18/03/16</text:p>
          </table:table-cell>
          <table:table-cell office:value-type="time" office:time-value="PT1018737H00M00S" calcext:value-type="time">
            <text:p>09:00:00</text:p>
          </table:table-cell>
          <table:table-cell office:value-type="time" office:time-value="PT1018744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office:value-type="string" calcext:value-type="string">
            <text:p>Corta Duración</text:p>
          </table:table-cell>
          <table:table-cell table:style-name="ce1" office:value-type="string" calcext:value-type="string">
            <text:p>07:07</text:p>
          </table:table-cell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19" calcext:value-type="date">
            <text:p>19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20" calcext:value-type="date">
            <text:p>20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21" calcext:value-type="date">
            <text:p>21/03/16</text:p>
          </table:table-cell>
          <table:table-cell office:value-type="time" office:time-value="PT1018809H00M00S" calcext:value-type="time">
            <text:p>09:00:00</text:p>
          </table:table-cell>
          <table:table-cell office:value-type="time" office:time-value="PT101881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09H39M22.000000197S" calcext:value-type="time">
            <text:p>09:39:22</text:p>
          </table:table-cell>
          <table:table-cell office:value-type="time" office:time-value="PT1018816H15M30.000000307S" calcext:value-type="time">
            <text:p>16:15:3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22" calcext:value-type="date">
            <text:p>22/03/16</text:p>
          </table:table-cell>
          <table:table-cell office:value-type="time" office:time-value="PT1018833H30M00S" calcext:value-type="time">
            <text:p>09:30:00</text:p>
          </table:table-cell>
          <table:table-cell office:value-type="time" office:time-value="PT1018840H30M00S" calcext:value-type="time">
            <text:p>16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33H27M35.000000261S" calcext:value-type="time">
            <text:p>09:27:35</text:p>
          </table:table-cell>
          <table:table-cell office:value-type="time" office:time-value="PT1018840H17M03.000000045S" calcext:value-type="time">
            <text:p>16:17:0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23" calcext:value-type="date">
            <text:p>23/03/16</text:p>
          </table:table-cell>
          <table:table-cell office:value-type="time" office:time-value="PT1018857H00M00S" calcext:value-type="time">
            <text:p>09:00:00</text:p>
          </table:table-cell>
          <table:table-cell office:value-type="time" office:time-value="PT1018864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57H26M17.999999654S" calcext:value-type="time">
            <text:p>09:26:18</text:p>
          </table:table-cell>
          <table:table-cell office:value-type="time" office:time-value="PT1018864H05M19.000000181S" calcext:value-type="time">
            <text:p>16:05:1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24" calcext:value-type="date">
            <text:p>24/03/16</text:p>
          </table:table-cell>
          <table:table-cell office:value-type="time" office:time-value="PT1018881H00M00S" calcext:value-type="time">
            <text:p>09:00:00</text:p>
          </table:table-cell>
          <table:table-cell office:value-type="time" office:time-value="PT1018888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25" calcext:value-type="date">
            <text:p>25/03/16</text:p>
          </table:table-cell>
          <table:table-cell office:value-type="time" office:time-value="PT1018905H00M00S" calcext:value-type="time">
            <text:p>09:00:00</text:p>
          </table:table-cell>
          <table:table-cell office:value-type="time" office:time-value="PT101891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26" calcext:value-type="date">
            <text:p>2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27" calcext:value-type="date">
            <text:p>27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28" calcext:value-type="date">
            <text:p>28/03/16</text:p>
          </table:table-cell>
          <table:table-cell office:value-type="time" office:time-value="PT1018977H00M00S" calcext:value-type="time">
            <text:p>09:00:00</text:p>
          </table:table-cell>
          <table:table-cell office:value-type="time" office:time-value="PT1018984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office:value-type="string" calcext:value-type="string">
            <text:p>Corta Duración</text:p>
          </table:table-cell>
          <table:table-cell table:style-name="ce1" office:value-type="string" calcext:value-type="string">
            <text:p>07:07</text:p>
          </table:table-cell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29" calcext:value-type="date">
            <text:p>29/03/16</text:p>
          </table:table-cell>
          <table:table-cell office:value-type="time" office:time-value="PT1019001H30M00S" calcext:value-type="time">
            <text:p>09:30:00</text:p>
          </table:table-cell>
          <table:table-cell office:value-type="time" office:time-value="PT1019008H30M00S" calcext:value-type="time">
            <text:p>16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office:value-type="string" calcext:value-type="string">
            <text:p>Corta Duración</text:p>
          </table:table-cell>
          <table:table-cell table:style-name="ce1" office:value-type="string" calcext:value-type="string">
            <text:p>07:07</text:p>
          </table:table-cell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30" calcext:value-type="date">
            <text:p>30/03/16</text:p>
          </table:table-cell>
          <table:table-cell office:value-type="time" office:time-value="PT1019025H00M00S" calcext:value-type="time">
            <text:p>09:00:00</text:p>
          </table:table-cell>
          <table:table-cell office:value-type="time" office:time-value="PT101903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25H06M58.000000063S" calcext:value-type="time">
            <text:p>09:06:58</text:p>
          </table:table-cell>
          <table:table-cell office:value-type="time" office:time-value="PT1019032H22M08.000000305S" calcext:value-type="time">
            <text:p>16:22:0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3-31" calcext:value-type="date">
            <text:p>31/03/16</text:p>
          </table:table-cell>
          <table:table-cell office:value-type="time" office:time-value="PT1019049H00M00S" calcext:value-type="time">
            <text:p>09:00:00</text:p>
          </table:table-cell>
          <table:table-cell office:value-type="time" office:time-value="PT101905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49H24M58.000000231S" calcext:value-type="time">
            <text:p>09:24:58</text:p>
          </table:table-cell>
          <table:table-cell office:value-type="time" office:time-value="PT1019056H31M48.000000101S" calcext:value-type="time">
            <text:p>16:31:4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01" calcext:value-type="date">
            <text:p>01/04/16</text:p>
          </table:table-cell>
          <table:table-cell office:value-type="time" office:time-value="PT1019073H00M00S" calcext:value-type="time">
            <text:p>09:00:00</text:p>
          </table:table-cell>
          <table:table-cell office:value-type="time" office:time-value="PT101908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73H27M00.000000251S" calcext:value-type="time">
            <text:p>09:27:00</text:p>
          </table:table-cell>
          <table:table-cell office:value-type="time" office:time-value="PT1019080H27M18.999999873S" calcext:value-type="time">
            <text:p>16:27:1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02" calcext:value-type="date">
            <text:p>02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03" calcext:value-type="date">
            <text:p>0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04" calcext:value-type="date">
            <text:p>04/04/16</text:p>
          </table:table-cell>
          <table:table-cell office:value-type="time" office:time-value="PT1019145H00M00S" calcext:value-type="time">
            <text:p>09:00:00</text:p>
          </table:table-cell>
          <table:table-cell office:value-type="time" office:time-value="PT101915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45H46M27.999999616S" calcext:value-type="time">
            <text:p>09:46:28</text:p>
          </table:table-cell>
          <table:table-cell office:value-type="time" office:time-value="PT1019152H02M00.999999996S" calcext:value-type="time">
            <text:p>16:02:0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05" calcext:value-type="date">
            <text:p>05/04/16</text:p>
          </table:table-cell>
          <table:table-cell office:value-type="time" office:time-value="PT1019169H30M00S" calcext:value-type="time">
            <text:p>09:30:00</text:p>
          </table:table-cell>
          <table:table-cell office:value-type="time" office:time-value="PT1019176H30M00S" calcext:value-type="time">
            <text:p>16:30:00</text:p>
          </table:table-cell>
          <table:table-cell table:style-name="ce1" office:value-type="string" calcext:value-type="string">
            <text:p>7:00:00</text:p>
          </table:table-cell>
          <table:table-cell table:number-columns-repeated="2" office:value-type="time" office:time-value="PT1019176H03M18.000000184S" calcext:value-type="time">
            <text:p>16:03:1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06" calcext:value-type="date">
            <text:p>06/04/16</text:p>
          </table:table-cell>
          <table:table-cell office:value-type="time" office:time-value="PT1019193H00M00S" calcext:value-type="time">
            <text:p>09:00:00</text:p>
          </table:table-cell>
          <table:table-cell office:value-type="time" office:time-value="PT101920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93H34M44.000000171S" calcext:value-type="time">
            <text:p>09:34:44</text:p>
          </table:table-cell>
          <table:table-cell office:value-type="time" office:time-value="PT1019200H18M57.999999896S" calcext:value-type="time">
            <text:p>16:18:5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07" calcext:value-type="date">
            <text:p>07/04/16</text:p>
          </table:table-cell>
          <table:table-cell office:value-type="time" office:time-value="PT1019217H00M00S" calcext:value-type="time">
            <text:p>09:00:00</text:p>
          </table:table-cell>
          <table:table-cell office:value-type="time" office:time-value="PT1019224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217H52M59.000000283S" calcext:value-type="time">
            <text:p>09:52:59</text:p>
          </table:table-cell>
          <table:table-cell office:value-type="time" office:time-value="PT1019224H43M11.999999899S" calcext:value-type="time">
            <text:p>16:43:1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08" calcext:value-type="date">
            <text:p>08/04/16</text:p>
          </table:table-cell>
          <table:table-cell office:value-type="time" office:time-value="PT1019241H00M00S" calcext:value-type="time">
            <text:p>09:00:00</text:p>
          </table:table-cell>
          <table:table-cell office:value-type="time" office:time-value="PT1019248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241H31M12.000000067S" calcext:value-type="time">
            <text:p>09:31:12</text:p>
          </table:table-cell>
          <table:table-cell office:value-type="time" office:time-value="PT1019248H01M55.999999875S" calcext:value-type="time">
            <text:p>16:01:5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09" calcext:value-type="date">
            <text:p>09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10" calcext:value-type="date">
            <text:p>10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11" calcext:value-type="date">
            <text:p>11/04/16</text:p>
          </table:table-cell>
          <table:table-cell office:value-type="time" office:time-value="PT1019313H00M00S" calcext:value-type="time">
            <text:p>09:00:00</text:p>
          </table:table-cell>
          <table:table-cell office:value-type="time" office:time-value="PT101932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13H15M39.999999711S" calcext:value-type="time">
            <text:p>09:15:40</text:p>
          </table:table-cell>
          <table:table-cell office:value-type="time" office:time-value="PT1019319H59M29.999999693S" calcext:value-type="time">
            <text:p>15:59:3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12" calcext:value-type="date">
            <text:p>12/04/16</text:p>
          </table:table-cell>
          <table:table-cell office:value-type="time" office:time-value="PT1019337H30M00S" calcext:value-type="time">
            <text:p>09:30:00</text:p>
          </table:table-cell>
          <table:table-cell office:value-type="time" office:time-value="PT1019344H30M00S" calcext:value-type="time">
            <text:p>16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37H35M18.999999762S" calcext:value-type="time">
            <text:p>09:35:19</text:p>
          </table:table-cell>
          <table:table-cell office:value-type="time" office:time-value="PT1019343H59M49.999999758S" calcext:value-type="time">
            <text:p>15:59:5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13" calcext:value-type="date">
            <text:p>13/04/16</text:p>
          </table:table-cell>
          <table:table-cell office:value-type="time" office:time-value="PT1019361H00M00S" calcext:value-type="time">
            <text:p>09:00:00</text:p>
          </table:table-cell>
          <table:table-cell office:value-type="time" office:time-value="PT1019368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61H40M21.999999974S" calcext:value-type="time">
            <text:p>09:40:22</text:p>
          </table:table-cell>
          <table:table-cell office:value-type="time" office:time-value="PT1019368H11M47.999999961S" calcext:value-type="time">
            <text:p>16:11:4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14" calcext:value-type="date">
            <text:p>14/04/16</text:p>
          </table:table-cell>
          <table:table-cell office:value-type="time" office:time-value="PT1019385H00M00S" calcext:value-type="time">
            <text:p>09:00:00</text:p>
          </table:table-cell>
          <table:table-cell office:value-type="time" office:time-value="PT101939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85H22M15.000000056S" calcext:value-type="time">
            <text:p>09:22:15</text:p>
          </table:table-cell>
          <table:table-cell office:value-type="time" office:time-value="PT1019391H53M52.999999914S" calcext:value-type="time">
            <text:p>15:53:5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15" calcext:value-type="date">
            <text:p>15/04/16</text:p>
          </table:table-cell>
          <table:table-cell office:value-type="time" office:time-value="PT1019409H00M00S" calcext:value-type="time">
            <text:p>09:00:00</text:p>
          </table:table-cell>
          <table:table-cell office:value-type="time" office:time-value="PT101941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409H47M49.999999925S" calcext:value-type="time">
            <text:p>09:47:50</text:p>
          </table:table-cell>
          <table:table-cell office:value-type="time" office:time-value="PT1019417H27M20.999999922S" calcext:value-type="time">
            <text:p>17:27:2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16" calcext:value-type="date">
            <text:p>16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17" calcext:value-type="date">
            <text:p>17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18" calcext:value-type="date">
            <text:p>18/04/16</text:p>
          </table:table-cell>
          <table:table-cell office:value-type="time" office:time-value="PT1019481H00M00S" calcext:value-type="time">
            <text:p>09:00:00</text:p>
          </table:table-cell>
          <table:table-cell office:value-type="time" office:time-value="PT1019488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19" calcext:value-type="date">
            <text:p>19/04/16</text:p>
          </table:table-cell>
          <table:table-cell office:value-type="time" office:time-value="PT1019505H30M00S" calcext:value-type="time">
            <text:p>09:30:00</text:p>
          </table:table-cell>
          <table:table-cell office:value-type="time" office:time-value="PT1019512H30M00S" calcext:value-type="time">
            <text:p>16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20" calcext:value-type="date">
            <text:p>20/04/16</text:p>
          </table:table-cell>
          <table:table-cell office:value-type="time" office:time-value="PT1019529H00M00S" calcext:value-type="time">
            <text:p>09:00:00</text:p>
          </table:table-cell>
          <table:table-cell office:value-type="time" office:time-value="PT101953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29H19M44.999999776S" calcext:value-type="time">
            <text:p>09:19:45</text:p>
          </table:table-cell>
          <table:table-cell office:value-type="time" office:time-value="PT1019536H20M54.00000019S" calcext:value-type="time">
            <text:p>16:20:5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21" calcext:value-type="date">
            <text:p>21/04/16</text:p>
          </table:table-cell>
          <table:table-cell office:value-type="time" office:time-value="PT1019553H00M00S" calcext:value-type="time">
            <text:p>09:00:00</text:p>
          </table:table-cell>
          <table:table-cell office:value-type="time" office:time-value="PT101956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53H15M04.999999702S" calcext:value-type="time">
            <text:p>09:15:05</text:p>
          </table:table-cell>
          <table:table-cell office:value-type="time" office:time-value="PT1019560H07M58.999999864S" calcext:value-type="time">
            <text:p>16:07:5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22" calcext:value-type="date">
            <text:p>22/04/16</text:p>
          </table:table-cell>
          <table:table-cell office:value-type="time" office:time-value="PT1019577H00M00S" calcext:value-type="time">
            <text:p>09:00:00</text:p>
          </table:table-cell>
          <table:table-cell office:value-type="time" office:time-value="PT1019584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77H27M56.999999955S" calcext:value-type="time">
            <text:p>09:27:57</text:p>
          </table:table-cell>
          <table:table-cell office:value-type="time" office:time-value="PT1019584H13M30.99999994S" calcext:value-type="time">
            <text:p>16:13:3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23" calcext:value-type="date">
            <text:p>2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24" calcext:value-type="date">
            <text:p>24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25" calcext:value-type="date">
            <text:p>25/04/16</text:p>
          </table:table-cell>
          <table:table-cell office:value-type="time" office:time-value="PT1019649H00M00S" calcext:value-type="time">
            <text:p>09:00:00</text:p>
          </table:table-cell>
          <table:table-cell office:value-type="time" office:time-value="PT101965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Rey</text:p>
          </table:table-cell>
          <table:table-cell office:value-type="date" office:date-value="2016-04-26" calcext:value-type="date">
            <text:p>26/04/16</text:p>
          </table:table-cell>
          <table:table-cell office:value-type="time" office:time-value="PT1019673H30M00S" calcext:value-type="time">
            <text:p>09:30:00</text:p>
          </table:table-cell>
          <table:table-cell office:value-type="time" office:time-value="PT1019680H30M00S" calcext:value-type="time">
            <text:p>16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1-20" calcext:value-type="date">
            <text:p>20/01/16</text:p>
          </table:table-cell>
          <table:table-cell office:value-type="time" office:time-value="PT1017344H00M00S" calcext:value-type="time">
            <text:p>08:00:00</text:p>
          </table:table-cell>
          <table:table-cell office:value-type="time" office:time-value="PT1017350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1-21" calcext:value-type="date">
            <text:p>21/01/16</text:p>
          </table:table-cell>
          <table:table-cell office:value-type="time" office:time-value="PT1017368H00M00S" calcext:value-type="time">
            <text:p>08:00:00</text:p>
          </table:table-cell>
          <table:table-cell office:value-type="time" office:time-value="PT1017374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1-22" calcext:value-type="date">
            <text:p>22/01/16</text:p>
          </table:table-cell>
          <table:table-cell office:value-type="time" office:time-value="PT1017392H00M00S" calcext:value-type="time">
            <text:p>08:00:00</text:p>
          </table:table-cell>
          <table:table-cell office:value-type="time" office:time-value="PT1017398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1-23" calcext:value-type="date">
            <text:p>23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1-24" calcext:value-type="date">
            <text:p>24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1-25" calcext:value-type="date">
            <text:p>25/01/16</text:p>
          </table:table-cell>
          <table:table-cell office:value-type="time" office:time-value="PT1017464H00M00S" calcext:value-type="time">
            <text:p>08:00:00</text:p>
          </table:table-cell>
          <table:table-cell office:value-type="time" office:time-value="PT1017470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table:number-columns-repeated="2" office:value-type="time" office:time-value="PT1017474H46M54.000000246S" calcext:value-type="time">
            <text:p>18:46:54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1-26" calcext:value-type="date">
            <text:p>26/01/16</text:p>
          </table:table-cell>
          <table:table-cell office:value-type="time" office:time-value="PT1017488H00M00S" calcext:value-type="time">
            <text:p>08:00:00</text:p>
          </table:table-cell>
          <table:table-cell office:value-type="time" office:time-value="PT1017494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7494H04M55.000000019S" calcext:value-type="time">
            <text:p>14:04:55</text:p>
          </table:table-cell>
          <table:table-cell office:value-type="time" office:time-value="PT1017497H23M02.999999542S" calcext:value-type="time">
            <text:p>17:23:03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1-27" calcext:value-type="date">
            <text:p>27/01/16</text:p>
          </table:table-cell>
          <table:table-cell office:value-type="time" office:time-value="PT1017512H00M00S" calcext:value-type="time">
            <text:p>08:00:00</text:p>
          </table:table-cell>
          <table:table-cell office:value-type="time" office:time-value="PT1017518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7518H33M50.999999726S" calcext:value-type="time">
            <text:p>14:33:51</text:p>
          </table:table-cell>
          <table:table-cell office:value-type="time" office:time-value="PT1017523H21M59.999999693S" calcext:value-type="time">
            <text:p>19:22:00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1-28" calcext:value-type="date">
            <text:p>28/01/16</text:p>
          </table:table-cell>
          <table:table-cell office:value-type="time" office:time-value="PT1017536H00M00S" calcext:value-type="time">
            <text:p>08:00:00</text:p>
          </table:table-cell>
          <table:table-cell office:value-type="time" office:time-value="PT1017542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7538H34M16.999999937S" calcext:value-type="time">
            <text:p>10:34:17</text:p>
          </table:table-cell>
          <table:table-cell office:value-type="time" office:time-value="PT1017543H41M48.999999985S" calcext:value-type="time">
            <text:p>15:41:49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1-29" calcext:value-type="date">
            <text:p>29/01/16</text:p>
          </table:table-cell>
          <table:table-cell office:value-type="time" office:time-value="PT1017560H00M00S" calcext:value-type="time">
            <text:p>08:00:00</text:p>
          </table:table-cell>
          <table:table-cell office:value-type="time" office:time-value="PT1017566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7563H56M38.000000138S" calcext:value-type="time">
            <text:p>11:56:38</text:p>
          </table:table-cell>
          <table:table-cell office:value-type="time" office:time-value="PT1017569H13M07.000000197S" calcext:value-type="time">
            <text:p>17:13:07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1-30" calcext:value-type="date">
            <text:p>30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1-31" calcext:value-type="date">
            <text:p>31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01" calcext:value-type="date">
            <text:p>01/02/16</text:p>
          </table:table-cell>
          <table:table-cell office:value-type="time" office:time-value="PT1017632H00M00S" calcext:value-type="time">
            <text:p>08:00:00</text:p>
          </table:table-cell>
          <table:table-cell office:value-type="time" office:time-value="PT1017638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7631H57M31.000000164S" calcext:value-type="time">
            <text:p>07:57:31</text:p>
          </table:table-cell>
          <table:table-cell office:value-type="time" office:time-value="PT1017638H00M27.000000235S" calcext:value-type="time">
            <text:p>14:00:27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02" calcext:value-type="date">
            <text:p>02/02/16</text:p>
          </table:table-cell>
          <table:table-cell office:value-type="time" office:time-value="PT1017656H00M00S" calcext:value-type="time">
            <text:p>08:00:00</text:p>
          </table:table-cell>
          <table:table-cell office:value-type="time" office:time-value="PT1017662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7656H05M17.000000132S" calcext:value-type="time">
            <text:p>08:05:17</text:p>
          </table:table-cell>
          <table:table-cell office:value-type="time" office:time-value="PT1017662H22M59.000000283S" calcext:value-type="time">
            <text:p>14:22:59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03" calcext:value-type="date">
            <text:p>03/02/16</text:p>
          </table:table-cell>
          <table:table-cell office:value-type="time" office:time-value="PT1017680H00M00S" calcext:value-type="time">
            <text:p>08:00:00</text:p>
          </table:table-cell>
          <table:table-cell office:value-type="time" office:time-value="PT1017686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7680H02M11.000000238S" calcext:value-type="time">
            <text:p>08:02:11</text:p>
          </table:table-cell>
          <table:table-cell office:value-type="time" office:time-value="PT1017686H36M58.000000063S" calcext:value-type="time">
            <text:p>14:36:58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04" calcext:value-type="date">
            <text:p>04/02/16</text:p>
          </table:table-cell>
          <table:table-cell office:value-type="time" office:time-value="PT1017704H00M00S" calcext:value-type="time">
            <text:p>08:00:00</text:p>
          </table:table-cell>
          <table:table-cell office:value-type="time" office:time-value="PT1017710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7704H02M39.000000078S" calcext:value-type="time">
            <text:p>08:02:39</text:p>
          </table:table-cell>
          <table:table-cell office:value-type="time" office:time-value="PT1017710H28M44.000000255S" calcext:value-type="time">
            <text:p>14:28:44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05" calcext:value-type="date">
            <text:p>05/02/16</text:p>
          </table:table-cell>
          <table:table-cell office:value-type="time" office:time-value="PT1017728H00M00S" calcext:value-type="time">
            <text:p>08:00:00</text:p>
          </table:table-cell>
          <table:table-cell office:value-type="time" office:time-value="PT1017734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7727H56M54.000000106S" calcext:value-type="time">
            <text:p>07:56:54</text:p>
          </table:table-cell>
          <table:table-cell office:value-type="time" office:time-value="PT1017734H02M49.00000032S" calcext:value-type="time">
            <text:p>14:02:49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06" calcext:value-type="date">
            <text:p>06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07" calcext:value-type="date">
            <text:p>0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08" calcext:value-type="date">
            <text:p>08/02/16</text:p>
          </table:table-cell>
          <table:table-cell office:value-type="time" office:time-value="PT1017800H00M00S" calcext:value-type="time">
            <text:p>08:00:00</text:p>
          </table:table-cell>
          <table:table-cell office:value-type="time" office:time-value="PT1017806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09" calcext:value-type="date">
            <text:p>09/02/16</text:p>
          </table:table-cell>
          <table:table-cell office:value-type="time" office:time-value="PT1017824H00M00S" calcext:value-type="time">
            <text:p>08:00:00</text:p>
          </table:table-cell>
          <table:table-cell office:value-type="time" office:time-value="PT1017830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10" calcext:value-type="date">
            <text:p>10/02/16</text:p>
          </table:table-cell>
          <table:table-cell office:value-type="time" office:time-value="PT1017848H00M00S" calcext:value-type="time">
            <text:p>08:00:00</text:p>
          </table:table-cell>
          <table:table-cell office:value-type="time" office:time-value="PT1017854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11" calcext:value-type="date">
            <text:p>11/02/16</text:p>
          </table:table-cell>
          <table:table-cell office:value-type="time" office:time-value="PT1017872H00M00S" calcext:value-type="time">
            <text:p>08:00:00</text:p>
          </table:table-cell>
          <table:table-cell office:value-type="time" office:time-value="PT1017878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7871H56M31.999999993S" calcext:value-type="time">
            <text:p>07:56:32</text:p>
          </table:table-cell>
          <table:table-cell office:value-type="time" office:time-value="PT1017879H34M56.000000462S" calcext:value-type="time">
            <text:p>15:34:56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12" calcext:value-type="date">
            <text:p>12/02/16</text:p>
          </table:table-cell>
          <table:table-cell office:value-type="time" office:time-value="PT1017896H00M00S" calcext:value-type="time">
            <text:p>08:00:00</text:p>
          </table:table-cell>
          <table:table-cell office:value-type="time" office:time-value="PT1017902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7895H58M47.000000328S" calcext:value-type="time">
            <text:p>07:58:47</text:p>
          </table:table-cell>
          <table:table-cell office:value-type="time" office:time-value="PT1017903H02M05.000000093S" calcext:value-type="time">
            <text:p>15:02:05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13" calcext:value-type="date">
            <text:p>13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14" calcext:value-type="date">
            <text:p>14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15" calcext:value-type="date">
            <text:p>15/02/16</text:p>
          </table:table-cell>
          <table:table-cell office:value-type="time" office:time-value="PT1017968H00M00S" calcext:value-type="time">
            <text:p>08:00:00</text:p>
          </table:table-cell>
          <table:table-cell office:value-type="time" office:time-value="PT1017974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7968H05M58.000000287S" calcext:value-type="time">
            <text:p>08:05:58</text:p>
          </table:table-cell>
          <table:table-cell office:value-type="time" office:time-value="PT1017974H35M22.999999858S" calcext:value-type="time">
            <text:p>14:35:23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16" calcext:value-type="date">
            <text:p>16/02/16</text:p>
          </table:table-cell>
          <table:table-cell office:value-type="time" office:time-value="PT1017992H00M00S" calcext:value-type="time">
            <text:p>08:00:00</text:p>
          </table:table-cell>
          <table:table-cell office:value-type="time" office:time-value="PT1017998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table:number-columns-repeated="2" office:value-type="time" office:time-value="PT1017992H00M42.000000179S" calcext:value-type="time">
            <text:p>08:00:42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17" calcext:value-type="date">
            <text:p>17/02/16</text:p>
          </table:table-cell>
          <table:table-cell office:value-type="time" office:time-value="PT1018016H00M00S" calcext:value-type="time">
            <text:p>08:00:00</text:p>
          </table:table-cell>
          <table:table-cell office:value-type="time" office:time-value="PT1018022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016H07M32.000000048S" calcext:value-type="time">
            <text:p>08:07:32</text:p>
          </table:table-cell>
          <table:table-cell office:value-type="time" office:time-value="PT1018022H24M42.999999868S" calcext:value-type="time">
            <text:p>14:24:43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18" calcext:value-type="date">
            <text:p>18/02/16</text:p>
          </table:table-cell>
          <table:table-cell office:value-type="time" office:time-value="PT1018040H00M00S" calcext:value-type="time">
            <text:p>08:00:00</text:p>
          </table:table-cell>
          <table:table-cell office:value-type="time" office:time-value="PT1018046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040H03M25.999999959S" calcext:value-type="time">
            <text:p>08:03:26</text:p>
          </table:table-cell>
          <table:table-cell office:value-type="time" office:time-value="PT1018046H30M14.999999944S" calcext:value-type="time">
            <text:p>14:30:15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19" calcext:value-type="date">
            <text:p>19/02/16</text:p>
          </table:table-cell>
          <table:table-cell office:value-type="time" office:time-value="PT1018064H00M00S" calcext:value-type="time">
            <text:p>08:00:00</text:p>
          </table:table-cell>
          <table:table-cell office:value-type="time" office:time-value="PT1018070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063H49M46.00000022S" calcext:value-type="time">
            <text:p>07:49:46</text:p>
          </table:table-cell>
          <table:table-cell office:value-type="time" office:time-value="PT1018070H03M38.999999855S" calcext:value-type="time">
            <text:p>14:03:39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20" calcext:value-type="date">
            <text:p>20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21" calcext:value-type="date">
            <text:p>21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22" calcext:value-type="date">
            <text:p>22/02/16</text:p>
          </table:table-cell>
          <table:table-cell office:value-type="time" office:time-value="PT1018136H00M00S" calcext:value-type="time">
            <text:p>08:00:00</text:p>
          </table:table-cell>
          <table:table-cell office:value-type="time" office:time-value="PT1018142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136H04M48.999999873S" calcext:value-type="time">
            <text:p>08:04:49</text:p>
          </table:table-cell>
          <table:table-cell office:value-type="time" office:time-value="PT1018142H28M28.000000287S" calcext:value-type="time">
            <text:p>14:28:28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23" calcext:value-type="date">
            <text:p>23/02/16</text:p>
          </table:table-cell>
          <table:table-cell office:value-type="time" office:time-value="PT1018160H00M00S" calcext:value-type="time">
            <text:p>08:00:00</text:p>
          </table:table-cell>
          <table:table-cell office:value-type="time" office:time-value="PT1018166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159H58M39.999999739S" calcext:value-type="time">
            <text:p>07:58:40</text:p>
          </table:table-cell>
          <table:table-cell office:value-type="time" office:time-value="PT1018166H05M41.999999899S" calcext:value-type="time">
            <text:p>14:05:42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24" calcext:value-type="date">
            <text:p>24/02/16</text:p>
          </table:table-cell>
          <table:table-cell office:value-type="time" office:time-value="PT1018184H00M00S" calcext:value-type="time">
            <text:p>08:00:00</text:p>
          </table:table-cell>
          <table:table-cell office:value-type="time" office:time-value="PT1018190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183H56M03.000000129S" calcext:value-type="time">
            <text:p>07:56:03</text:p>
          </table:table-cell>
          <table:table-cell office:value-type="time" office:time-value="PT1018190H11M36.999999695S" calcext:value-type="time">
            <text:p>14:11:37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25" calcext:value-type="date">
            <text:p>25/02/16</text:p>
          </table:table-cell>
          <table:table-cell office:value-type="time" office:time-value="PT1018208H00M00S" calcext:value-type="time">
            <text:p>08:00:00</text:p>
          </table:table-cell>
          <table:table-cell office:value-type="time" office:time-value="PT1018214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207H54M59.000000255S" calcext:value-type="time">
            <text:p>07:54:59</text:p>
          </table:table-cell>
          <table:table-cell office:value-type="time" office:time-value="PT1018214H08M39.000000414S" calcext:value-type="time">
            <text:p>14:08:39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26" calcext:value-type="date">
            <text:p>26/02/16</text:p>
          </table:table-cell>
          <table:table-cell office:value-type="time" office:time-value="PT1018232H00M00S" calcext:value-type="time">
            <text:p>08:00:00</text:p>
          </table:table-cell>
          <table:table-cell office:value-type="time" office:time-value="PT1018238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234H57M25.000000019S" calcext:value-type="time">
            <text:p>10:57:25</text:p>
          </table:table-cell>
          <table:table-cell office:value-type="time" office:time-value="PT1018240H00M12.999999896S" calcext:value-type="time">
            <text:p>16:00:13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27" calcext:value-type="date">
            <text:p>2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28" calcext:value-type="date">
            <text:p>28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2-29" calcext:value-type="date">
            <text:p>29/02/16</text:p>
          </table:table-cell>
          <table:table-cell office:value-type="time" office:time-value="PT1018304H00M00S" calcext:value-type="time">
            <text:p>08:00:00</text:p>
          </table:table-cell>
          <table:table-cell office:value-type="time" office:time-value="PT1018310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303H59M03.999999482S" calcext:value-type="time">
            <text:p>07:59:04</text:p>
          </table:table-cell>
          <table:table-cell office:value-type="time" office:time-value="PT1018310H08M28.000000147S" calcext:value-type="time">
            <text:p>14:08:28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01" calcext:value-type="date">
            <text:p>01/03/16</text:p>
          </table:table-cell>
          <table:table-cell office:value-type="time" office:time-value="PT1018328H00M00S" calcext:value-type="time">
            <text:p>08:00:00</text:p>
          </table:table-cell>
          <table:table-cell office:value-type="time" office:time-value="PT1018334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328H06M52.999999942S" calcext:value-type="time">
            <text:p>08:06:53</text:p>
          </table:table-cell>
          <table:table-cell office:value-type="time" office:time-value="PT1018334H09M56.000000183S" calcext:value-type="time">
            <text:p>14:09:56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02" calcext:value-type="date">
            <text:p>02/03/16</text:p>
          </table:table-cell>
          <table:table-cell office:value-type="time" office:time-value="PT1018352H00M00S" calcext:value-type="time">
            <text:p>08:00:00</text:p>
          </table:table-cell>
          <table:table-cell office:value-type="time" office:time-value="PT1018358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352H03M49.999999702S" calcext:value-type="time">
            <text:p>08:03:50</text:p>
          </table:table-cell>
          <table:table-cell office:value-type="time" office:time-value="PT1018358H28M45.999999885S" calcext:value-type="time">
            <text:p>14:28:46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03" calcext:value-type="date">
            <text:p>03/03/16</text:p>
          </table:table-cell>
          <table:table-cell office:value-type="time" office:time-value="PT1018376H00M00S" calcext:value-type="time">
            <text:p>08:00:00</text:p>
          </table:table-cell>
          <table:table-cell office:value-type="time" office:time-value="PT1018382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376H10M51.999999862S" calcext:value-type="time">
            <text:p>08:10:52</text:p>
          </table:table-cell>
          <table:table-cell office:value-type="time" office:time-value="PT1018382H00M23.000000138S" calcext:value-type="time">
            <text:p>14:00:23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04" calcext:value-type="date">
            <text:p>04/03/16</text:p>
          </table:table-cell>
          <table:table-cell office:value-type="time" office:time-value="PT1018400H00M00S" calcext:value-type="time">
            <text:p>08:00:00</text:p>
          </table:table-cell>
          <table:table-cell office:value-type="time" office:time-value="PT1018406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400H00M38.000000082S" calcext:value-type="time">
            <text:p>08:00:38</text:p>
          </table:table-cell>
          <table:table-cell office:value-type="time" office:time-value="PT1018406H37M44.000000339S" calcext:value-type="time">
            <text:p>14:37:44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05" calcext:value-type="date">
            <text:p>05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06" calcext:value-type="date">
            <text:p>0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07" calcext:value-type="date">
            <text:p>07/03/16</text:p>
          </table:table-cell>
          <table:table-cell office:value-type="time" office:time-value="PT1018472H00M00S" calcext:value-type="time">
            <text:p>08:00:00</text:p>
          </table:table-cell>
          <table:table-cell office:value-type="time" office:time-value="PT1018478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472H03M21.000000257S" calcext:value-type="time">
            <text:p>08:03:21</text:p>
          </table:table-cell>
          <table:table-cell office:value-type="time" office:time-value="PT1018477H57M52.999999858S" calcext:value-type="time">
            <text:p>13:57:53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08" calcext:value-type="date">
            <text:p>08/03/16</text:p>
          </table:table-cell>
          <table:table-cell office:value-type="time" office:time-value="PT1018496H00M00S" calcext:value-type="time">
            <text:p>08:00:00</text:p>
          </table:table-cell>
          <table:table-cell office:value-type="time" office:time-value="PT1018502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496H15M41.99999976S" calcext:value-type="time">
            <text:p>08:15:42</text:p>
          </table:table-cell>
          <table:table-cell office:value-type="time" office:time-value="PT1018502H22M15.000000056S" calcext:value-type="time">
            <text:p>14:22:15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09" calcext:value-type="date">
            <text:p>09/03/16</text:p>
          </table:table-cell>
          <table:table-cell office:value-type="time" office:time-value="PT1018520H00M00S" calcext:value-type="time">
            <text:p>08:00:00</text:p>
          </table:table-cell>
          <table:table-cell office:value-type="time" office:time-value="PT1018526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520H01M34.999999786S" calcext:value-type="time">
            <text:p>08:01:35</text:p>
          </table:table-cell>
          <table:table-cell office:value-type="time" office:time-value="PT1018526H38M59.00000006S" calcext:value-type="time">
            <text:p>14:38:59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10" calcext:value-type="date">
            <text:p>10/03/16</text:p>
          </table:table-cell>
          <table:table-cell office:value-type="time" office:time-value="PT1018544H00M00S" calcext:value-type="time">
            <text:p>08:00:00</text:p>
          </table:table-cell>
          <table:table-cell office:value-type="time" office:time-value="PT1018550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544H01M20.000000261S" calcext:value-type="time">
            <text:p>08:01:20</text:p>
          </table:table-cell>
          <table:table-cell office:value-type="time" office:time-value="PT1018550H16M35.99999981S" calcext:value-type="time">
            <text:p>14:16:36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11" calcext:value-type="date">
            <text:p>11/03/16</text:p>
          </table:table-cell>
          <table:table-cell office:value-type="time" office:time-value="PT1018568H00M00S" calcext:value-type="time">
            <text:p>08:00:00</text:p>
          </table:table-cell>
          <table:table-cell office:value-type="time" office:time-value="PT1018574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567H52M42.999999896S" calcext:value-type="time">
            <text:p>07:52:43</text:p>
          </table:table-cell>
          <table:table-cell office:value-type="time" office:time-value="PT1018574H04M57.000000067S" calcext:value-type="time">
            <text:p>14:04:57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12" calcext:value-type="date">
            <text:p>12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13" calcext:value-type="date">
            <text:p>13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14" calcext:value-type="date">
            <text:p>14/03/16</text:p>
          </table:table-cell>
          <table:table-cell office:value-type="time" office:time-value="PT1018640H00M00S" calcext:value-type="time">
            <text:p>08:00:00</text:p>
          </table:table-cell>
          <table:table-cell office:value-type="time" office:time-value="PT1018646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639H57M18.000000268S" calcext:value-type="time">
            <text:p>07:57:18</text:p>
          </table:table-cell>
          <table:table-cell office:value-type="time" office:time-value="PT1018645H59M14.000000143S" calcext:value-type="time">
            <text:p>13:59:14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15" calcext:value-type="date">
            <text:p>15/03/16</text:p>
          </table:table-cell>
          <table:table-cell office:value-type="time" office:time-value="PT1018664H00M00S" calcext:value-type="time">
            <text:p>08:00:00</text:p>
          </table:table-cell>
          <table:table-cell office:value-type="time" office:time-value="PT1018670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663H59M13.000000119S" calcext:value-type="time">
            <text:p>07:59:13</text:p>
          </table:table-cell>
          <table:table-cell office:value-type="time" office:time-value="PT1018670H47M44.999999804S" calcext:value-type="time">
            <text:p>14:47:45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16" calcext:value-type="date">
            <text:p>16/03/16</text:p>
          </table:table-cell>
          <table:table-cell office:value-type="time" office:time-value="PT1018688H00M00S" calcext:value-type="time">
            <text:p>08:00:00</text:p>
          </table:table-cell>
          <table:table-cell office:value-type="time" office:time-value="PT1018694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688H13M11.000000294S" calcext:value-type="time">
            <text:p>08:13:11</text:p>
          </table:table-cell>
          <table:table-cell office:value-type="time" office:time-value="PT1018694H15M28.999999864S" calcext:value-type="time">
            <text:p>14:15:29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17" calcext:value-type="date">
            <text:p>17/03/16</text:p>
          </table:table-cell>
          <table:table-cell office:value-type="time" office:time-value="PT1018712H00M00S" calcext:value-type="time">
            <text:p>08:00:00</text:p>
          </table:table-cell>
          <table:table-cell office:value-type="time" office:time-value="PT1018718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712H05M55.999999819S" calcext:value-type="time">
            <text:p>08:05:56</text:p>
          </table:table-cell>
          <table:table-cell office:value-type="time" office:time-value="PT1018718H26M24.000000218S" calcext:value-type="time">
            <text:p>14:26:24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18" calcext:value-type="date">
            <text:p>18/03/16</text:p>
          </table:table-cell>
          <table:table-cell office:value-type="time" office:time-value="PT1018736H00M00S" calcext:value-type="time">
            <text:p>08:00:00</text:p>
          </table:table-cell>
          <table:table-cell office:value-type="time" office:time-value="PT1018742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735H50M43.999999948S" calcext:value-type="time">
            <text:p>07:50:44</text:p>
          </table:table-cell>
          <table:table-cell office:value-type="time" office:time-value="PT1018742H56M23.999999799S" calcext:value-type="time">
            <text:p>14:56:24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19" calcext:value-type="date">
            <text:p>19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20" calcext:value-type="date">
            <text:p>20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21" calcext:value-type="date">
            <text:p>21/03/16</text:p>
          </table:table-cell>
          <table:table-cell office:value-type="time" office:time-value="PT1018808H00M00S" calcext:value-type="time">
            <text:p>08:00:00</text:p>
          </table:table-cell>
          <table:table-cell office:value-type="time" office:time-value="PT1018814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22" calcext:value-type="date">
            <text:p>22/03/16</text:p>
          </table:table-cell>
          <table:table-cell office:value-type="time" office:time-value="PT1018832H00M00S" calcext:value-type="time">
            <text:p>08:00:00</text:p>
          </table:table-cell>
          <table:table-cell office:value-type="time" office:time-value="PT1018838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832H12M35.000000261S" calcext:value-type="time">
            <text:p>08:12:35</text:p>
          </table:table-cell>
          <table:table-cell office:value-type="time" office:time-value="PT1018838H11M55.00000013S" calcext:value-type="time">
            <text:p>14:11:55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23" calcext:value-type="date">
            <text:p>23/03/16</text:p>
          </table:table-cell>
          <table:table-cell office:value-type="time" office:time-value="PT1018856H00M00S" calcext:value-type="time">
            <text:p>08:00:00</text:p>
          </table:table-cell>
          <table:table-cell office:value-type="time" office:time-value="PT1018862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856H06M19.000000376S" calcext:value-type="time">
            <text:p>08:06:19</text:p>
          </table:table-cell>
          <table:table-cell office:value-type="time" office:time-value="PT1018862H33M47.000000048S" calcext:value-type="time">
            <text:p>14:33:47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24" calcext:value-type="date">
            <text:p>24/03/16</text:p>
          </table:table-cell>
          <table:table-cell office:value-type="time" office:time-value="PT1018880H00M00S" calcext:value-type="time">
            <text:p>08:00:00</text:p>
          </table:table-cell>
          <table:table-cell office:value-type="time" office:time-value="PT1018886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25" calcext:value-type="date">
            <text:p>25/03/16</text:p>
          </table:table-cell>
          <table:table-cell office:value-type="time" office:time-value="PT1018904H00M00S" calcext:value-type="time">
            <text:p>08:00:00</text:p>
          </table:table-cell>
          <table:table-cell office:value-type="time" office:time-value="PT1018910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26" calcext:value-type="date">
            <text:p>2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27" calcext:value-type="date">
            <text:p>27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28" calcext:value-type="date">
            <text:p>28/03/16</text:p>
          </table:table-cell>
          <table:table-cell office:value-type="time" office:time-value="PT1018976H00M00S" calcext:value-type="time">
            <text:p>08:00:00</text:p>
          </table:table-cell>
          <table:table-cell office:value-type="time" office:time-value="PT1018982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975H49M01.999999993S" calcext:value-type="time">
            <text:p>07:49:02</text:p>
          </table:table-cell>
          <table:table-cell office:value-type="time" office:time-value="PT1018982H15M12.999999896S" calcext:value-type="time">
            <text:p>14:15:13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29" calcext:value-type="date">
            <text:p>29/03/16</text:p>
          </table:table-cell>
          <table:table-cell office:value-type="time" office:time-value="PT1019000H00M00S" calcext:value-type="time">
            <text:p>08:00:00</text:p>
          </table:table-cell>
          <table:table-cell office:value-type="time" office:time-value="PT1019006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000H05M58.000000287S" calcext:value-type="time">
            <text:p>08:05:58</text:p>
          </table:table-cell>
          <table:table-cell office:value-type="time" office:time-value="PT1019006H09M33.99999965S" calcext:value-type="time">
            <text:p>14:09:34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30" calcext:value-type="date">
            <text:p>30/03/16</text:p>
          </table:table-cell>
          <table:table-cell office:value-type="time" office:time-value="PT1019024H00M00S" calcext:value-type="time">
            <text:p>08:00:00</text:p>
          </table:table-cell>
          <table:table-cell office:value-type="time" office:time-value="PT1019030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024H00M23.000000138S" calcext:value-type="time">
            <text:p>08:00:23</text:p>
          </table:table-cell>
          <table:table-cell office:value-type="time" office:time-value="PT1019030H05M28.000000399S" calcext:value-type="time">
            <text:p>14:05:28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3-31" calcext:value-type="date">
            <text:p>31/03/16</text:p>
          </table:table-cell>
          <table:table-cell office:value-type="time" office:time-value="PT1019048H00M00S" calcext:value-type="time">
            <text:p>08:00:00</text:p>
          </table:table-cell>
          <table:table-cell office:value-type="time" office:time-value="PT1019054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048H06M41.999999676S" calcext:value-type="time">
            <text:p>08:06:42</text:p>
          </table:table-cell>
          <table:table-cell office:value-type="time" office:time-value="PT1019050H12M45.999999689S" calcext:value-type="time">
            <text:p>10:12:46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01" calcext:value-type="date">
            <text:p>01/04/16</text:p>
          </table:table-cell>
          <table:table-cell office:value-type="time" office:time-value="PT1019072H00M00S" calcext:value-type="time">
            <text:p>08:00:00</text:p>
          </table:table-cell>
          <table:table-cell office:value-type="time" office:time-value="PT1019078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071H51M07.999999691S" calcext:value-type="time">
            <text:p>07:51:08</text:p>
          </table:table-cell>
          <table:table-cell office:value-type="time" office:time-value="PT1019078H06M09.999999739S" calcext:value-type="time">
            <text:p>14:06:10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02" calcext:value-type="date">
            <text:p>02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03" calcext:value-type="date">
            <text:p>0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04" calcext:value-type="date">
            <text:p>04/04/16</text:p>
          </table:table-cell>
          <table:table-cell office:value-type="time" office:time-value="PT1019144H00M00S" calcext:value-type="time">
            <text:p>08:00:00</text:p>
          </table:table-cell>
          <table:table-cell office:value-type="time" office:time-value="PT1019150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143H53M08.000000082S" calcext:value-type="time">
            <text:p>07:53:08</text:p>
          </table:table-cell>
          <table:table-cell office:value-type="time" office:time-value="PT1019150H02M41.000000127S" calcext:value-type="time">
            <text:p>14:02:41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05" calcext:value-type="date">
            <text:p>05/04/16</text:p>
          </table:table-cell>
          <table:table-cell office:value-type="time" office:time-value="PT1019168H00M00S" calcext:value-type="time">
            <text:p>08:00:00</text:p>
          </table:table-cell>
          <table:table-cell office:value-type="time" office:time-value="PT1019174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168H05M23.000000278S" calcext:value-type="time">
            <text:p>08:05:23</text:p>
          </table:table-cell>
          <table:table-cell office:value-type="time" office:time-value="PT1019174H10M42.000000039S" calcext:value-type="time">
            <text:p>14:10:42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06" calcext:value-type="date">
            <text:p>06/04/16</text:p>
          </table:table-cell>
          <table:table-cell office:value-type="time" office:time-value="PT1019192H00M00S" calcext:value-type="time">
            <text:p>08:00:00</text:p>
          </table:table-cell>
          <table:table-cell office:value-type="time" office:time-value="PT1019198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191H58M17.00000002S" calcext:value-type="time">
            <text:p>07:58:17</text:p>
          </table:table-cell>
          <table:table-cell office:value-type="time" office:time-value="PT1019198H05M55.000000214S" calcext:value-type="time">
            <text:p>14:05:55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07" calcext:value-type="date">
            <text:p>07/04/16</text:p>
          </table:table-cell>
          <table:table-cell office:value-type="time" office:time-value="PT1019216H00M00S" calcext:value-type="time">
            <text:p>08:00:00</text:p>
          </table:table-cell>
          <table:table-cell office:value-type="time" office:time-value="PT1019222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216H13M20.000000093S" calcext:value-type="time">
            <text:p>08:13:20</text:p>
          </table:table-cell>
          <table:table-cell office:value-type="time" office:time-value="PT1019222H06M56.000000015S" calcext:value-type="time">
            <text:p>14:06:56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08" calcext:value-type="date">
            <text:p>08/04/16</text:p>
          </table:table-cell>
          <table:table-cell office:value-type="time" office:time-value="PT1019240H00M00S" calcext:value-type="time">
            <text:p>08:00:00</text:p>
          </table:table-cell>
          <table:table-cell office:value-type="time" office:time-value="PT1019246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09" calcext:value-type="date">
            <text:p>09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10" calcext:value-type="date">
            <text:p>10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11" calcext:value-type="date">
            <text:p>11/04/16</text:p>
          </table:table-cell>
          <table:table-cell office:value-type="time" office:time-value="PT1019312H00M00S" calcext:value-type="time">
            <text:p>08:00:00</text:p>
          </table:table-cell>
          <table:table-cell office:value-type="time" office:time-value="PT1019318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312H11M12.000000346S" calcext:value-type="time">
            <text:p>08:11:12</text:p>
          </table:table-cell>
          <table:table-cell office:value-type="time" office:time-value="PT1019318H04M05.000000484S" calcext:value-type="time">
            <text:p>14:04:05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12" calcext:value-type="date">
            <text:p>12/04/16</text:p>
          </table:table-cell>
          <table:table-cell office:value-type="time" office:time-value="PT1019336H00M00S" calcext:value-type="time">
            <text:p>08:00:00</text:p>
          </table:table-cell>
          <table:table-cell office:value-type="time" office:time-value="PT1019342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336H10M21.000000369S" calcext:value-type="time">
            <text:p>08:10:21</text:p>
          </table:table-cell>
          <table:table-cell office:value-type="time" office:time-value="PT1019342H09M25.00000027S" calcext:value-type="time">
            <text:p>14:09:25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13" calcext:value-type="date">
            <text:p>13/04/16</text:p>
          </table:table-cell>
          <table:table-cell office:value-type="time" office:time-value="PT1019360H00M00S" calcext:value-type="time">
            <text:p>08:00:00</text:p>
          </table:table-cell>
          <table:table-cell office:value-type="time" office:time-value="PT1019366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359H51M51.000000313S" calcext:value-type="time">
            <text:p>07:51:51</text:p>
          </table:table-cell>
          <table:table-cell office:value-type="time" office:time-value="PT1019365H57M07.000000002S" calcext:value-type="time">
            <text:p>13:57:07</text:p>
          </table:table-cell>
          <table:table-cell table:style-name="ce1" office:value-type="string" calcext:value-type="string">
            <text:p>6:00:00</text:p>
          </table:table-cell>
          <table:table-cell office:value-type="string" calcext:value-type="string">
            <text:p>Pre exámen Ensañanza Superior</text:p>
          </table:table-cell>
          <table:table-cell table:style-name="ce1" office:value-type="string" calcext:value-type="string">
            <text:p>06:06</text:p>
          </table:table-cell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14" calcext:value-type="date">
            <text:p>14/04/16</text:p>
          </table:table-cell>
          <table:table-cell office:value-type="time" office:time-value="PT1019384H00M00S" calcext:value-type="time">
            <text:p>08:00:00</text:p>
          </table:table-cell>
          <table:table-cell office:value-type="time" office:time-value="PT1019390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384H07M02.00000016S" calcext:value-type="time">
            <text:p>08:07:02</text:p>
          </table:table-cell>
          <table:table-cell office:value-type="time" office:time-value="PT1019390H04M32.0000003S" calcext:value-type="time">
            <text:p>14:04:32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15" calcext:value-type="date">
            <text:p>15/04/16</text:p>
          </table:table-cell>
          <table:table-cell office:value-type="time" office:time-value="PT1019408H00M00S" calcext:value-type="time">
            <text:p>08:00:00</text:p>
          </table:table-cell>
          <table:table-cell office:value-type="time" office:time-value="PT1019414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408H00M11.000000266S" calcext:value-type="time">
            <text:p>08:00:11</text:p>
          </table:table-cell>
          <table:table-cell office:value-type="time" office:time-value="PT1019414H05M37.999999803S" calcext:value-type="time">
            <text:p>14:05:38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16" calcext:value-type="date">
            <text:p>16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17" calcext:value-type="date">
            <text:p>17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18" calcext:value-type="date">
            <text:p>18/04/16</text:p>
          </table:table-cell>
          <table:table-cell office:value-type="time" office:time-value="PT1019480H00M00S" calcext:value-type="time">
            <text:p>08:00:00</text:p>
          </table:table-cell>
          <table:table-cell office:value-type="time" office:time-value="PT1019486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480H06M02.999999989S" calcext:value-type="time">
            <text:p>08:06:03</text:p>
          </table:table-cell>
          <table:table-cell office:value-type="time" office:time-value="PT1019486H10M32.999999821S" calcext:value-type="time">
            <text:p>14:10:33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19" calcext:value-type="date">
            <text:p>19/04/16</text:p>
          </table:table-cell>
          <table:table-cell office:value-type="time" office:time-value="PT1019504H00M00S" calcext:value-type="time">
            <text:p>08:00:00</text:p>
          </table:table-cell>
          <table:table-cell office:value-type="time" office:time-value="PT1019510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504H05M39.999999851S" calcext:value-type="time">
            <text:p>08:05:40</text:p>
          </table:table-cell>
          <table:table-cell office:value-type="time" office:time-value="PT1019510H17M34.999999981S" calcext:value-type="time">
            <text:p>14:17:35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20" calcext:value-type="date">
            <text:p>20/04/16</text:p>
          </table:table-cell>
          <table:table-cell office:value-type="time" office:time-value="PT1019528H00M00S" calcext:value-type="time">
            <text:p>08:00:00</text:p>
          </table:table-cell>
          <table:table-cell office:value-type="time" office:time-value="PT1019534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528H11M34.999999646S" calcext:value-type="time">
            <text:p>08:11:35</text:p>
          </table:table-cell>
          <table:table-cell office:value-type="time" office:time-value="PT1019533H57M38.999999939S" calcext:value-type="time">
            <text:p>13:57:39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21" calcext:value-type="date">
            <text:p>21/04/16</text:p>
          </table:table-cell>
          <table:table-cell office:value-type="time" office:time-value="PT1019552H00M00S" calcext:value-type="time">
            <text:p>08:00:00</text:p>
          </table:table-cell>
          <table:table-cell office:value-type="time" office:time-value="PT1019558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552H03M45S" calcext:value-type="time">
            <text:p>08:03:45</text:p>
          </table:table-cell>
          <table:table-cell office:value-type="time" office:time-value="PT1019557H56M31.999999993S" calcext:value-type="time">
            <text:p>13:56:32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22" calcext:value-type="date">
            <text:p>22/04/16</text:p>
          </table:table-cell>
          <table:table-cell office:value-type="time" office:time-value="PT1019576H00M00S" calcext:value-type="time">
            <text:p>08:00:00</text:p>
          </table:table-cell>
          <table:table-cell office:value-type="time" office:time-value="PT1019582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576H03M40.999999903S" calcext:value-type="time">
            <text:p>08:03:41</text:p>
          </table:table-cell>
          <table:table-cell office:value-type="time" office:time-value="PT1019582H12M29.000000115S" calcext:value-type="time">
            <text:p>14:12:29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23" calcext:value-type="date">
            <text:p>2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24" calcext:value-type="date">
            <text:p>24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25" calcext:value-type="date">
            <text:p>25/04/16</text:p>
          </table:table-cell>
          <table:table-cell office:value-type="time" office:time-value="PT1019648H00M00S" calcext:value-type="time">
            <text:p>08:00:00</text:p>
          </table:table-cell>
          <table:table-cell office:value-type="time" office:time-value="PT1019654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648H18M41.999999508S" calcext:value-type="time">
            <text:p>08:18:42</text:p>
          </table:table-cell>
          <table:table-cell office:value-type="time" office:time-value="PT1019654H11M29.999999944S" calcext:value-type="time">
            <text:p>14:11:30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Ojeda Chirino</text:p>
          </table:table-cell>
          <table:table-cell office:value-type="date" office:date-value="2016-04-26" calcext:value-type="date">
            <text:p>26/04/16</text:p>
          </table:table-cell>
          <table:table-cell office:value-type="time" office:time-value="PT1019672H00M00S" calcext:value-type="time">
            <text:p>08:00:00</text:p>
          </table:table-cell>
          <table:table-cell office:value-type="time" office:time-value="PT1019678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9672H20M24.999999907S" calcext:value-type="time">
            <text:p>08:20:25</text:p>
          </table:table-cell>
          <table:table-cell office:value-type="time" office:time-value="PT1019678H26M37.000000114S" calcext:value-type="time">
            <text:p>14:26:37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1-20" calcext:value-type="date">
            <text:p>20/01/16</text:p>
          </table:table-cell>
          <table:table-cell office:value-type="time" office:time-value="PT1017349H00M00S" calcext:value-type="time">
            <text:p>13:00:00</text:p>
          </table:table-cell>
          <table:table-cell office:value-type="time" office:time-value="PT1017354H00M00S" calcext:value-type="time">
            <text:p>18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1-21" calcext:value-type="date">
            <text:p>21/01/16</text:p>
          </table:table-cell>
          <table:table-cell office:value-type="time" office:time-value="PT1017368H00M00S" calcext:value-type="time">
            <text:p>08:00:00</text:p>
          </table:table-cell>
          <table:table-cell office:value-type="time" office:time-value="PT1017373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1-22" calcext:value-type="date">
            <text:p>22/01/16</text:p>
          </table:table-cell>
          <table:table-cell office:value-type="time" office:time-value="PT1017392H30M00S" calcext:value-type="time">
            <text:p>08:30:00</text:p>
          </table:table-cell>
          <table:table-cell office:value-type="time" office:time-value="PT1017397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1-23" calcext:value-type="date">
            <text:p>23/01/16</text:p>
          </table:table-cell>
          <table:table-cell office:value-type="time" office:time-value="PT1017416H00M00S" calcext:value-type="time">
            <text:p>08:00:00</text:p>
          </table:table-cell>
          <table:table-cell office:value-type="time" office:time-value="PT1017421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1-24" calcext:value-type="date">
            <text:p>24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1-25" calcext:value-type="date">
            <text:p>25/01/16</text:p>
          </table:table-cell>
          <table:table-cell office:value-type="time" office:time-value="PT1017464H30M00S" calcext:value-type="time">
            <text:p>08:30:00</text:p>
          </table:table-cell>
          <table:table-cell office:value-type="time" office:time-value="PT1017469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1-26" calcext:value-type="date">
            <text:p>26/01/16</text:p>
          </table:table-cell>
          <table:table-cell office:value-type="time" office:time-value="PT1017488H00M00S" calcext:value-type="time">
            <text:p>08:00:00</text:p>
          </table:table-cell>
          <table:table-cell office:value-type="time" office:time-value="PT1017493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1-27" calcext:value-type="date">
            <text:p>27/01/16</text:p>
          </table:table-cell>
          <table:table-cell office:value-type="time" office:time-value="PT1017517H00M00S" calcext:value-type="time">
            <text:p>13:00:00</text:p>
          </table:table-cell>
          <table:table-cell office:value-type="time" office:time-value="PT1017522H00M00S" calcext:value-type="time">
            <text:p>18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1-28" calcext:value-type="date">
            <text:p>28/01/16</text:p>
          </table:table-cell>
          <table:table-cell office:value-type="time" office:time-value="PT1017536H00M00S" calcext:value-type="time">
            <text:p>08:00:00</text:p>
          </table:table-cell>
          <table:table-cell office:value-type="time" office:time-value="PT1017541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1-29" calcext:value-type="date">
            <text:p>29/01/16</text:p>
          </table:table-cell>
          <table:table-cell office:value-type="time" office:time-value="PT1017560H30M00S" calcext:value-type="time">
            <text:p>08:30:00</text:p>
          </table:table-cell>
          <table:table-cell office:value-type="time" office:time-value="PT1017565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1-30" calcext:value-type="date">
            <text:p>30/01/16</text:p>
          </table:table-cell>
          <table:table-cell office:value-type="time" office:time-value="PT1017584H00M00S" calcext:value-type="time">
            <text:p>08:00:00</text:p>
          </table:table-cell>
          <table:table-cell office:value-type="time" office:time-value="PT1017589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1-31" calcext:value-type="date">
            <text:p>31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01" calcext:value-type="date">
            <text:p>01/02/16</text:p>
          </table:table-cell>
          <table:table-cell office:value-type="time" office:time-value="PT1017632H30M00S" calcext:value-type="time">
            <text:p>08:30:00</text:p>
          </table:table-cell>
          <table:table-cell office:value-type="time" office:time-value="PT1017637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631H52M25.999999903S" calcext:value-type="time">
            <text:p>07:52:26</text:p>
          </table:table-cell>
          <table:table-cell office:value-type="time" office:time-value="PT1017636H58M46.99999949S" calcext:value-type="time">
            <text:p>12:58:4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02" calcext:value-type="date">
            <text:p>02/02/16</text:p>
          </table:table-cell>
          <table:table-cell office:value-type="time" office:time-value="PT1017656H00M00S" calcext:value-type="time">
            <text:p>08:00:00</text:p>
          </table:table-cell>
          <table:table-cell office:value-type="time" office:time-value="PT1017661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656H03M02.000000216S" calcext:value-type="time">
            <text:p>08:03:02</text:p>
          </table:table-cell>
          <table:table-cell office:value-type="time" office:time-value="PT1017661H15M35.000000428S" calcext:value-type="time">
            <text:p>13:15:35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03" calcext:value-type="date">
            <text:p>03/02/16</text:p>
          </table:table-cell>
          <table:table-cell office:value-type="time" office:time-value="PT1017685H00M00S" calcext:value-type="time">
            <text:p>13:00:00</text:p>
          </table:table-cell>
          <table:table-cell office:value-type="time" office:time-value="PT1017690H00M00S" calcext:value-type="time">
            <text:p>18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680H00M19.000000041S" calcext:value-type="time">
            <text:p>08:00:19</text:p>
          </table:table-cell>
          <table:table-cell office:value-type="time" office:time-value="PT1017685H10M06.000000006S" calcext:value-type="time">
            <text:p>13:10:06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04" calcext:value-type="date">
            <text:p>04/02/16</text:p>
          </table:table-cell>
          <table:table-cell office:value-type="time" office:time-value="PT1017704H00M00S" calcext:value-type="time">
            <text:p>08:00:00</text:p>
          </table:table-cell>
          <table:table-cell office:value-type="time" office:time-value="PT1017709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704H08M10.999999736S" calcext:value-type="time">
            <text:p>08:08:11</text:p>
          </table:table-cell>
          <table:table-cell office:value-type="time" office:time-value="PT1017709H02M58.000000119S" calcext:value-type="time">
            <text:p>13:02:58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05" calcext:value-type="date">
            <text:p>05/02/16</text:p>
          </table:table-cell>
          <table:table-cell office:value-type="time" office:time-value="PT1017728H30M00S" calcext:value-type="time">
            <text:p>08:30:00</text:p>
          </table:table-cell>
          <table:table-cell office:value-type="time" office:time-value="PT1017733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727H59M03.999999482S" calcext:value-type="time">
            <text:p>07:59:04</text:p>
          </table:table-cell>
          <table:table-cell office:value-type="time" office:time-value="PT1017733H38M44.000000115S" calcext:value-type="time">
            <text:p>13:38:44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06" calcext:value-type="date">
            <text:p>06/02/16</text:p>
          </table:table-cell>
          <table:table-cell office:value-type="time" office:time-value="PT1017752H00M00S" calcext:value-type="time">
            <text:p>08:00:00</text:p>
          </table:table-cell>
          <table:table-cell office:value-type="time" office:time-value="PT1017757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07" calcext:value-type="date">
            <text:p>0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08" calcext:value-type="date">
            <text:p>08/02/16</text:p>
          </table:table-cell>
          <table:table-cell office:value-type="time" office:time-value="PT1017800H30M00S" calcext:value-type="time">
            <text:p>08:30:00</text:p>
          </table:table-cell>
          <table:table-cell office:value-type="time" office:time-value="PT1017805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09" calcext:value-type="date">
            <text:p>09/02/16</text:p>
          </table:table-cell>
          <table:table-cell office:value-type="time" office:time-value="PT1017824H00M00S" calcext:value-type="time">
            <text:p>08:00:00</text:p>
          </table:table-cell>
          <table:table-cell office:value-type="time" office:time-value="PT1017829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10" calcext:value-type="date">
            <text:p>10/02/16</text:p>
          </table:table-cell>
          <table:table-cell office:value-type="time" office:time-value="PT1017851H00M00S" calcext:value-type="time">
            <text:p>11:00:00</text:p>
          </table:table-cell>
          <table:table-cell office:value-type="time" office:time-value="PT1017856H00M00S" calcext:value-type="time">
            <text:p>16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851H08M40.000000019S" calcext:value-type="time">
            <text:p>11:08:40</text:p>
          </table:table-cell>
          <table:table-cell office:value-type="time" office:time-value="PT1017854H49M18.00000038S" calcext:value-type="time">
            <text:p>14:49:18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11" calcext:value-type="date">
            <text:p>11/02/16</text:p>
          </table:table-cell>
          <table:table-cell office:value-type="time" office:time-value="PT1017872H00M00S" calcext:value-type="time">
            <text:p>08:00:00</text:p>
          </table:table-cell>
          <table:table-cell office:value-type="time" office:time-value="PT1017877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871H54M08.999999883S" calcext:value-type="time">
            <text:p>07:54:09</text:p>
          </table:table-cell>
          <table:table-cell office:value-type="time" office:time-value="PT1017877H12M16.00000022S" calcext:value-type="time">
            <text:p>13:12:16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12" calcext:value-type="date">
            <text:p>12/02/16</text:p>
          </table:table-cell>
          <table:table-cell office:value-type="time" office:time-value="PT1017896H30M00S" calcext:value-type="time">
            <text:p>08:30:00</text:p>
          </table:table-cell>
          <table:table-cell office:value-type="time" office:time-value="PT1017901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896H02M17.000000384S" calcext:value-type="time">
            <text:p>08:02:17</text:p>
          </table:table-cell>
          <table:table-cell office:value-type="time" office:time-value="PT1017901H41M43.000000259S" calcext:value-type="time">
            <text:p>13:41:43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13" calcext:value-type="date">
            <text:p>13/02/16</text:p>
          </table:table-cell>
          <table:table-cell office:value-type="time" office:time-value="PT1017920H00M00S" calcext:value-type="time">
            <text:p>08:00:00</text:p>
          </table:table-cell>
          <table:table-cell office:value-type="time" office:time-value="PT1017925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14" calcext:value-type="date">
            <text:p>14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15" calcext:value-type="date">
            <text:p>15/02/16</text:p>
          </table:table-cell>
          <table:table-cell office:value-type="time" office:time-value="PT1017968H30M00S" calcext:value-type="time">
            <text:p>08:30:00</text:p>
          </table:table-cell>
          <table:table-cell office:value-type="time" office:time-value="PT1017973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967H57M24.000000414S" calcext:value-type="time">
            <text:p>07:57:24</text:p>
          </table:table-cell>
          <table:table-cell office:value-type="time" office:time-value="PT1017973H14M03.999999482S" calcext:value-type="time">
            <text:p>13:14:04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16" calcext:value-type="date">
            <text:p>16/02/16</text:p>
          </table:table-cell>
          <table:table-cell office:value-type="time" office:time-value="PT1017992H00M00S" calcext:value-type="time">
            <text:p>08:00:00</text:p>
          </table:table-cell>
          <table:table-cell office:value-type="time" office:time-value="PT1017997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7992H01M31.999999713S" calcext:value-type="time">
            <text:p>08:01:32</text:p>
          </table:table-cell>
          <table:table-cell office:value-type="time" office:time-value="PT1017997H16M47.000000076S" calcext:value-type="time">
            <text:p>13:16:4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17" calcext:value-type="date">
            <text:p>17/02/16</text:p>
          </table:table-cell>
          <table:table-cell office:value-type="time" office:time-value="PT1018016H00M00S" calcext:value-type="time">
            <text:p>08:00:00</text:p>
          </table:table-cell>
          <table:table-cell office:value-type="time" office:time-value="PT1018021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016H06M49.000000264S" calcext:value-type="time">
            <text:p>08:06:49</text:p>
          </table:table-cell>
          <table:table-cell office:value-type="time" office:time-value="PT1018021H13M20.000000093S" calcext:value-type="time">
            <text:p>13:13:20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18" calcext:value-type="date">
            <text:p>18/02/16</text:p>
          </table:table-cell>
          <table:table-cell office:value-type="time" office:time-value="PT1018040H00M00S" calcext:value-type="time">
            <text:p>08:00:00</text:p>
          </table:table-cell>
          <table:table-cell office:value-type="time" office:time-value="PT1018045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040H06M41.999999676S" calcext:value-type="time">
            <text:p>08:06:42</text:p>
          </table:table-cell>
          <table:table-cell office:value-type="time" office:time-value="PT1018045H02M43.000000175S" calcext:value-type="time">
            <text:p>13:02:43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19" calcext:value-type="date">
            <text:p>19/02/16</text:p>
          </table:table-cell>
          <table:table-cell office:value-type="time" office:time-value="PT1018064H30M00S" calcext:value-type="time">
            <text:p>08:30:00</text:p>
          </table:table-cell>
          <table:table-cell office:value-type="time" office:time-value="PT1018069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064H10M09.000000078S" calcext:value-type="time">
            <text:p>08:10:09</text:p>
          </table:table-cell>
          <table:table-cell office:value-type="time" office:time-value="PT1018069H06M41.000000071S" calcext:value-type="time">
            <text:p>13:06:41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20" calcext:value-type="date">
            <text:p>20/02/16</text:p>
          </table:table-cell>
          <table:table-cell office:value-type="time" office:time-value="PT1018088H00M00S" calcext:value-type="time">
            <text:p>08:00:00</text:p>
          </table:table-cell>
          <table:table-cell office:value-type="time" office:time-value="PT1018093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21" calcext:value-type="date">
            <text:p>21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22" calcext:value-type="date">
            <text:p>22/02/16</text:p>
          </table:table-cell>
          <table:table-cell office:value-type="time" office:time-value="PT1018136H30M00S" calcext:value-type="time">
            <text:p>08:30:00</text:p>
          </table:table-cell>
          <table:table-cell office:value-type="time" office:time-value="PT1018141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136H07M53.999999743S" calcext:value-type="time">
            <text:p>08:07:54</text:p>
          </table:table-cell>
          <table:table-cell office:value-type="time" office:time-value="PT1018141H11M59.000000227S" calcext:value-type="time">
            <text:p>13:11:59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23" calcext:value-type="date">
            <text:p>23/02/16</text:p>
          </table:table-cell>
          <table:table-cell office:value-type="time" office:time-value="PT1018160H00M00S" calcext:value-type="time">
            <text:p>08:00:00</text:p>
          </table:table-cell>
          <table:table-cell office:value-type="time" office:time-value="PT1018165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160H10M38.999999966S" calcext:value-type="time">
            <text:p>08:10:39</text:p>
          </table:table-cell>
          <table:table-cell office:value-type="time" office:time-value="PT1018165H12M29.999999721S" calcext:value-type="time">
            <text:p>13:12:30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24" calcext:value-type="date">
            <text:p>24/02/16</text:p>
          </table:table-cell>
          <table:table-cell office:value-type="time" office:time-value="PT1018184H00M00S" calcext:value-type="time">
            <text:p>08:00:00</text:p>
          </table:table-cell>
          <table:table-cell office:value-type="time" office:time-value="PT1018189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184H00M36.000000034S" calcext:value-type="time">
            <text:p>08:00:36</text:p>
          </table:table-cell>
          <table:table-cell office:value-type="time" office:time-value="PT1018189H15M43.000000203S" calcext:value-type="time">
            <text:p>13:15:43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25" calcext:value-type="date">
            <text:p>25/02/16</text:p>
          </table:table-cell>
          <table:table-cell office:value-type="time" office:time-value="PT1018208H00M00S" calcext:value-type="time">
            <text:p>08:00:00</text:p>
          </table:table-cell>
          <table:table-cell office:value-type="time" office:time-value="PT1018213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208H03M35.000000177S" calcext:value-type="time">
            <text:p>08:03:35</text:p>
          </table:table-cell>
          <table:table-cell office:value-type="time" office:time-value="PT1018213H06M02.000000384S" calcext:value-type="time">
            <text:p>13:06:02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26" calcext:value-type="date">
            <text:p>26/02/16</text:p>
          </table:table-cell>
          <table:table-cell office:value-type="time" office:time-value="PT1018232H30M00S" calcext:value-type="time">
            <text:p>08:30:00</text:p>
          </table:table-cell>
          <table:table-cell office:value-type="time" office:time-value="PT1018237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232H07M15.000000056S" calcext:value-type="time">
            <text:p>08:07:15</text:p>
          </table:table-cell>
          <table:table-cell office:value-type="time" office:time-value="PT1018237H13M45.999999885S" calcext:value-type="time">
            <text:p>13:13:46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27" calcext:value-type="date">
            <text:p>27/02/16</text:p>
          </table:table-cell>
          <table:table-cell office:value-type="time" office:time-value="PT1018256H00M00S" calcext:value-type="time">
            <text:p>08:00:00</text:p>
          </table:table-cell>
          <table:table-cell office:value-type="time" office:time-value="PT1018261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28" calcext:value-type="date">
            <text:p>28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2-29" calcext:value-type="date">
            <text:p>29/02/16</text:p>
          </table:table-cell>
          <table:table-cell office:value-type="time" office:time-value="PT1018304H30M00S" calcext:value-type="time">
            <text:p>08:30:00</text:p>
          </table:table-cell>
          <table:table-cell office:value-type="time" office:time-value="PT1018309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304H20M33.000000101S" calcext:value-type="time">
            <text:p>08:20:33</text:p>
          </table:table-cell>
          <table:table-cell office:value-type="time" office:time-value="PT1018309H14M06.999999974S" calcext:value-type="time">
            <text:p>13:14:0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01" calcext:value-type="date">
            <text:p>01/03/16</text:p>
          </table:table-cell>
          <table:table-cell office:value-type="time" office:time-value="PT1018328H00M00S" calcext:value-type="time">
            <text:p>08:00:00</text:p>
          </table:table-cell>
          <table:table-cell office:value-type="time" office:time-value="PT1018333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328H11M48.999999985S" calcext:value-type="time">
            <text:p>08:11:49</text:p>
          </table:table-cell>
          <table:table-cell office:value-type="time" office:time-value="PT1018333H19M20.000000009S" calcext:value-type="time">
            <text:p>13:19:20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02" calcext:value-type="date">
            <text:p>02/03/16</text:p>
          </table:table-cell>
          <table:table-cell office:value-type="time" office:time-value="PT1018352H00M00S" calcext:value-type="time">
            <text:p>08:00:00</text:p>
          </table:table-cell>
          <table:table-cell office:value-type="time" office:time-value="PT1018357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352H08M46.000000164S" calcext:value-type="time">
            <text:p>08:08:46</text:p>
          </table:table-cell>
          <table:table-cell office:value-type="time" office:time-value="PT1018357H13M36.000000061S" calcext:value-type="time">
            <text:p>13:13:36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03" calcext:value-type="date">
            <text:p>03/03/16</text:p>
          </table:table-cell>
          <table:table-cell office:value-type="time" office:time-value="PT1018376H00M00S" calcext:value-type="time">
            <text:p>08:00:00</text:p>
          </table:table-cell>
          <table:table-cell office:value-type="time" office:time-value="PT1018381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number-columns-repeated="2" office:value-type="time" office:time-value="PT1018375H51M59.000000507S" calcext:value-type="time">
            <text:p>07:51:59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04" calcext:value-type="date">
            <text:p>04/03/16</text:p>
          </table:table-cell>
          <table:table-cell office:value-type="time" office:time-value="PT1018400H30M00S" calcext:value-type="time">
            <text:p>08:30:00</text:p>
          </table:table-cell>
          <table:table-cell office:value-type="time" office:time-value="PT1018405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399H59M06.999999974S" calcext:value-type="time">
            <text:p>07:59:07</text:p>
          </table:table-cell>
          <table:table-cell office:value-type="time" office:time-value="PT1018405H15M59.000000171S" calcext:value-type="time">
            <text:p>13:15:59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05" calcext:value-type="date">
            <text:p>05/03/16</text:p>
          </table:table-cell>
          <table:table-cell office:value-type="time" office:time-value="PT1018424H00M00S" calcext:value-type="time">
            <text:p>08:00:00</text:p>
          </table:table-cell>
          <table:table-cell office:value-type="time" office:time-value="PT1018429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06" calcext:value-type="date">
            <text:p>0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07" calcext:value-type="date">
            <text:p>07/03/16</text:p>
          </table:table-cell>
          <table:table-cell office:value-type="time" office:time-value="PT1018472H30M00S" calcext:value-type="time">
            <text:p>08:30:00</text:p>
          </table:table-cell>
          <table:table-cell office:value-type="time" office:time-value="PT1018477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472H42M57.99999998S" calcext:value-type="time">
            <text:p>08:42:58</text:p>
          </table:table-cell>
          <table:table-cell office:value-type="time" office:time-value="PT1018477H18M59.000000339S" calcext:value-type="time">
            <text:p>13:18:59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08" calcext:value-type="date">
            <text:p>08/03/16</text:p>
          </table:table-cell>
          <table:table-cell office:value-type="time" office:time-value="PT1018496H00M00S" calcext:value-type="time">
            <text:p>08:00:00</text:p>
          </table:table-cell>
          <table:table-cell office:value-type="time" office:time-value="PT1018501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495H49M49.999999478S" calcext:value-type="time">
            <text:p>07:49:50</text:p>
          </table:table-cell>
          <table:table-cell office:value-type="time" office:time-value="PT1018501H08M24.00000005S" calcext:value-type="time">
            <text:p>13:08:24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09" calcext:value-type="date">
            <text:p>09/03/16</text:p>
          </table:table-cell>
          <table:table-cell office:value-type="time" office:time-value="PT1018520H00M00S" calcext:value-type="time">
            <text:p>08:00:00</text:p>
          </table:table-cell>
          <table:table-cell office:value-type="time" office:time-value="PT1018525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519H54M28.999999948S" calcext:value-type="time">
            <text:p>07:54:29</text:p>
          </table:table-cell>
          <table:table-cell office:value-type="time" office:time-value="PT1018525H10M28.999999724S" calcext:value-type="time">
            <text:p>13:10:29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10" calcext:value-type="date">
            <text:p>10/03/16</text:p>
          </table:table-cell>
          <table:table-cell office:value-type="time" office:time-value="PT1018544H00M00S" calcext:value-type="time">
            <text:p>08:00:00</text:p>
          </table:table-cell>
          <table:table-cell office:value-type="time" office:time-value="PT1018549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543H52M39.000000218S" calcext:value-type="time">
            <text:p>07:52:39</text:p>
          </table:table-cell>
          <table:table-cell office:value-type="time" office:time-value="PT1018549H11M53.000000082S" calcext:value-type="time">
            <text:p>13:11:53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11" calcext:value-type="date">
            <text:p>11/03/16</text:p>
          </table:table-cell>
          <table:table-cell office:value-type="time" office:time-value="PT1018568H30M00S" calcext:value-type="time">
            <text:p>08:30:00</text:p>
          </table:table-cell>
          <table:table-cell office:value-type="time" office:time-value="PT1018573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567H33M39.999999879S" calcext:value-type="time">
            <text:p>07:33:40</text:p>
          </table:table-cell>
          <table:table-cell office:value-type="time" office:time-value="PT1018572H32M07.999999747S" calcext:value-type="time">
            <text:p>12:32:08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12" calcext:value-type="date">
            <text:p>12/03/16</text:p>
          </table:table-cell>
          <table:table-cell office:value-type="time" office:time-value="PT1018592H00M00S" calcext:value-type="time">
            <text:p>08:00:00</text:p>
          </table:table-cell>
          <table:table-cell office:value-type="time" office:time-value="PT1018597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13" calcext:value-type="date">
            <text:p>13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14" calcext:value-type="date">
            <text:p>14/03/16</text:p>
          </table:table-cell>
          <table:table-cell office:value-type="time" office:time-value="PT1018640H30M00S" calcext:value-type="time">
            <text:p>08:30:00</text:p>
          </table:table-cell>
          <table:table-cell office:value-type="time" office:time-value="PT1018645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15" calcext:value-type="date">
            <text:p>15/03/16</text:p>
          </table:table-cell>
          <table:table-cell office:value-type="time" office:time-value="PT1018664H00M00S" calcext:value-type="time">
            <text:p>08:00:00</text:p>
          </table:table-cell>
          <table:table-cell office:value-type="time" office:time-value="PT1018669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664H11M45.999999912S" calcext:value-type="time">
            <text:p>08:11:46</text:p>
          </table:table-cell>
          <table:table-cell office:value-type="time" office:time-value="PT1018669H07M06.000000257S" calcext:value-type="time">
            <text:p>13:07:06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16" calcext:value-type="date">
            <text:p>16/03/16</text:p>
          </table:table-cell>
          <table:table-cell office:value-type="time" office:time-value="PT1018688H00M00S" calcext:value-type="time">
            <text:p>08:00:00</text:p>
          </table:table-cell>
          <table:table-cell office:value-type="time" office:time-value="PT1018693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688H01M46.000000052S" calcext:value-type="time">
            <text:p>08:01:46</text:p>
          </table:table-cell>
          <table:table-cell office:value-type="time" office:time-value="PT1018693H01M47.000000495S" calcext:value-type="time">
            <text:p>13:01:4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17" calcext:value-type="date">
            <text:p>17/03/16</text:p>
          </table:table-cell>
          <table:table-cell office:value-type="time" office:time-value="PT1018712H00M00S" calcext:value-type="time">
            <text:p>08:00:00</text:p>
          </table:table-cell>
          <table:table-cell office:value-type="time" office:time-value="PT1018717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712H11M50.000000428S" calcext:value-type="time">
            <text:p>08:11:50</text:p>
          </table:table-cell>
          <table:table-cell office:value-type="time" office:time-value="PT1018717H42M20.000000317S" calcext:value-type="time">
            <text:p>13:42:20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18" calcext:value-type="date">
            <text:p>18/03/16</text:p>
          </table:table-cell>
          <table:table-cell office:value-type="time" office:time-value="PT1018736H30M00S" calcext:value-type="time">
            <text:p>08:30:00</text:p>
          </table:table-cell>
          <table:table-cell office:value-type="time" office:time-value="PT1018741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736H29M57.999999952S" calcext:value-type="time">
            <text:p>08:29:58</text:p>
          </table:table-cell>
          <table:table-cell office:value-type="time" office:time-value="PT1018738H28M43.999999836S" calcext:value-type="time">
            <text:p>10:28:44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19" calcext:value-type="date">
            <text:p>19/03/16</text:p>
          </table:table-cell>
          <table:table-cell office:value-type="time" office:time-value="PT1018760H00M00S" calcext:value-type="time">
            <text:p>08:00:00</text:p>
          </table:table-cell>
          <table:table-cell office:value-type="time" office:time-value="PT1018765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20" calcext:value-type="date">
            <text:p>20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21" calcext:value-type="date">
            <text:p>21/03/16</text:p>
          </table:table-cell>
          <table:table-cell office:value-type="time" office:time-value="PT1018808H30M00S" calcext:value-type="time">
            <text:p>08:30:00</text:p>
          </table:table-cell>
          <table:table-cell office:value-type="time" office:time-value="PT1018813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22" calcext:value-type="date">
            <text:p>22/03/16</text:p>
          </table:table-cell>
          <table:table-cell office:value-type="time" office:time-value="PT1018832H00M00S" calcext:value-type="time">
            <text:p>08:00:00</text:p>
          </table:table-cell>
          <table:table-cell office:value-type="time" office:time-value="PT1018837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832H23M08.999999687S" calcext:value-type="time">
            <text:p>08:23:09</text:p>
          </table:table-cell>
          <table:table-cell office:value-type="time" office:time-value="PT1018837H11M17.000000048S" calcext:value-type="time">
            <text:p>13:11:1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23" calcext:value-type="date">
            <text:p>23/03/16</text:p>
          </table:table-cell>
          <table:table-cell office:value-type="time" office:time-value="PT1018856H00M00S" calcext:value-type="time">
            <text:p>08:00:00</text:p>
          </table:table-cell>
          <table:table-cell office:value-type="time" office:time-value="PT1018861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856H06M51.999999918S" calcext:value-type="time">
            <text:p>08:06:52</text:p>
          </table:table-cell>
          <table:table-cell office:value-type="time" office:time-value="PT1018861H23M16.999999881S" calcext:value-type="time">
            <text:p>13:23:1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24" calcext:value-type="date">
            <text:p>24/03/16</text:p>
          </table:table-cell>
          <table:table-cell office:value-type="time" office:time-value="PT1018880H00M00S" calcext:value-type="time">
            <text:p>08:00:00</text:p>
          </table:table-cell>
          <table:table-cell office:value-type="time" office:time-value="PT1018885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25" calcext:value-type="date">
            <text:p>25/03/16</text:p>
          </table:table-cell>
          <table:table-cell office:value-type="time" office:time-value="PT1018904H30M00S" calcext:value-type="time">
            <text:p>08:30:00</text:p>
          </table:table-cell>
          <table:table-cell office:value-type="time" office:time-value="PT1018909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26" calcext:value-type="date">
            <text:p>26/03/16</text:p>
          </table:table-cell>
          <table:table-cell office:value-type="time" office:time-value="PT1018928H00M00S" calcext:value-type="time">
            <text:p>08:00:00</text:p>
          </table:table-cell>
          <table:table-cell office:value-type="time" office:time-value="PT1018933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27" calcext:value-type="date">
            <text:p>27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28" calcext:value-type="date">
            <text:p>28/03/16</text:p>
          </table:table-cell>
          <table:table-cell office:value-type="time" office:time-value="PT1018976H30M00S" calcext:value-type="time">
            <text:p>08:30:00</text:p>
          </table:table-cell>
          <table:table-cell office:value-type="time" office:time-value="PT1018981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8976H27M04.999999534S" calcext:value-type="time">
            <text:p>08:27:05</text:p>
          </table:table-cell>
          <table:table-cell office:value-type="time" office:time-value="PT1018981H33M46.000000024S" calcext:value-type="time">
            <text:p>13:33:46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29" calcext:value-type="date">
            <text:p>29/03/16</text:p>
          </table:table-cell>
          <table:table-cell office:value-type="time" office:time-value="PT1019000H00M00S" calcext:value-type="time">
            <text:p>08:00:00</text:p>
          </table:table-cell>
          <table:table-cell office:value-type="time" office:time-value="PT1019005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000H04M31.000000276S" calcext:value-type="time">
            <text:p>08:04:31</text:p>
          </table:table-cell>
          <table:table-cell office:value-type="time" office:time-value="PT1019004H47M26.000000183S" calcext:value-type="time">
            <text:p>12:47:26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30" calcext:value-type="date">
            <text:p>30/03/16</text:p>
          </table:table-cell>
          <table:table-cell office:value-type="time" office:time-value="PT1019024H00M00S" calcext:value-type="time">
            <text:p>08:00:00</text:p>
          </table:table-cell>
          <table:table-cell office:value-type="time" office:time-value="PT1019029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024H08M27.000000123S" calcext:value-type="time">
            <text:p>08:08:27</text:p>
          </table:table-cell>
          <table:table-cell office:value-type="time" office:time-value="PT1019029H06M24.999999683S" calcext:value-type="time">
            <text:p>13:06:25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3-31" calcext:value-type="date">
            <text:p>31/03/16</text:p>
          </table:table-cell>
          <table:table-cell office:value-type="time" office:time-value="PT1019048H00M00S" calcext:value-type="time">
            <text:p>08:00:00</text:p>
          </table:table-cell>
          <table:table-cell office:value-type="time" office:time-value="PT1019053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047H46M42.99999998S" calcext:value-type="time">
            <text:p>07:46:43</text:p>
          </table:table-cell>
          <table:table-cell office:value-type="time" office:time-value="PT1019052H47M05.999999698S" calcext:value-type="time">
            <text:p>12:47:06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01" calcext:value-type="date">
            <text:p>01/04/16</text:p>
          </table:table-cell>
          <table:table-cell office:value-type="time" office:time-value="PT1019072H30M00S" calcext:value-type="time">
            <text:p>08:30:00</text:p>
          </table:table-cell>
          <table:table-cell office:value-type="time" office:time-value="PT1019077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072H22M17.999999709S" calcext:value-type="time">
            <text:p>08:22:18</text:p>
          </table:table-cell>
          <table:table-cell office:value-type="time" office:time-value="PT1019077H29M55.999999903S" calcext:value-type="time">
            <text:p>13:29:56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02" calcext:value-type="date">
            <text:p>02/04/16</text:p>
          </table:table-cell>
          <table:table-cell office:value-type="time" office:time-value="PT1019096H00M00S" calcext:value-type="time">
            <text:p>08:00:00</text:p>
          </table:table-cell>
          <table:table-cell office:value-type="time" office:time-value="PT1019101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03" calcext:value-type="date">
            <text:p>0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04" calcext:value-type="date">
            <text:p>04/04/16</text:p>
          </table:table-cell>
          <table:table-cell office:value-type="time" office:time-value="PT1019144H30M00S" calcext:value-type="time">
            <text:p>08:30:00</text:p>
          </table:table-cell>
          <table:table-cell office:value-type="time" office:time-value="PT1019149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143H40M22.999999579S" calcext:value-type="time">
            <text:p>07:40:23</text:p>
          </table:table-cell>
          <table:table-cell office:value-type="time" office:time-value="PT1019148H43M59.999999804S" calcext:value-type="time">
            <text:p>12:44:00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05" calcext:value-type="date">
            <text:p>05/04/16</text:p>
          </table:table-cell>
          <table:table-cell office:value-type="time" office:time-value="PT1019168H00M00S" calcext:value-type="time">
            <text:p>08:00:00</text:p>
          </table:table-cell>
          <table:table-cell office:value-type="time" office:time-value="PT1019173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167H40M27.9999997S" calcext:value-type="time">
            <text:p>07:40:28</text:p>
          </table:table-cell>
          <table:table-cell office:value-type="time" office:time-value="PT1019172H49M27.999999784S" calcext:value-type="time">
            <text:p>12:49:28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06" calcext:value-type="date">
            <text:p>06/04/16</text:p>
          </table:table-cell>
          <table:table-cell office:value-type="time" office:time-value="PT1019192H00M00S" calcext:value-type="time">
            <text:p>08:00:00</text:p>
          </table:table-cell>
          <table:table-cell office:value-type="time" office:time-value="PT1019197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07" calcext:value-type="date">
            <text:p>07/04/16</text:p>
          </table:table-cell>
          <table:table-cell office:value-type="time" office:time-value="PT1019216H00M00S" calcext:value-type="time">
            <text:p>08:00:00</text:p>
          </table:table-cell>
          <table:table-cell office:value-type="time" office:time-value="PT1019221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215H54M56.999999788S" calcext:value-type="time">
            <text:p>07:54:57</text:p>
          </table:table-cell>
          <table:table-cell office:value-type="time" office:time-value="PT1019218H04M40.000000075S" calcext:value-type="time">
            <text:p>10:04:40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08" calcext:value-type="date">
            <text:p>08/04/16</text:p>
          </table:table-cell>
          <table:table-cell office:value-type="time" office:time-value="PT1019240H30M00S" calcext:value-type="time">
            <text:p>08:30:00</text:p>
          </table:table-cell>
          <table:table-cell office:value-type="time" office:time-value="PT1019245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09" calcext:value-type="date">
            <text:p>09/04/16</text:p>
          </table:table-cell>
          <table:table-cell office:value-type="time" office:time-value="PT1019264H00M00S" calcext:value-type="time">
            <text:p>08:00:00</text:p>
          </table:table-cell>
          <table:table-cell office:value-type="time" office:time-value="PT1019269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10" calcext:value-type="date">
            <text:p>10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11" calcext:value-type="date">
            <text:p>11/04/16</text:p>
          </table:table-cell>
          <table:table-cell office:value-type="time" office:time-value="PT1019312H30M00S" calcext:value-type="time">
            <text:p>08:30:00</text:p>
          </table:table-cell>
          <table:table-cell office:value-type="time" office:time-value="PT1019317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312H08M04.99999959S" calcext:value-type="time">
            <text:p>08:08:05</text:p>
          </table:table-cell>
          <table:table-cell office:value-type="time" office:time-value="PT1019317H07M07.000000281S" calcext:value-type="time">
            <text:p>13:07:0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12" calcext:value-type="date">
            <text:p>12/04/16</text:p>
          </table:table-cell>
          <table:table-cell office:value-type="time" office:time-value="PT1019336H00M00S" calcext:value-type="time">
            <text:p>08:00:00</text:p>
          </table:table-cell>
          <table:table-cell office:value-type="time" office:time-value="PT1019341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335H57M20.999999922S" calcext:value-type="time">
            <text:p>07:57:21</text:p>
          </table:table-cell>
          <table:table-cell office:value-type="time" office:time-value="PT1019340H51M34.999999925S" calcext:value-type="time">
            <text:p>12:51:35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13" calcext:value-type="date">
            <text:p>13/04/16</text:p>
          </table:table-cell>
          <table:table-cell office:value-type="time" office:time-value="PT1019360H00M00S" calcext:value-type="time">
            <text:p>08:00:00</text:p>
          </table:table-cell>
          <table:table-cell office:value-type="time" office:time-value="PT1019365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360H10M11.999999732S" calcext:value-type="time">
            <text:p>08:10:12</text:p>
          </table:table-cell>
          <table:table-cell office:value-type="time" office:time-value="PT1019364H57M50.000000205S" calcext:value-type="time">
            <text:p>12:57:50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14" calcext:value-type="date">
            <text:p>14/04/16</text:p>
          </table:table-cell>
          <table:table-cell office:value-type="time" office:time-value="PT1019384H00M00S" calcext:value-type="time">
            <text:p>08:00:00</text:p>
          </table:table-cell>
          <table:table-cell office:value-type="time" office:time-value="PT1019389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383H50M08.999999519S" calcext:value-type="time">
            <text:p>07:50:09</text:p>
          </table:table-cell>
          <table:table-cell office:value-type="time" office:time-value="PT1019389H18M27.000000402S" calcext:value-type="time">
            <text:p>13:18:2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15" calcext:value-type="date">
            <text:p>15/04/16</text:p>
          </table:table-cell>
          <table:table-cell office:value-type="time" office:time-value="PT1019408H30M00S" calcext:value-type="time">
            <text:p>08:30:00</text:p>
          </table:table-cell>
          <table:table-cell office:value-type="time" office:time-value="PT1019413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408H01M58.999999948S" calcext:value-type="time">
            <text:p>08:01:59</text:p>
          </table:table-cell>
          <table:table-cell office:value-type="time" office:time-value="PT1019412H47M05.999999698S" calcext:value-type="time">
            <text:p>12:47:06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16" calcext:value-type="date">
            <text:p>16/04/16</text:p>
          </table:table-cell>
          <table:table-cell office:value-type="time" office:time-value="PT1019432H00M00S" calcext:value-type="time">
            <text:p>08:00:00</text:p>
          </table:table-cell>
          <table:table-cell office:value-type="time" office:time-value="PT1019437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17" calcext:value-type="date">
            <text:p>17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18" calcext:value-type="date">
            <text:p>18/04/16</text:p>
          </table:table-cell>
          <table:table-cell office:value-type="time" office:time-value="PT1019480H30M00S" calcext:value-type="time">
            <text:p>08:30:00</text:p>
          </table:table-cell>
          <table:table-cell office:value-type="time" office:time-value="PT1019485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480H16M00.999999801S" calcext:value-type="time">
            <text:p>08:16:01</text:p>
          </table:table-cell>
          <table:table-cell office:value-type="time" office:time-value="PT1019485H09M59.000000255S" calcext:value-type="time">
            <text:p>13:09:59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19" calcext:value-type="date">
            <text:p>19/04/16</text:p>
          </table:table-cell>
          <table:table-cell office:value-type="time" office:time-value="PT1019504H00M00S" calcext:value-type="time">
            <text:p>08:00:00</text:p>
          </table:table-cell>
          <table:table-cell office:value-type="time" office:time-value="PT1019509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504H09M01.999999713S" calcext:value-type="time">
            <text:p>08:09:02</text:p>
          </table:table-cell>
          <table:table-cell office:value-type="time" office:time-value="PT1019509H09M09.999999907S" calcext:value-type="time">
            <text:p>13:09:10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20" calcext:value-type="date">
            <text:p>20/04/16</text:p>
          </table:table-cell>
          <table:table-cell office:value-type="time" office:time-value="PT1019528H00M00S" calcext:value-type="time">
            <text:p>08:00:00</text:p>
          </table:table-cell>
          <table:table-cell office:value-type="time" office:time-value="PT1019533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528H14M28.000000063S" calcext:value-type="time">
            <text:p>08:14:28</text:p>
          </table:table-cell>
          <table:table-cell office:value-type="time" office:time-value="PT1019533H01M37.999999858S" calcext:value-type="time">
            <text:p>13:01:38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21" calcext:value-type="date">
            <text:p>21/04/16</text:p>
          </table:table-cell>
          <table:table-cell office:value-type="time" office:time-value="PT1019552H00M00S" calcext:value-type="time">
            <text:p>08:00:00</text:p>
          </table:table-cell>
          <table:table-cell office:value-type="time" office:time-value="PT1019557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552H08M42.999999672S" calcext:value-type="time">
            <text:p>08:08:43</text:p>
          </table:table-cell>
          <table:table-cell office:value-type="time" office:time-value="PT1019556H58M11.999999899S" calcext:value-type="time">
            <text:p>12:58:12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22" calcext:value-type="date">
            <text:p>22/04/16</text:p>
          </table:table-cell>
          <table:table-cell office:value-type="time" office:time-value="PT1019576H30M00S" calcext:value-type="time">
            <text:p>08:30:00</text:p>
          </table:table-cell>
          <table:table-cell office:value-type="time" office:time-value="PT1019581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576H14M18.00000024S" calcext:value-type="time">
            <text:p>08:14:18</text:p>
          </table:table-cell>
          <table:table-cell office:value-type="time" office:time-value="PT1019581H05M06.99999989S" calcext:value-type="time">
            <text:p>13:05:0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23" calcext:value-type="date">
            <text:p>23/04/16</text:p>
          </table:table-cell>
          <table:table-cell office:value-type="time" office:time-value="PT1019600H00M00S" calcext:value-type="time">
            <text:p>08:00:00</text:p>
          </table:table-cell>
          <table:table-cell office:value-type="time" office:time-value="PT1019605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24" calcext:value-type="date">
            <text:p>24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25" calcext:value-type="date">
            <text:p>25/04/16</text:p>
          </table:table-cell>
          <table:table-cell office:value-type="time" office:time-value="PT1019648H30M00S" calcext:value-type="time">
            <text:p>08:30:00</text:p>
          </table:table-cell>
          <table:table-cell office:value-type="time" office:time-value="PT1019653H30M00S" calcext:value-type="time">
            <text:p>13:30:00</text:p>
          </table:table-cell>
          <table:table-cell table:style-name="ce1" office:value-type="string" calcext:value-type="string">
            <text:p>5:00:00</text:p>
          </table:table-cell>
          <table:table-cell office:value-type="time" office:time-value="PT1019648H17M13.000000287S" calcext:value-type="time">
            <text:p>08:17:13</text:p>
          </table:table-cell>
          <table:table-cell office:value-type="time" office:time-value="PT1019653H40M46.999999741S" calcext:value-type="time">
            <text:p>13:40:47</text:p>
          </table:table-cell>
          <table:table-cell table:style-name="ce1" office:value-type="string" calcext:value-type="string">
            <text:p>5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 Lozada</text:p>
          </table:table-cell>
          <table:table-cell office:value-type="date" office:date-value="2016-04-26" calcext:value-type="date">
            <text:p>26/04/16</text:p>
          </table:table-cell>
          <table:table-cell office:value-type="time" office:time-value="PT1019672H00M00S" calcext:value-type="time">
            <text:p>08:00:00</text:p>
          </table:table-cell>
          <table:table-cell office:value-type="time" office:time-value="PT1019677H00M00S" calcext:value-type="time">
            <text:p>13:00:00</text:p>
          </table:table-cell>
          <table:table-cell table:style-name="ce1" office:value-type="string" calcext:value-type="string">
            <text:p>5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1-20" calcext:value-type="date">
            <text:p>20/01/16</text:p>
          </table:table-cell>
          <table:table-cell office:value-type="time" office:time-value="PT1017349H00M00S" calcext:value-type="time">
            <text:p>13:00:00</text:p>
          </table:table-cell>
          <table:table-cell office:value-type="time" office:time-value="PT101735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1-21" calcext:value-type="date">
            <text:p>21/01/16</text:p>
          </table:table-cell>
          <table:table-cell office:value-type="time" office:time-value="PT1017373H00M00S" calcext:value-type="time">
            <text:p>13:00:00</text:p>
          </table:table-cell>
          <table:table-cell office:value-type="time" office:time-value="PT101738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1-22" calcext:value-type="date">
            <text:p>22/01/16</text:p>
          </table:table-cell>
          <table:table-cell office:value-type="time" office:time-value="PT1017397H00M00S" calcext:value-type="time">
            <text:p>13:00:00</text:p>
          </table:table-cell>
          <table:table-cell office:value-type="time" office:time-value="PT101740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1-23" calcext:value-type="date">
            <text:p>23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1-24" calcext:value-type="date">
            <text:p>24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1-25" calcext:value-type="date">
            <text:p>25/01/16</text:p>
          </table:table-cell>
          <table:table-cell office:value-type="time" office:time-value="PT1017469H00M00S" calcext:value-type="time">
            <text:p>13:00:00</text:p>
          </table:table-cell>
          <table:table-cell office:value-type="time" office:time-value="PT101747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1-26" calcext:value-type="date">
            <text:p>26/01/16</text:p>
          </table:table-cell>
          <table:table-cell office:value-type="time" office:time-value="PT1017493H00M00S" calcext:value-type="time">
            <text:p>13:00:00</text:p>
          </table:table-cell>
          <table:table-cell office:value-type="time" office:time-value="PT101750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1-27" calcext:value-type="date">
            <text:p>27/01/16</text:p>
          </table:table-cell>
          <table:table-cell office:value-type="time" office:time-value="PT1017517H00M00S" calcext:value-type="time">
            <text:p>13:00:00</text:p>
          </table:table-cell>
          <table:table-cell office:value-type="time" office:time-value="PT101752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1-28" calcext:value-type="date">
            <text:p>28/01/16</text:p>
          </table:table-cell>
          <table:table-cell office:value-type="time" office:time-value="PT1017541H00M00S" calcext:value-type="time">
            <text:p>13:00:00</text:p>
          </table:table-cell>
          <table:table-cell office:value-type="time" office:time-value="PT101754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1-29" calcext:value-type="date">
            <text:p>29/01/16</text:p>
          </table:table-cell>
          <table:table-cell office:value-type="time" office:time-value="PT1017565H00M00S" calcext:value-type="time">
            <text:p>13:00:00</text:p>
          </table:table-cell>
          <table:table-cell office:value-type="time" office:time-value="PT101757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1-30" calcext:value-type="date">
            <text:p>30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1-31" calcext:value-type="date">
            <text:p>31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01" calcext:value-type="date">
            <text:p>01/02/16</text:p>
          </table:table-cell>
          <table:table-cell office:value-type="time" office:time-value="PT1017637H00M00S" calcext:value-type="time">
            <text:p>13:00:00</text:p>
          </table:table-cell>
          <table:table-cell office:value-type="time" office:time-value="PT101764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37H13M20.000000093S" calcext:value-type="time">
            <text:p>13:13:20</text:p>
          </table:table-cell>
          <table:table-cell office:value-type="time" office:time-value="PT1017644H05M17.000000132S" calcext:value-type="time">
            <text:p>20:05:1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02" calcext:value-type="date">
            <text:p>02/02/16</text:p>
          </table:table-cell>
          <table:table-cell office:value-type="time" office:time-value="PT1017661H00M00S" calcext:value-type="time">
            <text:p>13:00:00</text:p>
          </table:table-cell>
          <table:table-cell office:value-type="time" office:time-value="PT101766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61H00M53.000000026S" calcext:value-type="time">
            <text:p>13:00:53</text:p>
          </table:table-cell>
          <table:table-cell office:value-type="time" office:time-value="PT1017667H58M10.00000027S" calcext:value-type="time">
            <text:p>19:58:1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03" calcext:value-type="date">
            <text:p>03/02/16</text:p>
          </table:table-cell>
          <table:table-cell office:value-type="time" office:time-value="PT1017685H00M00S" calcext:value-type="time">
            <text:p>13:00:00</text:p>
          </table:table-cell>
          <table:table-cell office:value-type="time" office:time-value="PT101769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85H06M18.999999538S" calcext:value-type="time">
            <text:p>13:06:19</text:p>
          </table:table-cell>
          <table:table-cell office:value-type="time" office:time-value="PT1017691H53M55.999999987S" calcext:value-type="time">
            <text:p>19:53:5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04" calcext:value-type="date">
            <text:p>04/02/16</text:p>
          </table:table-cell>
          <table:table-cell office:value-type="time" office:time-value="PT1017709H00M00S" calcext:value-type="time">
            <text:p>13:00:00</text:p>
          </table:table-cell>
          <table:table-cell office:value-type="time" office:time-value="PT101771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709H19M34.999999534S" calcext:value-type="time">
            <text:p>13:19:35</text:p>
          </table:table-cell>
          <table:table-cell office:value-type="time" office:time-value="PT1017715H59M49.000000153S" calcext:value-type="time">
            <text:p>19:59:4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05" calcext:value-type="date">
            <text:p>05/02/16</text:p>
          </table:table-cell>
          <table:table-cell office:value-type="time" office:time-value="PT1017733H00M00S" calcext:value-type="time">
            <text:p>13:00:00</text:p>
          </table:table-cell>
          <table:table-cell office:value-type="time" office:time-value="PT101774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733H28M05.000000149S" calcext:value-type="time">
            <text:p>13:28:05</text:p>
          </table:table-cell>
          <table:table-cell office:value-type="time" office:time-value="PT1017740H09M45.99999994S" calcext:value-type="time">
            <text:p>20:09:4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06" calcext:value-type="date">
            <text:p>06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07" calcext:value-type="date">
            <text:p>0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08" calcext:value-type="date">
            <text:p>08/02/16</text:p>
          </table:table-cell>
          <table:table-cell office:value-type="time" office:time-value="PT1017805H00M00S" calcext:value-type="time">
            <text:p>13:00:00</text:p>
          </table:table-cell>
          <table:table-cell office:value-type="time" office:time-value="PT101781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09" calcext:value-type="date">
            <text:p>09/02/16</text:p>
          </table:table-cell>
          <table:table-cell office:value-type="time" office:time-value="PT1017829H00M00S" calcext:value-type="time">
            <text:p>13:00:00</text:p>
          </table:table-cell>
          <table:table-cell office:value-type="time" office:time-value="PT101783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10" calcext:value-type="date">
            <text:p>10/02/16</text:p>
          </table:table-cell>
          <table:table-cell office:value-type="time" office:time-value="PT1017853H00M00S" calcext:value-type="time">
            <text:p>13:00:00</text:p>
          </table:table-cell>
          <table:table-cell office:value-type="time" office:time-value="PT101786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53H23M42.999999672S" calcext:value-type="time">
            <text:p>13:23:43</text:p>
          </table:table-cell>
          <table:table-cell office:value-type="time" office:time-value="PT1017860H06M35.999999531S" calcext:value-type="time">
            <text:p>20:06:3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11" calcext:value-type="date">
            <text:p>11/02/16</text:p>
          </table:table-cell>
          <table:table-cell office:value-type="time" office:time-value="PT1017877H00M00S" calcext:value-type="time">
            <text:p>13:00:00</text:p>
          </table:table-cell>
          <table:table-cell office:value-type="time" office:time-value="PT101788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77H16M37.999999858S" calcext:value-type="time">
            <text:p>13:16:38</text:p>
          </table:table-cell>
          <table:table-cell office:value-type="time" office:time-value="PT1017884H06M52.999999942S" calcext:value-type="time">
            <text:p>20:06:5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12" calcext:value-type="date">
            <text:p>12/02/16</text:p>
          </table:table-cell>
          <table:table-cell office:value-type="time" office:time-value="PT1017901H00M00S" calcext:value-type="time">
            <text:p>13:00:00</text:p>
          </table:table-cell>
          <table:table-cell office:value-type="time" office:time-value="PT101790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901H20M49.000000069S" calcext:value-type="time">
            <text:p>13:20:49</text:p>
          </table:table-cell>
          <table:table-cell office:value-type="time" office:time-value="PT1017908H05M33.000000101S" calcext:value-type="time">
            <text:p>20:05:3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13" calcext:value-type="date">
            <text:p>13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14" calcext:value-type="date">
            <text:p>14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15" calcext:value-type="date">
            <text:p>15/02/16</text:p>
          </table:table-cell>
          <table:table-cell office:value-type="time" office:time-value="PT1017973H00M00S" calcext:value-type="time">
            <text:p>13:00:00</text:p>
          </table:table-cell>
          <table:table-cell office:value-type="time" office:time-value="PT101798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973H24M37.000000142S" calcext:value-type="time">
            <text:p>13:24:37</text:p>
          </table:table-cell>
          <table:table-cell office:value-type="time" office:time-value="PT1017980H07M34.000000097S" calcext:value-type="time">
            <text:p>20:07:3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16" calcext:value-type="date">
            <text:p>16/02/16</text:p>
          </table:table-cell>
          <table:table-cell office:value-type="time" office:time-value="PT1017997H00M00S" calcext:value-type="time">
            <text:p>13:00:00</text:p>
          </table:table-cell>
          <table:table-cell office:value-type="time" office:time-value="PT101800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997H19M08.999999743S" calcext:value-type="time">
            <text:p>13:19:09</text:p>
          </table:table-cell>
          <table:table-cell office:value-type="time" office:time-value="PT1018004H13M40.000000158S" calcext:value-type="time">
            <text:p>20:13:4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17" calcext:value-type="date">
            <text:p>17/02/16</text:p>
          </table:table-cell>
          <table:table-cell office:value-type="time" office:time-value="PT1018021H00M00S" calcext:value-type="time">
            <text:p>13:00:00</text:p>
          </table:table-cell>
          <table:table-cell office:value-type="time" office:time-value="PT101802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21H44M00.999999829S" calcext:value-type="time">
            <text:p>13:44:01</text:p>
          </table:table-cell>
          <table:table-cell office:value-type="time" office:time-value="PT1018028H43M50.999999586S" calcext:value-type="time">
            <text:p>20:43:5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18" calcext:value-type="date">
            <text:p>18/02/16</text:p>
          </table:table-cell>
          <table:table-cell office:value-type="time" office:time-value="PT1018045H00M00S" calcext:value-type="time">
            <text:p>13:00:00</text:p>
          </table:table-cell>
          <table:table-cell office:value-type="time" office:time-value="PT101805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45H26M21.99999975S" calcext:value-type="time">
            <text:p>13:26:22</text:p>
          </table:table-cell>
          <table:table-cell office:value-type="time" office:time-value="PT1018051H54M21.000000173S" calcext:value-type="time">
            <text:p>19:54:2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19" calcext:value-type="date">
            <text:p>19/02/16</text:p>
          </table:table-cell>
          <table:table-cell office:value-type="time" office:time-value="PT1018069H00M00S" calcext:value-type="time">
            <text:p>13:00:00</text:p>
          </table:table-cell>
          <table:table-cell office:value-type="time" office:time-value="PT101807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69H28M45.000000279S" calcext:value-type="time">
            <text:p>13:28:45</text:p>
          </table:table-cell>
          <table:table-cell office:value-type="time" office:time-value="PT1018076H07M51.999999695S" calcext:value-type="time">
            <text:p>20:07:5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20" calcext:value-type="date">
            <text:p>20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21" calcext:value-type="date">
            <text:p>21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22" calcext:value-type="date">
            <text:p>22/02/16</text:p>
          </table:table-cell>
          <table:table-cell office:value-type="time" office:time-value="PT1018141H00M00S" calcext:value-type="time">
            <text:p>13:00:00</text:p>
          </table:table-cell>
          <table:table-cell office:value-type="time" office:time-value="PT101814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41H16M54.999999851S" calcext:value-type="time">
            <text:p>13:16:55</text:p>
          </table:table-cell>
          <table:table-cell office:value-type="time" office:time-value="PT1018147H59M40.999999959S" calcext:value-type="time">
            <text:p>19:59:4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23" calcext:value-type="date">
            <text:p>23/02/16</text:p>
          </table:table-cell>
          <table:table-cell office:value-type="time" office:time-value="PT1018165H00M00S" calcext:value-type="time">
            <text:p>13:00:00</text:p>
          </table:table-cell>
          <table:table-cell office:value-type="time" office:time-value="PT101817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65H56M48.999999985S" calcext:value-type="time">
            <text:p>13:56:49</text:p>
          </table:table-cell>
          <table:table-cell office:value-type="time" office:time-value="PT1018172H49M15.999999493S" calcext:value-type="time">
            <text:p>20:49:1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24" calcext:value-type="date">
            <text:p>24/02/16</text:p>
          </table:table-cell>
          <table:table-cell office:value-type="time" office:time-value="PT1018189H00M00S" calcext:value-type="time">
            <text:p>13:00:00</text:p>
          </table:table-cell>
          <table:table-cell office:value-type="time" office:time-value="PT101819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89H48M43.999999976S" calcext:value-type="time">
            <text:p>13:48:44</text:p>
          </table:table-cell>
          <table:table-cell office:value-type="time" office:time-value="PT1018196H30M26.00000021S" calcext:value-type="time">
            <text:p>20:30:2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25" calcext:value-type="date">
            <text:p>25/02/16</text:p>
          </table:table-cell>
          <table:table-cell office:value-type="time" office:time-value="PT1018213H00M00S" calcext:value-type="time">
            <text:p>13:00:00</text:p>
          </table:table-cell>
          <table:table-cell office:value-type="time" office:time-value="PT101822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214H20M59.000000311S" calcext:value-type="time">
            <text:p>14:20:59</text:p>
          </table:table-cell>
          <table:table-cell office:value-type="time" office:time-value="PT1018221H25M51.999999862S" calcext:value-type="time">
            <text:p>21:25:5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26" calcext:value-type="date">
            <text:p>26/02/16</text:p>
          </table:table-cell>
          <table:table-cell office:value-type="time" office:time-value="PT1018237H00M00S" calcext:value-type="time">
            <text:p>13:00:00</text:p>
          </table:table-cell>
          <table:table-cell office:value-type="time" office:time-value="PT101824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237H39M10.999999931S" calcext:value-type="time">
            <text:p>13:39:11</text:p>
          </table:table-cell>
          <table:table-cell office:value-type="time" office:time-value="PT1018244H17M50.999999531S" calcext:value-type="time">
            <text:p>20:17:5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27" calcext:value-type="date">
            <text:p>2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28" calcext:value-type="date">
            <text:p>28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2-29" calcext:value-type="date">
            <text:p>29/02/16</text:p>
          </table:table-cell>
          <table:table-cell office:value-type="time" office:time-value="PT1018309H00M00S" calcext:value-type="time">
            <text:p>13:00:00</text:p>
          </table:table-cell>
          <table:table-cell office:value-type="time" office:time-value="PT101831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09H37M30S" calcext:value-type="time">
            <text:p>13:37:30</text:p>
          </table:table-cell>
          <table:table-cell office:value-type="time" office:time-value="PT1018316H53M31.999999825S" calcext:value-type="time">
            <text:p>20:53:3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01" calcext:value-type="date">
            <text:p>01/03/16</text:p>
          </table:table-cell>
          <table:table-cell office:value-type="time" office:time-value="PT1018333H00M00S" calcext:value-type="time">
            <text:p>13:00:00</text:p>
          </table:table-cell>
          <table:table-cell office:value-type="time" office:time-value="PT101834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34H06M08.00000011S" calcext:value-type="time">
            <text:p>14:06:08</text:p>
          </table:table-cell>
          <table:table-cell office:value-type="time" office:time-value="PT1018340H59M45.999999661S" calcext:value-type="time">
            <text:p>20:59:4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02" calcext:value-type="date">
            <text:p>02/03/16</text:p>
          </table:table-cell>
          <table:table-cell office:value-type="time" office:time-value="PT1018357H00M00S" calcext:value-type="time">
            <text:p>13:00:00</text:p>
          </table:table-cell>
          <table:table-cell office:value-type="time" office:time-value="PT101836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57H48M40.000000298S" calcext:value-type="time">
            <text:p>13:48:40</text:p>
          </table:table-cell>
          <table:table-cell office:value-type="time" office:time-value="PT1018365H05M07.000000309S" calcext:value-type="time">
            <text:p>21:05:0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03" calcext:value-type="date">
            <text:p>03/03/16</text:p>
          </table:table-cell>
          <table:table-cell office:value-type="time" office:time-value="PT1018381H00M00S" calcext:value-type="time">
            <text:p>13:00:00</text:p>
          </table:table-cell>
          <table:table-cell office:value-type="time" office:time-value="PT101838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82H02M54.000000022S" calcext:value-type="time">
            <text:p>14:02:54</text:p>
          </table:table-cell>
          <table:table-cell office:value-type="time" office:time-value="PT1018389H19M06.000000089S" calcext:value-type="time">
            <text:p>21:19:0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04" calcext:value-type="date">
            <text:p>04/03/16</text:p>
          </table:table-cell>
          <table:table-cell office:value-type="time" office:time-value="PT1018405H00M00S" calcext:value-type="time">
            <text:p>13:00:00</text:p>
          </table:table-cell>
          <table:table-cell office:value-type="time" office:time-value="PT101841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06H12M44.999999665S" calcext:value-type="time">
            <text:p>14:12:45</text:p>
          </table:table-cell>
          <table:table-cell office:value-type="time" office:time-value="PT1018412H48M35.999999782S" calcext:value-type="time">
            <text:p>20:48:3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05" calcext:value-type="date">
            <text:p>05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06" calcext:value-type="date">
            <text:p>0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07" calcext:value-type="date">
            <text:p>07/03/16</text:p>
          </table:table-cell>
          <table:table-cell office:value-type="time" office:time-value="PT1018477H00M00S" calcext:value-type="time">
            <text:p>13:00:00</text:p>
          </table:table-cell>
          <table:table-cell office:value-type="time" office:time-value="PT101848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78H02M55.000000466S" calcext:value-type="time">
            <text:p>14:02:55</text:p>
          </table:table-cell>
          <table:table-cell office:value-type="time" office:time-value="PT1018485H03M52.00000017S" calcext:value-type="time">
            <text:p>21:03:5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08" calcext:value-type="date">
            <text:p>08/03/16</text:p>
          </table:table-cell>
          <table:table-cell office:value-type="time" office:time-value="PT1018501H00M00S" calcext:value-type="time">
            <text:p>13:00:00</text:p>
          </table:table-cell>
          <table:table-cell office:value-type="time" office:time-value="PT101850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02H31M42.99999998S" calcext:value-type="time">
            <text:p>14:31:43</text:p>
          </table:table-cell>
          <table:table-cell office:value-type="time" office:time-value="PT1018509H16M14.999999721S" calcext:value-type="time">
            <text:p>21:16:1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09" calcext:value-type="date">
            <text:p>09/03/16</text:p>
          </table:table-cell>
          <table:table-cell office:value-type="time" office:time-value="PT1018525H00M00S" calcext:value-type="time">
            <text:p>13:00:00</text:p>
          </table:table-cell>
          <table:table-cell office:value-type="time" office:time-value="PT101853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26H32M16.999999546S" calcext:value-type="time">
            <text:p>14:32:17</text:p>
          </table:table-cell>
          <table:table-cell office:value-type="time" office:time-value="PT1018533H26M42.99999984S" calcext:value-type="time">
            <text:p>21:26:4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10" calcext:value-type="date">
            <text:p>10/03/16</text:p>
          </table:table-cell>
          <table:table-cell office:value-type="time" office:time-value="PT1018549H00M00S" calcext:value-type="time">
            <text:p>13:00:00</text:p>
          </table:table-cell>
          <table:table-cell office:value-type="time" office:time-value="PT101855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50H12M04.999999953S" calcext:value-type="time">
            <text:p>14:12:05</text:p>
          </table:table-cell>
          <table:table-cell office:value-type="time" office:time-value="PT1018557H13M31.999999965S" calcext:value-type="time">
            <text:p>21:13:3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11" calcext:value-type="date">
            <text:p>11/03/16</text:p>
          </table:table-cell>
          <table:table-cell office:value-type="time" office:time-value="PT1018573H00M00S" calcext:value-type="time">
            <text:p>13:00:00</text:p>
          </table:table-cell>
          <table:table-cell office:value-type="time" office:time-value="PT101858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number-columns-repeated="2" office:value-type="time" office:time-value="PT1018573H50M27.99999956S" calcext:value-type="time">
            <text:p>13:50:2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12" calcext:value-type="date">
            <text:p>12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13" calcext:value-type="date">
            <text:p>13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14" calcext:value-type="date">
            <text:p>14/03/16</text:p>
          </table:table-cell>
          <table:table-cell office:value-type="time" office:time-value="PT1018645H00M00S" calcext:value-type="time">
            <text:p>13:00:00</text:p>
          </table:table-cell>
          <table:table-cell office:value-type="time" office:time-value="PT101865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46H05M03.000000212S" calcext:value-type="time">
            <text:p>14:05:03</text:p>
          </table:table-cell>
          <table:table-cell office:value-type="time" office:time-value="PT1018653H11M00.000000056S" calcext:value-type="time">
            <text:p>21:11:0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15" calcext:value-type="date">
            <text:p>15/03/16</text:p>
          </table:table-cell>
          <table:table-cell office:value-type="time" office:time-value="PT1018669H00M00S" calcext:value-type="time">
            <text:p>13:00:00</text:p>
          </table:table-cell>
          <table:table-cell office:value-type="time" office:time-value="PT101867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69H25M03.999999957S" calcext:value-type="time">
            <text:p>13:25:04</text:p>
          </table:table-cell>
          <table:table-cell office:value-type="time" office:time-value="PT1018676H26M00.999999661S" calcext:value-type="time">
            <text:p>20:26:0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16" calcext:value-type="date">
            <text:p>16/03/16</text:p>
          </table:table-cell>
          <table:table-cell office:value-type="time" office:time-value="PT1018693H00M00S" calcext:value-type="time">
            <text:p>13:00:00</text:p>
          </table:table-cell>
          <table:table-cell office:value-type="time" office:time-value="PT101870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94H09M45.99999994S" calcext:value-type="time">
            <text:p>14:09:46</text:p>
          </table:table-cell>
          <table:table-cell office:value-type="time" office:time-value="PT1018701H16M17.000000188S" calcext:value-type="time">
            <text:p>21:16:1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17" calcext:value-type="date">
            <text:p>17/03/16</text:p>
          </table:table-cell>
          <table:table-cell office:value-type="time" office:time-value="PT1018717H00M00S" calcext:value-type="time">
            <text:p>13:00:00</text:p>
          </table:table-cell>
          <table:table-cell office:value-type="time" office:time-value="PT101872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718H14M17.000000216S" calcext:value-type="time">
            <text:p>14:14:17</text:p>
          </table:table-cell>
          <table:table-cell office:value-type="time" office:time-value="PT1018725H50M21.999999834S" calcext:value-type="time">
            <text:p>21:50:2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18" calcext:value-type="date">
            <text:p>18/03/16</text:p>
          </table:table-cell>
          <table:table-cell office:value-type="time" office:time-value="PT1018741H00M00S" calcext:value-type="time">
            <text:p>13:00:00</text:p>
          </table:table-cell>
          <table:table-cell office:value-type="time" office:time-value="PT101874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742H01M22.999999914S" calcext:value-type="time">
            <text:p>14:01:23</text:p>
          </table:table-cell>
          <table:table-cell office:value-type="time" office:time-value="PT1018748H12M17.000000244S" calcext:value-type="time">
            <text:p>20:12:1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19" calcext:value-type="date">
            <text:p>19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20" calcext:value-type="date">
            <text:p>20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21" calcext:value-type="date">
            <text:p>21/03/16</text:p>
          </table:table-cell>
          <table:table-cell office:value-type="time" office:time-value="PT1018813H00M00S" calcext:value-type="time">
            <text:p>13:00:00</text:p>
          </table:table-cell>
          <table:table-cell office:value-type="time" office:time-value="PT101882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22" calcext:value-type="date">
            <text:p>22/03/16</text:p>
          </table:table-cell>
          <table:table-cell office:value-type="time" office:time-value="PT1018837H00M00S" calcext:value-type="time">
            <text:p>13:00:00</text:p>
          </table:table-cell>
          <table:table-cell office:value-type="time" office:time-value="PT101884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38H04M42.999999728S" calcext:value-type="time">
            <text:p>14:04:43</text:p>
          </table:table-cell>
          <table:table-cell office:value-type="time" office:time-value="PT1018844H25M49.000000209S" calcext:value-type="time">
            <text:p>20:25:4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23" calcext:value-type="date">
            <text:p>23/03/16</text:p>
          </table:table-cell>
          <table:table-cell office:value-type="time" office:time-value="PT1018861H00M00S" calcext:value-type="time">
            <text:p>13:00:00</text:p>
          </table:table-cell>
          <table:table-cell office:value-type="time" office:time-value="PT101886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62H07M59.999999888S" calcext:value-type="time">
            <text:p>14:08:00</text:p>
          </table:table-cell>
          <table:table-cell office:value-type="time" office:time-value="PT1018869H15M52.000000002S" calcext:value-type="time">
            <text:p>21:15:5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24" calcext:value-type="date">
            <text:p>24/03/16</text:p>
          </table:table-cell>
          <table:table-cell office:value-type="time" office:time-value="PT1018885H00M00S" calcext:value-type="time">
            <text:p>13:00:00</text:p>
          </table:table-cell>
          <table:table-cell office:value-type="time" office:time-value="PT101889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25" calcext:value-type="date">
            <text:p>25/03/16</text:p>
          </table:table-cell>
          <table:table-cell office:value-type="time" office:time-value="PT1018909H00M00S" calcext:value-type="time">
            <text:p>13:00:00</text:p>
          </table:table-cell>
          <table:table-cell office:value-type="time" office:time-value="PT101891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26" calcext:value-type="date">
            <text:p>2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27" calcext:value-type="date">
            <text:p>27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28" calcext:value-type="date">
            <text:p>28/03/16</text:p>
          </table:table-cell>
          <table:table-cell office:value-type="time" office:time-value="PT1018981H00M00S" calcext:value-type="time">
            <text:p>13:00:00</text:p>
          </table:table-cell>
          <table:table-cell office:value-type="time" office:time-value="PT101898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982H34M10.999999791S" calcext:value-type="time">
            <text:p>14:34:11</text:p>
          </table:table-cell>
          <table:table-cell office:value-type="time" office:time-value="PT1018989H43M30.99999994S" calcext:value-type="time">
            <text:p>21:43:3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29" calcext:value-type="date">
            <text:p>29/03/16</text:p>
          </table:table-cell>
          <table:table-cell office:value-type="time" office:time-value="PT1019005H00M00S" calcext:value-type="time">
            <text:p>13:00:00</text:p>
          </table:table-cell>
          <table:table-cell office:value-type="time" office:time-value="PT101901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office:value-type="string" calcext:value-type="string">
            <text:p>Corta Duración</text:p>
          </table:table-cell>
          <table:table-cell table:style-name="ce1" office:value-type="string" calcext:value-type="string">
            <text:p>07:07</text:p>
          </table:table-cell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30" calcext:value-type="date">
            <text:p>30/03/16</text:p>
          </table:table-cell>
          <table:table-cell office:value-type="time" office:time-value="PT1019029H00M00S" calcext:value-type="time">
            <text:p>13:00:00</text:p>
          </table:table-cell>
          <table:table-cell office:value-type="time" office:time-value="PT101903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29H57M19.999999898S" calcext:value-type="time">
            <text:p>13:57:20</text:p>
          </table:table-cell>
          <table:table-cell office:value-type="time" office:time-value="PT1019037H00M40.00000013S" calcext:value-type="time">
            <text:p>21:00:4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3-31" calcext:value-type="date">
            <text:p>31/03/16</text:p>
          </table:table-cell>
          <table:table-cell office:value-type="time" office:time-value="PT1019053H00M00S" calcext:value-type="time">
            <text:p>13:00:00</text:p>
          </table:table-cell>
          <table:table-cell office:value-type="time" office:time-value="PT101906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54H27M18.000000268S" calcext:value-type="time">
            <text:p>14:27:18</text:p>
          </table:table-cell>
          <table:table-cell office:value-type="time" office:time-value="PT1019060H11M31.999999993S" calcext:value-type="time">
            <text:p>20:11:3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01" calcext:value-type="date">
            <text:p>01/04/16</text:p>
          </table:table-cell>
          <table:table-cell office:value-type="time" office:time-value="PT1019077H00M00S" calcext:value-type="time">
            <text:p>13:00:00</text:p>
          </table:table-cell>
          <table:table-cell office:value-type="time" office:time-value="PT101908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78H38M36.999999946S" calcext:value-type="time">
            <text:p>14:38:37</text:p>
          </table:table-cell>
          <table:table-cell office:value-type="time" office:time-value="PT1019086H05M13.000000035S" calcext:value-type="time">
            <text:p>22:05:1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02" calcext:value-type="date">
            <text:p>02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03" calcext:value-type="date">
            <text:p>0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04" calcext:value-type="date">
            <text:p>04/04/16</text:p>
          </table:table-cell>
          <table:table-cell office:value-type="time" office:time-value="PT1019149H00M00S" calcext:value-type="time">
            <text:p>13:00:00</text:p>
          </table:table-cell>
          <table:table-cell office:value-type="time" office:time-value="PT101915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51H05M24.000000302S" calcext:value-type="time">
            <text:p>15:05:24</text:p>
          </table:table-cell>
          <table:table-cell office:value-type="time" office:time-value="PT1019158H17M33.999999538S" calcext:value-type="time">
            <text:p>22:17:3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05" calcext:value-type="date">
            <text:p>05/04/16</text:p>
          </table:table-cell>
          <table:table-cell office:value-type="time" office:time-value="PT1019173H00M00S" calcext:value-type="time">
            <text:p>13:00:00</text:p>
          </table:table-cell>
          <table:table-cell office:value-type="time" office:time-value="PT101918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74H27M12.000000123S" calcext:value-type="time">
            <text:p>14:27:12</text:p>
          </table:table-cell>
          <table:table-cell office:value-type="time" office:time-value="PT1019181H02M10.000000214S" calcext:value-type="time">
            <text:p>21:02:1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06" calcext:value-type="date">
            <text:p>06/04/16</text:p>
          </table:table-cell>
          <table:table-cell office:value-type="time" office:time-value="PT1019197H00M00S" calcext:value-type="time">
            <text:p>13:00:00</text:p>
          </table:table-cell>
          <table:table-cell office:value-type="time" office:time-value="PT101920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98H26M43.999999864S" calcext:value-type="time">
            <text:p>14:26:44</text:p>
          </table:table-cell>
          <table:table-cell office:value-type="time" office:time-value="PT1019205H20M46.999999601S" calcext:value-type="time">
            <text:p>21:20:4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07" calcext:value-type="date">
            <text:p>07/04/16</text:p>
          </table:table-cell>
          <table:table-cell office:value-type="time" office:time-value="PT1019221H00M00S" calcext:value-type="time">
            <text:p>13:00:00</text:p>
          </table:table-cell>
          <table:table-cell office:value-type="time" office:time-value="PT101922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222H37M32.000000048S" calcext:value-type="time">
            <text:p>14:37:32</text:p>
          </table:table-cell>
          <table:table-cell office:value-type="time" office:time-value="PT1019224H41M21.000000145S" calcext:value-type="time">
            <text:p>16:41:2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08" calcext:value-type="date">
            <text:p>08/04/16</text:p>
          </table:table-cell>
          <table:table-cell office:value-type="time" office:time-value="PT1019245H00M00S" calcext:value-type="time">
            <text:p>13:00:00</text:p>
          </table:table-cell>
          <table:table-cell office:value-type="time" office:time-value="PT101925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247H15M08.999999799S" calcext:value-type="time">
            <text:p>15:15:09</text:p>
          </table:table-cell>
          <table:table-cell office:value-type="time" office:time-value="PT1019253H40M51.000000257S" calcext:value-type="time">
            <text:p>21:40:5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09" calcext:value-type="date">
            <text:p>09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10" calcext:value-type="date">
            <text:p>10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11" calcext:value-type="date">
            <text:p>11/04/16</text:p>
          </table:table-cell>
          <table:table-cell office:value-type="time" office:time-value="PT1019317H00M00S" calcext:value-type="time">
            <text:p>13:00:00</text:p>
          </table:table-cell>
          <table:table-cell office:value-type="time" office:time-value="PT101932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18H26M08.999999855S" calcext:value-type="time">
            <text:p>14:26:09</text:p>
          </table:table-cell>
          <table:table-cell office:value-type="time" office:time-value="PT1019324H30M29.000000283S" calcext:value-type="time">
            <text:p>20:30:2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12" calcext:value-type="date">
            <text:p>12/04/16</text:p>
          </table:table-cell>
          <table:table-cell office:value-type="time" office:time-value="PT1019341H00M00S" calcext:value-type="time">
            <text:p>13:00:00</text:p>
          </table:table-cell>
          <table:table-cell office:value-type="time" office:time-value="PT101934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42H20M29.999999609S" calcext:value-type="time">
            <text:p>14:20:30</text:p>
          </table:table-cell>
          <table:table-cell office:value-type="time" office:time-value="PT1019349H33M23.999999911S" calcext:value-type="time">
            <text:p>21:33:2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13" calcext:value-type="date">
            <text:p>13/04/16</text:p>
          </table:table-cell>
          <table:table-cell office:value-type="time" office:time-value="PT1019365H00M00S" calcext:value-type="time">
            <text:p>13:00:00</text:p>
          </table:table-cell>
          <table:table-cell office:value-type="time" office:time-value="PT101937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66H40M41.000000015S" calcext:value-type="time">
            <text:p>14:40:41</text:p>
          </table:table-cell>
          <table:table-cell office:value-type="time" office:time-value="PT1019374H16M29.00000006S" calcext:value-type="time">
            <text:p>22:16:2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14" calcext:value-type="date">
            <text:p>14/04/16</text:p>
          </table:table-cell>
          <table:table-cell office:value-type="time" office:time-value="PT1019389H00M00S" calcext:value-type="time">
            <text:p>13:00:00</text:p>
          </table:table-cell>
          <table:table-cell office:value-type="time" office:time-value="PT101939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90H12M55.999999931S" calcext:value-type="time">
            <text:p>14:12:56</text:p>
          </table:table-cell>
          <table:table-cell office:value-type="time" office:time-value="PT1019398H03M04.000000264S" calcext:value-type="time">
            <text:p>22:03:0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15" calcext:value-type="date">
            <text:p>15/04/16</text:p>
          </table:table-cell>
          <table:table-cell office:value-type="time" office:time-value="PT1019413H00M00S" calcext:value-type="time">
            <text:p>13:00:00</text:p>
          </table:table-cell>
          <table:table-cell office:value-type="time" office:time-value="PT101942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16" calcext:value-type="date">
            <text:p>16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17" calcext:value-type="date">
            <text:p>17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18" calcext:value-type="date">
            <text:p>18/04/16</text:p>
          </table:table-cell>
          <table:table-cell office:value-type="time" office:time-value="PT1019485H00M00S" calcext:value-type="time">
            <text:p>13:00:00</text:p>
          </table:table-cell>
          <table:table-cell office:value-type="time" office:time-value="PT101949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486H38M54.999999963S" calcext:value-type="time">
            <text:p>14:38:55</text:p>
          </table:table-cell>
          <table:table-cell office:value-type="time" office:time-value="PT1019494H09M05.99999981S" calcext:value-type="time">
            <text:p>22:09:0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19" calcext:value-type="date">
            <text:p>19/04/16</text:p>
          </table:table-cell>
          <table:table-cell office:value-type="time" office:time-value="PT1019509H00M00S" calcext:value-type="time">
            <text:p>13:00:00</text:p>
          </table:table-cell>
          <table:table-cell office:value-type="time" office:time-value="PT101951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11H08M46.999999769S" calcext:value-type="time">
            <text:p>15:08:47</text:p>
          </table:table-cell>
          <table:table-cell office:value-type="time" office:time-value="PT1019518H21M49.99999987S" calcext:value-type="time">
            <text:p>22:21:5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20" calcext:value-type="date">
            <text:p>20/04/16</text:p>
          </table:table-cell>
          <table:table-cell office:value-type="time" office:time-value="PT1019533H00M00S" calcext:value-type="time">
            <text:p>13:00:00</text:p>
          </table:table-cell>
          <table:table-cell office:value-type="time" office:time-value="PT101954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35H10M21.999999974S" calcext:value-type="time">
            <text:p>15:10:22</text:p>
          </table:table-cell>
          <table:table-cell office:value-type="time" office:time-value="PT1019542H12M08.000000026S" calcext:value-type="time">
            <text:p>22:12:0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21" calcext:value-type="date">
            <text:p>21/04/16</text:p>
          </table:table-cell>
          <table:table-cell office:value-type="time" office:time-value="PT1019557H00M00S" calcext:value-type="time">
            <text:p>13:00:00</text:p>
          </table:table-cell>
          <table:table-cell office:value-type="time" office:time-value="PT101956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59H09M23.999999827S" calcext:value-type="time">
            <text:p>15:09:24</text:p>
          </table:table-cell>
          <table:table-cell office:value-type="time" office:time-value="PT1019566H07M28.999999557S" calcext:value-type="time">
            <text:p>22:07:2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22" calcext:value-type="date">
            <text:p>22/04/16</text:p>
          </table:table-cell>
          <table:table-cell office:value-type="time" office:time-value="PT1019581H00M00S" calcext:value-type="time">
            <text:p>13:00:00</text:p>
          </table:table-cell>
          <table:table-cell office:value-type="time" office:time-value="PT101958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81H01M56.999999899S" calcext:value-type="time">
            <text:p>13:01:57</text:p>
          </table:table-cell>
          <table:table-cell office:value-type="time" office:time-value="PT1019588H12M23.999999994S" calcext:value-type="time">
            <text:p>20:12:2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23" calcext:value-type="date">
            <text:p>2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24" calcext:value-type="date">
            <text:p>24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25" calcext:value-type="date">
            <text:p>25/04/16</text:p>
          </table:table-cell>
          <table:table-cell office:value-type="time" office:time-value="PT1019653H00M00S" calcext:value-type="time">
            <text:p>13:00:00</text:p>
          </table:table-cell>
          <table:table-cell office:value-type="time" office:time-value="PT101966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654H30M21.999999695S" calcext:value-type="time">
            <text:p>14:30:22</text:p>
          </table:table-cell>
          <table:table-cell office:value-type="time" office:time-value="PT1019661H51M56.000000015S" calcext:value-type="time">
            <text:p>21:51:5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José Rolando</text:p>
          </table:table-cell>
          <table:table-cell office:value-type="date" office:date-value="2016-04-26" calcext:value-type="date">
            <text:p>26/04/16</text:p>
          </table:table-cell>
          <table:table-cell office:value-type="time" office:time-value="PT1019677H00M00S" calcext:value-type="time">
            <text:p>13:00:00</text:p>
          </table:table-cell>
          <table:table-cell office:value-type="time" office:time-value="PT101968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number-columns-repeated="2" office:value-type="time" office:time-value="PT1019678H33M50.999999726S" calcext:value-type="time">
            <text:p>14:33:5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1-20" calcext:value-type="date">
            <text:p>20/01/16</text:p>
          </table:table-cell>
          <table:table-cell office:value-type="time" office:time-value="PT1017344H00M00S" calcext:value-type="time">
            <text:p>08:00:00</text:p>
          </table:table-cell>
          <table:table-cell office:value-type="time" office:time-value="PT1017351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1-21" calcext:value-type="date">
            <text:p>21/01/16</text:p>
          </table:table-cell>
          <table:table-cell office:value-type="time" office:time-value="PT1017368H00M00S" calcext:value-type="time">
            <text:p>08:00:00</text:p>
          </table:table-cell>
          <table:table-cell office:value-type="time" office:time-value="PT1017375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1-22" calcext:value-type="date">
            <text:p>22/01/16</text:p>
          </table:table-cell>
          <table:table-cell office:value-type="time" office:time-value="PT1017392H00M00S" calcext:value-type="time">
            <text:p>08:00:00</text:p>
          </table:table-cell>
          <table:table-cell office:value-type="time" office:time-value="PT1017399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1-23" calcext:value-type="date">
            <text:p>23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1-24" calcext:value-type="date">
            <text:p>24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1-25" calcext:value-type="date">
            <text:p>25/01/16</text:p>
          </table:table-cell>
          <table:table-cell office:value-type="time" office:time-value="PT1017464H00M00S" calcext:value-type="time">
            <text:p>08:00:00</text:p>
          </table:table-cell>
          <table:table-cell office:value-type="time" office:time-value="PT1017470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1-26" calcext:value-type="date">
            <text:p>26/01/16</text:p>
          </table:table-cell>
          <table:table-cell office:value-type="time" office:time-value="PT1017489H00M00S" calcext:value-type="time">
            <text:p>09:00:00</text:p>
          </table:table-cell>
          <table:table-cell office:value-type="time" office:time-value="PT101749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1-27" calcext:value-type="date">
            <text:p>27/01/16</text:p>
          </table:table-cell>
          <table:table-cell office:value-type="time" office:time-value="PT1017512H00M00S" calcext:value-type="time">
            <text:p>08:00:00</text:p>
          </table:table-cell>
          <table:table-cell office:value-type="time" office:time-value="PT1017519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1-28" calcext:value-type="date">
            <text:p>28/01/16</text:p>
          </table:table-cell>
          <table:table-cell office:value-type="time" office:time-value="PT1017536H00M00S" calcext:value-type="time">
            <text:p>08:00:00</text:p>
          </table:table-cell>
          <table:table-cell office:value-type="time" office:time-value="PT1017543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1-29" calcext:value-type="date">
            <text:p>29/01/16</text:p>
          </table:table-cell>
          <table:table-cell office:value-type="time" office:time-value="PT1017560H00M00S" calcext:value-type="time">
            <text:p>08:00:00</text:p>
          </table:table-cell>
          <table:table-cell office:value-type="time" office:time-value="PT1017567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1-30" calcext:value-type="date">
            <text:p>30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1-31" calcext:value-type="date">
            <text:p>31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01" calcext:value-type="date">
            <text:p>01/02/16</text:p>
          </table:table-cell>
          <table:table-cell office:value-type="time" office:time-value="PT1017632H00M00S" calcext:value-type="time">
            <text:p>08:00:00</text:p>
          </table:table-cell>
          <table:table-cell office:value-type="time" office:time-value="PT1017638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7632H03M32.000000104S" calcext:value-type="time">
            <text:p>08:03:32</text:p>
          </table:table-cell>
          <table:table-cell office:value-type="time" office:time-value="PT1017638H47M49.00000032S" calcext:value-type="time">
            <text:p>14:47:49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02" calcext:value-type="date">
            <text:p>02/02/16</text:p>
          </table:table-cell>
          <table:table-cell office:value-type="time" office:time-value="PT1017657H00M00S" calcext:value-type="time">
            <text:p>09:00:00</text:p>
          </table:table-cell>
          <table:table-cell office:value-type="time" office:time-value="PT1017664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55H17M09.999999795S" calcext:value-type="time">
            <text:p>07:17:10</text:p>
          </table:table-cell>
          <table:table-cell office:value-type="time" office:time-value="PT1017661H58M53.000000473S" calcext:value-type="time">
            <text:p>13:58:5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03" calcext:value-type="date">
            <text:p>03/02/16</text:p>
          </table:table-cell>
          <table:table-cell office:value-type="time" office:time-value="PT1017680H00M00S" calcext:value-type="time">
            <text:p>08:00:00</text:p>
          </table:table-cell>
          <table:table-cell office:value-type="time" office:time-value="PT1017687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80H02M25.999999763S" calcext:value-type="time">
            <text:p>08:02:26</text:p>
          </table:table-cell>
          <table:table-cell office:value-type="time" office:time-value="PT1017686H51M52.999999942S" calcext:value-type="time">
            <text:p>14:51:5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04" calcext:value-type="date">
            <text:p>04/02/16</text:p>
          </table:table-cell>
          <table:table-cell office:value-type="time" office:time-value="PT1017704H00M00S" calcext:value-type="time">
            <text:p>08:00:00</text:p>
          </table:table-cell>
          <table:table-cell office:value-type="time" office:time-value="PT1017711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704H13M24.00000019S" calcext:value-type="time">
            <text:p>08:13:24</text:p>
          </table:table-cell>
          <table:table-cell office:value-type="time" office:time-value="PT1017710H48M32.000000104S" calcext:value-type="time">
            <text:p>14:48:3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05" calcext:value-type="date">
            <text:p>05/02/16</text:p>
          </table:table-cell>
          <table:table-cell office:value-type="time" office:time-value="PT1017728H00M00S" calcext:value-type="time">
            <text:p>08:00:00</text:p>
          </table:table-cell>
          <table:table-cell office:value-type="time" office:time-value="PT1017735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727H57M03.999999929S" calcext:value-type="time">
            <text:p>07:57:04</text:p>
          </table:table-cell>
          <table:table-cell office:value-type="time" office:time-value="PT1017734H02M31.000000304S" calcext:value-type="time">
            <text:p>14:02:3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06" calcext:value-type="date">
            <text:p>06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07" calcext:value-type="date">
            <text:p>0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08" calcext:value-type="date">
            <text:p>08/02/16</text:p>
          </table:table-cell>
          <table:table-cell office:value-type="time" office:time-value="PT1017800H00M00S" calcext:value-type="time">
            <text:p>08:00:00</text:p>
          </table:table-cell>
          <table:table-cell office:value-type="time" office:time-value="PT1017806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09" calcext:value-type="date">
            <text:p>09/02/16</text:p>
          </table:table-cell>
          <table:table-cell office:value-type="time" office:time-value="PT1017825H00M00S" calcext:value-type="time">
            <text:p>09:00:00</text:p>
          </table:table-cell>
          <table:table-cell office:value-type="time" office:time-value="PT101783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10" calcext:value-type="date">
            <text:p>10/02/16</text:p>
          </table:table-cell>
          <table:table-cell office:value-type="time" office:time-value="PT1017848H00M00S" calcext:value-type="time">
            <text:p>08:00:00</text:p>
          </table:table-cell>
          <table:table-cell office:value-type="time" office:time-value="PT1017855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47H56M54.000000106S" calcext:value-type="time">
            <text:p>07:56:54</text:p>
          </table:table-cell>
          <table:table-cell office:value-type="time" office:time-value="PT1017854H49M21.000000034S" calcext:value-type="time">
            <text:p>14:49:2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11" calcext:value-type="date">
            <text:p>11/02/16</text:p>
          </table:table-cell>
          <table:table-cell office:value-type="time" office:time-value="PT1017872H00M00S" calcext:value-type="time">
            <text:p>08:00:00</text:p>
          </table:table-cell>
          <table:table-cell office:value-type="time" office:time-value="PT1017879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72H04M51.999999946S" calcext:value-type="time">
            <text:p>08:04:52</text:p>
          </table:table-cell>
          <table:table-cell office:value-type="time" office:time-value="PT1017878H47M22.999999691S" calcext:value-type="time">
            <text:p>14:47:2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12" calcext:value-type="date">
            <text:p>12/02/16</text:p>
          </table:table-cell>
          <table:table-cell office:value-type="time" office:time-value="PT1017896H00M00S" calcext:value-type="time">
            <text:p>08:00:00</text:p>
          </table:table-cell>
          <table:table-cell office:value-type="time" office:time-value="PT1017903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95H14M02.999999877S" calcext:value-type="time">
            <text:p>07:14:03</text:p>
          </table:table-cell>
          <table:table-cell office:value-type="time" office:time-value="PT1017901H50M43.000000343S" calcext:value-type="time">
            <text:p>13:50:4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13" calcext:value-type="date">
            <text:p>13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14" calcext:value-type="date">
            <text:p>14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15" calcext:value-type="date">
            <text:p>15/02/16</text:p>
          </table:table-cell>
          <table:table-cell office:value-type="time" office:time-value="PT1017968H00M00S" calcext:value-type="time">
            <text:p>08:00:00</text:p>
          </table:table-cell>
          <table:table-cell office:value-type="time" office:time-value="PT1017974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7968H07M37.999999775S" calcext:value-type="time">
            <text:p>08:07:38</text:p>
          </table:table-cell>
          <table:table-cell office:value-type="time" office:time-value="PT1017975H26M48.999999985S" calcext:value-type="time">
            <text:p>15:26:49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16" calcext:value-type="date">
            <text:p>16/02/16</text:p>
          </table:table-cell>
          <table:table-cell office:value-type="time" office:time-value="PT1017993H00M00S" calcext:value-type="time">
            <text:p>09:00:00</text:p>
          </table:table-cell>
          <table:table-cell office:value-type="time" office:time-value="PT101800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992H15M33.00000038S" calcext:value-type="time">
            <text:p>08:15:33</text:p>
          </table:table-cell>
          <table:table-cell office:value-type="time" office:time-value="PT1017998H49M50.000000317S" calcext:value-type="time">
            <text:p>14:49:5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17" calcext:value-type="date">
            <text:p>17/02/16</text:p>
          </table:table-cell>
          <table:table-cell office:value-type="time" office:time-value="PT1018016H00M00S" calcext:value-type="time">
            <text:p>08:00:00</text:p>
          </table:table-cell>
          <table:table-cell office:value-type="time" office:time-value="PT1018023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16H05M56.999999844S" calcext:value-type="time">
            <text:p>08:05:57</text:p>
          </table:table-cell>
          <table:table-cell office:value-type="time" office:time-value="PT1018022H48M53.000000194S" calcext:value-type="time">
            <text:p>14:48:5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18" calcext:value-type="date">
            <text:p>18/02/16</text:p>
          </table:table-cell>
          <table:table-cell office:value-type="time" office:time-value="PT1018040H00M00S" calcext:value-type="time">
            <text:p>08:00:00</text:p>
          </table:table-cell>
          <table:table-cell office:value-type="time" office:time-value="PT1018047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40H04M07.000000114S" calcext:value-type="time">
            <text:p>08:04:07</text:p>
          </table:table-cell>
          <table:table-cell office:value-type="time" office:time-value="PT1018046H47M28.999999836S" calcext:value-type="time">
            <text:p>14:47:2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19" calcext:value-type="date">
            <text:p>19/02/16</text:p>
          </table:table-cell>
          <table:table-cell office:value-type="time" office:time-value="PT1018064H00M00S" calcext:value-type="time">
            <text:p>08:00:00</text:p>
          </table:table-cell>
          <table:table-cell office:value-type="time" office:time-value="PT1018071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20" calcext:value-type="date">
            <text:p>20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21" calcext:value-type="date">
            <text:p>21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22" calcext:value-type="date">
            <text:p>22/02/16</text:p>
          </table:table-cell>
          <table:table-cell office:value-type="time" office:time-value="PT1018135H00M00S" calcext:value-type="time">
            <text:p>07:00:00</text:p>
          </table:table-cell>
          <table:table-cell office:value-type="time" office:time-value="PT1018142H00M00S" calcext:value-type="time">
            <text:p>14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35H10M30.000000168S" calcext:value-type="time">
            <text:p>07:10:30</text:p>
          </table:table-cell>
          <table:table-cell office:value-type="time" office:time-value="PT1018141H52M12.000000402S" calcext:value-type="time">
            <text:p>13:52:1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23" calcext:value-type="date">
            <text:p>23/02/16</text:p>
          </table:table-cell>
          <table:table-cell office:value-type="time" office:time-value="PT1018160H00M00S" calcext:value-type="time">
            <text:p>08:00:00</text:p>
          </table:table-cell>
          <table:table-cell office:value-type="time" office:time-value="PT1018166H00M00S" calcext:value-type="time">
            <text:p>14:00:00</text:p>
          </table:table-cell>
          <table:table-cell table:style-name="ce1" office:value-type="string" calcext:value-type="string">
            <text:p>6:00:00</text:p>
          </table:table-cell>
          <table:table-cell office:value-type="time" office:time-value="PT1018160H17M41.000000127S" calcext:value-type="time">
            <text:p>08:17:41</text:p>
          </table:table-cell>
          <table:table-cell office:value-type="time" office:time-value="PT1018162H28M13.000000343S" calcext:value-type="time">
            <text:p>10:28:13</text:p>
          </table:table-cell>
          <table:table-cell table:style-name="ce1" office:value-type="string" calcext:value-type="string">
            <text:p>6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24" calcext:value-type="date">
            <text:p>24/02/16</text:p>
          </table:table-cell>
          <table:table-cell office:value-type="time" office:time-value="PT1018184H00M00S" calcext:value-type="time">
            <text:p>08:00:00</text:p>
          </table:table-cell>
          <table:table-cell office:value-type="time" office:time-value="PT1018191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84H13M21.999999722S" calcext:value-type="time">
            <text:p>08:13:22</text:p>
          </table:table-cell>
          <table:table-cell office:value-type="time" office:time-value="PT1018190H43M26.000000238S" calcext:value-type="time">
            <text:p>14:43:2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25" calcext:value-type="date">
            <text:p>25/02/16</text:p>
          </table:table-cell>
          <table:table-cell office:value-type="time" office:time-value="PT1018208H00M00S" calcext:value-type="time">
            <text:p>08:00:00</text:p>
          </table:table-cell>
          <table:table-cell office:value-type="time" office:time-value="PT1018215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208H23M59.00000006S" calcext:value-type="time">
            <text:p>08:23:59</text:p>
          </table:table-cell>
          <table:table-cell office:value-type="time" office:time-value="PT1018214H52M40.999999847S" calcext:value-type="time">
            <text:p>14:52:4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26" calcext:value-type="date">
            <text:p>26/02/16</text:p>
          </table:table-cell>
          <table:table-cell office:value-type="time" office:time-value="PT1018232H00M00S" calcext:value-type="time">
            <text:p>08:00:00</text:p>
          </table:table-cell>
          <table:table-cell office:value-type="time" office:time-value="PT1018239H00M00S" calcext:value-type="time">
            <text:p>15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232H19M33.999999929S" calcext:value-type="time">
            <text:p>08:19:34</text:p>
          </table:table-cell>
          <table:table-cell office:value-type="time" office:time-value="PT1018238H54M57.000000207S" calcext:value-type="time">
            <text:p>14:54:5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27" calcext:value-type="date">
            <text:p>2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28" calcext:value-type="date">
            <text:p>28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2-29" calcext:value-type="date">
            <text:p>29/02/16</text:p>
          </table:table-cell>
          <table:table-cell office:value-type="time" office:time-value="PT1018303H15M00S" calcext:value-type="time">
            <text:p>07:15:00</text:p>
          </table:table-cell>
          <table:table-cell office:value-type="time" office:time-value="PT1018310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03H33M21.999999862S" calcext:value-type="time">
            <text:p>07:33:22</text:p>
          </table:table-cell>
          <table:table-cell office:value-type="time" office:time-value="PT1018310H02M57.9999997S" calcext:value-type="time">
            <text:p>14:02:5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01" calcext:value-type="date">
            <text:p>01/03/16</text:p>
          </table:table-cell>
          <table:table-cell office:value-type="time" office:time-value="PT1018327H15M00S" calcext:value-type="time">
            <text:p>07:15:00</text:p>
          </table:table-cell>
          <table:table-cell office:value-type="time" office:time-value="PT101833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27H29M02.999999877S" calcext:value-type="time">
            <text:p>07:29:03</text:p>
          </table:table-cell>
          <table:table-cell office:value-type="time" office:time-value="PT1018333H22M56.00000021S" calcext:value-type="time">
            <text:p>13:22:5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02" calcext:value-type="date">
            <text:p>02/03/16</text:p>
          </table:table-cell>
          <table:table-cell office:value-type="time" office:time-value="PT1018351H15M00S" calcext:value-type="time">
            <text:p>07:15:00</text:p>
          </table:table-cell>
          <table:table-cell office:value-type="time" office:time-value="PT101835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51H22M57.99999984S" calcext:value-type="time">
            <text:p>07:22:58</text:p>
          </table:table-cell>
          <table:table-cell office:value-type="time" office:time-value="PT1018358H04M18.00000038S" calcext:value-type="time">
            <text:p>14:04:1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03" calcext:value-type="date">
            <text:p>03/03/16</text:p>
          </table:table-cell>
          <table:table-cell office:value-type="time" office:time-value="PT1018375H15M00S" calcext:value-type="time">
            <text:p>07:15:00</text:p>
          </table:table-cell>
          <table:table-cell office:value-type="time" office:time-value="PT1018382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75H29M15.999999773S" calcext:value-type="time">
            <text:p>07:29:16</text:p>
          </table:table-cell>
          <table:table-cell office:value-type="time" office:time-value="PT1018382H05M30.000000028S" calcext:value-type="time">
            <text:p>14:05:3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04" calcext:value-type="date">
            <text:p>04/03/16</text:p>
          </table:table-cell>
          <table:table-cell office:value-type="time" office:time-value="PT1018399H15M00S" calcext:value-type="time">
            <text:p>07:15:00</text:p>
          </table:table-cell>
          <table:table-cell office:value-type="time" office:time-value="PT1018406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99H25M10.999999708S" calcext:value-type="time">
            <text:p>07:25:11</text:p>
          </table:table-cell>
          <table:table-cell office:value-type="time" office:time-value="PT1018406H02M54.000000022S" calcext:value-type="time">
            <text:p>14:02:5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05" calcext:value-type="date">
            <text:p>05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06" calcext:value-type="date">
            <text:p>0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07" calcext:value-type="date">
            <text:p>07/03/16</text:p>
          </table:table-cell>
          <table:table-cell office:value-type="time" office:time-value="PT1018471H15M00S" calcext:value-type="time">
            <text:p>07:15:00</text:p>
          </table:table-cell>
          <table:table-cell office:value-type="time" office:time-value="PT101847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71H31M22.999999914S" calcext:value-type="time">
            <text:p>07:31:23</text:p>
          </table:table-cell>
          <table:table-cell office:value-type="time" office:time-value="PT1018478H03M09.999999991S" calcext:value-type="time">
            <text:p>14:03:1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08" calcext:value-type="date">
            <text:p>08/03/16</text:p>
          </table:table-cell>
          <table:table-cell office:value-type="time" office:time-value="PT1018495H15M00S" calcext:value-type="time">
            <text:p>07:15:00</text:p>
          </table:table-cell>
          <table:table-cell office:value-type="time" office:time-value="PT1018502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95H36M36.000000369S" calcext:value-type="time">
            <text:p>07:36:36</text:p>
          </table:table-cell>
          <table:table-cell office:value-type="time" office:time-value="PT1018502H48M23.999999911S" calcext:value-type="time">
            <text:p>14:48:2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09" calcext:value-type="date">
            <text:p>09/03/16</text:p>
          </table:table-cell>
          <table:table-cell office:value-type="time" office:time-value="PT1018519H15M00S" calcext:value-type="time">
            <text:p>07:15:00</text:p>
          </table:table-cell>
          <table:table-cell office:value-type="time" office:time-value="PT1018526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19H30M14.000000339S" calcext:value-type="time">
            <text:p>07:30:14</text:p>
          </table:table-cell>
          <table:table-cell office:value-type="time" office:time-value="PT1018527H51M20.999999586S" calcext:value-type="time">
            <text:p>15:51:2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10" calcext:value-type="date">
            <text:p>10/03/16</text:p>
          </table:table-cell>
          <table:table-cell office:value-type="time" office:time-value="PT1018543H15M00S" calcext:value-type="time">
            <text:p>07:15:00</text:p>
          </table:table-cell>
          <table:table-cell office:value-type="time" office:time-value="PT1018550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43H47M08.999999771S" calcext:value-type="time">
            <text:p>07:47:09</text:p>
          </table:table-cell>
          <table:table-cell office:value-type="time" office:time-value="PT1018550H02M06.999999722S" calcext:value-type="time">
            <text:p>14:02:0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11" calcext:value-type="date">
            <text:p>11/03/16</text:p>
          </table:table-cell>
          <table:table-cell office:value-type="time" office:time-value="PT1018567H15M00S" calcext:value-type="time">
            <text:p>07:15:00</text:p>
          </table:table-cell>
          <table:table-cell office:value-type="time" office:time-value="PT101857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12" calcext:value-type="date">
            <text:p>12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13" calcext:value-type="date">
            <text:p>13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14" calcext:value-type="date">
            <text:p>14/03/16</text:p>
          </table:table-cell>
          <table:table-cell office:value-type="time" office:time-value="PT1018639H15M00S" calcext:value-type="time">
            <text:p>07:15:00</text:p>
          </table:table-cell>
          <table:table-cell office:value-type="time" office:time-value="PT1018646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39H36M44.000000143S" calcext:value-type="time">
            <text:p>07:36:44</text:p>
          </table:table-cell>
          <table:table-cell office:value-type="time" office:time-value="PT1018646H02M49.999999925S" calcext:value-type="time">
            <text:p>14:02:5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15" calcext:value-type="date">
            <text:p>15/03/16</text:p>
          </table:table-cell>
          <table:table-cell office:value-type="time" office:time-value="PT1018663H15M00S" calcext:value-type="time">
            <text:p>07:15:00</text:p>
          </table:table-cell>
          <table:table-cell office:value-type="time" office:time-value="PT1018670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63H29M34.999999814S" calcext:value-type="time">
            <text:p>07:29:35</text:p>
          </table:table-cell>
          <table:table-cell office:value-type="time" office:time-value="PT1018670H02M05.000000093S" calcext:value-type="time">
            <text:p>14:02:0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16" calcext:value-type="date">
            <text:p>16/03/16</text:p>
          </table:table-cell>
          <table:table-cell office:value-type="time" office:time-value="PT1018687H15M00S" calcext:value-type="time">
            <text:p>07:15:00</text:p>
          </table:table-cell>
          <table:table-cell office:value-type="time" office:time-value="PT101869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87H28M21.999999722S" calcext:value-type="time">
            <text:p>07:28:22</text:p>
          </table:table-cell>
          <table:table-cell office:value-type="time" office:time-value="PT1018694H06M56.000000015S" calcext:value-type="time">
            <text:p>14:06:5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17" calcext:value-type="date">
            <text:p>17/03/16</text:p>
          </table:table-cell>
          <table:table-cell office:value-type="time" office:time-value="PT1018711H15M00S" calcext:value-type="time">
            <text:p>07:15:00</text:p>
          </table:table-cell>
          <table:table-cell office:value-type="time" office:time-value="PT101871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711H30M06.99999975S" calcext:value-type="time">
            <text:p>07:30:07</text:p>
          </table:table-cell>
          <table:table-cell office:value-type="time" office:time-value="PT1018718H33M02.999999821S" calcext:value-type="time">
            <text:p>14:33:0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18" calcext:value-type="date">
            <text:p>18/03/16</text:p>
          </table:table-cell>
          <table:table-cell office:value-type="time" office:time-value="PT1018735H15M00S" calcext:value-type="time">
            <text:p>07:15:00</text:p>
          </table:table-cell>
          <table:table-cell office:value-type="time" office:time-value="PT1018742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735H28M37.000000086S" calcext:value-type="time">
            <text:p>07:28:37</text:p>
          </table:table-cell>
          <table:table-cell office:value-type="time" office:time-value="PT1018742H04M26.000000155S" calcext:value-type="time">
            <text:p>14:04:2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19" calcext:value-type="date">
            <text:p>19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20" calcext:value-type="date">
            <text:p>20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21" calcext:value-type="date">
            <text:p>21/03/16</text:p>
          </table:table-cell>
          <table:table-cell office:value-type="time" office:time-value="PT1018807H15M00S" calcext:value-type="time">
            <text:p>07:15:00</text:p>
          </table:table-cell>
          <table:table-cell office:value-type="time" office:time-value="PT101881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07H33M58.99999992S" calcext:value-type="time">
            <text:p>07:33:59</text:p>
          </table:table-cell>
          <table:table-cell office:value-type="time" office:time-value="PT1018811H22M21.000000201S" calcext:value-type="time">
            <text:p>11:22:2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22" calcext:value-type="date">
            <text:p>22/03/16</text:p>
          </table:table-cell>
          <table:table-cell office:value-type="time" office:time-value="PT1018831H15M00S" calcext:value-type="time">
            <text:p>07:15:00</text:p>
          </table:table-cell>
          <table:table-cell office:value-type="time" office:time-value="PT101883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31H28M01.000000052S" calcext:value-type="time">
            <text:p>07:28:01</text:p>
          </table:table-cell>
          <table:table-cell office:value-type="time" office:time-value="PT1018838H03M32.000000104S" calcext:value-type="time">
            <text:p>14:03:3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23" calcext:value-type="date">
            <text:p>23/03/16</text:p>
          </table:table-cell>
          <table:table-cell office:value-type="time" office:time-value="PT1018855H15M00S" calcext:value-type="time">
            <text:p>07:15:00</text:p>
          </table:table-cell>
          <table:table-cell office:value-type="time" office:time-value="PT1018862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55H24M38.000000166S" calcext:value-type="time">
            <text:p>07:24:38</text:p>
          </table:table-cell>
          <table:table-cell office:value-type="time" office:time-value="PT1018863H46M48.999999706S" calcext:value-type="time">
            <text:p>15:46:4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24" calcext:value-type="date">
            <text:p>24/03/16</text:p>
          </table:table-cell>
          <table:table-cell office:value-type="time" office:time-value="PT1018879H15M00S" calcext:value-type="time">
            <text:p>07:15:00</text:p>
          </table:table-cell>
          <table:table-cell office:value-type="time" office:time-value="PT1018886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25" calcext:value-type="date">
            <text:p>25/03/16</text:p>
          </table:table-cell>
          <table:table-cell office:value-type="time" office:time-value="PT1018903H15M00S" calcext:value-type="time">
            <text:p>07:15:00</text:p>
          </table:table-cell>
          <table:table-cell office:value-type="time" office:time-value="PT1018910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26" calcext:value-type="date">
            <text:p>2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27" calcext:value-type="date">
            <text:p>27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28" calcext:value-type="date">
            <text:p>28/03/16</text:p>
          </table:table-cell>
          <table:table-cell office:value-type="time" office:time-value="PT1018975H15M00S" calcext:value-type="time">
            <text:p>07:15:00</text:p>
          </table:table-cell>
          <table:table-cell office:value-type="time" office:time-value="PT1018982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975H31M06.999999946S" calcext:value-type="time">
            <text:p>07:31:07</text:p>
          </table:table-cell>
          <table:table-cell office:value-type="time" office:time-value="PT1018981H59M06.999999974S" calcext:value-type="time">
            <text:p>13:59:0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29" calcext:value-type="date">
            <text:p>29/03/16</text:p>
          </table:table-cell>
          <table:table-cell office:value-type="time" office:time-value="PT1018999H15M00S" calcext:value-type="time">
            <text:p>07:15:00</text:p>
          </table:table-cell>
          <table:table-cell office:value-type="time" office:time-value="PT1019006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999H29M47.999999709S" calcext:value-type="time">
            <text:p>07:29:48</text:p>
          </table:table-cell>
          <table:table-cell office:value-type="time" office:time-value="PT1019006H05M48.000000045S" calcext:value-type="time">
            <text:p>14:05:4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30" calcext:value-type="date">
            <text:p>30/03/16</text:p>
          </table:table-cell>
          <table:table-cell office:value-type="time" office:time-value="PT1019023H15M00S" calcext:value-type="time">
            <text:p>07:15:00</text:p>
          </table:table-cell>
          <table:table-cell office:value-type="time" office:time-value="PT1019030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23H22M50.000000065S" calcext:value-type="time">
            <text:p>07:22:50</text:p>
          </table:table-cell>
          <table:table-cell office:value-type="time" office:time-value="PT1019029H59M28.000000063S" calcext:value-type="time">
            <text:p>13:59:2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3-31" calcext:value-type="date">
            <text:p>31/03/16</text:p>
          </table:table-cell>
          <table:table-cell office:value-type="time" office:time-value="PT1019047H15M00S" calcext:value-type="time">
            <text:p>07:15:00</text:p>
          </table:table-cell>
          <table:table-cell office:value-type="time" office:time-value="PT101905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47H18M57.999999896S" calcext:value-type="time">
            <text:p>07:18:58</text:p>
          </table:table-cell>
          <table:table-cell office:value-type="time" office:time-value="PT1019054H02M01.999999601S" calcext:value-type="time">
            <text:p>14:02:0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01" calcext:value-type="date">
            <text:p>01/04/16</text:p>
          </table:table-cell>
          <table:table-cell office:value-type="time" office:time-value="PT1019071H15M00S" calcext:value-type="time">
            <text:p>07:15:00</text:p>
          </table:table-cell>
          <table:table-cell office:value-type="time" office:time-value="PT101907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71H29M50.000000177S" calcext:value-type="time">
            <text:p>07:29:50</text:p>
          </table:table-cell>
          <table:table-cell office:value-type="time" office:time-value="PT1019078H05M45.999999996S" calcext:value-type="time">
            <text:p>14:05:4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02" calcext:value-type="date">
            <text:p>02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03" calcext:value-type="date">
            <text:p>0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04" calcext:value-type="date">
            <text:p>04/04/16</text:p>
          </table:table-cell>
          <table:table-cell office:value-type="time" office:time-value="PT1019143H15M00S" calcext:value-type="time">
            <text:p>07:15:00</text:p>
          </table:table-cell>
          <table:table-cell office:value-type="time" office:time-value="PT1019150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43H29M55.999999903S" calcext:value-type="time">
            <text:p>07:29:56</text:p>
          </table:table-cell>
          <table:table-cell office:value-type="time" office:time-value="PT1019150H05M48.000000045S" calcext:value-type="time">
            <text:p>14:05:4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05" calcext:value-type="date">
            <text:p>05/04/16</text:p>
          </table:table-cell>
          <table:table-cell office:value-type="time" office:time-value="PT1019167H15M00S" calcext:value-type="time">
            <text:p>07:15:00</text:p>
          </table:table-cell>
          <table:table-cell office:value-type="time" office:time-value="PT101917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67H32M51.999999974S" calcext:value-type="time">
            <text:p>07:32:52</text:p>
          </table:table-cell>
          <table:table-cell office:value-type="time" office:time-value="PT1019174H09M39.999999795S" calcext:value-type="time">
            <text:p>14:09:4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06" calcext:value-type="date">
            <text:p>06/04/16</text:p>
          </table:table-cell>
          <table:table-cell office:value-type="time" office:time-value="PT1019191H15M00S" calcext:value-type="time">
            <text:p>07:15:00</text:p>
          </table:table-cell>
          <table:table-cell office:value-type="time" office:time-value="PT101919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91H37M41.000000266S" calcext:value-type="time">
            <text:p>07:37:41</text:p>
          </table:table-cell>
          <table:table-cell office:value-type="time" office:time-value="PT1019198H04M32.0000003S" calcext:value-type="time">
            <text:p>14:04:3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07" calcext:value-type="date">
            <text:p>07/04/16</text:p>
          </table:table-cell>
          <table:table-cell office:value-type="time" office:time-value="PT1019215H15M00S" calcext:value-type="time">
            <text:p>07:15:00</text:p>
          </table:table-cell>
          <table:table-cell office:value-type="time" office:time-value="PT1019222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215H28M53.000000054S" calcext:value-type="time">
            <text:p>07:28:53</text:p>
          </table:table-cell>
          <table:table-cell office:value-type="time" office:time-value="PT1019222H02M12.000000263S" calcext:value-type="time">
            <text:p>14:02:1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08" calcext:value-type="date">
            <text:p>08/04/16</text:p>
          </table:table-cell>
          <table:table-cell office:value-type="time" office:time-value="PT1019239H15M00S" calcext:value-type="time">
            <text:p>07:15:00</text:p>
          </table:table-cell>
          <table:table-cell office:value-type="time" office:time-value="PT1019246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table:number-columns-repeated="2" office:value-type="time" office:time-value="PT1019239H30M33.00000038S" calcext:value-type="time">
            <text:p>07:30:3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09" calcext:value-type="date">
            <text:p>09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10" calcext:value-type="date">
            <text:p>10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11" calcext:value-type="date">
            <text:p>11/04/16</text:p>
          </table:table-cell>
          <table:table-cell office:value-type="time" office:time-value="PT1019311H15M00S" calcext:value-type="time">
            <text:p>07:15:00</text:p>
          </table:table-cell>
          <table:table-cell office:value-type="time" office:time-value="PT101931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11H31M41.999999955S" calcext:value-type="time">
            <text:p>07:31:42</text:p>
          </table:table-cell>
          <table:table-cell office:value-type="time" office:time-value="PT1019318H04M07.999999719S" calcext:value-type="time">
            <text:p>14:04:0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12" calcext:value-type="date">
            <text:p>12/04/16</text:p>
          </table:table-cell>
          <table:table-cell office:value-type="time" office:time-value="PT1019335H15M00S" calcext:value-type="time">
            <text:p>07:15:00</text:p>
          </table:table-cell>
          <table:table-cell office:value-type="time" office:time-value="PT1019342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35H29M02.000000272S" calcext:value-type="time">
            <text:p>07:29:02</text:p>
          </table:table-cell>
          <table:table-cell office:value-type="time" office:time-value="PT1019342H02M38.000000054S" calcext:value-type="time">
            <text:p>14:02:3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13" calcext:value-type="date">
            <text:p>13/04/16</text:p>
          </table:table-cell>
          <table:table-cell office:value-type="time" office:time-value="PT1019359H15M00S" calcext:value-type="time">
            <text:p>07:15:00</text:p>
          </table:table-cell>
          <table:table-cell office:value-type="time" office:time-value="PT1019366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59H28M29.999999497S" calcext:value-type="time">
            <text:p>07:28:30</text:p>
          </table:table-cell>
          <table:table-cell office:value-type="time" office:time-value="PT1019366H02M36.000000425S" calcext:value-type="time">
            <text:p>14:02:3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14" calcext:value-type="date">
            <text:p>14/04/16</text:p>
          </table:table-cell>
          <table:table-cell office:value-type="time" office:time-value="PT1019383H15M00S" calcext:value-type="time">
            <text:p>07:15:00</text:p>
          </table:table-cell>
          <table:table-cell office:value-type="time" office:time-value="PT1019390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83H20M39.999999851S" calcext:value-type="time">
            <text:p>07:20:40</text:p>
          </table:table-cell>
          <table:table-cell office:value-type="time" office:time-value="PT1019390H03M49.000000097S" calcext:value-type="time">
            <text:p>14:03:4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15" calcext:value-type="date">
            <text:p>15/04/16</text:p>
          </table:table-cell>
          <table:table-cell office:value-type="time" office:time-value="PT1019407H15M00S" calcext:value-type="time">
            <text:p>07:15:00</text:p>
          </table:table-cell>
          <table:table-cell office:value-type="time" office:time-value="PT101941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407H26M34.000000041S" calcext:value-type="time">
            <text:p>07:26:34</text:p>
          </table:table-cell>
          <table:table-cell office:value-type="time" office:time-value="PT1019414H04M23.000000082S" calcext:value-type="time">
            <text:p>14:04:2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16" calcext:value-type="date">
            <text:p>16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17" calcext:value-type="date">
            <text:p>17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18" calcext:value-type="date">
            <text:p>18/04/16</text:p>
          </table:table-cell>
          <table:table-cell office:value-type="time" office:time-value="PT1019479H15M00S" calcext:value-type="time">
            <text:p>07:15:00</text:p>
          </table:table-cell>
          <table:table-cell office:value-type="time" office:time-value="PT1019486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479H19M05.000000484S" calcext:value-type="time">
            <text:p>07:19:05</text:p>
          </table:table-cell>
          <table:table-cell office:value-type="time" office:time-value="PT1019486H11M04.000000153S" calcext:value-type="time">
            <text:p>14:11:0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19" calcext:value-type="date">
            <text:p>19/04/16</text:p>
          </table:table-cell>
          <table:table-cell office:value-type="time" office:time-value="PT1019503H15M00S" calcext:value-type="time">
            <text:p>07:15:00</text:p>
          </table:table-cell>
          <table:table-cell office:value-type="time" office:time-value="PT1019510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03H34M40.000000075S" calcext:value-type="time">
            <text:p>07:34:40</text:p>
          </table:table-cell>
          <table:table-cell office:value-type="time" office:time-value="PT1019510H04M58.999999696S" calcext:value-type="time">
            <text:p>14:04:5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20" calcext:value-type="date">
            <text:p>20/04/16</text:p>
          </table:table-cell>
          <table:table-cell office:value-type="time" office:time-value="PT1019527H15M00S" calcext:value-type="time">
            <text:p>07:15:00</text:p>
          </table:table-cell>
          <table:table-cell office:value-type="time" office:time-value="PT101953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27H34M59.000000115S" calcext:value-type="time">
            <text:p>07:34:59</text:p>
          </table:table-cell>
          <table:table-cell office:value-type="time" office:time-value="PT1019534H03M11.000000015S" calcext:value-type="time">
            <text:p>14:03:1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21" calcext:value-type="date">
            <text:p>21/04/16</text:p>
          </table:table-cell>
          <table:table-cell office:value-type="time" office:time-value="PT1019551H15M00S" calcext:value-type="time">
            <text:p>07:15:00</text:p>
          </table:table-cell>
          <table:table-cell office:value-type="time" office:time-value="PT101955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51H33M53.999999799S" calcext:value-type="time">
            <text:p>07:33:54</text:p>
          </table:table-cell>
          <table:table-cell office:value-type="time" office:time-value="PT1019558H04M42.000000123S" calcext:value-type="time">
            <text:p>14:04:4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22" calcext:value-type="date">
            <text:p>22/04/16</text:p>
          </table:table-cell>
          <table:table-cell office:value-type="time" office:time-value="PT1019575H15M00S" calcext:value-type="time">
            <text:p>07:15:00</text:p>
          </table:table-cell>
          <table:table-cell office:value-type="time" office:time-value="PT1019582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75H30M17.999999598S" calcext:value-type="time">
            <text:p>07:30:18</text:p>
          </table:table-cell>
          <table:table-cell office:value-type="time" office:time-value="PT1019582H10M40.00000041S" calcext:value-type="time">
            <text:p>14:10:4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23" calcext:value-type="date">
            <text:p>2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24" calcext:value-type="date">
            <text:p>24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25" calcext:value-type="date">
            <text:p>25/04/16</text:p>
          </table:table-cell>
          <table:table-cell office:value-type="time" office:time-value="PT1019647H15M00S" calcext:value-type="time">
            <text:p>07:15:00</text:p>
          </table:table-cell>
          <table:table-cell office:value-type="time" office:time-value="PT1019654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647H22M05.999999838S" calcext:value-type="time">
            <text:p>07:22:06</text:p>
          </table:table-cell>
          <table:table-cell office:value-type="time" office:time-value="PT1019654H03M00.999999773S" calcext:value-type="time">
            <text:p>14:03:0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o Ciappa</text:p>
          </table:table-cell>
          <table:table-cell office:value-type="date" office:date-value="2016-04-26" calcext:value-type="date">
            <text:p>26/04/16</text:p>
          </table:table-cell>
          <table:table-cell office:value-type="time" office:time-value="PT1019671H15M00S" calcext:value-type="time">
            <text:p>07:15:00</text:p>
          </table:table-cell>
          <table:table-cell office:value-type="time" office:time-value="PT1019678H15M00S" calcext:value-type="time">
            <text:p>14:15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671H17M15.99999994S" calcext:value-type="time">
            <text:p>07:17:16</text:p>
          </table:table-cell>
          <table:table-cell office:value-type="time" office:time-value="PT1019678H08M29.999999776S" calcext:value-type="time">
            <text:p>14:08:3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1-20" calcext:value-type="date">
            <text:p>20/01/16</text:p>
          </table:table-cell>
          <table:table-cell office:value-type="time" office:time-value="PT1017348H30M00S" calcext:value-type="time">
            <text:p>12:30:00</text:p>
          </table:table-cell>
          <table:table-cell office:value-type="time" office:time-value="PT1017358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1-21" calcext:value-type="date">
            <text:p>21/01/16</text:p>
          </table:table-cell>
          <table:table-cell office:value-type="time" office:time-value="PT1017372H30M00S" calcext:value-type="time">
            <text:p>12:30:00</text:p>
          </table:table-cell>
          <table:table-cell office:value-type="time" office:time-value="PT1017382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1-22" calcext:value-type="date">
            <text:p>22/01/16</text:p>
          </table:table-cell>
          <table:table-cell office:value-type="time" office:time-value="PT1017396H30M00S" calcext:value-type="time">
            <text:p>12:30:00</text:p>
          </table:table-cell>
          <table:table-cell office:value-type="time" office:time-value="PT1017406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1-23" calcext:value-type="date">
            <text:p>23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1-24" calcext:value-type="date">
            <text:p>24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1-25" calcext:value-type="date">
            <text:p>25/01/16</text:p>
          </table:table-cell>
          <table:table-cell office:value-type="time" office:time-value="PT1017468H30M00S" calcext:value-type="time">
            <text:p>12:30:00</text:p>
          </table:table-cell>
          <table:table-cell office:value-type="time" office:time-value="PT1017478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1-26" calcext:value-type="date">
            <text:p>26/01/16</text:p>
          </table:table-cell>
          <table:table-cell office:value-type="time" office:time-value="PT1017492H30M00S" calcext:value-type="time">
            <text:p>12:30:00</text:p>
          </table:table-cell>
          <table:table-cell office:value-type="time" office:time-value="PT1017502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1-27" calcext:value-type="date">
            <text:p>27/01/16</text:p>
          </table:table-cell>
          <table:table-cell office:value-type="time" office:time-value="PT1017516H30M00S" calcext:value-type="time">
            <text:p>12:30:00</text:p>
          </table:table-cell>
          <table:table-cell office:value-type="time" office:time-value="PT1017526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1-28" calcext:value-type="date">
            <text:p>28/01/16</text:p>
          </table:table-cell>
          <table:table-cell office:value-type="time" office:time-value="PT1017540H30M00S" calcext:value-type="time">
            <text:p>12:30:00</text:p>
          </table:table-cell>
          <table:table-cell office:value-type="time" office:time-value="PT1017550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1-29" calcext:value-type="date">
            <text:p>29/01/16</text:p>
          </table:table-cell>
          <table:table-cell office:value-type="time" office:time-value="PT1017564H30M00S" calcext:value-type="time">
            <text:p>12:30:00</text:p>
          </table:table-cell>
          <table:table-cell office:value-type="time" office:time-value="PT1017574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1-30" calcext:value-type="date">
            <text:p>30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1-31" calcext:value-type="date">
            <text:p>31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01" calcext:value-type="date">
            <text:p>01/02/16</text:p>
          </table:table-cell>
          <table:table-cell office:value-type="time" office:time-value="PT1017636H30M00S" calcext:value-type="time">
            <text:p>12:30:00</text:p>
          </table:table-cell>
          <table:table-cell office:value-type="time" office:time-value="PT1017646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7634H32M48.999999901S" calcext:value-type="time">
            <text:p>10:32:49</text:p>
          </table:table-cell>
          <table:table-cell office:value-type="time" office:time-value="PT1017645H54M26.000000294S" calcext:value-type="time">
            <text:p>21:54:26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02" calcext:value-type="date">
            <text:p>02/02/16</text:p>
          </table:table-cell>
          <table:table-cell office:value-type="time" office:time-value="PT1017660H30M00S" calcext:value-type="time">
            <text:p>12:30:00</text:p>
          </table:table-cell>
          <table:table-cell office:value-type="time" office:time-value="PT1017670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number-columns-repeated="2" office:value-type="time" office:time-value="PT1017669H47M29.000000255S" calcext:value-type="time">
            <text:p>21:47:29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03" calcext:value-type="date">
            <text:p>03/02/16</text:p>
          </table:table-cell>
          <table:table-cell office:value-type="time" office:time-value="PT1017684H30M00S" calcext:value-type="time">
            <text:p>12:30:00</text:p>
          </table:table-cell>
          <table:table-cell office:value-type="time" office:time-value="PT1017694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7683H58M13.999999948S" calcext:value-type="time">
            <text:p>11:58:14</text:p>
          </table:table-cell>
          <table:table-cell office:value-type="time" office:time-value="PT1017693H41M26.999999871S" calcext:value-type="time">
            <text:p>21:41:27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04" calcext:value-type="date">
            <text:p>04/02/16</text:p>
          </table:table-cell>
          <table:table-cell office:value-type="time" office:time-value="PT1017708H30M00S" calcext:value-type="time">
            <text:p>12:30:00</text:p>
          </table:table-cell>
          <table:table-cell office:value-type="time" office:time-value="PT1017718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7707H27M52.000000253S" calcext:value-type="time">
            <text:p>11:27:52</text:p>
          </table:table-cell>
          <table:table-cell office:value-type="time" office:time-value="PT1017717H47M15.000000335S" calcext:value-type="time">
            <text:p>21:47:15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05" calcext:value-type="date">
            <text:p>05/02/16</text:p>
          </table:table-cell>
          <table:table-cell office:value-type="time" office:time-value="PT1017732H30M00S" calcext:value-type="time">
            <text:p>12:30:00</text:p>
          </table:table-cell>
          <table:table-cell office:value-type="time" office:time-value="PT1017742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06" calcext:value-type="date">
            <text:p>06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07" calcext:value-type="date">
            <text:p>0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08" calcext:value-type="date">
            <text:p>08/02/16</text:p>
          </table:table-cell>
          <table:table-cell office:value-type="time" office:time-value="PT1017804H30M00S" calcext:value-type="time">
            <text:p>12:30:00</text:p>
          </table:table-cell>
          <table:table-cell office:value-type="time" office:time-value="PT1017814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09" calcext:value-type="date">
            <text:p>09/02/16</text:p>
          </table:table-cell>
          <table:table-cell office:value-type="time" office:time-value="PT1017828H30M00S" calcext:value-type="time">
            <text:p>12:30:00</text:p>
          </table:table-cell>
          <table:table-cell office:value-type="time" office:time-value="PT1017838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10" calcext:value-type="date">
            <text:p>10/02/16</text:p>
          </table:table-cell>
          <table:table-cell office:value-type="time" office:time-value="PT1017852H30M00S" calcext:value-type="time">
            <text:p>12:30:00</text:p>
          </table:table-cell>
          <table:table-cell office:value-type="time" office:time-value="PT1017862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7851H16M46.999999657S" calcext:value-type="time">
            <text:p>11:16:47</text:p>
          </table:table-cell>
          <table:table-cell office:value-type="time" office:time-value="PT1017861H46M05.999999922S" calcext:value-type="time">
            <text:p>21:46:06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11" calcext:value-type="date">
            <text:p>11/02/16</text:p>
          </table:table-cell>
          <table:table-cell office:value-type="time" office:time-value="PT1017876H30M00S" calcext:value-type="time">
            <text:p>12:30:00</text:p>
          </table:table-cell>
          <table:table-cell office:value-type="time" office:time-value="PT1017886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7875H20M35.999999754S" calcext:value-type="time">
            <text:p>11:20:36</text:p>
          </table:table-cell>
          <table:table-cell office:value-type="time" office:time-value="PT1017882H46M32.000000132S" calcext:value-type="time">
            <text:p>18:46:32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12" calcext:value-type="date">
            <text:p>12/02/16</text:p>
          </table:table-cell>
          <table:table-cell office:value-type="time" office:time-value="PT1017900H30M00S" calcext:value-type="time">
            <text:p>12:30:00</text:p>
          </table:table-cell>
          <table:table-cell office:value-type="time" office:time-value="PT1017910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7900H00M44.999999832S" calcext:value-type="time">
            <text:p>12:00:45</text:p>
          </table:table-cell>
          <table:table-cell office:value-type="time" office:time-value="PT1017909H43M49.999999981S" calcext:value-type="time">
            <text:p>21:43:50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13" calcext:value-type="date">
            <text:p>13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14" calcext:value-type="date">
            <text:p>14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15" calcext:value-type="date">
            <text:p>15/02/16</text:p>
          </table:table-cell>
          <table:table-cell office:value-type="time" office:time-value="PT1017972H30M00S" calcext:value-type="time">
            <text:p>12:30:00</text:p>
          </table:table-cell>
          <table:table-cell office:value-type="time" office:time-value="PT1017982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7971H42M54.999999907S" calcext:value-type="time">
            <text:p>11:42:55</text:p>
          </table:table-cell>
          <table:table-cell office:value-type="time" office:time-value="PT1017981H46M00.000000196S" calcext:value-type="time">
            <text:p>21:46:00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16" calcext:value-type="date">
            <text:p>16/02/16</text:p>
          </table:table-cell>
          <table:table-cell office:value-type="time" office:time-value="PT1017996H30M00S" calcext:value-type="time">
            <text:p>12:30:00</text:p>
          </table:table-cell>
          <table:table-cell office:value-type="time" office:time-value="PT1018006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7995H34M16.999999937S" calcext:value-type="time">
            <text:p>11:34:17</text:p>
          </table:table-cell>
          <table:table-cell office:value-type="time" office:time-value="PT1018005H43M34.000000013S" calcext:value-type="time">
            <text:p>21:43:34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17" calcext:value-type="date">
            <text:p>17/02/16</text:p>
          </table:table-cell>
          <table:table-cell office:value-type="time" office:time-value="PT1018020H30M00S" calcext:value-type="time">
            <text:p>12:30:00</text:p>
          </table:table-cell>
          <table:table-cell office:value-type="time" office:time-value="PT1018030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number-columns-repeated="2" office:value-type="time" office:time-value="PT1018020H07M46.999999993S" calcext:value-type="time">
            <text:p>12:07:47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18" calcext:value-type="date">
            <text:p>18/02/16</text:p>
          </table:table-cell>
          <table:table-cell office:value-type="time" office:time-value="PT1018044H30M00S" calcext:value-type="time">
            <text:p>12:30:00</text:p>
          </table:table-cell>
          <table:table-cell office:value-type="time" office:time-value="PT1018054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043H56M36.999999695S" calcext:value-type="time">
            <text:p>11:56:37</text:p>
          </table:table-cell>
          <table:table-cell office:value-type="time" office:time-value="PT1018053H47M07.000000142S" calcext:value-type="time">
            <text:p>21:47:07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19" calcext:value-type="date">
            <text:p>19/02/16</text:p>
          </table:table-cell>
          <table:table-cell office:value-type="time" office:time-value="PT1018068H30M00S" calcext:value-type="time">
            <text:p>12:30:00</text:p>
          </table:table-cell>
          <table:table-cell office:value-type="time" office:time-value="PT1018078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067H33M23.000000305S" calcext:value-type="time">
            <text:p>11:33:23</text:p>
          </table:table-cell>
          <table:table-cell office:value-type="time" office:time-value="PT1018077H46M07.99999997S" calcext:value-type="time">
            <text:p>21:46:08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20" calcext:value-type="date">
            <text:p>20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21" calcext:value-type="date">
            <text:p>21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22" calcext:value-type="date">
            <text:p>22/02/16</text:p>
          </table:table-cell>
          <table:table-cell office:value-type="time" office:time-value="PT1018140H30M00S" calcext:value-type="time">
            <text:p>12:30:00</text:p>
          </table:table-cell>
          <table:table-cell office:value-type="time" office:time-value="PT1018150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139H31M36.000000229S" calcext:value-type="time">
            <text:p>11:31:36</text:p>
          </table:table-cell>
          <table:table-cell office:value-type="time" office:time-value="PT1018149H37M44.999999944S" calcext:value-type="time">
            <text:p>21:37:45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23" calcext:value-type="date">
            <text:p>23/02/16</text:p>
          </table:table-cell>
          <table:table-cell office:value-type="time" office:time-value="PT1018164H30M00S" calcext:value-type="time">
            <text:p>12:30:00</text:p>
          </table:table-cell>
          <table:table-cell office:value-type="time" office:time-value="PT1018174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163H51M14.000000255S" calcext:value-type="time">
            <text:p>11:51:14</text:p>
          </table:table-cell>
          <table:table-cell office:value-type="time" office:time-value="PT1018173H44M51.999999806S" calcext:value-type="time">
            <text:p>21:44:52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24" calcext:value-type="date">
            <text:p>24/02/16</text:p>
          </table:table-cell>
          <table:table-cell office:value-type="time" office:time-value="PT1018188H30M00S" calcext:value-type="time">
            <text:p>12:30:00</text:p>
          </table:table-cell>
          <table:table-cell office:value-type="time" office:time-value="PT1018198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187H53M50.000000261S" calcext:value-type="time">
            <text:p>11:53:50</text:p>
          </table:table-cell>
          <table:table-cell office:value-type="time" office:time-value="PT1018197H49M22.000000477S" calcext:value-type="time">
            <text:p>21:49:22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25" calcext:value-type="date">
            <text:p>25/02/16</text:p>
          </table:table-cell>
          <table:table-cell office:value-type="time" office:time-value="PT1018212H30M00S" calcext:value-type="time">
            <text:p>12:30:00</text:p>
          </table:table-cell>
          <table:table-cell office:value-type="time" office:time-value="PT1018222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211H41M44.999999888S" calcext:value-type="time">
            <text:p>11:41:45</text:p>
          </table:table-cell>
          <table:table-cell office:value-type="time" office:time-value="PT1018221H44M21.000000313S" calcext:value-type="time">
            <text:p>21:44:21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26" calcext:value-type="date">
            <text:p>26/02/16</text:p>
          </table:table-cell>
          <table:table-cell office:value-type="time" office:time-value="PT1018236H30M00S" calcext:value-type="time">
            <text:p>12:30:00</text:p>
          </table:table-cell>
          <table:table-cell office:value-type="time" office:time-value="PT1018246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235H30M37.000000477S" calcext:value-type="time">
            <text:p>11:30:37</text:p>
          </table:table-cell>
          <table:table-cell office:value-type="time" office:time-value="PT1018245H59M03.999999901S" calcext:value-type="time">
            <text:p>21:59:04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27" calcext:value-type="date">
            <text:p>2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28" calcext:value-type="date">
            <text:p>28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2-29" calcext:value-type="date">
            <text:p>29/02/16</text:p>
          </table:table-cell>
          <table:table-cell office:value-type="time" office:time-value="PT1018308H30M00S" calcext:value-type="time">
            <text:p>12:30:00</text:p>
          </table:table-cell>
          <table:table-cell office:value-type="time" office:time-value="PT1018318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307H49M45.000000196S" calcext:value-type="time">
            <text:p>11:49:45</text:p>
          </table:table-cell>
          <table:table-cell office:value-type="time" office:time-value="PT1018317H46M01.999999825S" calcext:value-type="time">
            <text:p>21:46:02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01" calcext:value-type="date">
            <text:p>01/03/16</text:p>
          </table:table-cell>
          <table:table-cell office:value-type="time" office:time-value="PT1018332H30M00S" calcext:value-type="time">
            <text:p>12:30:00</text:p>
          </table:table-cell>
          <table:table-cell office:value-type="time" office:time-value="PT1018342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331H13M56.000000127S" calcext:value-type="time">
            <text:p>11:13:56</text:p>
          </table:table-cell>
          <table:table-cell office:value-type="time" office:time-value="PT1018341H38M47.000000188S" calcext:value-type="time">
            <text:p>21:38:47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02" calcext:value-type="date">
            <text:p>02/03/16</text:p>
          </table:table-cell>
          <table:table-cell office:value-type="time" office:time-value="PT1018356H30M00S" calcext:value-type="time">
            <text:p>12:30:00</text:p>
          </table:table-cell>
          <table:table-cell office:value-type="time" office:time-value="PT1018366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number-columns-repeated="2" office:value-type="time" office:time-value="PT1018355H45M16.999999993S" calcext:value-type="time">
            <text:p>11:45:17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03" calcext:value-type="date">
            <text:p>03/03/16</text:p>
          </table:table-cell>
          <table:table-cell office:value-type="time" office:time-value="PT1018380H30M00S" calcext:value-type="time">
            <text:p>12:30:00</text:p>
          </table:table-cell>
          <table:table-cell office:value-type="time" office:time-value="PT1018390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379H37M15.999999661S" calcext:value-type="time">
            <text:p>11:37:16</text:p>
          </table:table-cell>
          <table:table-cell office:value-type="time" office:time-value="PT1018389H42M36.000000285S" calcext:value-type="time">
            <text:p>21:42:36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04" calcext:value-type="date">
            <text:p>04/03/16</text:p>
          </table:table-cell>
          <table:table-cell office:value-type="time" office:time-value="PT1018404H30M00S" calcext:value-type="time">
            <text:p>12:30:00</text:p>
          </table:table-cell>
          <table:table-cell office:value-type="time" office:time-value="PT1018414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05" calcext:value-type="date">
            <text:p>05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06" calcext:value-type="date">
            <text:p>0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07" calcext:value-type="date">
            <text:p>07/03/16</text:p>
          </table:table-cell>
          <table:table-cell office:value-type="time" office:time-value="PT1018476H30M00S" calcext:value-type="time">
            <text:p>12:30:00</text:p>
          </table:table-cell>
          <table:table-cell office:value-type="time" office:time-value="PT1018486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475H59M10.000000466S" calcext:value-type="time">
            <text:p>11:59:10</text:p>
          </table:table-cell>
          <table:table-cell office:value-type="time" office:time-value="PT1018485H44M51.999999806S" calcext:value-type="time">
            <text:p>21:44:52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08" calcext:value-type="date">
            <text:p>08/03/16</text:p>
          </table:table-cell>
          <table:table-cell office:value-type="time" office:time-value="PT1018500H30M00S" calcext:value-type="time">
            <text:p>12:30:00</text:p>
          </table:table-cell>
          <table:table-cell office:value-type="time" office:time-value="PT1018510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500H20M11.000000406S" calcext:value-type="time">
            <text:p>12:20:11</text:p>
          </table:table-cell>
          <table:table-cell office:value-type="time" office:time-value="PT1018509H47M15.99999994S" calcext:value-type="time">
            <text:p>21:47:16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09" calcext:value-type="date">
            <text:p>09/03/16</text:p>
          </table:table-cell>
          <table:table-cell office:value-type="time" office:time-value="PT1018524H30M00S" calcext:value-type="time">
            <text:p>12:30:00</text:p>
          </table:table-cell>
          <table:table-cell office:value-type="time" office:time-value="PT1018534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523H51M19.999999981S" calcext:value-type="time">
            <text:p>11:51:20</text:p>
          </table:table-cell>
          <table:table-cell office:value-type="time" office:time-value="PT1018533H27M56.999999955S" calcext:value-type="time">
            <text:p>21:27:57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10" calcext:value-type="date">
            <text:p>10/03/16</text:p>
          </table:table-cell>
          <table:table-cell office:value-type="time" office:time-value="PT1018548H30M00S" calcext:value-type="time">
            <text:p>12:30:00</text:p>
          </table:table-cell>
          <table:table-cell office:value-type="time" office:time-value="PT1018558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547H29M54.000000274S" calcext:value-type="time">
            <text:p>11:29:54</text:p>
          </table:table-cell>
          <table:table-cell office:value-type="time" office:time-value="PT1018556H58M13.999999948S" calcext:value-type="time">
            <text:p>20:58:14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11" calcext:value-type="date">
            <text:p>11/03/16</text:p>
          </table:table-cell>
          <table:table-cell office:value-type="time" office:time-value="PT1018572H30M00S" calcext:value-type="time">
            <text:p>12:30:00</text:p>
          </table:table-cell>
          <table:table-cell office:value-type="time" office:time-value="PT1018582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572H03M51.000000145S" calcext:value-type="time">
            <text:p>12:03:51</text:p>
          </table:table-cell>
          <table:table-cell office:value-type="time" office:time-value="PT1018581H55M58.000000007S" calcext:value-type="time">
            <text:p>21:55:58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12" calcext:value-type="date">
            <text:p>12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13" calcext:value-type="date">
            <text:p>13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14" calcext:value-type="date">
            <text:p>14/03/16</text:p>
          </table:table-cell>
          <table:table-cell office:value-type="time" office:time-value="PT1018644H30M00S" calcext:value-type="time">
            <text:p>12:30:00</text:p>
          </table:table-cell>
          <table:table-cell office:value-type="time" office:time-value="PT1018654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644H10M30.999999773S" calcext:value-type="time">
            <text:p>12:10:31</text:p>
          </table:table-cell>
          <table:table-cell office:value-type="time" office:time-value="PT1018653H38M34.999999898S" calcext:value-type="time">
            <text:p>21:38:35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15" calcext:value-type="date">
            <text:p>15/03/16</text:p>
          </table:table-cell>
          <table:table-cell office:value-type="time" office:time-value="PT1018668H30M00S" calcext:value-type="time">
            <text:p>12:30:00</text:p>
          </table:table-cell>
          <table:table-cell office:value-type="time" office:time-value="PT1018678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667H37M01.999999741S" calcext:value-type="time">
            <text:p>11:37:02</text:p>
          </table:table-cell>
          <table:table-cell office:value-type="time" office:time-value="PT1018677H39M30.999999996S" calcext:value-type="time">
            <text:p>21:39:31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16" calcext:value-type="date">
            <text:p>16/03/16</text:p>
          </table:table-cell>
          <table:table-cell office:value-type="time" office:time-value="PT1018692H30M00S" calcext:value-type="time">
            <text:p>12:30:00</text:p>
          </table:table-cell>
          <table:table-cell office:value-type="time" office:time-value="PT1018702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691H58M58.000000175S" calcext:value-type="time">
            <text:p>11:58:58</text:p>
          </table:table-cell>
          <table:table-cell office:value-type="time" office:time-value="PT1018701H44M31.999999741S" calcext:value-type="time">
            <text:p>21:44:32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17" calcext:value-type="date">
            <text:p>17/03/16</text:p>
          </table:table-cell>
          <table:table-cell office:value-type="time" office:time-value="PT1018716H30M00S" calcext:value-type="time">
            <text:p>12:30:00</text:p>
          </table:table-cell>
          <table:table-cell office:value-type="time" office:time-value="PT1018726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715H49M42.000000123S" calcext:value-type="time">
            <text:p>11:49:42</text:p>
          </table:table-cell>
          <table:table-cell office:value-type="time" office:time-value="PT1018725H44M02.999999877S" calcext:value-type="time">
            <text:p>21:44:03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18" calcext:value-type="date">
            <text:p>18/03/16</text:p>
          </table:table-cell>
          <table:table-cell office:value-type="time" office:time-value="PT1018740H30M00S" calcext:value-type="time">
            <text:p>12:30:00</text:p>
          </table:table-cell>
          <table:table-cell office:value-type="time" office:time-value="PT1018750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19" calcext:value-type="date">
            <text:p>19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20" calcext:value-type="date">
            <text:p>20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21" calcext:value-type="date">
            <text:p>21/03/16</text:p>
          </table:table-cell>
          <table:table-cell office:value-type="time" office:time-value="PT1018812H30M00S" calcext:value-type="time">
            <text:p>12:30:00</text:p>
          </table:table-cell>
          <table:table-cell office:value-type="time" office:time-value="PT1018822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811H58M11.000000294S" calcext:value-type="time">
            <text:p>11:58:11</text:p>
          </table:table-cell>
          <table:table-cell office:value-type="time" office:time-value="PT1018821H45M44.000000227S" calcext:value-type="time">
            <text:p>21:45:44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22" calcext:value-type="date">
            <text:p>22/03/16</text:p>
          </table:table-cell>
          <table:table-cell office:value-type="time" office:time-value="PT1018836H30M00S" calcext:value-type="time">
            <text:p>12:30:00</text:p>
          </table:table-cell>
          <table:table-cell office:value-type="time" office:time-value="PT1018846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836H12M31.000000164S" calcext:value-type="time">
            <text:p>12:12:31</text:p>
          </table:table-cell>
          <table:table-cell office:value-type="time" office:time-value="PT1018845H40M45.999999717S" calcext:value-type="time">
            <text:p>21:40:46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23" calcext:value-type="date">
            <text:p>23/03/16</text:p>
          </table:table-cell>
          <table:table-cell office:value-type="time" office:time-value="PT1018860H30M00S" calcext:value-type="time">
            <text:p>12:30:00</text:p>
          </table:table-cell>
          <table:table-cell office:value-type="time" office:time-value="PT1018870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8860H06M07.000000086S" calcext:value-type="time">
            <text:p>12:06:07</text:p>
          </table:table-cell>
          <table:table-cell office:value-type="time" office:time-value="PT1018869H41M23.999999799S" calcext:value-type="time">
            <text:p>21:41:24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24" calcext:value-type="date">
            <text:p>24/03/16</text:p>
          </table:table-cell>
          <table:table-cell office:value-type="time" office:time-value="PT1018884H30M00S" calcext:value-type="time">
            <text:p>12:30:00</text:p>
          </table:table-cell>
          <table:table-cell office:value-type="time" office:time-value="PT1018894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25" calcext:value-type="date">
            <text:p>25/03/16</text:p>
          </table:table-cell>
          <table:table-cell office:value-type="time" office:time-value="PT1018908H30M00S" calcext:value-type="time">
            <text:p>12:30:00</text:p>
          </table:table-cell>
          <table:table-cell office:value-type="time" office:time-value="PT1018918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26" calcext:value-type="date">
            <text:p>2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27" calcext:value-type="date">
            <text:p>27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28" calcext:value-type="date">
            <text:p>28/03/16</text:p>
          </table:table-cell>
          <table:table-cell office:value-type="time" office:time-value="PT1018980H30M00S" calcext:value-type="time">
            <text:p>12:30:00</text:p>
          </table:table-cell>
          <table:table-cell office:value-type="time" office:time-value="PT1018990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29" calcext:value-type="date">
            <text:p>29/03/16</text:p>
          </table:table-cell>
          <table:table-cell office:value-type="time" office:time-value="PT1019004H30M00S" calcext:value-type="time">
            <text:p>12:30:00</text:p>
          </table:table-cell>
          <table:table-cell office:value-type="time" office:time-value="PT1019014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30" calcext:value-type="date">
            <text:p>30/03/16</text:p>
          </table:table-cell>
          <table:table-cell office:value-type="time" office:time-value="PT1019028H30M00S" calcext:value-type="time">
            <text:p>12:30:00</text:p>
          </table:table-cell>
          <table:table-cell office:value-type="time" office:time-value="PT1019038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3-31" calcext:value-type="date">
            <text:p>31/03/16</text:p>
          </table:table-cell>
          <table:table-cell office:value-type="time" office:time-value="PT1019052H30M00S" calcext:value-type="time">
            <text:p>12:30:00</text:p>
          </table:table-cell>
          <table:table-cell office:value-type="time" office:time-value="PT1019062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01" calcext:value-type="date">
            <text:p>01/04/16</text:p>
          </table:table-cell>
          <table:table-cell office:value-type="time" office:time-value="PT1019076H30M00S" calcext:value-type="time">
            <text:p>12:30:00</text:p>
          </table:table-cell>
          <table:table-cell office:value-type="time" office:time-value="PT1019086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02" calcext:value-type="date">
            <text:p>02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03" calcext:value-type="date">
            <text:p>0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04" calcext:value-type="date">
            <text:p>04/04/16</text:p>
          </table:table-cell>
          <table:table-cell office:value-type="time" office:time-value="PT1019148H30M00S" calcext:value-type="time">
            <text:p>12:30:00</text:p>
          </table:table-cell>
          <table:table-cell office:value-type="time" office:time-value="PT1019158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9147H55M22.999999998S" calcext:value-type="time">
            <text:p>11:55:23</text:p>
          </table:table-cell>
          <table:table-cell office:value-type="time" office:time-value="PT1019157H42M17.000000244S" calcext:value-type="time">
            <text:p>21:42:17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05" calcext:value-type="date">
            <text:p>05/04/16</text:p>
          </table:table-cell>
          <table:table-cell office:value-type="time" office:time-value="PT1019172H30M00S" calcext:value-type="time">
            <text:p>12:30:00</text:p>
          </table:table-cell>
          <table:table-cell office:value-type="time" office:time-value="PT1019182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9172H07M22.99999983S" calcext:value-type="time">
            <text:p>12:07:23</text:p>
          </table:table-cell>
          <table:table-cell office:value-type="time" office:time-value="PT1019181H45M14.999999944S" calcext:value-type="time">
            <text:p>21:45:15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06" calcext:value-type="date">
            <text:p>06/04/16</text:p>
          </table:table-cell>
          <table:table-cell office:value-type="time" office:time-value="PT1019196H30M00S" calcext:value-type="time">
            <text:p>12:30:00</text:p>
          </table:table-cell>
          <table:table-cell office:value-type="time" office:time-value="PT1019206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9195H56M04.999999758S" calcext:value-type="time">
            <text:p>11:56:05</text:p>
          </table:table-cell>
          <table:table-cell office:value-type="time" office:time-value="PT1019205H39M22.999999803S" calcext:value-type="time">
            <text:p>21:39:23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07" calcext:value-type="date">
            <text:p>07/04/16</text:p>
          </table:table-cell>
          <table:table-cell office:value-type="time" office:time-value="PT1019220H30M00S" calcext:value-type="time">
            <text:p>12:30:00</text:p>
          </table:table-cell>
          <table:table-cell office:value-type="time" office:time-value="PT1019230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9220H05M29.000000004S" calcext:value-type="time">
            <text:p>12:05:29</text:p>
          </table:table-cell>
          <table:table-cell office:value-type="time" office:time-value="PT1019229H36M21.000000006S" calcext:value-type="time">
            <text:p>21:36:21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08" calcext:value-type="date">
            <text:p>08/04/16</text:p>
          </table:table-cell>
          <table:table-cell office:value-type="time" office:time-value="PT1019244H30M00S" calcext:value-type="time">
            <text:p>12:30:00</text:p>
          </table:table-cell>
          <table:table-cell office:value-type="time" office:time-value="PT1019254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9243H40M15.000000224S" calcext:value-type="time">
            <text:p>11:40:15</text:p>
          </table:table-cell>
          <table:table-cell office:value-type="time" office:time-value="PT1019253H27M48.999999762S" calcext:value-type="time">
            <text:p>21:27:49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09" calcext:value-type="date">
            <text:p>09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10" calcext:value-type="date">
            <text:p>10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11" calcext:value-type="date">
            <text:p>11/04/16</text:p>
          </table:table-cell>
          <table:table-cell office:value-type="time" office:time-value="PT1019316H30M00S" calcext:value-type="time">
            <text:p>12:30:00</text:p>
          </table:table-cell>
          <table:table-cell office:value-type="time" office:time-value="PT1019326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9315H52M00.999999717S" calcext:value-type="time">
            <text:p>11:52:01</text:p>
          </table:table-cell>
          <table:table-cell office:value-type="time" office:time-value="PT1019325H39M25.00000027S" calcext:value-type="time">
            <text:p>21:39:25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12" calcext:value-type="date">
            <text:p>12/04/16</text:p>
          </table:table-cell>
          <table:table-cell office:value-type="time" office:time-value="PT1019340H30M00S" calcext:value-type="time">
            <text:p>12:30:00</text:p>
          </table:table-cell>
          <table:table-cell office:value-type="time" office:time-value="PT1019350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9339H54M30.999999996S" calcext:value-type="time">
            <text:p>11:54:31</text:p>
          </table:table-cell>
          <table:table-cell office:value-type="time" office:time-value="PT1019349H40M51.999999862S" calcext:value-type="time">
            <text:p>21:40:52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13" calcext:value-type="date">
            <text:p>13/04/16</text:p>
          </table:table-cell>
          <table:table-cell office:value-type="time" office:time-value="PT1019364H30M00S" calcext:value-type="time">
            <text:p>12:30:00</text:p>
          </table:table-cell>
          <table:table-cell office:value-type="time" office:time-value="PT1019374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9363H44M34.999999814S" calcext:value-type="time">
            <text:p>11:44:35</text:p>
          </table:table-cell>
          <table:table-cell office:value-type="time" office:time-value="PT1019373H42M01.999999881S" calcext:value-type="time">
            <text:p>21:42:02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14" calcext:value-type="date">
            <text:p>14/04/16</text:p>
          </table:table-cell>
          <table:table-cell office:value-type="time" office:time-value="PT1019388H30M00S" calcext:value-type="time">
            <text:p>12:30:00</text:p>
          </table:table-cell>
          <table:table-cell office:value-type="time" office:time-value="PT1019398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9387H37M20.000000177S" calcext:value-type="time">
            <text:p>11:37:20</text:p>
          </table:table-cell>
          <table:table-cell office:value-type="time" office:time-value="PT1019397H31M53.000000222S" calcext:value-type="time">
            <text:p>21:31:53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15" calcext:value-type="date">
            <text:p>15/04/16</text:p>
          </table:table-cell>
          <table:table-cell office:value-type="time" office:time-value="PT1019412H30M00S" calcext:value-type="time">
            <text:p>12:30:00</text:p>
          </table:table-cell>
          <table:table-cell office:value-type="time" office:time-value="PT1019422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9411H56M42.000000235S" calcext:value-type="time">
            <text:p>11:56:42</text:p>
          </table:table-cell>
          <table:table-cell office:value-type="time" office:time-value="PT1019421H38M22.000000002S" calcext:value-type="time">
            <text:p>21:38:22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16" calcext:value-type="date">
            <text:p>16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17" calcext:value-type="date">
            <text:p>17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18" calcext:value-type="date">
            <text:p>18/04/16</text:p>
          </table:table-cell>
          <table:table-cell office:value-type="time" office:time-value="PT1019484H30M00S" calcext:value-type="time">
            <text:p>12:30:00</text:p>
          </table:table-cell>
          <table:table-cell office:value-type="time" office:time-value="PT1019494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9483H55M43.000000063S" calcext:value-type="time">
            <text:p>11:55:43</text:p>
          </table:table-cell>
          <table:table-cell office:value-type="time" office:time-value="PT1019493H42M43.000000035S" calcext:value-type="time">
            <text:p>21:42:43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19" calcext:value-type="date">
            <text:p>19/04/16</text:p>
          </table:table-cell>
          <table:table-cell office:value-type="time" office:time-value="PT1019508H30M00S" calcext:value-type="time">
            <text:p>12:30:00</text:p>
          </table:table-cell>
          <table:table-cell office:value-type="time" office:time-value="PT1019518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9508H09M58.999999836S" calcext:value-type="time">
            <text:p>12:09:59</text:p>
          </table:table-cell>
          <table:table-cell office:value-type="time" office:time-value="PT1019517H40M45.999999717S" calcext:value-type="time">
            <text:p>21:40:46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20" calcext:value-type="date">
            <text:p>20/04/16</text:p>
          </table:table-cell>
          <table:table-cell office:value-type="time" office:time-value="PT1019532H30M00S" calcext:value-type="time">
            <text:p>12:30:00</text:p>
          </table:table-cell>
          <table:table-cell office:value-type="time" office:time-value="PT1019542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9531H51M51.000000313S" calcext:value-type="time">
            <text:p>11:51:51</text:p>
          </table:table-cell>
          <table:table-cell office:value-type="time" office:time-value="PT1019541H39M03.000000156S" calcext:value-type="time">
            <text:p>21:39:03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21" calcext:value-type="date">
            <text:p>21/04/16</text:p>
          </table:table-cell>
          <table:table-cell office:value-type="time" office:time-value="PT1019556H30M00S" calcext:value-type="time">
            <text:p>12:30:00</text:p>
          </table:table-cell>
          <table:table-cell office:value-type="time" office:time-value="PT1019566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9555H59M05.99999995S" calcext:value-type="time">
            <text:p>11:59:06</text:p>
          </table:table-cell>
          <table:table-cell office:value-type="time" office:time-value="PT1019565H39M33.99999965S" calcext:value-type="time">
            <text:p>21:39:34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22" calcext:value-type="date">
            <text:p>22/04/16</text:p>
          </table:table-cell>
          <table:table-cell office:value-type="time" office:time-value="PT1019580H30M00S" calcext:value-type="time">
            <text:p>12:30:00</text:p>
          </table:table-cell>
          <table:table-cell office:value-type="time" office:time-value="PT1019590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9579H53M42.999999672S" calcext:value-type="time">
            <text:p>11:53:43</text:p>
          </table:table-cell>
          <table:table-cell office:value-type="time" office:time-value="PT1019589H37M36.000000145S" calcext:value-type="time">
            <text:p>21:37:36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23" calcext:value-type="date">
            <text:p>2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24" calcext:value-type="date">
            <text:p>24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25" calcext:value-type="date">
            <text:p>25/04/16</text:p>
          </table:table-cell>
          <table:table-cell office:value-type="time" office:time-value="PT1019652H30M00S" calcext:value-type="time">
            <text:p>12:30:00</text:p>
          </table:table-cell>
          <table:table-cell office:value-type="time" office:time-value="PT1019662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office:value-type="time" office:time-value="PT1019651H45M31.999999937S" calcext:value-type="time">
            <text:p>11:45:32</text:p>
          </table:table-cell>
          <table:table-cell office:value-type="time" office:time-value="PT1019658H34M06.000000089S" calcext:value-type="time">
            <text:p>18:34:06</text:p>
          </table:table-cell>
          <table:table-cell table:style-name="ce1" office:value-type="string" calcext:value-type="string">
            <text:p>9:3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Acosta</text:p>
          </table:table-cell>
          <table:table-cell office:value-type="date" office:date-value="2016-04-26" calcext:value-type="date">
            <text:p>26/04/16</text:p>
          </table:table-cell>
          <table:table-cell office:value-type="time" office:time-value="PT1019676H30M00S" calcext:value-type="time">
            <text:p>12:30:00</text:p>
          </table:table-cell>
          <table:table-cell office:value-type="time" office:time-value="PT1019686H00M00S" calcext:value-type="time">
            <text:p>22:00:00</text:p>
          </table:table-cell>
          <table:table-cell table:style-name="ce1" office:value-type="string" calcext:value-type="string">
            <text:p>9:3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1-20" calcext:value-type="date">
            <text:p>20/01/16</text:p>
          </table:table-cell>
          <table:table-cell office:value-type="time" office:time-value="PT1017349H00M00S" calcext:value-type="time">
            <text:p>13:00:00</text:p>
          </table:table-cell>
          <table:table-cell office:value-type="time" office:time-value="PT101735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1-21" calcext:value-type="date">
            <text:p>21/01/16</text:p>
          </table:table-cell>
          <table:table-cell office:value-type="time" office:time-value="PT1017373H00M00S" calcext:value-type="time">
            <text:p>13:00:00</text:p>
          </table:table-cell>
          <table:table-cell office:value-type="time" office:time-value="PT101738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1-22" calcext:value-type="date">
            <text:p>22/01/16</text:p>
          </table:table-cell>
          <table:table-cell office:value-type="time" office:time-value="PT1017397H00M00S" calcext:value-type="time">
            <text:p>13:00:00</text:p>
          </table:table-cell>
          <table:table-cell office:value-type="time" office:time-value="PT101740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1-23" calcext:value-type="date">
            <text:p>23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1-24" calcext:value-type="date">
            <text:p>24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1-25" calcext:value-type="date">
            <text:p>25/01/16</text:p>
          </table:table-cell>
          <table:table-cell office:value-type="time" office:time-value="PT1017469H00M00S" calcext:value-type="time">
            <text:p>13:00:00</text:p>
          </table:table-cell>
          <table:table-cell office:value-type="time" office:time-value="PT101747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1-26" calcext:value-type="date">
            <text:p>26/01/16</text:p>
          </table:table-cell>
          <table:table-cell office:value-type="time" office:time-value="PT1017493H00M00S" calcext:value-type="time">
            <text:p>13:00:00</text:p>
          </table:table-cell>
          <table:table-cell office:value-type="time" office:time-value="PT101750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1-27" calcext:value-type="date">
            <text:p>27/01/16</text:p>
          </table:table-cell>
          <table:table-cell office:value-type="time" office:time-value="PT1017517H00M00S" calcext:value-type="time">
            <text:p>13:00:00</text:p>
          </table:table-cell>
          <table:table-cell office:value-type="time" office:time-value="PT101752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1-28" calcext:value-type="date">
            <text:p>28/01/16</text:p>
          </table:table-cell>
          <table:table-cell office:value-type="time" office:time-value="PT1017541H00M00S" calcext:value-type="time">
            <text:p>13:00:00</text:p>
          </table:table-cell>
          <table:table-cell office:value-type="time" office:time-value="PT101754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1-29" calcext:value-type="date">
            <text:p>29/01/16</text:p>
          </table:table-cell>
          <table:table-cell office:value-type="time" office:time-value="PT1017565H00M00S" calcext:value-type="time">
            <text:p>13:00:00</text:p>
          </table:table-cell>
          <table:table-cell office:value-type="time" office:time-value="PT101757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1-30" calcext:value-type="date">
            <text:p>30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1-31" calcext:value-type="date">
            <text:p>31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01" calcext:value-type="date">
            <text:p>01/02/16</text:p>
          </table:table-cell>
          <table:table-cell office:value-type="time" office:time-value="PT1017637H00M00S" calcext:value-type="time">
            <text:p>13:00:00</text:p>
          </table:table-cell>
          <table:table-cell office:value-type="time" office:time-value="PT101764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36H44M49.000000153S" calcext:value-type="time">
            <text:p>12:44:49</text:p>
          </table:table-cell>
          <table:table-cell office:value-type="time" office:time-value="PT1017643H47M11.999999844S" calcext:value-type="time">
            <text:p>19:47:1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02" calcext:value-type="date">
            <text:p>02/02/16</text:p>
          </table:table-cell>
          <table:table-cell office:value-type="time" office:time-value="PT1017661H00M00S" calcext:value-type="time">
            <text:p>13:00:00</text:p>
          </table:table-cell>
          <table:table-cell office:value-type="time" office:time-value="PT101766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61H19M58.999999696S" calcext:value-type="time">
            <text:p>13:19:59</text:p>
          </table:table-cell>
          <table:table-cell office:value-type="time" office:time-value="PT1017667H55M20.999999531S" calcext:value-type="time">
            <text:p>19:55:2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03" calcext:value-type="date">
            <text:p>03/02/16</text:p>
          </table:table-cell>
          <table:table-cell office:value-type="time" office:time-value="PT1017685H00M00S" calcext:value-type="time">
            <text:p>13:00:00</text:p>
          </table:table-cell>
          <table:table-cell office:value-type="time" office:time-value="PT101769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84H47M17.999999989S" calcext:value-type="time">
            <text:p>12:47:18</text:p>
          </table:table-cell>
          <table:table-cell office:value-type="time" office:time-value="PT1017691H46M55.00000027S" calcext:value-type="time">
            <text:p>19:46:5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04" calcext:value-type="date">
            <text:p>04/02/16</text:p>
          </table:table-cell>
          <table:table-cell office:value-type="time" office:time-value="PT1017709H00M00S" calcext:value-type="time">
            <text:p>13:00:00</text:p>
          </table:table-cell>
          <table:table-cell office:value-type="time" office:time-value="PT101771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709H14M07.999999998S" calcext:value-type="time">
            <text:p>13:14:08</text:p>
          </table:table-cell>
          <table:table-cell office:value-type="time" office:time-value="PT1017715H47M30.000000279S" calcext:value-type="time">
            <text:p>19:47:3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05" calcext:value-type="date">
            <text:p>05/02/16</text:p>
          </table:table-cell>
          <table:table-cell office:value-type="time" office:time-value="PT1017733H00M00S" calcext:value-type="time">
            <text:p>13:00:00</text:p>
          </table:table-cell>
          <table:table-cell office:value-type="time" office:time-value="PT101774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732H23M33.000000268S" calcext:value-type="time">
            <text:p>12:23:33</text:p>
          </table:table-cell>
          <table:table-cell office:value-type="time" office:time-value="PT1017739H45M04.000000097S" calcext:value-type="time">
            <text:p>19:45:0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06" calcext:value-type="date">
            <text:p>06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07" calcext:value-type="date">
            <text:p>0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08" calcext:value-type="date">
            <text:p>08/02/16</text:p>
          </table:table-cell>
          <table:table-cell office:value-type="time" office:time-value="PT1017805H00M00S" calcext:value-type="time">
            <text:p>13:00:00</text:p>
          </table:table-cell>
          <table:table-cell office:value-type="time" office:time-value="PT101781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09" calcext:value-type="date">
            <text:p>09/02/16</text:p>
          </table:table-cell>
          <table:table-cell office:value-type="time" office:time-value="PT1017829H00M00S" calcext:value-type="time">
            <text:p>13:00:00</text:p>
          </table:table-cell>
          <table:table-cell office:value-type="time" office:time-value="PT101783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10" calcext:value-type="date">
            <text:p>10/02/16</text:p>
          </table:table-cell>
          <table:table-cell office:value-type="time" office:time-value="PT1017853H00M00S" calcext:value-type="time">
            <text:p>13:00:00</text:p>
          </table:table-cell>
          <table:table-cell office:value-type="time" office:time-value="PT101786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52H55M26.000000071S" calcext:value-type="time">
            <text:p>12:55:26</text:p>
          </table:table-cell>
          <table:table-cell office:value-type="time" office:time-value="PT1017859H45M37.000000477S" calcext:value-type="time">
            <text:p>19:45:3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11" calcext:value-type="date">
            <text:p>11/02/16</text:p>
          </table:table-cell>
          <table:table-cell office:value-type="time" office:time-value="PT1017877H00M00S" calcext:value-type="time">
            <text:p>13:00:00</text:p>
          </table:table-cell>
          <table:table-cell office:value-type="time" office:time-value="PT101788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77H01M30.000000084S" calcext:value-type="time">
            <text:p>13:01:30</text:p>
          </table:table-cell>
          <table:table-cell office:value-type="time" office:time-value="PT1017883H45M37.000000477S" calcext:value-type="time">
            <text:p>19:45:3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12" calcext:value-type="date">
            <text:p>12/02/16</text:p>
          </table:table-cell>
          <table:table-cell office:value-type="time" office:time-value="PT1017901H00M00S" calcext:value-type="time">
            <text:p>13:00:00</text:p>
          </table:table-cell>
          <table:table-cell office:value-type="time" office:time-value="PT101790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901H00M21.000000089S" calcext:value-type="time">
            <text:p>13:00:21</text:p>
          </table:table-cell>
          <table:table-cell office:value-type="time" office:time-value="PT1017907H45M07.00000017S" calcext:value-type="time">
            <text:p>19:45:0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13" calcext:value-type="date">
            <text:p>13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14" calcext:value-type="date">
            <text:p>14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15" calcext:value-type="date">
            <text:p>15/02/16</text:p>
          </table:table-cell>
          <table:table-cell office:value-type="time" office:time-value="PT1017973H00M00S" calcext:value-type="time">
            <text:p>13:00:00</text:p>
          </table:table-cell>
          <table:table-cell office:value-type="time" office:time-value="PT101798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972H43M52.00000003S" calcext:value-type="time">
            <text:p>12:43:52</text:p>
          </table:table-cell>
          <table:table-cell office:value-type="time" office:time-value="PT1017979H45M06.000000145S" calcext:value-type="time">
            <text:p>19:45:0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16" calcext:value-type="date">
            <text:p>16/02/16</text:p>
          </table:table-cell>
          <table:table-cell office:value-type="time" office:time-value="PT1017997H00M00S" calcext:value-type="time">
            <text:p>13:00:00</text:p>
          </table:table-cell>
          <table:table-cell office:value-type="time" office:time-value="PT101800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996H50M15.000000084S" calcext:value-type="time">
            <text:p>12:50:15</text:p>
          </table:table-cell>
          <table:table-cell office:value-type="time" office:time-value="PT1018003H45M15.999999549S" calcext:value-type="time">
            <text:p>19:45:1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17" calcext:value-type="date">
            <text:p>17/02/16</text:p>
          </table:table-cell>
          <table:table-cell office:value-type="time" office:time-value="PT1018021H00M00S" calcext:value-type="time">
            <text:p>13:00:00</text:p>
          </table:table-cell>
          <table:table-cell office:value-type="time" office:time-value="PT101802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20H49M56.000000043S" calcext:value-type="time">
            <text:p>12:49:56</text:p>
          </table:table-cell>
          <table:table-cell office:value-type="time" office:time-value="PT1018027H45M04.999999702S" calcext:value-type="time">
            <text:p>19:45:0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18" calcext:value-type="date">
            <text:p>18/02/16</text:p>
          </table:table-cell>
          <table:table-cell office:value-type="time" office:time-value="PT1018045H00M00S" calcext:value-type="time">
            <text:p>13:00:00</text:p>
          </table:table-cell>
          <table:table-cell office:value-type="time" office:time-value="PT101805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44H46M54.000000246S" calcext:value-type="time">
            <text:p>12:46:54</text:p>
          </table:table-cell>
          <table:table-cell office:value-type="time" office:time-value="PT1018051H45M06.000000145S" calcext:value-type="time">
            <text:p>19:45:0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19" calcext:value-type="date">
            <text:p>19/02/16</text:p>
          </table:table-cell>
          <table:table-cell office:value-type="time" office:time-value="PT1018069H00M00S" calcext:value-type="time">
            <text:p>13:00:00</text:p>
          </table:table-cell>
          <table:table-cell office:value-type="time" office:time-value="PT101807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69H01M27.000000011S" calcext:value-type="time">
            <text:p>13:01:27</text:p>
          </table:table-cell>
          <table:table-cell office:value-type="time" office:time-value="PT1018075H45M07.00000017S" calcext:value-type="time">
            <text:p>19:45:0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20" calcext:value-type="date">
            <text:p>20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21" calcext:value-type="date">
            <text:p>21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22" calcext:value-type="date">
            <text:p>22/02/16</text:p>
          </table:table-cell>
          <table:table-cell office:value-type="time" office:time-value="PT1018141H00M00S" calcext:value-type="time">
            <text:p>13:00:00</text:p>
          </table:table-cell>
          <table:table-cell office:value-type="time" office:time-value="PT101814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40H58M11.000000294S" calcext:value-type="time">
            <text:p>12:58:11</text:p>
          </table:table-cell>
          <table:table-cell office:value-type="time" office:time-value="PT1018147H45M04.999999702S" calcext:value-type="time">
            <text:p>19:45:0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23" calcext:value-type="date">
            <text:p>23/02/16</text:p>
          </table:table-cell>
          <table:table-cell office:value-type="time" office:time-value="PT1018165H00M00S" calcext:value-type="time">
            <text:p>13:00:00</text:p>
          </table:table-cell>
          <table:table-cell office:value-type="time" office:time-value="PT101817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64H51M28.99999978S" calcext:value-type="time">
            <text:p>12:51:29</text:p>
          </table:table-cell>
          <table:table-cell office:value-type="time" office:time-value="PT1018167H00M12.999999896S" calcext:value-type="time">
            <text:p>15:00:1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24" calcext:value-type="date">
            <text:p>24/02/16</text:p>
          </table:table-cell>
          <table:table-cell office:value-type="time" office:time-value="PT1018189H00M00S" calcext:value-type="time">
            <text:p>13:00:00</text:p>
          </table:table-cell>
          <table:table-cell office:value-type="time" office:time-value="PT101819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88H58M58.99999978S" calcext:value-type="time">
            <text:p>12:58:59</text:p>
          </table:table-cell>
          <table:table-cell office:value-type="time" office:time-value="PT1018195H45M16.999999993S" calcext:value-type="time">
            <text:p>19:45:1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25" calcext:value-type="date">
            <text:p>25/02/16</text:p>
          </table:table-cell>
          <table:table-cell office:value-type="time" office:time-value="PT1018213H00M00S" calcext:value-type="time">
            <text:p>13:00:00</text:p>
          </table:table-cell>
          <table:table-cell office:value-type="time" office:time-value="PT101822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212H38M12.000000179S" calcext:value-type="time">
            <text:p>12:38:12</text:p>
          </table:table-cell>
          <table:table-cell office:value-type="time" office:time-value="PT1018219H45M07.999999775S" calcext:value-type="time">
            <text:p>19:45:0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26" calcext:value-type="date">
            <text:p>26/02/16</text:p>
          </table:table-cell>
          <table:table-cell office:value-type="time" office:time-value="PT1018237H00M00S" calcext:value-type="time">
            <text:p>13:00:00</text:p>
          </table:table-cell>
          <table:table-cell office:value-type="time" office:time-value="PT101824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236H39M37.000000142S" calcext:value-type="time">
            <text:p>12:39:37</text:p>
          </table:table-cell>
          <table:table-cell office:value-type="time" office:time-value="PT1018240H57M27.000000067S" calcext:value-type="time">
            <text:p>16:57:2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27" calcext:value-type="date">
            <text:p>2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28" calcext:value-type="date">
            <text:p>28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2-29" calcext:value-type="date">
            <text:p>29/02/16</text:p>
          </table:table-cell>
          <table:table-cell office:value-type="time" office:time-value="PT1018309H00M00S" calcext:value-type="time">
            <text:p>13:00:00</text:p>
          </table:table-cell>
          <table:table-cell office:value-type="time" office:time-value="PT101831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08H43M54.000000078S" calcext:value-type="time">
            <text:p>12:43:54</text:p>
          </table:table-cell>
          <table:table-cell office:value-type="time" office:time-value="PT1018315H45M02.999999654S" calcext:value-type="time">
            <text:p>19:45:0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01" calcext:value-type="date">
            <text:p>01/03/16</text:p>
          </table:table-cell>
          <table:table-cell office:value-type="time" office:time-value="PT1018333H00M00S" calcext:value-type="time">
            <text:p>13:00:00</text:p>
          </table:table-cell>
          <table:table-cell office:value-type="time" office:time-value="PT101834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32H56M34.000000041S" calcext:value-type="time">
            <text:p>12:56:34</text:p>
          </table:table-cell>
          <table:table-cell office:value-type="time" office:time-value="PT1018335H01M08.999999575S" calcext:value-type="time">
            <text:p>15:01:0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02" calcext:value-type="date">
            <text:p>02/03/16</text:p>
          </table:table-cell>
          <table:table-cell office:value-type="time" office:time-value="PT1018357H00M00S" calcext:value-type="time">
            <text:p>13:00:00</text:p>
          </table:table-cell>
          <table:table-cell office:value-type="time" office:time-value="PT101836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56H57M47.999999737S" calcext:value-type="time">
            <text:p>12:57:48</text:p>
          </table:table-cell>
          <table:table-cell office:value-type="time" office:time-value="PT1018363H46M16.000000164S" calcext:value-type="time">
            <text:p>19:46:1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03" calcext:value-type="date">
            <text:p>03/03/16</text:p>
          </table:table-cell>
          <table:table-cell office:value-type="time" office:time-value="PT1018381H00M00S" calcext:value-type="time">
            <text:p>13:00:00</text:p>
          </table:table-cell>
          <table:table-cell office:value-type="time" office:time-value="PT101838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80H52M30S" calcext:value-type="time">
            <text:p>12:52:30</text:p>
          </table:table-cell>
          <table:table-cell office:value-type="time" office:time-value="PT1018387H54M59.000000255S" calcext:value-type="time">
            <text:p>19:54:5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04" calcext:value-type="date">
            <text:p>04/03/16</text:p>
          </table:table-cell>
          <table:table-cell office:value-type="time" office:time-value="PT1018405H00M00S" calcext:value-type="time">
            <text:p>13:00:00</text:p>
          </table:table-cell>
          <table:table-cell office:value-type="time" office:time-value="PT101841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04H57M07.000000421S" calcext:value-type="time">
            <text:p>12:57:07</text:p>
          </table:table-cell>
          <table:table-cell office:value-type="time" office:time-value="PT1018411H46M39.000000302S" calcext:value-type="time">
            <text:p>19:46:3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05" calcext:value-type="date">
            <text:p>05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06" calcext:value-type="date">
            <text:p>0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07" calcext:value-type="date">
            <text:p>07/03/16</text:p>
          </table:table-cell>
          <table:table-cell office:value-type="time" office:time-value="PT1018477H00M00S" calcext:value-type="time">
            <text:p>13:00:00</text:p>
          </table:table-cell>
          <table:table-cell office:value-type="time" office:time-value="PT101848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76H32M44.000000199S" calcext:value-type="time">
            <text:p>12:32:44</text:p>
          </table:table-cell>
          <table:table-cell office:value-type="time" office:time-value="PT1018483H45M07.999999775S" calcext:value-type="time">
            <text:p>19:45:0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08" calcext:value-type="date">
            <text:p>08/03/16</text:p>
          </table:table-cell>
          <table:table-cell office:value-type="time" office:time-value="PT1018501H00M00S" calcext:value-type="time">
            <text:p>13:00:00</text:p>
          </table:table-cell>
          <table:table-cell office:value-type="time" office:time-value="PT101850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00H42M08.000000026S" calcext:value-type="time">
            <text:p>12:42:08</text:p>
          </table:table-cell>
          <table:table-cell office:value-type="time" office:time-value="PT1018507H48M30.000000056S" calcext:value-type="time">
            <text:p>19:48:3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09" calcext:value-type="date">
            <text:p>09/03/16</text:p>
          </table:table-cell>
          <table:table-cell office:value-type="time" office:time-value="PT1018525H00M00S" calcext:value-type="time">
            <text:p>13:00:00</text:p>
          </table:table-cell>
          <table:table-cell office:value-type="time" office:time-value="PT101853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25H11M14.000000395S" calcext:value-type="time">
            <text:p>13:11:14</text:p>
          </table:table-cell>
          <table:table-cell office:value-type="time" office:time-value="PT1018531H45M04.000000097S" calcext:value-type="time">
            <text:p>19:45:0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10" calcext:value-type="date">
            <text:p>10/03/16</text:p>
          </table:table-cell>
          <table:table-cell office:value-type="time" office:time-value="PT1018549H00M00S" calcext:value-type="time">
            <text:p>13:00:00</text:p>
          </table:table-cell>
          <table:table-cell office:value-type="time" office:time-value="PT101855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48H43M54.000000078S" calcext:value-type="time">
            <text:p>12:43:54</text:p>
          </table:table-cell>
          <table:table-cell office:value-type="time" office:time-value="PT1018555H45M04.000000097S" calcext:value-type="time">
            <text:p>19:45:0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11" calcext:value-type="date">
            <text:p>11/03/16</text:p>
          </table:table-cell>
          <table:table-cell office:value-type="time" office:time-value="PT1018573H00M00S" calcext:value-type="time">
            <text:p>13:00:00</text:p>
          </table:table-cell>
          <table:table-cell office:value-type="time" office:time-value="PT101858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72H54M15.000000447S" calcext:value-type="time">
            <text:p>12:54:15</text:p>
          </table:table-cell>
          <table:table-cell office:value-type="time" office:time-value="PT1018579H45M06.000000145S" calcext:value-type="time">
            <text:p>19:45:0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12" calcext:value-type="date">
            <text:p>12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13" calcext:value-type="date">
            <text:p>13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14" calcext:value-type="date">
            <text:p>14/03/16</text:p>
          </table:table-cell>
          <table:table-cell office:value-type="time" office:time-value="PT1018645H00M00S" calcext:value-type="time">
            <text:p>13:00:00</text:p>
          </table:table-cell>
          <table:table-cell office:value-type="time" office:time-value="PT101865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44H58M39.999999739S" calcext:value-type="time">
            <text:p>12:58:40</text:p>
          </table:table-cell>
          <table:table-cell office:value-type="time" office:time-value="PT1018651H45M07.00000017S" calcext:value-type="time">
            <text:p>19:45:0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15" calcext:value-type="date">
            <text:p>15/03/16</text:p>
          </table:table-cell>
          <table:table-cell office:value-type="time" office:time-value="PT1018669H00M00S" calcext:value-type="time">
            <text:p>13:00:00</text:p>
          </table:table-cell>
          <table:table-cell office:value-type="time" office:time-value="PT101867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68H55M57.000000402S" calcext:value-type="time">
            <text:p>12:55:57</text:p>
          </table:table-cell>
          <table:table-cell office:value-type="time" office:time-value="PT1018675H45M06.000000145S" calcext:value-type="time">
            <text:p>19:45:0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16" calcext:value-type="date">
            <text:p>16/03/16</text:p>
          </table:table-cell>
          <table:table-cell office:value-type="time" office:time-value="PT1018693H00M00S" calcext:value-type="time">
            <text:p>13:00:00</text:p>
          </table:table-cell>
          <table:table-cell office:value-type="time" office:time-value="PT101870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93H03M31.00000008S" calcext:value-type="time">
            <text:p>13:03:31</text:p>
          </table:table-cell>
          <table:table-cell office:value-type="time" office:time-value="PT1018699H45M04.999999702S" calcext:value-type="time">
            <text:p>19:45:0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17" calcext:value-type="date">
            <text:p>17/03/16</text:p>
          </table:table-cell>
          <table:table-cell office:value-type="time" office:time-value="PT1018717H00M00S" calcext:value-type="time">
            <text:p>13:00:00</text:p>
          </table:table-cell>
          <table:table-cell office:value-type="time" office:time-value="PT101872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office:value-type="string" calcext:value-type="string">
            <text:p>Corta Duración</text:p>
          </table:table-cell>
          <table:table-cell table:style-name="ce1" office:value-type="string" calcext:value-type="string">
            <text:p>07:07</text:p>
          </table:table-cell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18" calcext:value-type="date">
            <text:p>18/03/16</text:p>
          </table:table-cell>
          <table:table-cell office:value-type="time" office:time-value="PT1018741H00M00S" calcext:value-type="time">
            <text:p>13:00:00</text:p>
          </table:table-cell>
          <table:table-cell office:value-type="time" office:time-value="PT101874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740H51M25.999999708S" calcext:value-type="time">
            <text:p>12:51:26</text:p>
          </table:table-cell>
          <table:table-cell office:value-type="time" office:time-value="PT1018747H45M02.999999654S" calcext:value-type="time">
            <text:p>19:45:0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19" calcext:value-type="date">
            <text:p>19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20" calcext:value-type="date">
            <text:p>20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21" calcext:value-type="date">
            <text:p>21/03/16</text:p>
          </table:table-cell>
          <table:table-cell office:value-type="time" office:time-value="PT1018813H00M00S" calcext:value-type="time">
            <text:p>13:00:00</text:p>
          </table:table-cell>
          <table:table-cell office:value-type="time" office:time-value="PT101882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12H58M11.999999899S" calcext:value-type="time">
            <text:p>12:58:12</text:p>
          </table:table-cell>
          <table:table-cell office:value-type="time" office:time-value="PT1018819H45M12.000000291S" calcext:value-type="time">
            <text:p>19:45:1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22" calcext:value-type="date">
            <text:p>22/03/16</text:p>
          </table:table-cell>
          <table:table-cell office:value-type="time" office:time-value="PT1018837H00M00S" calcext:value-type="time">
            <text:p>13:00:00</text:p>
          </table:table-cell>
          <table:table-cell office:value-type="time" office:time-value="PT101884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37H02M35.999999586S" calcext:value-type="time">
            <text:p>13:02:36</text:p>
          </table:table-cell>
          <table:table-cell office:value-type="time" office:time-value="PT1018843H45M10.000000242S" calcext:value-type="time">
            <text:p>19:45:1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23" calcext:value-type="date">
            <text:p>23/03/16</text:p>
          </table:table-cell>
          <table:table-cell office:value-type="time" office:time-value="PT1018861H00M00S" calcext:value-type="time">
            <text:p>13:00:00</text:p>
          </table:table-cell>
          <table:table-cell office:value-type="time" office:time-value="PT101886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61H01M50.999999754S" calcext:value-type="time">
            <text:p>13:01:51</text:p>
          </table:table-cell>
          <table:table-cell office:value-type="time" office:time-value="PT1018864H55M36.000000313S" calcext:value-type="time">
            <text:p>16:55:3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24" calcext:value-type="date">
            <text:p>24/03/16</text:p>
          </table:table-cell>
          <table:table-cell office:value-type="time" office:time-value="PT1018885H00M00S" calcext:value-type="time">
            <text:p>13:00:00</text:p>
          </table:table-cell>
          <table:table-cell office:value-type="time" office:time-value="PT101889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25" calcext:value-type="date">
            <text:p>25/03/16</text:p>
          </table:table-cell>
          <table:table-cell office:value-type="time" office:time-value="PT1018909H00M00S" calcext:value-type="time">
            <text:p>13:00:00</text:p>
          </table:table-cell>
          <table:table-cell office:value-type="time" office:time-value="PT101891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26" calcext:value-type="date">
            <text:p>2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27" calcext:value-type="date">
            <text:p>27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28" calcext:value-type="date">
            <text:p>28/03/16</text:p>
          </table:table-cell>
          <table:table-cell office:value-type="time" office:time-value="PT1018981H00M00S" calcext:value-type="time">
            <text:p>13:00:00</text:p>
          </table:table-cell>
          <table:table-cell office:value-type="time" office:time-value="PT101898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office:value-type="string" calcext:value-type="string">
            <text:p>Corta Duración</text:p>
          </table:table-cell>
          <table:table-cell table:style-name="ce1" office:value-type="string" calcext:value-type="string">
            <text:p>07:07</text:p>
          </table:table-cell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29" calcext:value-type="date">
            <text:p>29/03/16</text:p>
          </table:table-cell>
          <table:table-cell office:value-type="time" office:time-value="PT1019005H00M00S" calcext:value-type="time">
            <text:p>13:00:00</text:p>
          </table:table-cell>
          <table:table-cell office:value-type="time" office:time-value="PT101901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office:value-type="string" calcext:value-type="string">
            <text:p>Corta Duración</text:p>
          </table:table-cell>
          <table:table-cell table:style-name="ce1" office:value-type="string" calcext:value-type="string">
            <text:p>07:07</text:p>
          </table:table-cell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30" calcext:value-type="date">
            <text:p>30/03/16</text:p>
          </table:table-cell>
          <table:table-cell office:value-type="time" office:time-value="PT1019029H00M00S" calcext:value-type="time">
            <text:p>13:00:00</text:p>
          </table:table-cell>
          <table:table-cell office:value-type="time" office:time-value="PT101903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office:value-type="string" calcext:value-type="string">
            <text:p>Corta Duración</text:p>
          </table:table-cell>
          <table:table-cell table:style-name="ce1" office:value-type="string" calcext:value-type="string">
            <text:p>07:07</text:p>
          </table:table-cell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3-31" calcext:value-type="date">
            <text:p>31/03/16</text:p>
          </table:table-cell>
          <table:table-cell office:value-type="time" office:time-value="PT1019053H00M00S" calcext:value-type="time">
            <text:p>13:00:00</text:p>
          </table:table-cell>
          <table:table-cell office:value-type="time" office:time-value="PT101906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52H00M21.000000089S" calcext:value-type="time">
            <text:p>12:00:21</text:p>
          </table:table-cell>
          <table:table-cell office:value-type="time" office:time-value="PT1019059H45M06.000000145S" calcext:value-type="time">
            <text:p>19:45:0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01" calcext:value-type="date">
            <text:p>01/04/16</text:p>
          </table:table-cell>
          <table:table-cell office:value-type="time" office:time-value="PT1019077H00M00S" calcext:value-type="time">
            <text:p>13:00:00</text:p>
          </table:table-cell>
          <table:table-cell office:value-type="time" office:time-value="PT101908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76H40M54.999999935S" calcext:value-type="time">
            <text:p>12:40:55</text:p>
          </table:table-cell>
          <table:table-cell office:value-type="time" office:time-value="PT1019083H45M04.000000097S" calcext:value-type="time">
            <text:p>19:45:0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02" calcext:value-type="date">
            <text:p>02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03" calcext:value-type="date">
            <text:p>0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04" calcext:value-type="date">
            <text:p>04/04/16</text:p>
          </table:table-cell>
          <table:table-cell office:value-type="time" office:time-value="PT1019149H00M00S" calcext:value-type="time">
            <text:p>13:00:00</text:p>
          </table:table-cell>
          <table:table-cell office:value-type="time" office:time-value="PT101915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48H33M38.00000025S" calcext:value-type="time">
            <text:p>12:33:38</text:p>
          </table:table-cell>
          <table:table-cell office:value-type="time" office:time-value="PT1019155H45M07.999999775S" calcext:value-type="time">
            <text:p>19:45:0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05" calcext:value-type="date">
            <text:p>05/04/16</text:p>
          </table:table-cell>
          <table:table-cell office:value-type="time" office:time-value="PT1019173H00M00S" calcext:value-type="time">
            <text:p>13:00:00</text:p>
          </table:table-cell>
          <table:table-cell office:value-type="time" office:time-value="PT101918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73H00M42.999999784S" calcext:value-type="time">
            <text:p>13:00:43</text:p>
          </table:table-cell>
          <table:table-cell office:value-type="time" office:time-value="PT1019179H45M04.000000097S" calcext:value-type="time">
            <text:p>19:45:0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06" calcext:value-type="date">
            <text:p>06/04/16</text:p>
          </table:table-cell>
          <table:table-cell office:value-type="time" office:time-value="PT1019197H00M00S" calcext:value-type="time">
            <text:p>13:00:00</text:p>
          </table:table-cell>
          <table:table-cell office:value-type="time" office:time-value="PT101920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96H45M52.000000421S" calcext:value-type="time">
            <text:p>12:45:52</text:p>
          </table:table-cell>
          <table:table-cell office:value-type="time" office:time-value="PT1019203H45M08.999999799S" calcext:value-type="time">
            <text:p>19:45:0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07" calcext:value-type="date">
            <text:p>07/04/16</text:p>
          </table:table-cell>
          <table:table-cell office:value-type="time" office:time-value="PT1019221H00M00S" calcext:value-type="time">
            <text:p>13:00:00</text:p>
          </table:table-cell>
          <table:table-cell office:value-type="time" office:time-value="PT101922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220H48M17.999999765S" calcext:value-type="time">
            <text:p>12:48:18</text:p>
          </table:table-cell>
          <table:table-cell office:value-type="time" office:time-value="PT1019227H45M06.000000145S" calcext:value-type="time">
            <text:p>19:45:0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08" calcext:value-type="date">
            <text:p>08/04/16</text:p>
          </table:table-cell>
          <table:table-cell office:value-type="time" office:time-value="PT1019245H00M00S" calcext:value-type="time">
            <text:p>13:00:00</text:p>
          </table:table-cell>
          <table:table-cell office:value-type="time" office:time-value="PT101925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244H59M21.999999918S" calcext:value-type="time">
            <text:p>12:59:22</text:p>
          </table:table-cell>
          <table:table-cell office:value-type="time" office:time-value="PT1019251H45M15.999999549S" calcext:value-type="time">
            <text:p>19:45:1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09" calcext:value-type="date">
            <text:p>09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10" calcext:value-type="date">
            <text:p>10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11" calcext:value-type="date">
            <text:p>11/04/16</text:p>
          </table:table-cell>
          <table:table-cell office:value-type="time" office:time-value="PT1019317H00M00S" calcext:value-type="time">
            <text:p>13:00:00</text:p>
          </table:table-cell>
          <table:table-cell office:value-type="time" office:time-value="PT101932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16H57M44.00000006S" calcext:value-type="time">
            <text:p>12:57:44</text:p>
          </table:table-cell>
          <table:table-cell office:value-type="time" office:time-value="PT1019323H45M15.999999549S" calcext:value-type="time">
            <text:p>19:45:1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12" calcext:value-type="date">
            <text:p>12/04/16</text:p>
          </table:table-cell>
          <table:table-cell office:value-type="time" office:time-value="PT1019341H00M00S" calcext:value-type="time">
            <text:p>13:00:00</text:p>
          </table:table-cell>
          <table:table-cell office:value-type="time" office:time-value="PT101934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40H45M20.000000484S" calcext:value-type="time">
            <text:p>12:45:20</text:p>
          </table:table-cell>
          <table:table-cell office:value-type="time" office:time-value="PT1019347H45M07.999999775S" calcext:value-type="time">
            <text:p>19:45:0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13" calcext:value-type="date">
            <text:p>13/04/16</text:p>
          </table:table-cell>
          <table:table-cell office:value-type="time" office:time-value="PT1019365H00M00S" calcext:value-type="time">
            <text:p>13:00:00</text:p>
          </table:table-cell>
          <table:table-cell office:value-type="time" office:time-value="PT101937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65H07M47.999999598S" calcext:value-type="time">
            <text:p>13:07:48</text:p>
          </table:table-cell>
          <table:table-cell office:value-type="time" office:time-value="PT1019371H45M04.000000097S" calcext:value-type="time">
            <text:p>19:45:0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14" calcext:value-type="date">
            <text:p>14/04/16</text:p>
          </table:table-cell>
          <table:table-cell office:value-type="time" office:time-value="PT1019389H00M00S" calcext:value-type="time">
            <text:p>13:00:00</text:p>
          </table:table-cell>
          <table:table-cell office:value-type="time" office:time-value="PT101939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89H00M57.000000123S" calcext:value-type="time">
            <text:p>13:00:57</text:p>
          </table:table-cell>
          <table:table-cell office:value-type="time" office:time-value="PT1019395H46M33.000000156S" calcext:value-type="time">
            <text:p>19:46:3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15" calcext:value-type="date">
            <text:p>15/04/16</text:p>
          </table:table-cell>
          <table:table-cell office:value-type="time" office:time-value="PT1019413H00M00S" calcext:value-type="time">
            <text:p>13:00:00</text:p>
          </table:table-cell>
          <table:table-cell office:value-type="time" office:time-value="PT101942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412H45M38.999999687S" calcext:value-type="time">
            <text:p>12:45:39</text:p>
          </table:table-cell>
          <table:table-cell office:value-type="time" office:time-value="PT1019419H45M08.999999799S" calcext:value-type="time">
            <text:p>19:45:0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16" calcext:value-type="date">
            <text:p>16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17" calcext:value-type="date">
            <text:p>17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18" calcext:value-type="date">
            <text:p>18/04/16</text:p>
          </table:table-cell>
          <table:table-cell office:value-type="time" office:time-value="PT1019485H00M00S" calcext:value-type="time">
            <text:p>13:00:00</text:p>
          </table:table-cell>
          <table:table-cell office:value-type="time" office:time-value="PT101949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484H49M03.000000436S" calcext:value-type="time">
            <text:p>12:49:03</text:p>
          </table:table-cell>
          <table:table-cell office:value-type="time" office:time-value="PT1019491H45M14.999999944S" calcext:value-type="time">
            <text:p>19:45:1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19" calcext:value-type="date">
            <text:p>19/04/16</text:p>
          </table:table-cell>
          <table:table-cell office:value-type="time" office:time-value="PT1019509H00M00S" calcext:value-type="time">
            <text:p>13:00:00</text:p>
          </table:table-cell>
          <table:table-cell office:value-type="time" office:time-value="PT101951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08H58M09.999999851S" calcext:value-type="time">
            <text:p>12:58:10</text:p>
          </table:table-cell>
          <table:table-cell office:value-type="time" office:time-value="PT1019515H45M07.00000017S" calcext:value-type="time">
            <text:p>19:45:0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20" calcext:value-type="date">
            <text:p>20/04/16</text:p>
          </table:table-cell>
          <table:table-cell office:value-type="time" office:time-value="PT1019533H00M00S" calcext:value-type="time">
            <text:p>13:00:00</text:p>
          </table:table-cell>
          <table:table-cell office:value-type="time" office:time-value="PT101954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33H01M50.999999754S" calcext:value-type="time">
            <text:p>13:01:51</text:p>
          </table:table-cell>
          <table:table-cell office:value-type="time" office:time-value="PT1019539H45M04.999999702S" calcext:value-type="time">
            <text:p>19:45:0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21" calcext:value-type="date">
            <text:p>21/04/16</text:p>
          </table:table-cell>
          <table:table-cell office:value-type="time" office:time-value="PT1019557H00M00S" calcext:value-type="time">
            <text:p>13:00:00</text:p>
          </table:table-cell>
          <table:table-cell office:value-type="time" office:time-value="PT101956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56H50M45.999999996S" calcext:value-type="time">
            <text:p>12:50:46</text:p>
          </table:table-cell>
          <table:table-cell office:value-type="time" office:time-value="PT1019563H45M13.99999992S" calcext:value-type="time">
            <text:p>19:45:1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22" calcext:value-type="date">
            <text:p>22/04/16</text:p>
          </table:table-cell>
          <table:table-cell office:value-type="time" office:time-value="PT1019581H00M00S" calcext:value-type="time">
            <text:p>13:00:00</text:p>
          </table:table-cell>
          <table:table-cell office:value-type="time" office:time-value="PT101958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81H02M40.000000102S" calcext:value-type="time">
            <text:p>13:02:40</text:p>
          </table:table-cell>
          <table:table-cell office:value-type="time" office:time-value="PT1019588H02M57.9999997S" calcext:value-type="time">
            <text:p>20:02:5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23" calcext:value-type="date">
            <text:p>2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24" calcext:value-type="date">
            <text:p>24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25" calcext:value-type="date">
            <text:p>25/04/16</text:p>
          </table:table-cell>
          <table:table-cell office:value-type="time" office:time-value="PT1019653H00M00S" calcext:value-type="time">
            <text:p>13:00:00</text:p>
          </table:table-cell>
          <table:table-cell office:value-type="time" office:time-value="PT101966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652H59M40.999999959S" calcext:value-type="time">
            <text:p>12:59:41</text:p>
          </table:table-cell>
          <table:table-cell office:value-type="time" office:time-value="PT1019659H45M31.000000332S" calcext:value-type="time">
            <text:p>19:45:3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la Viñas</text:p>
          </table:table-cell>
          <table:table-cell office:value-type="date" office:date-value="2016-04-26" calcext:value-type="date">
            <text:p>26/04/16</text:p>
          </table:table-cell>
          <table:table-cell office:value-type="time" office:time-value="PT1019677H00M00S" calcext:value-type="time">
            <text:p>13:00:00</text:p>
          </table:table-cell>
          <table:table-cell office:value-type="time" office:time-value="PT101968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number-columns-repeated="2" office:value-type="time" office:time-value="PT1019676H47M56.999999676S" calcext:value-type="time">
            <text:p>12:47:5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1-20" calcext:value-type="date">
            <text:p>20/01/16</text:p>
          </table:table-cell>
          <table:table-cell office:value-type="time" office:time-value="PT1017349H00M00S" calcext:value-type="time">
            <text:p>13:00:00</text:p>
          </table:table-cell>
          <table:table-cell office:value-type="time" office:time-value="PT101735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1-21" calcext:value-type="date">
            <text:p>21/01/16</text:p>
          </table:table-cell>
          <table:table-cell office:value-type="time" office:time-value="PT1017373H00M00S" calcext:value-type="time">
            <text:p>13:00:00</text:p>
          </table:table-cell>
          <table:table-cell office:value-type="time" office:time-value="PT101738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1-22" calcext:value-type="date">
            <text:p>22/01/16</text:p>
          </table:table-cell>
          <table:table-cell office:value-type="time" office:time-value="PT1017397H00M00S" calcext:value-type="time">
            <text:p>13:00:00</text:p>
          </table:table-cell>
          <table:table-cell office:value-type="time" office:time-value="PT101740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1-23" calcext:value-type="date">
            <text:p>23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1-24" calcext:value-type="date">
            <text:p>24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1-25" calcext:value-type="date">
            <text:p>25/01/16</text:p>
          </table:table-cell>
          <table:table-cell office:value-type="time" office:time-value="PT1017469H00M00S" calcext:value-type="time">
            <text:p>13:00:00</text:p>
          </table:table-cell>
          <table:table-cell office:value-type="time" office:time-value="PT101747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1-26" calcext:value-type="date">
            <text:p>26/01/16</text:p>
          </table:table-cell>
          <table:table-cell office:value-type="time" office:time-value="PT1017493H00M00S" calcext:value-type="time">
            <text:p>13:00:00</text:p>
          </table:table-cell>
          <table:table-cell office:value-type="time" office:time-value="PT101750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1-27" calcext:value-type="date">
            <text:p>27/01/16</text:p>
          </table:table-cell>
          <table:table-cell office:value-type="time" office:time-value="PT1017517H00M00S" calcext:value-type="time">
            <text:p>13:00:00</text:p>
          </table:table-cell>
          <table:table-cell office:value-type="time" office:time-value="PT101752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1-28" calcext:value-type="date">
            <text:p>28/01/16</text:p>
          </table:table-cell>
          <table:table-cell office:value-type="time" office:time-value="PT1017541H00M00S" calcext:value-type="time">
            <text:p>13:00:00</text:p>
          </table:table-cell>
          <table:table-cell office:value-type="time" office:time-value="PT101754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1-29" calcext:value-type="date">
            <text:p>29/01/16</text:p>
          </table:table-cell>
          <table:table-cell office:value-type="time" office:time-value="PT1017565H00M00S" calcext:value-type="time">
            <text:p>13:00:00</text:p>
          </table:table-cell>
          <table:table-cell office:value-type="time" office:time-value="PT101757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1-30" calcext:value-type="date">
            <text:p>30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1-31" calcext:value-type="date">
            <text:p>31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01" calcext:value-type="date">
            <text:p>01/02/16</text:p>
          </table:table-cell>
          <table:table-cell office:value-type="time" office:time-value="PT1017637H00M00S" calcext:value-type="time">
            <text:p>13:00:00</text:p>
          </table:table-cell>
          <table:table-cell office:value-type="time" office:time-value="PT101764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36H27M35.000000261S" calcext:value-type="time">
            <text:p>12:27:35</text:p>
          </table:table-cell>
          <table:table-cell office:value-type="time" office:time-value="PT1017643H12M37.000000309S" calcext:value-type="time">
            <text:p>19:12:3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02" calcext:value-type="date">
            <text:p>02/02/16</text:p>
          </table:table-cell>
          <table:table-cell office:value-type="time" office:time-value="PT1017661H00M00S" calcext:value-type="time">
            <text:p>13:00:00</text:p>
          </table:table-cell>
          <table:table-cell office:value-type="time" office:time-value="PT101766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60H22M25.000000298S" calcext:value-type="time">
            <text:p>12:22:25</text:p>
          </table:table-cell>
          <table:table-cell office:value-type="time" office:time-value="PT1017666H44M34.999999814S" calcext:value-type="time">
            <text:p>18:44:3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03" calcext:value-type="date">
            <text:p>03/02/16</text:p>
          </table:table-cell>
          <table:table-cell office:value-type="time" office:time-value="PT1017685H00M00S" calcext:value-type="time">
            <text:p>13:00:00</text:p>
          </table:table-cell>
          <table:table-cell office:value-type="time" office:time-value="PT101769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84H18M15.999999717S" calcext:value-type="time">
            <text:p>12:18:16</text:p>
          </table:table-cell>
          <table:table-cell office:value-type="time" office:time-value="PT1017690H00M09.000000218S" calcext:value-type="time">
            <text:p>18:00:0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04" calcext:value-type="date">
            <text:p>04/02/16</text:p>
          </table:table-cell>
          <table:table-cell office:value-type="time" office:time-value="PT1017709H00M00S" calcext:value-type="time">
            <text:p>13:00:00</text:p>
          </table:table-cell>
          <table:table-cell office:value-type="time" office:time-value="PT101771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707H23M56.000000406S" calcext:value-type="time">
            <text:p>11:23:56</text:p>
          </table:table-cell>
          <table:table-cell office:value-type="time" office:time-value="PT1017714H00M54.00000005S" calcext:value-type="time">
            <text:p>18:00:5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05" calcext:value-type="date">
            <text:p>05/02/16</text:p>
          </table:table-cell>
          <table:table-cell office:value-type="time" office:time-value="PT1017733H00M00S" calcext:value-type="time">
            <text:p>13:00:00</text:p>
          </table:table-cell>
          <table:table-cell office:value-type="time" office:time-value="PT101774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732H02M05.000000093S" calcext:value-type="time">
            <text:p>12:02:05</text:p>
          </table:table-cell>
          <table:table-cell office:value-type="time" office:time-value="PT1017734H00M02.000000048S" calcext:value-type="time">
            <text:p>14:00:0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06" calcext:value-type="date">
            <text:p>06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07" calcext:value-type="date">
            <text:p>0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08" calcext:value-type="date">
            <text:p>08/02/16</text:p>
          </table:table-cell>
          <table:table-cell office:value-type="time" office:time-value="PT1017805H00M00S" calcext:value-type="time">
            <text:p>13:00:00</text:p>
          </table:table-cell>
          <table:table-cell office:value-type="time" office:time-value="PT101781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09" calcext:value-type="date">
            <text:p>09/02/16</text:p>
          </table:table-cell>
          <table:table-cell office:value-type="time" office:time-value="PT1017829H00M00S" calcext:value-type="time">
            <text:p>13:00:00</text:p>
          </table:table-cell>
          <table:table-cell office:value-type="time" office:time-value="PT101783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10" calcext:value-type="date">
            <text:p>10/02/16</text:p>
          </table:table-cell>
          <table:table-cell office:value-type="time" office:time-value="PT1017853H00M00S" calcext:value-type="time">
            <text:p>13:00:00</text:p>
          </table:table-cell>
          <table:table-cell office:value-type="time" office:time-value="PT101786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52H09M52.000000086S" calcext:value-type="time">
            <text:p>12:09:52</text:p>
          </table:table-cell>
          <table:table-cell office:value-type="time" office:time-value="PT1017858H02M05.999999698S" calcext:value-type="time">
            <text:p>18:02:0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11" calcext:value-type="date">
            <text:p>11/02/16</text:p>
          </table:table-cell>
          <table:table-cell office:value-type="time" office:time-value="PT1017877H00M00S" calcext:value-type="time">
            <text:p>13:00:00</text:p>
          </table:table-cell>
          <table:table-cell office:value-type="time" office:time-value="PT101788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77H12M59.999999609S" calcext:value-type="time">
            <text:p>13:13:00</text:p>
          </table:table-cell>
          <table:table-cell office:value-type="time" office:time-value="PT1017883H04M53.999999994S" calcext:value-type="time">
            <text:p>19:04:5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12" calcext:value-type="date">
            <text:p>12/02/16</text:p>
          </table:table-cell>
          <table:table-cell office:value-type="time" office:time-value="PT1017901H00M00S" calcext:value-type="time">
            <text:p>13:00:00</text:p>
          </table:table-cell>
          <table:table-cell office:value-type="time" office:time-value="PT101790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900H05M20.000000205S" calcext:value-type="time">
            <text:p>12:05:20</text:p>
          </table:table-cell>
          <table:table-cell office:value-type="time" office:time-value="PT1017906H01M25.999999987S" calcext:value-type="time">
            <text:p>18:01:2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13" calcext:value-type="date">
            <text:p>13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14" calcext:value-type="date">
            <text:p>14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15" calcext:value-type="date">
            <text:p>15/02/16</text:p>
          </table:table-cell>
          <table:table-cell office:value-type="time" office:time-value="PT1017973H00M00S" calcext:value-type="time">
            <text:p>13:00:00</text:p>
          </table:table-cell>
          <table:table-cell office:value-type="time" office:time-value="PT101798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972H29M38.999999911S" calcext:value-type="time">
            <text:p>12:29:39</text:p>
          </table:table-cell>
          <table:table-cell office:value-type="time" office:time-value="PT1017979H01M33.000000156S" calcext:value-type="time">
            <text:p>19:01:3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16" calcext:value-type="date">
            <text:p>16/02/16</text:p>
          </table:table-cell>
          <table:table-cell office:value-type="time" office:time-value="PT1017997H00M00S" calcext:value-type="time">
            <text:p>13:00:00</text:p>
          </table:table-cell>
          <table:table-cell office:value-type="time" office:time-value="PT101800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996H16M27.000000011S" calcext:value-type="time">
            <text:p>12:16:27</text:p>
          </table:table-cell>
          <table:table-cell office:value-type="time" office:time-value="PT1018002H32M12.000000263S" calcext:value-type="time">
            <text:p>18:32:1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17" calcext:value-type="date">
            <text:p>17/02/16</text:p>
          </table:table-cell>
          <table:table-cell office:value-type="time" office:time-value="PT1018021H00M00S" calcext:value-type="time">
            <text:p>13:00:00</text:p>
          </table:table-cell>
          <table:table-cell office:value-type="time" office:time-value="PT101802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20H23M59.00000006S" calcext:value-type="time">
            <text:p>12:23:59</text:p>
          </table:table-cell>
          <table:table-cell office:value-type="time" office:time-value="PT1018026H30M59.000000171S" calcext:value-type="time">
            <text:p>18:30:5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18" calcext:value-type="date">
            <text:p>18/02/16</text:p>
          </table:table-cell>
          <table:table-cell office:value-type="time" office:time-value="PT1018045H00M00S" calcext:value-type="time">
            <text:p>13:00:00</text:p>
          </table:table-cell>
          <table:table-cell office:value-type="time" office:time-value="PT101805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44H18M02.999999821S" calcext:value-type="time">
            <text:p>12:18:03</text:p>
          </table:table-cell>
          <table:table-cell office:value-type="time" office:time-value="PT1018050H25M53.000000305S" calcext:value-type="time">
            <text:p>18:25:5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19" calcext:value-type="date">
            <text:p>19/02/16</text:p>
          </table:table-cell>
          <table:table-cell office:value-type="time" office:time-value="PT1018069H00M00S" calcext:value-type="time">
            <text:p>13:00:00</text:p>
          </table:table-cell>
          <table:table-cell office:value-type="time" office:time-value="PT101807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68H22M07.000000281S" calcext:value-type="time">
            <text:p>12:22:07</text:p>
          </table:table-cell>
          <table:table-cell office:value-type="time" office:time-value="PT1018074H34M34.999999534S" calcext:value-type="time">
            <text:p>18:34:3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20" calcext:value-type="date">
            <text:p>20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21" calcext:value-type="date">
            <text:p>21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22" calcext:value-type="date">
            <text:p>22/02/16</text:p>
          </table:table-cell>
          <table:table-cell office:value-type="time" office:time-value="PT1018141H00M00S" calcext:value-type="time">
            <text:p>13:00:00</text:p>
          </table:table-cell>
          <table:table-cell office:value-type="time" office:time-value="PT101814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39H57M56.999999955S" calcext:value-type="time">
            <text:p>11:57:57</text:p>
          </table:table-cell>
          <table:table-cell office:value-type="time" office:time-value="PT1018146H12M37.000000309S" calcext:value-type="time">
            <text:p>18:12:3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23" calcext:value-type="date">
            <text:p>23/02/16</text:p>
          </table:table-cell>
          <table:table-cell office:value-type="time" office:time-value="PT1018165H00M00S" calcext:value-type="time">
            <text:p>13:00:00</text:p>
          </table:table-cell>
          <table:table-cell office:value-type="time" office:time-value="PT101817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64H19M57.000000067S" calcext:value-type="time">
            <text:p>12:19:57</text:p>
          </table:table-cell>
          <table:table-cell office:value-type="time" office:time-value="PT1018170H32M37.00000003S" calcext:value-type="time">
            <text:p>18:32:3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24" calcext:value-type="date">
            <text:p>24/02/16</text:p>
          </table:table-cell>
          <table:table-cell office:value-type="time" office:time-value="PT1018189H00M00S" calcext:value-type="time">
            <text:p>13:00:00</text:p>
          </table:table-cell>
          <table:table-cell office:value-type="time" office:time-value="PT101819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87H40M37.999999942S" calcext:value-type="time">
            <text:p>11:40:38</text:p>
          </table:table-cell>
          <table:table-cell office:value-type="time" office:time-value="PT1018193H55M04.999999981S" calcext:value-type="time">
            <text:p>17:55:0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25" calcext:value-type="date">
            <text:p>25/02/16</text:p>
          </table:table-cell>
          <table:table-cell office:value-type="time" office:time-value="PT1018213H00M00S" calcext:value-type="time">
            <text:p>13:00:00</text:p>
          </table:table-cell>
          <table:table-cell office:value-type="time" office:time-value="PT101822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212H21M07.000000086S" calcext:value-type="time">
            <text:p>12:21:07</text:p>
          </table:table-cell>
          <table:table-cell office:value-type="time" office:time-value="PT1018218H32M20.999999642S" calcext:value-type="time">
            <text:p>18:32:2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26" calcext:value-type="date">
            <text:p>26/02/16</text:p>
          </table:table-cell>
          <table:table-cell office:value-type="time" office:time-value="PT1018237H00M00S" calcext:value-type="time">
            <text:p>13:00:00</text:p>
          </table:table-cell>
          <table:table-cell office:value-type="time" office:time-value="PT101824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236H52M51.999999695S" calcext:value-type="time">
            <text:p>12:52:52</text:p>
          </table:table-cell>
          <table:table-cell office:value-type="time" office:time-value="PT1018239H45M53.000000026S" calcext:value-type="time">
            <text:p>15:45:5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27" calcext:value-type="date">
            <text:p>2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28" calcext:value-type="date">
            <text:p>28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2-29" calcext:value-type="date">
            <text:p>29/02/16</text:p>
          </table:table-cell>
          <table:table-cell office:value-type="time" office:time-value="PT1018309H00M00S" calcext:value-type="time">
            <text:p>13:00:00</text:p>
          </table:table-cell>
          <table:table-cell office:value-type="time" office:time-value="PT101831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07H57M25.000000019S" calcext:value-type="time">
            <text:p>11:57:25</text:p>
          </table:table-cell>
          <table:table-cell office:value-type="time" office:time-value="PT1018314H27M33.999999817S" calcext:value-type="time">
            <text:p>18:27:3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01" calcext:value-type="date">
            <text:p>01/03/16</text:p>
          </table:table-cell>
          <table:table-cell office:value-type="time" office:time-value="PT1018333H00M00S" calcext:value-type="time">
            <text:p>13:00:00</text:p>
          </table:table-cell>
          <table:table-cell office:value-type="time" office:time-value="PT101834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32H40M08.000000473S" calcext:value-type="time">
            <text:p>12:40:08</text:p>
          </table:table-cell>
          <table:table-cell office:value-type="time" office:time-value="PT1018339H01M33.999999762S" calcext:value-type="time">
            <text:p>19:01:3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02" calcext:value-type="date">
            <text:p>02/03/16</text:p>
          </table:table-cell>
          <table:table-cell office:value-type="time" office:time-value="PT1018357H00M00S" calcext:value-type="time">
            <text:p>13:00:00</text:p>
          </table:table-cell>
          <table:table-cell office:value-type="time" office:time-value="PT101836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56H11M24.000000218S" calcext:value-type="time">
            <text:p>12:11:24</text:p>
          </table:table-cell>
          <table:table-cell office:value-type="time" office:time-value="PT1018362H18M55.000000242S" calcext:value-type="time">
            <text:p>18:18:5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03" calcext:value-type="date">
            <text:p>03/03/16</text:p>
          </table:table-cell>
          <table:table-cell office:value-type="time" office:time-value="PT1018381H00M00S" calcext:value-type="time">
            <text:p>13:00:00</text:p>
          </table:table-cell>
          <table:table-cell office:value-type="time" office:time-value="PT101838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80H19M18.999999985S" calcext:value-type="time">
            <text:p>12:19:19</text:p>
          </table:table-cell>
          <table:table-cell office:value-type="time" office:time-value="PT1018383H27M40.999999568S" calcext:value-type="time">
            <text:p>15:27:4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04" calcext:value-type="date">
            <text:p>04/03/16</text:p>
          </table:table-cell>
          <table:table-cell office:value-type="time" office:time-value="PT1018405H00M00S" calcext:value-type="time">
            <text:p>13:00:00</text:p>
          </table:table-cell>
          <table:table-cell office:value-type="time" office:time-value="PT101841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office:value-type="string" calcext:value-type="string">
            <text:p>Corta Duración</text:p>
          </table:table-cell>
          <table:table-cell table:style-name="ce1" office:value-type="string" calcext:value-type="string">
            <text:p>07:07</text:p>
          </table:table-cell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05" calcext:value-type="date">
            <text:p>05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06" calcext:value-type="date">
            <text:p>0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07" calcext:value-type="date">
            <text:p>07/03/16</text:p>
          </table:table-cell>
          <table:table-cell office:value-type="time" office:time-value="PT1018477H00M00S" calcext:value-type="time">
            <text:p>13:00:00</text:p>
          </table:table-cell>
          <table:table-cell office:value-type="time" office:time-value="PT101848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76H09M36.999999722S" calcext:value-type="time">
            <text:p>12:09:37</text:p>
          </table:table-cell>
          <table:table-cell office:value-type="time" office:time-value="PT1018481H26M59.999999832S" calcext:value-type="time">
            <text:p>17:27:0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08" calcext:value-type="date">
            <text:p>08/03/16</text:p>
          </table:table-cell>
          <table:table-cell office:value-type="time" office:time-value="PT1018501H00M00S" calcext:value-type="time">
            <text:p>13:00:00</text:p>
          </table:table-cell>
          <table:table-cell office:value-type="time" office:time-value="PT101850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00H25M50.999999838S" calcext:value-type="time">
            <text:p>12:25:51</text:p>
          </table:table-cell>
          <table:table-cell office:value-type="time" office:time-value="PT1018506H32M17.999999989S" calcext:value-type="time">
            <text:p>18:32:1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09" calcext:value-type="date">
            <text:p>09/03/16</text:p>
          </table:table-cell>
          <table:table-cell office:value-type="time" office:time-value="PT1018525H00M00S" calcext:value-type="time">
            <text:p>13:00:00</text:p>
          </table:table-cell>
          <table:table-cell office:value-type="time" office:time-value="PT101853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24H29M22.999999523S" calcext:value-type="time">
            <text:p>12:29:23</text:p>
          </table:table-cell>
          <table:table-cell office:value-type="time" office:time-value="PT1018529H34M08.000000138S" calcext:value-type="time">
            <text:p>17:34:0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10" calcext:value-type="date">
            <text:p>10/03/16</text:p>
          </table:table-cell>
          <table:table-cell office:value-type="time" office:time-value="PT1018549H00M00S" calcext:value-type="time">
            <text:p>13:00:00</text:p>
          </table:table-cell>
          <table:table-cell office:value-type="time" office:time-value="PT101855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47H45M30.000000307S" calcext:value-type="time">
            <text:p>11:45:30</text:p>
          </table:table-cell>
          <table:table-cell office:value-type="time" office:time-value="PT1018554H01M31.000000108S" calcext:value-type="time">
            <text:p>18:01:3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11" calcext:value-type="date">
            <text:p>11/03/16</text:p>
          </table:table-cell>
          <table:table-cell office:value-type="time" office:time-value="PT1018573H00M00S" calcext:value-type="time">
            <text:p>13:00:00</text:p>
          </table:table-cell>
          <table:table-cell office:value-type="time" office:time-value="PT101858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71H54M37.000000142S" calcext:value-type="time">
            <text:p>11:54:37</text:p>
          </table:table-cell>
          <table:table-cell office:value-type="time" office:time-value="PT1018579H27M44.999999665S" calcext:value-type="time">
            <text:p>19:27:4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12" calcext:value-type="date">
            <text:p>12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13" calcext:value-type="date">
            <text:p>13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14" calcext:value-type="date">
            <text:p>14/03/16</text:p>
          </table:table-cell>
          <table:table-cell office:value-type="time" office:time-value="PT1018645H00M00S" calcext:value-type="time">
            <text:p>13:00:00</text:p>
          </table:table-cell>
          <table:table-cell office:value-type="time" office:time-value="PT101865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44H18M24.999999935S" calcext:value-type="time">
            <text:p>12:18:25</text:p>
          </table:table-cell>
          <table:table-cell office:value-type="time" office:time-value="PT1018649H28M37.000000086S" calcext:value-type="time">
            <text:p>17:28:3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15" calcext:value-type="date">
            <text:p>15/03/16</text:p>
          </table:table-cell>
          <table:table-cell office:value-type="time" office:time-value="PT1018669H00M00S" calcext:value-type="time">
            <text:p>13:00:00</text:p>
          </table:table-cell>
          <table:table-cell office:value-type="time" office:time-value="PT101867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67H27M20.999999922S" calcext:value-type="time">
            <text:p>11:27:21</text:p>
          </table:table-cell>
          <table:table-cell office:value-type="time" office:time-value="PT1018673H42M48.000000156S" calcext:value-type="time">
            <text:p>17:42:4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16" calcext:value-type="date">
            <text:p>16/03/16</text:p>
          </table:table-cell>
          <table:table-cell office:value-type="time" office:time-value="PT1018693H00M00S" calcext:value-type="time">
            <text:p>13:00:00</text:p>
          </table:table-cell>
          <table:table-cell office:value-type="time" office:time-value="PT101870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office:value-type="string" calcext:value-type="string">
            <text:p>Corta Duración</text:p>
          </table:table-cell>
          <table:table-cell table:style-name="ce1" office:value-type="string" calcext:value-type="string">
            <text:p>07:07</text:p>
          </table:table-cell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17" calcext:value-type="date">
            <text:p>17/03/16</text:p>
          </table:table-cell>
          <table:table-cell office:value-type="time" office:time-value="PT1018717H00M00S" calcext:value-type="time">
            <text:p>13:00:00</text:p>
          </table:table-cell>
          <table:table-cell office:value-type="time" office:time-value="PT101872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716H08M45.999999745S" calcext:value-type="time">
            <text:p>12:08:46</text:p>
          </table:table-cell>
          <table:table-cell office:value-type="time" office:time-value="PT1018722H10M38.000000361S" calcext:value-type="time">
            <text:p>18:10:3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18" calcext:value-type="date">
            <text:p>18/03/16</text:p>
          </table:table-cell>
          <table:table-cell office:value-type="time" office:time-value="PT1018741H00M00S" calcext:value-type="time">
            <text:p>13:00:00</text:p>
          </table:table-cell>
          <table:table-cell office:value-type="time" office:time-value="PT101874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19" calcext:value-type="date">
            <text:p>19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20" calcext:value-type="date">
            <text:p>20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21" calcext:value-type="date">
            <text:p>21/03/16</text:p>
          </table:table-cell>
          <table:table-cell office:value-type="time" office:time-value="PT1018813H00M00S" calcext:value-type="time">
            <text:p>13:00:00</text:p>
          </table:table-cell>
          <table:table-cell office:value-type="time" office:time-value="PT101882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812H13M51.000000006S" calcext:value-type="time">
            <text:p>12:13:51</text:p>
          </table:table-cell>
          <table:table-cell office:value-type="time" office:time-value="PT1018817H27M22.99999997S" calcext:value-type="time">
            <text:p>17:27:2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22" calcext:value-type="date">
            <text:p>22/03/16</text:p>
          </table:table-cell>
          <table:table-cell office:value-type="time" office:time-value="PT1018837H00M00S" calcext:value-type="time">
            <text:p>13:00:00</text:p>
          </table:table-cell>
          <table:table-cell office:value-type="time" office:time-value="PT101884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23" calcext:value-type="date">
            <text:p>23/03/16</text:p>
          </table:table-cell>
          <table:table-cell office:value-type="time" office:time-value="PT1018861H00M00S" calcext:value-type="time">
            <text:p>13:00:00</text:p>
          </table:table-cell>
          <table:table-cell office:value-type="time" office:time-value="PT101886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24" calcext:value-type="date">
            <text:p>24/03/16</text:p>
          </table:table-cell>
          <table:table-cell office:value-type="time" office:time-value="PT1018885H00M00S" calcext:value-type="time">
            <text:p>13:00:00</text:p>
          </table:table-cell>
          <table:table-cell office:value-type="time" office:time-value="PT101889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25" calcext:value-type="date">
            <text:p>25/03/16</text:p>
          </table:table-cell>
          <table:table-cell office:value-type="time" office:time-value="PT1018909H00M00S" calcext:value-type="time">
            <text:p>13:00:00</text:p>
          </table:table-cell>
          <table:table-cell office:value-type="time" office:time-value="PT101891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26" calcext:value-type="date">
            <text:p>26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27" calcext:value-type="date">
            <text:p>27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28" calcext:value-type="date">
            <text:p>28/03/16</text:p>
          </table:table-cell>
          <table:table-cell office:value-type="time" office:time-value="PT1018981H00M00S" calcext:value-type="time">
            <text:p>13:00:00</text:p>
          </table:table-cell>
          <table:table-cell office:value-type="time" office:time-value="PT101898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980H28M36.000000061S" calcext:value-type="time">
            <text:p>12:28:36</text:p>
          </table:table-cell>
          <table:table-cell office:value-type="time" office:time-value="PT1018985H26M31.999999993S" calcext:value-type="time">
            <text:p>17:26:3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29" calcext:value-type="date">
            <text:p>29/03/16</text:p>
          </table:table-cell>
          <table:table-cell office:value-type="time" office:time-value="PT1019005H00M00S" calcext:value-type="time">
            <text:p>13:00:00</text:p>
          </table:table-cell>
          <table:table-cell office:value-type="time" office:time-value="PT101901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04H16M39.999999907S" calcext:value-type="time">
            <text:p>12:16:40</text:p>
          </table:table-cell>
          <table:table-cell office:value-type="time" office:time-value="PT1019010H19M17.999999542S" calcext:value-type="time">
            <text:p>18:19:1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30" calcext:value-type="date">
            <text:p>30/03/16</text:p>
          </table:table-cell>
          <table:table-cell office:value-type="time" office:time-value="PT1019029H00M00S" calcext:value-type="time">
            <text:p>13:00:00</text:p>
          </table:table-cell>
          <table:table-cell office:value-type="time" office:time-value="PT101903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office:value-type="string" calcext:value-type="string">
            <text:p>Corta Duración</text:p>
          </table:table-cell>
          <table:table-cell table:style-name="ce1" office:value-type="string" calcext:value-type="string">
            <text:p>07:07</text:p>
          </table:table-cell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3-31" calcext:value-type="date">
            <text:p>31/03/16</text:p>
          </table:table-cell>
          <table:table-cell office:value-type="time" office:time-value="PT1019053H00M00S" calcext:value-type="time">
            <text:p>13:00:00</text:p>
          </table:table-cell>
          <table:table-cell office:value-type="time" office:time-value="PT101906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52H00M31.999999937S" calcext:value-type="time">
            <text:p>12:00:32</text:p>
          </table:table-cell>
          <table:table-cell office:value-type="time" office:time-value="PT1019057H29M32.00000016S" calcext:value-type="time">
            <text:p>17:29:3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01" calcext:value-type="date">
            <text:p>01/04/16</text:p>
          </table:table-cell>
          <table:table-cell office:value-type="time" office:time-value="PT1019077H00M00S" calcext:value-type="time">
            <text:p>13:00:00</text:p>
          </table:table-cell>
          <table:table-cell office:value-type="time" office:time-value="PT101908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075H41M57.000000179S" calcext:value-type="time">
            <text:p>11:41:57</text:p>
          </table:table-cell>
          <table:table-cell office:value-type="time" office:time-value="PT1019082H28M07.999999803S" calcext:value-type="time">
            <text:p>18:28:0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02" calcext:value-type="date">
            <text:p>02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03" calcext:value-type="date">
            <text:p>0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04" calcext:value-type="date">
            <text:p>04/04/16</text:p>
          </table:table-cell>
          <table:table-cell office:value-type="time" office:time-value="PT1019149H00M00S" calcext:value-type="time">
            <text:p>13:00:00</text:p>
          </table:table-cell>
          <table:table-cell office:value-type="time" office:time-value="PT101915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48H44M55.999999903S" calcext:value-type="time">
            <text:p>12:44:56</text:p>
          </table:table-cell>
          <table:table-cell office:value-type="time" office:time-value="PT1019153H30M04.999999702S" calcext:value-type="time">
            <text:p>17:30:0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05" calcext:value-type="date">
            <text:p>05/04/16</text:p>
          </table:table-cell>
          <table:table-cell office:value-type="time" office:time-value="PT1019173H00M00S" calcext:value-type="time">
            <text:p>13:00:00</text:p>
          </table:table-cell>
          <table:table-cell office:value-type="time" office:time-value="PT101918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72H05M18.999999762S" calcext:value-type="time">
            <text:p>12:05:19</text:p>
          </table:table-cell>
          <table:table-cell office:value-type="time" office:time-value="PT1019178H12M23.999999575S" calcext:value-type="time">
            <text:p>18:12:2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06" calcext:value-type="date">
            <text:p>06/04/16</text:p>
          </table:table-cell>
          <table:table-cell office:value-type="time" office:time-value="PT1019197H00M00S" calcext:value-type="time">
            <text:p>13:00:00</text:p>
          </table:table-cell>
          <table:table-cell office:value-type="time" office:time-value="PT101920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196H37M51.000000089S" calcext:value-type="time">
            <text:p>12:37:51</text:p>
          </table:table-cell>
          <table:table-cell office:value-type="time" office:time-value="PT1019201H32M14.999999916S" calcext:value-type="time">
            <text:p>17:32:1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07" calcext:value-type="date">
            <text:p>07/04/16</text:p>
          </table:table-cell>
          <table:table-cell office:value-type="time" office:time-value="PT1019221H00M00S" calcext:value-type="time">
            <text:p>13:00:00</text:p>
          </table:table-cell>
          <table:table-cell office:value-type="time" office:time-value="PT101922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220H33M46.000000443S" calcext:value-type="time">
            <text:p>12:33:46</text:p>
          </table:table-cell>
          <table:table-cell office:value-type="time" office:time-value="PT1019226H18M42.000000346S" calcext:value-type="time">
            <text:p>18:18:4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08" calcext:value-type="date">
            <text:p>08/04/16</text:p>
          </table:table-cell>
          <table:table-cell office:value-type="time" office:time-value="PT1019245H00M00S" calcext:value-type="time">
            <text:p>13:00:00</text:p>
          </table:table-cell>
          <table:table-cell office:value-type="time" office:time-value="PT101925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244H57M12.000000123S" calcext:value-type="time">
            <text:p>12:57:12</text:p>
          </table:table-cell>
          <table:table-cell office:value-type="time" office:time-value="PT1019250H45M01.000000443S" calcext:value-type="time">
            <text:p>18:45:0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09" calcext:value-type="date">
            <text:p>09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10" calcext:value-type="date">
            <text:p>10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11" calcext:value-type="date">
            <text:p>11/04/16</text:p>
          </table:table-cell>
          <table:table-cell office:value-type="time" office:time-value="PT1019317H00M00S" calcext:value-type="time">
            <text:p>13:00:00</text:p>
          </table:table-cell>
          <table:table-cell office:value-type="time" office:time-value="PT101932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316H43M19.000000488S" calcext:value-type="time">
            <text:p>12:43:19</text:p>
          </table:table-cell>
          <table:table-cell office:value-type="time" office:time-value="PT1019321H26M40.999999791S" calcext:value-type="time">
            <text:p>17:26:4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12" calcext:value-type="date">
            <text:p>12/04/16</text:p>
          </table:table-cell>
          <table:table-cell office:value-type="time" office:time-value="PT1019341H00M00S" calcext:value-type="time">
            <text:p>13:00:00</text:p>
          </table:table-cell>
          <table:table-cell office:value-type="time" office:time-value="PT101934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13" calcext:value-type="date">
            <text:p>13/04/16</text:p>
          </table:table-cell>
          <table:table-cell office:value-type="time" office:time-value="PT1019365H00M00S" calcext:value-type="time">
            <text:p>13:00:00</text:p>
          </table:table-cell>
          <table:table-cell office:value-type="time" office:time-value="PT101937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14" calcext:value-type="date">
            <text:p>14/04/16</text:p>
          </table:table-cell>
          <table:table-cell office:value-type="time" office:time-value="PT1019389H00M00S" calcext:value-type="time">
            <text:p>13:00:00</text:p>
          </table:table-cell>
          <table:table-cell office:value-type="time" office:time-value="PT101939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15" calcext:value-type="date">
            <text:p>15/04/16</text:p>
          </table:table-cell>
          <table:table-cell office:value-type="time" office:time-value="PT1019413H00M00S" calcext:value-type="time">
            <text:p>13:00:00</text:p>
          </table:table-cell>
          <table:table-cell office:value-type="time" office:time-value="PT101942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16" calcext:value-type="date">
            <text:p>16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17" calcext:value-type="date">
            <text:p>17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18" calcext:value-type="date">
            <text:p>18/04/16</text:p>
          </table:table-cell>
          <table:table-cell office:value-type="time" office:time-value="PT1019485H00M00S" calcext:value-type="time">
            <text:p>13:00:00</text:p>
          </table:table-cell>
          <table:table-cell office:value-type="time" office:time-value="PT1019492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483H59M38.999999911S" calcext:value-type="time">
            <text:p>11:59:39</text:p>
          </table:table-cell>
          <table:table-cell office:value-type="time" office:time-value="PT1019489H30M02.999999654S" calcext:value-type="time">
            <text:p>17:30:0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19" calcext:value-type="date">
            <text:p>19/04/16</text:p>
          </table:table-cell>
          <table:table-cell office:value-type="time" office:time-value="PT1019509H00M00S" calcext:value-type="time">
            <text:p>13:00:00</text:p>
          </table:table-cell>
          <table:table-cell office:value-type="time" office:time-value="PT1019516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07H44M52.99999983S" calcext:value-type="time">
            <text:p>11:44:53</text:p>
          </table:table-cell>
          <table:table-cell office:value-type="time" office:time-value="PT1019513H49M50.000000317S" calcext:value-type="time">
            <text:p>17:49:5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20" calcext:value-type="date">
            <text:p>20/04/16</text:p>
          </table:table-cell>
          <table:table-cell office:value-type="time" office:time-value="PT1019533H00M00S" calcext:value-type="time">
            <text:p>13:00:00</text:p>
          </table:table-cell>
          <table:table-cell office:value-type="time" office:time-value="PT101954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32H47M24.999999739S" calcext:value-type="time">
            <text:p>12:47:25</text:p>
          </table:table-cell>
          <table:table-cell office:value-type="time" office:time-value="PT1019537H26M00.000000056S" calcext:value-type="time">
            <text:p>17:26:0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21" calcext:value-type="date">
            <text:p>21/04/16</text:p>
          </table:table-cell>
          <table:table-cell office:value-type="time" office:time-value="PT1019557H00M00S" calcext:value-type="time">
            <text:p>13:00:00</text:p>
          </table:table-cell>
          <table:table-cell office:value-type="time" office:time-value="PT101956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56H44M58.999999557S" calcext:value-type="time">
            <text:p>12:44:59</text:p>
          </table:table-cell>
          <table:table-cell office:value-type="time" office:time-value="PT1019561H31M44.999999609S" calcext:value-type="time">
            <text:p>17:31:4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22" calcext:value-type="date">
            <text:p>22/04/16</text:p>
          </table:table-cell>
          <table:table-cell office:value-type="time" office:time-value="PT1019581H00M00S" calcext:value-type="time">
            <text:p>13:00:00</text:p>
          </table:table-cell>
          <table:table-cell office:value-type="time" office:time-value="PT1019588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580H15M02.999999654S" calcext:value-type="time">
            <text:p>12:15:03</text:p>
          </table:table-cell>
          <table:table-cell office:value-type="time" office:time-value="PT1019583H53M45.00000014S" calcext:value-type="time">
            <text:p>15:53:4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23" calcext:value-type="date">
            <text:p>23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24" calcext:value-type="date">
            <text:p>24/04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25" calcext:value-type="date">
            <text:p>25/04/16</text:p>
          </table:table-cell>
          <table:table-cell office:value-type="time" office:time-value="PT1019653H00M00S" calcext:value-type="time">
            <text:p>13:00:00</text:p>
          </table:table-cell>
          <table:table-cell office:value-type="time" office:time-value="PT1019660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9652H52M32.000000048S" calcext:value-type="time">
            <text:p>12:52:32</text:p>
          </table:table-cell>
          <table:table-cell office:value-type="time" office:time-value="PT1019657H31M28.000000454S" calcext:value-type="time">
            <text:p>17:31:2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Monges</text:p>
          </table:table-cell>
          <table:table-cell office:value-type="date" office:date-value="2016-04-26" calcext:value-type="date">
            <text:p>26/04/16</text:p>
          </table:table-cell>
          <table:table-cell office:value-type="time" office:time-value="PT1019677H00M00S" calcext:value-type="time">
            <text:p>13:00:00</text:p>
          </table:table-cell>
          <table:table-cell office:value-type="time" office:time-value="PT1019684H00M00S" calcext:value-type="time">
            <text:p>20:00:00</text:p>
          </table:table-cell>
          <table:table-cell table:style-name="ce1" office:value-type="string" calcext:value-type="string">
            <text:p>7:00:00</text:p>
          </table:table-cell>
          <table:table-cell table:number-columns-repeated="2" office:value-type="time" office:time-value="PT1019676H19M28.000000203S" calcext:value-type="time">
            <text:p>12:19:2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1-20" calcext:value-type="date">
            <text:p>20/01/16</text:p>
          </table:table-cell>
          <table:table-cell office:value-type="time" office:time-value="PT1017345H00M00S" calcext:value-type="time">
            <text:p>09:00:00</text:p>
          </table:table-cell>
          <table:table-cell office:value-type="time" office:time-value="PT101735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1-21" calcext:value-type="date">
            <text:p>21/01/16</text:p>
          </table:table-cell>
          <table:table-cell office:value-type="time" office:time-value="PT1017368H30M00S" calcext:value-type="time">
            <text:p>08:30:00</text:p>
          </table:table-cell>
          <table:table-cell office:value-type="time" office:time-value="PT101737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1-22" calcext:value-type="date">
            <text:p>22/01/16</text:p>
          </table:table-cell>
          <table:table-cell office:value-type="time" office:time-value="PT1017392H30M00S" calcext:value-type="time">
            <text:p>08:30:00</text:p>
          </table:table-cell>
          <table:table-cell office:value-type="time" office:time-value="PT101739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1-23" calcext:value-type="date">
            <text:p>23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1-24" calcext:value-type="date">
            <text:p>24/01/16</text:p>
          </table:table-cell>
          <table:table-cell office:value-type="time" office:time-value="PT1017446H00M00S" calcext:value-type="time">
            <text:p>14:00:00</text:p>
          </table:table-cell>
          <table:table-cell office:value-type="time" office:time-value="PT1017452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1-25" calcext:value-type="date">
            <text:p>25/01/16</text:p>
          </table:table-cell>
          <table:table-cell office:value-type="time" office:time-value="PT1017465H00M00S" calcext:value-type="time">
            <text:p>09:00:00</text:p>
          </table:table-cell>
          <table:table-cell office:value-type="time" office:time-value="PT101747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1-26" calcext:value-type="date">
            <text:p>26/01/16</text:p>
          </table:table-cell>
          <table:table-cell office:value-type="time" office:time-value="PT1017489H00M00S" calcext:value-type="time">
            <text:p>09:00:00</text:p>
          </table:table-cell>
          <table:table-cell office:value-type="time" office:time-value="PT101749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1-27" calcext:value-type="date">
            <text:p>27/01/16</text:p>
          </table:table-cell>
          <table:table-cell office:value-type="time" office:time-value="PT1017513H00M00S" calcext:value-type="time">
            <text:p>09:00:00</text:p>
          </table:table-cell>
          <table:table-cell office:value-type="time" office:time-value="PT101752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1-28" calcext:value-type="date">
            <text:p>28/01/16</text:p>
          </table:table-cell>
          <table:table-cell office:value-type="time" office:time-value="PT1017536H30M00S" calcext:value-type="time">
            <text:p>08:30:00</text:p>
          </table:table-cell>
          <table:table-cell office:value-type="time" office:time-value="PT101754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1-29" calcext:value-type="date">
            <text:p>29/01/16</text:p>
          </table:table-cell>
          <table:table-cell office:value-type="time" office:time-value="PT1017560H30M00S" calcext:value-type="time">
            <text:p>08:30:00</text:p>
          </table:table-cell>
          <table:table-cell office:value-type="time" office:time-value="PT1017567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1-30" calcext:value-type="date">
            <text:p>30/01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1-31" calcext:value-type="date">
            <text:p>31/01/16</text:p>
          </table:table-cell>
          <table:table-cell office:value-type="time" office:time-value="PT1017614H00M00S" calcext:value-type="time">
            <text:p>14:00:00</text:p>
          </table:table-cell>
          <table:table-cell office:value-type="time" office:time-value="PT1017620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01" calcext:value-type="date">
            <text:p>01/02/16</text:p>
          </table:table-cell>
          <table:table-cell office:value-type="time" office:time-value="PT1017633H00M00S" calcext:value-type="time">
            <text:p>09:00:00</text:p>
          </table:table-cell>
          <table:table-cell office:value-type="time" office:time-value="PT101764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33H38M09.000000106S" calcext:value-type="time">
            <text:p>09:38:09</text:p>
          </table:table-cell>
          <table:table-cell office:value-type="time" office:time-value="PT1017642H27M56.999999955S" calcext:value-type="time">
            <text:p>18:27:5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02" calcext:value-type="date">
            <text:p>02/02/16</text:p>
          </table:table-cell>
          <table:table-cell office:value-type="time" office:time-value="PT1017657H00M00S" calcext:value-type="time">
            <text:p>09:00:00</text:p>
          </table:table-cell>
          <table:table-cell office:value-type="time" office:time-value="PT1017664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56H22M35.999999726S" calcext:value-type="time">
            <text:p>08:22:36</text:p>
          </table:table-cell>
          <table:table-cell office:value-type="time" office:time-value="PT1017663H32M17.999999989S" calcext:value-type="time">
            <text:p>15:32:1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03" calcext:value-type="date">
            <text:p>03/02/16</text:p>
          </table:table-cell>
          <table:table-cell office:value-type="time" office:time-value="PT1017681H00M00S" calcext:value-type="time">
            <text:p>09:00:00</text:p>
          </table:table-cell>
          <table:table-cell office:value-type="time" office:time-value="PT1017688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681H17M20.000000037S" calcext:value-type="time">
            <text:p>09:17:20</text:p>
          </table:table-cell>
          <table:table-cell office:value-type="time" office:time-value="PT1017689H28M01.000000052S" calcext:value-type="time">
            <text:p>17:28:0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04" calcext:value-type="date">
            <text:p>04/02/16</text:p>
          </table:table-cell>
          <table:table-cell office:value-type="time" office:time-value="PT1017704H30M00S" calcext:value-type="time">
            <text:p>08:30:00</text:p>
          </table:table-cell>
          <table:table-cell office:value-type="time" office:time-value="PT101771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705H30M37.000000058S" calcext:value-type="time">
            <text:p>09:30:37</text:p>
          </table:table-cell>
          <table:table-cell office:value-type="time" office:time-value="PT1017713H27M12.000000123S" calcext:value-type="time">
            <text:p>17:27:1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05" calcext:value-type="date">
            <text:p>05/02/16</text:p>
          </table:table-cell>
          <table:table-cell office:value-type="time" office:time-value="PT1017728H30M00S" calcext:value-type="time">
            <text:p>08:30:00</text:p>
          </table:table-cell>
          <table:table-cell office:value-type="time" office:time-value="PT101773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729H32M12.000000263S" calcext:value-type="time">
            <text:p>09:32:12</text:p>
          </table:table-cell>
          <table:table-cell office:value-type="time" office:time-value="PT1017737H02M47.000000272S" calcext:value-type="time">
            <text:p>17:02:4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06" calcext:value-type="date">
            <text:p>06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07" calcext:value-type="date">
            <text:p>07/02/16</text:p>
          </table:table-cell>
          <table:table-cell office:value-type="time" office:time-value="PT1017782H00M00S" calcext:value-type="time">
            <text:p>14:00:00</text:p>
          </table:table-cell>
          <table:table-cell office:value-type="time" office:time-value="PT1017788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08" calcext:value-type="date">
            <text:p>08/02/16</text:p>
          </table:table-cell>
          <table:table-cell office:value-type="time" office:time-value="PT1017801H00M00S" calcext:value-type="time">
            <text:p>09:00:00</text:p>
          </table:table-cell>
          <table:table-cell office:value-type="time" office:time-value="PT1017808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09" calcext:value-type="date">
            <text:p>09/02/16</text:p>
          </table:table-cell>
          <table:table-cell office:value-type="time" office:time-value="PT1017825H00M00S" calcext:value-type="time">
            <text:p>09:00:00</text:p>
          </table:table-cell>
          <table:table-cell office:value-type="time" office:time-value="PT101783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10" calcext:value-type="date">
            <text:p>10/02/16</text:p>
          </table:table-cell>
          <table:table-cell office:value-type="time" office:time-value="PT1017849H00M00S" calcext:value-type="time">
            <text:p>09:00:00</text:p>
          </table:table-cell>
          <table:table-cell office:value-type="time" office:time-value="PT101785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48H48M54.999999823S" calcext:value-type="time">
            <text:p>08:48:55</text:p>
          </table:table-cell>
          <table:table-cell office:value-type="time" office:time-value="PT1017856H49M06.000000089S" calcext:value-type="time">
            <text:p>16:49:0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11" calcext:value-type="date">
            <text:p>11/02/16</text:p>
          </table:table-cell>
          <table:table-cell office:value-type="time" office:time-value="PT1017872H30M00S" calcext:value-type="time">
            <text:p>08:30:00</text:p>
          </table:table-cell>
          <table:table-cell office:value-type="time" office:time-value="PT101787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74H23M22.000000002S" calcext:value-type="time">
            <text:p>10:23:22</text:p>
          </table:table-cell>
          <table:table-cell office:value-type="time" office:time-value="PT1017882H00M10.999999847S" calcext:value-type="time">
            <text:p>18:00:1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12" calcext:value-type="date">
            <text:p>12/02/16</text:p>
          </table:table-cell>
          <table:table-cell office:value-type="time" office:time-value="PT1017896H30M00S" calcext:value-type="time">
            <text:p>08:30:00</text:p>
          </table:table-cell>
          <table:table-cell office:value-type="time" office:time-value="PT101790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899H33M43.999999976S" calcext:value-type="time">
            <text:p>11:33:44</text:p>
          </table:table-cell>
          <table:table-cell office:value-type="time" office:time-value="PT1017906H34M27.999999784S" calcext:value-type="time">
            <text:p>18:34:2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13" calcext:value-type="date">
            <text:p>13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14" calcext:value-type="date">
            <text:p>14/02/16</text:p>
          </table:table-cell>
          <table:table-cell office:value-type="time" office:time-value="PT1017950H00M00S" calcext:value-type="time">
            <text:p>14:00:00</text:p>
          </table:table-cell>
          <table:table-cell office:value-type="time" office:time-value="PT1017956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15" calcext:value-type="date">
            <text:p>15/02/16</text:p>
          </table:table-cell>
          <table:table-cell office:value-type="time" office:time-value="PT1017969H00M00S" calcext:value-type="time">
            <text:p>09:00:00</text:p>
          </table:table-cell>
          <table:table-cell office:value-type="time" office:time-value="PT101797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969H37M42.000000291S" calcext:value-type="time">
            <text:p>09:37:42</text:p>
          </table:table-cell>
          <table:table-cell office:value-type="time" office:time-value="PT1017976H45M10.999999847S" calcext:value-type="time">
            <text:p>16:45:11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16" calcext:value-type="date">
            <text:p>16/02/16</text:p>
          </table:table-cell>
          <table:table-cell office:value-type="time" office:time-value="PT1017993H00M00S" calcext:value-type="time">
            <text:p>09:00:00</text:p>
          </table:table-cell>
          <table:table-cell office:value-type="time" office:time-value="PT101800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7994H08M31.999999825S" calcext:value-type="time">
            <text:p>10:08:32</text:p>
          </table:table-cell>
          <table:table-cell office:value-type="time" office:time-value="PT1018000H54M00.000000503S" calcext:value-type="time">
            <text:p>16:54:0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17" calcext:value-type="date">
            <text:p>17/02/16</text:p>
          </table:table-cell>
          <table:table-cell office:value-type="time" office:time-value="PT1018017H00M00S" calcext:value-type="time">
            <text:p>09:00:00</text:p>
          </table:table-cell>
          <table:table-cell office:value-type="time" office:time-value="PT1018024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18H41M38.999999743S" calcext:value-type="time">
            <text:p>10:41:39</text:p>
          </table:table-cell>
          <table:table-cell office:value-type="time" office:time-value="PT1018026H05M48.99999965S" calcext:value-type="time">
            <text:p>18:05:4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18" calcext:value-type="date">
            <text:p>18/02/16</text:p>
          </table:table-cell>
          <table:table-cell office:value-type="time" office:time-value="PT1018040H30M00S" calcext:value-type="time">
            <text:p>08:30:00</text:p>
          </table:table-cell>
          <table:table-cell office:value-type="time" office:time-value="PT1018047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42H18M34.000000153S" calcext:value-type="time">
            <text:p>10:18:34</text:p>
          </table:table-cell>
          <table:table-cell office:value-type="time" office:time-value="PT1018050H44M55.000000298S" calcext:value-type="time">
            <text:p>18:44:5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19" calcext:value-type="date">
            <text:p>19/02/16</text:p>
          </table:table-cell>
          <table:table-cell office:value-type="time" office:time-value="PT1018064H30M00S" calcext:value-type="time">
            <text:p>08:30:00</text:p>
          </table:table-cell>
          <table:table-cell office:value-type="time" office:time-value="PT101807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066H23M15.000000251S" calcext:value-type="time">
            <text:p>10:23:15</text:p>
          </table:table-cell>
          <table:table-cell office:value-type="time" office:time-value="PT1018074H36M51.999999918S" calcext:value-type="time">
            <text:p>18:36:5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20" calcext:value-type="date">
            <text:p>20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21" calcext:value-type="date">
            <text:p>21/02/16</text:p>
          </table:table-cell>
          <table:table-cell office:value-type="time" office:time-value="PT1018118H00M00S" calcext:value-type="time">
            <text:p>14:00:00</text:p>
          </table:table-cell>
          <table:table-cell office:value-type="time" office:time-value="PT1018124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22" calcext:value-type="date">
            <text:p>22/02/16</text:p>
          </table:table-cell>
          <table:table-cell office:value-type="time" office:time-value="PT1018137H00M00S" calcext:value-type="time">
            <text:p>09:00:00</text:p>
          </table:table-cell>
          <table:table-cell office:value-type="time" office:time-value="PT1018144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38H18M42.999999952S" calcext:value-type="time">
            <text:p>10:18:43</text:p>
          </table:table-cell>
          <table:table-cell office:value-type="time" office:time-value="PT1018146H13M15.999999996S" calcext:value-type="time">
            <text:p>18:13:1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23" calcext:value-type="date">
            <text:p>23/02/16</text:p>
          </table:table-cell>
          <table:table-cell office:value-type="time" office:time-value="PT1018161H00M00S" calcext:value-type="time">
            <text:p>09:00:00</text:p>
          </table:table-cell>
          <table:table-cell office:value-type="time" office:time-value="PT1018168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62H40M27.000000095S" calcext:value-type="time">
            <text:p>10:40:27</text:p>
          </table:table-cell>
          <table:table-cell office:value-type="time" office:time-value="PT1018170H34M01.999999993S" calcext:value-type="time">
            <text:p>18:34:0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24" calcext:value-type="date">
            <text:p>24/02/16</text:p>
          </table:table-cell>
          <table:table-cell office:value-type="time" office:time-value="PT1018185H00M00S" calcext:value-type="time">
            <text:p>09:00:00</text:p>
          </table:table-cell>
          <table:table-cell office:value-type="time" office:time-value="PT101819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186H30M48.999999929S" calcext:value-type="time">
            <text:p>10:30:49</text:p>
          </table:table-cell>
          <table:table-cell office:value-type="time" office:time-value="PT1018194H27M29.000000115S" calcext:value-type="time">
            <text:p>18:27:29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25" calcext:value-type="date">
            <text:p>25/02/16</text:p>
          </table:table-cell>
          <table:table-cell office:value-type="time" office:time-value="PT1018208H30M00S" calcext:value-type="time">
            <text:p>08:30:00</text:p>
          </table:table-cell>
          <table:table-cell office:value-type="time" office:time-value="PT101821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212H10M39.999999991S" calcext:value-type="time">
            <text:p>12:10:40</text:p>
          </table:table-cell>
          <table:table-cell office:value-type="time" office:time-value="PT1018219H13M04.000000125S" calcext:value-type="time">
            <text:p>19:13:0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26" calcext:value-type="date">
            <text:p>26/02/16</text:p>
          </table:table-cell>
          <table:table-cell office:value-type="time" office:time-value="PT1018232H30M00S" calcext:value-type="time">
            <text:p>08:30:00</text:p>
          </table:table-cell>
          <table:table-cell office:value-type="time" office:time-value="PT101823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233H40M48.99999979S" calcext:value-type="time">
            <text:p>09:40:49</text:p>
          </table:table-cell>
          <table:table-cell office:value-type="time" office:time-value="PT1018240H17M45.999999829S" calcext:value-type="time">
            <text:p>16:17:4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27" calcext:value-type="date">
            <text:p>27/02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28" calcext:value-type="date">
            <text:p>28/02/16</text:p>
          </table:table-cell>
          <table:table-cell office:value-type="time" office:time-value="PT1018286H00M00S" calcext:value-type="time">
            <text:p>14:00:00</text:p>
          </table:table-cell>
          <table:table-cell office:value-type="time" office:time-value="PT1018292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2-29" calcext:value-type="date">
            <text:p>29/02/16</text:p>
          </table:table-cell>
          <table:table-cell office:value-type="time" office:time-value="PT1018305H00M00S" calcext:value-type="time">
            <text:p>09:00:00</text:p>
          </table:table-cell>
          <table:table-cell office:value-type="time" office:time-value="PT101831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04H44M57.999999952S" calcext:value-type="time">
            <text:p>08:44:58</text:p>
          </table:table-cell>
          <table:table-cell office:value-type="time" office:time-value="PT1018312H23M34.999999898S" calcext:value-type="time">
            <text:p>16:23:3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01" calcext:value-type="date">
            <text:p>01/03/16</text:p>
          </table:table-cell>
          <table:table-cell office:value-type="time" office:time-value="PT1018329H00M00S" calcext:value-type="time">
            <text:p>09:00:00</text:p>
          </table:table-cell>
          <table:table-cell office:value-type="time" office:time-value="PT101833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33H40M21.999999974S" calcext:value-type="time">
            <text:p>13:40:22</text:p>
          </table:table-cell>
          <table:table-cell office:value-type="time" office:time-value="PT1018341H08M05.000000428S" calcext:value-type="time">
            <text:p>21:08:0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02" calcext:value-type="date">
            <text:p>02/03/16</text:p>
          </table:table-cell>
          <table:table-cell office:value-type="time" office:time-value="PT1018353H00M00S" calcext:value-type="time">
            <text:p>09:00:00</text:p>
          </table:table-cell>
          <table:table-cell office:value-type="time" office:time-value="PT101836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54H35M05.000000261S" calcext:value-type="time">
            <text:p>10:35:05</text:p>
          </table:table-cell>
          <table:table-cell office:value-type="time" office:time-value="PT1018362H08M19.999999953S" calcext:value-type="time">
            <text:p>18:08:2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03" calcext:value-type="date">
            <text:p>03/03/16</text:p>
          </table:table-cell>
          <table:table-cell office:value-type="time" office:time-value="PT1018376H30M00S" calcext:value-type="time">
            <text:p>08:30:00</text:p>
          </table:table-cell>
          <table:table-cell office:value-type="time" office:time-value="PT101838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378H35M37.999999803S" calcext:value-type="time">
            <text:p>10:35:38</text:p>
          </table:table-cell>
          <table:table-cell office:value-type="time" office:time-value="PT1018386H25M30.000000168S" calcext:value-type="time">
            <text:p>18:25:3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04" calcext:value-type="date">
            <text:p>04/03/16</text:p>
          </table:table-cell>
          <table:table-cell office:value-type="time" office:time-value="PT1018400H30M00S" calcext:value-type="time">
            <text:p>08:30:00</text:p>
          </table:table-cell>
          <table:table-cell office:value-type="time" office:time-value="PT1018407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02H42M10.000000075S" calcext:value-type="time">
            <text:p>10:42:10</text:p>
          </table:table-cell>
          <table:table-cell office:value-type="time" office:time-value="PT1018410H33M16.999999741S" calcext:value-type="time">
            <text:p>18:33:1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05" calcext:value-type="date">
            <text:p>05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06" calcext:value-type="date">
            <text:p>06/03/16</text:p>
          </table:table-cell>
          <table:table-cell office:value-type="time" office:time-value="PT1018454H00M00S" calcext:value-type="time">
            <text:p>14:00:00</text:p>
          </table:table-cell>
          <table:table-cell office:value-type="time" office:time-value="PT1018460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07" calcext:value-type="date">
            <text:p>07/03/16</text:p>
          </table:table-cell>
          <table:table-cell office:value-type="time" office:time-value="PT1018473H00M00S" calcext:value-type="time">
            <text:p>09:00:00</text:p>
          </table:table-cell>
          <table:table-cell office:value-type="time" office:time-value="PT1018480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76H22M51.000000089S" calcext:value-type="time">
            <text:p>12:22:51</text:p>
          </table:table-cell>
          <table:table-cell office:value-type="time" office:time-value="PT1018484H11M39.999999767S" calcext:value-type="time">
            <text:p>20:11:40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08" calcext:value-type="date">
            <text:p>08/03/16</text:p>
          </table:table-cell>
          <table:table-cell office:value-type="time" office:time-value="PT1018497H00M00S" calcext:value-type="time">
            <text:p>09:00:00</text:p>
          </table:table-cell>
          <table:table-cell office:value-type="time" office:time-value="PT1018504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498H10M56.999999983S" calcext:value-type="time">
            <text:p>10:10:57</text:p>
          </table:table-cell>
          <table:table-cell office:value-type="time" office:time-value="PT1018505H44M36.999999862S" calcext:value-type="time">
            <text:p>17:44:37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09" calcext:value-type="date">
            <text:p>09/03/16</text:p>
          </table:table-cell>
          <table:table-cell office:value-type="time" office:time-value="PT1018521H00M00S" calcext:value-type="time">
            <text:p>09:00:00</text:p>
          </table:table-cell>
          <table:table-cell office:value-type="time" office:time-value="PT1018528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21H21M28.000000175S" calcext:value-type="time">
            <text:p>09:21:28</text:p>
          </table:table-cell>
          <table:table-cell office:value-type="time" office:time-value="PT1018528H28M43.000000231S" calcext:value-type="time">
            <text:p>16:28:4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10" calcext:value-type="date">
            <text:p>10/03/16</text:p>
          </table:table-cell>
          <table:table-cell office:value-type="time" office:time-value="PT1018544H30M00S" calcext:value-type="time">
            <text:p>08:30:00</text:p>
          </table:table-cell>
          <table:table-cell office:value-type="time" office:time-value="PT1018551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46H57M21.999999527S" calcext:value-type="time">
            <text:p>10:57:22</text:p>
          </table:table-cell>
          <table:table-cell office:value-type="time" office:time-value="PT1018554H30M31.999999937S" calcext:value-type="time">
            <text:p>18:30:32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11" calcext:value-type="date">
            <text:p>11/03/16</text:p>
          </table:table-cell>
          <table:table-cell office:value-type="time" office:time-value="PT1018568H30M00S" calcext:value-type="time">
            <text:p>08:30:00</text:p>
          </table:table-cell>
          <table:table-cell office:value-type="time" office:time-value="PT1018575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569H59M15.000000168S" calcext:value-type="time">
            <text:p>09:59:15</text:p>
          </table:table-cell>
          <table:table-cell office:value-type="time" office:time-value="PT1018577H20M35.999999754S" calcext:value-type="time">
            <text:p>17:20:36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12" calcext:value-type="date">
            <text:p>12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13" calcext:value-type="date">
            <text:p>13/03/16</text:p>
          </table:table-cell>
          <table:table-cell office:value-type="time" office:time-value="PT1018622H00M00S" calcext:value-type="time">
            <text:p>14:00:00</text:p>
          </table:table-cell>
          <table:table-cell office:value-type="time" office:time-value="PT1018628H00M00S" calcext:value-type="time">
            <text:p>20:00:00</text:p>
          </table:table-cell>
          <table:table-cell table:style-name="ce1" office:value-type="string" calcext:value-type="string">
            <text:p>6:00:00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14" calcext:value-type="date">
            <text:p>14/03/16</text:p>
          </table:table-cell>
          <table:table-cell office:value-type="time" office:time-value="PT1018641H00M00S" calcext:value-type="time">
            <text:p>09:00:00</text:p>
          </table:table-cell>
          <table:table-cell office:value-type="time" office:time-value="PT1018648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43H01M02.000000244S" calcext:value-type="time">
            <text:p>11:01:02</text:p>
          </table:table-cell>
          <table:table-cell office:value-type="time" office:time-value="PT1018652H19M03.000000436S" calcext:value-type="time">
            <text:p>20:19:03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15" calcext:value-type="date">
            <text:p>15/03/16</text:p>
          </table:table-cell>
          <table:table-cell office:value-type="time" office:time-value="PT1018665H00M00S" calcext:value-type="time">
            <text:p>09:00:00</text:p>
          </table:table-cell>
          <table:table-cell office:value-type="time" office:time-value="PT1018672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67H13M14.999999972S" calcext:value-type="time">
            <text:p>11:13:15</text:p>
          </table:table-cell>
          <table:table-cell office:value-type="time" office:time-value="PT1018675H25M43.999999668S" calcext:value-type="time">
            <text:p>19:25:44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16" calcext:value-type="date">
            <text:p>16/03/16</text:p>
          </table:table-cell>
          <table:table-cell office:value-type="time" office:time-value="PT1018689H00M00S" calcext:value-type="time">
            <text:p>09:00:00</text:p>
          </table:table-cell>
          <table:table-cell office:value-type="time" office:time-value="PT1018696H00M00S" calcext:value-type="time">
            <text:p>16:0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690H08M10.00000013S" calcext:value-type="time">
            <text:p>10:08:10</text:p>
          </table:table-cell>
          <table:table-cell office:value-type="time" office:time-value="PT1018697H26M37.999999719S" calcext:value-type="time">
            <text:p>17:26:3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17" calcext:value-type="date">
            <text:p>17/03/16</text:p>
          </table:table-cell>
          <table:table-cell office:value-type="time" office:time-value="PT1018712H30M00S" calcext:value-type="time">
            <text:p>08:30:00</text:p>
          </table:table-cell>
          <table:table-cell office:value-type="time" office:time-value="PT1018719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714H06M29.000000199S" calcext:value-type="time">
            <text:p>10:06:29</text:p>
          </table:table-cell>
          <table:table-cell office:value-type="time" office:time-value="PT1018721H21M37.999999998S" calcext:value-type="time">
            <text:p>17:21:38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18" calcext:value-type="date">
            <text:p>18/03/16</text:p>
          </table:table-cell>
          <table:table-cell office:value-type="time" office:time-value="PT1018736H30M00S" calcext:value-type="time">
            <text:p>08:30:00</text:p>
          </table:table-cell>
          <table:table-cell office:value-type="time" office:time-value="PT1018743H30M00S" calcext:value-type="time">
            <text:p>15:30:00</text:p>
          </table:table-cell>
          <table:table-cell table:style-name="ce1" office:value-type="string" calcext:value-type="string">
            <text:p>7:00:00</text:p>
          </table:table-cell>
          <table:table-cell office:value-type="time" office:time-value="PT1018738H17M51.999999974S" calcext:value-type="time">
            <text:p>10:17:52</text:p>
          </table:table-cell>
          <table:table-cell office:value-type="time" office:time-value="PT1018745H55M04.999999981S" calcext:value-type="time">
            <text:p>17:55:05</text:p>
          </table:table-cell>
          <table:table-cell table:style-name="ce1" office:value-type="string" calcext:value-type="string">
            <text:p>7:0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ter Blanco</text:p>
          </table:table-cell>
          <table:table-cell office:value-type="date" office:date-value="2016-03-19" calcext:value-type="date">
            <text:p>19/03/16</text:p>
          </table:table-cell>
          <table:table-cell table:formula="of:#N/D" office:value-type="string" office:string-value="" calcext:value-type="error">
            <text:p>#N/D</text:p>
          </table:table-cell>
          <table:table-cell table:formula="of:#N/D" office:value-type="string" office:string-value="" calcext:value-type="error">
            <text:p>#N/D</text:p>
          </table:table-cell>
          <table:table-cell table:style-name="ce1" office:value-type="string" calcext:value-type="string">
            <text:p>0:00:00</text:p>
          </table:table-cell>
          <table:table-cell table:number-columns-repeated="5"/>
        </table:table-row>
        <table:table-row table:style-name="ro2" table:number-rows-repeated="104743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5:50:17.056999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32S</meta:editing-duration>
    <meta:editing-cycles>9</meta:editing-cycles>
    <meta:generator>LibreOffice/4.3.3.2$Linux_X86_64 LibreOffice_project/430m0$Build-2</meta:generator>
    <dc:date>2016-04-26T15:51:25.416078487</dc:date>
    <meta:document-statistic meta:table-count="3" meta:cell-count="9235" meta:object-count="0"/>
    <meta:user-defined meta:name="Info 1"/>
    <meta:user-defined meta:name="Info 2"/>
    <meta:user-defined meta:name="Info 3"/>
    <meta:user-defined meta:name="Info 4"/>
  </office:meta>
</office:document-meta>
</file>